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verdana" svg:font-family="verdana"/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9.758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1.642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0.79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0.192cm"/>
    </style:style>
    <style:style style:name="co19" style:family="table-column">
      <style:table-column-properties fo:break-before="auto" style:column-width="5.687cm"/>
    </style:style>
    <style:style style:name="co20" style:family="table-column">
      <style:table-column-properties fo:break-before="auto" style:column-width="3.12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3.687cm"/>
    </style:style>
    <style:style style:name="co23" style:family="table-column">
      <style:table-column-properties fo:break-before="auto" style:column-width="31.821cm"/>
    </style:style>
    <style:style style:name="co24" style:family="table-column">
      <style:table-column-properties fo:break-before="auto" style:column-width="4.105cm"/>
    </style:style>
    <style:style style:name="co25" style:family="table-column">
      <style:table-column-properties fo:break-before="auto" style:column-width="6.378cm"/>
    </style:style>
    <style:style style:name="co26" style:family="table-column">
      <style:table-column-properties fo:break-before="auto" style:column-width="10.866cm"/>
    </style:style>
    <style:style style:name="co27" style:family="table-column">
      <style:table-column-properties fo:break-before="auto" style:column-width="5.364cm"/>
    </style:style>
    <style:style style:name="co28" style:family="table-column">
      <style:table-column-properties fo:break-before="auto" style:column-width="3.634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0.66cm"/>
    </style:style>
    <style:style style:name="co31" style:family="table-column">
      <style:table-column-properties fo:break-before="auto" style:column-width="2.671cm"/>
    </style:style>
    <style:style style:name="co32" style:family="table-column">
      <style:table-column-properties fo:break-before="auto" style:column-width="18.152cm"/>
    </style:style>
    <style:style style:name="co33" style:family="table-column">
      <style:table-column-properties fo:break-before="auto" style:column-width="7.07cm"/>
    </style:style>
    <style:style style:name="co34" style:family="table-column">
      <style:table-column-properties fo:break-before="auto" style:column-width="4.064cm"/>
    </style:style>
    <style:style style:name="co35" style:family="table-column">
      <style:table-column-properties fo:break-before="auto" style:column-width="10.6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/>
    <style:style style:name="ce17" style:family="table-cell" style:parent-style-name="Default" style:data-style-name="N108"/>
    <style:style style:name="ce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ilitar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post_grad</text:p>
          </table:table-cell>
          <table:table-cell office:value-type="string" calcext:value-type="string">
            <text:p>idt_mil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prec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me_guerra</text:p>
          </table:table-cell>
          <table:table-cell office:value-type="string" calcext:value-type="string">
            <text:p>Nascimento</text:p>
          </table:table-cell>
          <table:table-cell table:style-name="Default" office:value-type="string" calcext:value-type="string">
            <text:p>data_praca</text:p>
          </table:table-cell>
          <table:table-cell office:value-type="string" calcext:value-type="string">
            <text:p>turma</text:p>
          </table:table-cell>
          <table:table-cell table:style-name="Default" office:value-type="string" calcext:value-type="string">
            <text:p>ult_prom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ensao_1.5</text:p>
          </table:table-cell>
          <table:table-cell office:value-type="string" calcext:value-type="string">
            <text:p>pensao_judicial</text:p>
          </table:table-cell>
          <table:table-cell office:value-type="string" calcext:value-type="string">
            <text:p>nr_dep_irpf</text:p>
          </table:table-cell>
          <table:table-cell office:value-type="string" calcext:value-type="string">
            <text:p>nr_dep_sal_fam</text:p>
          </table:table-cell>
          <table:table-cell office:value-type="string" calcext:value-type="string">
            <text:p>nr_filhos</text:p>
          </table:table-cell>
          <table:table-cell office:value-type="string" calcext:value-type="string">
            <text:p>nr_filhos_menos_6</text:p>
          </table:table-cell>
          <table:table-cell office:value-type="string" calcext:value-type="string">
            <text:p>valor_dia_val_transp</text:p>
          </table:table-cell>
          <table:table-cell office:value-type="string" calcext:value-type="string">
            <text:p>pnr</text:p>
          </table:table-cell>
        </table:table-row>
        <table:table-row table:style-name="ro1">
          <table:table-cell table:formula="of:=[.F2]" office:value-type="string" office:string-value="ROGÉRIO RICARDO DA SILVA" calcext:value-type="string">
            <text:p>ROGÉRIO RICARDO DA SILVA</text:p>
          </table:table-cell>
          <table:table-cell office:value-type="string" calcext:value-type="string">
            <text:p>Ten Cel</text:p>
          </table:table-cell>
          <table:table-cell office:value-type="float" office:value="115380347" calcext:value-type="float">
            <text:p>115380347</text:p>
          </table:table-cell>
          <table:table-cell office:value-type="float" office:value="7022914710" calcext:value-type="float">
            <text:p>7022914710</text:p>
          </table:table-cell>
          <table:table-cell office:value-type="float" office:value="602914091" calcext:value-type="float">
            <text:p>602914091</text:p>
          </table:table-cell>
          <table:table-cell office:value-type="string" calcext:value-type="string">
            <text:p>ROGÉRIO RICARDO DA SILVA</text:p>
          </table:table-cell>
          <table:table-cell office:value-type="string" calcext:value-type="string">
            <text:p>ROGÉ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/02/1994</text:p>
          </table:table-cell>
          <table:table-cell table:style-name="ce1" office:value-type="string" calcext:value-type="string">
            <text:p>18/12/1998</text:p>
          </table:table-cell>
          <table:table-cell office:value-type="string" calcext:value-type="string">
            <text:p>31/08/2018</text:p>
          </table:table-cell>
          <table:table-cell table:number-columns-repeated="9"/>
        </table:table-row>
        <table:table-row table:style-name="ro1">
          <table:table-cell table:formula="of:=[.F3]" office:value-type="string" office:string-value="RODRIGO WANDERLEY DE CERQUEIRA" calcext:value-type="string">
            <text:p>RODRIGO WANDERLEY DE CERQUEIRA</text:p>
          </table:table-cell>
          <table:table-cell office:value-type="string" calcext:value-type="string">
            <text:p>Maj</text:p>
          </table:table-cell>
          <table:table-cell office:value-type="float" office:value="115411746" calcext:value-type="float">
            <text:p>115411746</text:p>
          </table:table-cell>
          <table:table-cell office:value-type="float" office:value="764097407" calcext:value-type="float">
            <text:p>764097407</text:p>
          </table:table-cell>
          <table:table-cell office:value-type="float" office:value="603937240" calcext:value-type="float">
            <text:p>603937240</text:p>
          </table:table-cell>
          <table:table-cell office:value-type="string" calcext:value-type="string">
            <text:p>RODRIGO WANDERLEY DE CERQUEIRA</text:p>
          </table:table-cell>
          <table:table-cell office:value-type="string" calcext:value-type="string">
            <text:p>RODRIGO CERQUEI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/01/1998</text:p>
          </table:table-cell>
          <table:table-cell table:style-name="ce1" office:value-type="string" calcext:value-type="string">
            <text:p>29/11/2002</text:p>
          </table:table-cell>
          <table:table-cell office:value-type="string" calcext:value-type="string">
            <text:p>31/08/2016</text:p>
          </table:table-cell>
          <table:table-cell table:number-columns-repeated="9"/>
        </table:table-row>
        <table:table-row table:style-name="ro1">
          <table:table-cell table:formula="of:=[.F4]" office:value-type="string" office:string-value="DANIEL DA COSTA E SILVA" calcext:value-type="string">
            <text:p>DANIEL DA COSTA E SILVA</text:p>
          </table:table-cell>
          <table:table-cell office:value-type="string" calcext:value-type="string">
            <text:p>Maj</text:p>
          </table:table-cell>
          <table:table-cell office:value-type="float" office:value="115424541" calcext:value-type="float">
            <text:p>115424541</text:p>
          </table:table-cell>
          <table:table-cell office:value-type="float" office:value="82575509300" calcext:value-type="float">
            <text:p>82575509300</text:p>
          </table:table-cell>
          <table:table-cell office:value-type="float" office:value="604310637" calcext:value-type="float">
            <text:p>604310637</text:p>
          </table:table-cell>
          <table:table-cell office:value-type="string" calcext:value-type="string">
            <text:p>DANIEL DA COSTA E SILVA</text:p>
          </table:table-cell>
          <table:table-cell office:value-type="string" calcext:value-type="string">
            <text:p>DAN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/01/1999</text:p>
          </table:table-cell>
          <table:table-cell/>
          <table:table-cell office:value-type="string" calcext:value-type="string">
            <text:p>30/04/2017</text:p>
          </table:table-cell>
          <table:table-cell table:number-columns-repeated="9"/>
        </table:table-row>
        <table:table-row table:style-name="ro1">
          <table:table-cell table:formula="of:=[.F5]" office:value-type="string" office:string-value="LEANDRO LUIZ SILVA DE FRANÇA" calcext:value-type="string">
            <text:p>LEANDRO LUIZ SILVA DE FRANÇA</text:p>
          </table:table-cell>
          <table:table-cell office:value-type="string" calcext:value-type="string">
            <text:p>Cap</text:p>
          </table:table-cell>
          <table:table-cell office:value-type="float" office:value="100819952" calcext:value-type="float">
            <text:p>100819952</text:p>
          </table:table-cell>
          <table:table-cell office:value-type="float" office:value="5235974441" calcext:value-type="float">
            <text:p>5235974441</text:p>
          </table:table-cell>
          <table:table-cell office:value-type="float" office:value="145277884" calcext:value-type="float">
            <text:p>145277884</text:p>
          </table:table-cell>
          <table:table-cell office:value-type="string" calcext:value-type="string">
            <text:p>LEANDRO LUIZ SILVA DE FRANÇA</text:p>
          </table:table-cell>
          <table:table-cell office:value-type="string" calcext:value-type="string">
            <text:p>LEAND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/02/2005</text:p>
          </table:table-cell>
          <table:table-cell table:style-name="ce1" office:value-type="string" calcext:value-type="string">
            <text:p>28/11/2009</text:p>
          </table:table-cell>
          <table:table-cell office:value-type="string" calcext:value-type="string">
            <text:p>25/12/2015</text:p>
          </table:table-cell>
          <table:table-cell table:number-columns-repeated="9"/>
        </table:table-row>
        <table:table-row table:style-name="ro1">
          <table:table-cell table:formula="of:=[.F6]" office:value-type="string" office:string-value="DIOGO LUIZ FERREIRA" calcext:value-type="string">
            <text:p>DIOGO LUIZ FERREIRA</text:p>
          </table:table-cell>
          <table:table-cell office:value-type="string" calcext:value-type="string">
            <text:p>Cap</text:p>
          </table:table-cell>
          <table:table-cell office:value-type="float" office:value="119500957" calcext:value-type="float">
            <text:p>119500957</text:p>
          </table:table-cell>
          <table:table-cell office:value-type="float" office:value="11896214797" calcext:value-type="float">
            <text:p>11896214797</text:p>
          </table:table-cell>
          <table:table-cell office:value-type="float" office:value="605773866" calcext:value-type="float">
            <text:p>605773866</text:p>
          </table:table-cell>
          <table:table-cell office:value-type="string" calcext:value-type="string">
            <text:p>DIOGO LUIZ FERREIRA</text:p>
          </table:table-cell>
          <table:table-cell office:value-type="string" calcext:value-type="string">
            <text:p>DIOGO LUI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/07/2007</text:p>
          </table:table-cell>
          <table:table-cell table:style-name="ce1" office:value-type="string" calcext:value-type="string">
            <text:p>08/12/2011</text:p>
          </table:table-cell>
          <table:table-cell office:value-type="string" calcext:value-type="string">
            <text:p>25/12/2017</text:p>
          </table:table-cell>
          <table:table-cell table:number-columns-repeated="9"/>
        </table:table-row>
        <table:table-row table:style-name="ro1">
          <table:table-cell table:formula="of:=[.F7]" office:value-type="string" office:string-value="ELISA RUZICKA ZORN " calcext:value-type="string">
            <text:p>ELISA RUZICKA ZORN </text:p>
          </table:table-cell>
          <table:table-cell office:value-type="string" calcext:value-type="string">
            <text:p>Cap</text:p>
          </table:table-cell>
          <table:table-cell office:value-type="float" office:value="119500759" calcext:value-type="float">
            <text:p>119500759</text:p>
          </table:table-cell>
          <table:table-cell office:value-type="float" office:value="10291335730" calcext:value-type="float">
            <text:p>10291335730</text:p>
          </table:table-cell>
          <table:table-cell office:value-type="float" office:value="605734116" calcext:value-type="float">
            <text:p>605734116</text:p>
          </table:table-cell>
          <table:table-cell office:value-type="string" calcext:value-type="string">
            <text:p>ELISA RUZICKA ZORN </text:p>
          </table:table-cell>
          <table:table-cell office:value-type="string" calcext:value-type="string">
            <text:p>ELIZA ZORN</text:p>
          </table:table-cell>
          <table:table-cell office:value-type="float" office:value="31384" calcext:value-type="float">
            <text:p>31384</text:p>
          </table:table-cell>
          <table:table-cell table:style-name="Default" office:value-type="float" office:value="39115" calcext:value-type="float">
            <text:p>39115</text:p>
          </table:table-cell>
          <table:table-cell/>
          <table:table-cell table:style-name="Default" office:value-type="float" office:value="43094" calcext:value-type="float">
            <text:p>43094</text:p>
          </table:table-cell>
          <table:table-cell table:number-columns-repeated="9"/>
        </table:table-row>
        <table:table-row table:style-name="ro1">
          <table:table-cell table:formula="of:=[.F8]" office:value-type="string" office:string-value="RENAN FABRES DALMONECH" calcext:value-type="string">
            <text:p>RENAN FABRES DALMONECH</text:p>
          </table:table-cell>
          <table:table-cell office:value-type="string" calcext:value-type="string">
            <text:p>Cap</text:p>
          </table:table-cell>
          <table:table-cell office:value-type="float" office:value="116376054" calcext:value-type="float">
            <text:p>116376054</text:p>
          </table:table-cell>
          <table:table-cell office:value-type="float" office:value="12750292727" calcext:value-type="float">
            <text:p>12750292727</text:p>
          </table:table-cell>
          <table:table-cell office:value-type="float" office:value="145781182" calcext:value-type="float">
            <text:p>145781182</text:p>
          </table:table-cell>
          <table:table-cell office:value-type="string" calcext:value-type="string">
            <text:p>RENAN FABRES DALMONECH</text:p>
          </table:table-cell>
          <table:table-cell office:value-type="string" calcext:value-type="string">
            <text:p>DALMONE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/02/2008</text:p>
          </table:table-cell>
          <table:table-cell/>
          <table:table-cell office:value-type="string" calcext:value-type="string">
            <text:p>25/12/2018</text:p>
          </table:table-cell>
          <table:table-cell table:number-columns-repeated="9"/>
        </table:table-row>
        <table:table-row table:style-name="ro1">
          <table:table-cell table:formula="of:=[.F9]" office:value-type="string" office:string-value="TIAGO PRUDENCIO SILVANO" calcext:value-type="string">
            <text:p>TIAGO PRUDENCIO SILVANO</text:p>
          </table:table-cell>
          <table:table-cell office:value-type="string" calcext:value-type="string">
            <text:p>Cap</text:p>
          </table:table-cell>
          <table:table-cell office:value-type="float" office:value="116270554" calcext:value-type="float">
            <text:p>116270554</text:p>
          </table:table-cell>
          <table:table-cell office:value-type="float" office:value="5891467771" calcext:value-type="float">
            <text:p>5891467771</text:p>
          </table:table-cell>
          <table:table-cell office:value-type="float" office:value="145778808" calcext:value-type="float">
            <text:p>145778808</text:p>
          </table:table-cell>
          <table:table-cell office:value-type="string" calcext:value-type="string">
            <text:p>TIAGO PRUDENCIO SILVANO</text:p>
          </table:table-cell>
          <table:table-cell office:value-type="string" calcext:value-type="string">
            <text:p>PRUDEN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02/2008</text:p>
          </table:table-cell>
          <table:table-cell/>
          <table:table-cell office:value-type="string" calcext:value-type="string">
            <text:p>25/12/2018</text:p>
          </table:table-cell>
          <table:table-cell table:number-columns-repeated="9"/>
        </table:table-row>
        <table:table-row table:style-name="ro1">
          <table:table-cell table:formula="of:=[.F10]" office:value-type="string" office:string-value="LEON DENIZARD FERNANDES SALES" calcext:value-type="string">
            <text:p>LEON DENIZARD FERNANDES SALES</text:p>
          </table:table-cell>
          <table:table-cell office:value-type="string" calcext:value-type="string">
            <text:p>Cap | QAO</text:p>
          </table:table-cell>
          <table:table-cell office:value-type="float" office:value="761122431" calcext:value-type="float">
            <text:p>761122431</text:p>
          </table:table-cell>
          <table:table-cell office:value-type="float" office:value="66871395415" calcext:value-type="float">
            <text:p>66871395415</text:p>
          </table:table-cell>
          <table:table-cell office:value-type="float" office:value="121892272" calcext:value-type="float">
            <text:p>121892272</text:p>
          </table:table-cell>
          <table:table-cell office:value-type="string" calcext:value-type="string">
            <text:p>LEON DENIZARD FERNANDES SALES</text:p>
          </table:table-cell>
          <table:table-cell office:value-type="string" calcext:value-type="string">
            <text:p>DENI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/02/1990</text:p>
          </table:table-cell>
          <table:table-cell table:style-name="ce1" office:value-type="string" calcext:value-type="string">
            <text:p>30/11/1990</text:p>
          </table:table-cell>
          <table:table-cell office:value-type="string" calcext:value-type="string">
            <text:p>01/06/2018</text:p>
          </table:table-cell>
          <table:table-cell table:number-columns-repeated="9"/>
        </table:table-row>
        <table:table-row table:style-name="ro1">
          <table:table-cell table:formula="of:=[.F11]" office:value-type="string" office:string-value="MARCUS VINICIUS LIMA SENA" calcext:value-type="string">
            <text:p>MARCUS VINICIUS LIMA SENA</text:p>
          </table:table-cell>
          <table:table-cell office:value-type="string" calcext:value-type="string">
            <text:p>1º Ten</text:p>
          </table:table-cell>
          <table:table-cell office:value-type="float" office:value="108632779" calcext:value-type="float">
            <text:p>108632779</text:p>
          </table:table-cell>
          <table:table-cell office:value-type="float" office:value="5468216345" calcext:value-type="float">
            <text:p>5468216345</text:p>
          </table:table-cell>
          <table:table-cell office:value-type="float" office:value="606024228" calcext:value-type="float">
            <text:p>606024228</text:p>
          </table:table-cell>
          <table:table-cell office:value-type="string" calcext:value-type="string">
            <text:p>MARCUS VINICIUS LIMA SENA</text:p>
          </table:table-cell>
          <table:table-cell office:value-type="string" calcext:value-type="string">
            <text:p>MARCUS SE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/02/2012</text:p>
          </table:table-cell>
          <table:table-cell table:style-name="ce1" office:value-type="string" calcext:value-type="string">
            <text:p>01/12/2016</text:p>
          </table:table-cell>
          <table:table-cell office:value-type="string" calcext:value-type="string">
            <text:p>01/12/2016</text:p>
          </table:table-cell>
          <table:table-cell table:number-columns-repeated="9"/>
        </table:table-row>
        <table:table-row table:style-name="ro1">
          <table:table-cell table:formula="of:=[.F12]" office:value-type="string" office:string-value="DANIEL CAVALCANTI BUARQUE MOREIRA" calcext:value-type="string">
            <text:p>DANIEL CAVALCANTI BUARQUE MOREIRA</text:p>
          </table:table-cell>
          <table:table-cell office:value-type="string" calcext:value-type="string">
            <text:p>1º Ten</text:p>
          </table:table-cell>
          <table:table-cell office:value-type="float" office:value="107844979" calcext:value-type="float">
            <text:p>107844979</text:p>
          </table:table-cell>
          <table:table-cell office:value-type="float" office:value="8850358440" calcext:value-type="float">
            <text:p>8850358440</text:p>
          </table:table-cell>
          <table:table-cell office:value-type="float" office:value="606102743" calcext:value-type="float">
            <text:p>606102743</text:p>
          </table:table-cell>
          <table:table-cell office:value-type="string" calcext:value-type="string">
            <text:p>DANIEL CAVALCANTI BUARQUE MOREIRA</text:p>
          </table:table-cell>
          <table:table-cell office:value-type="string" calcext:value-type="string">
            <text:p>BUAR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/02/2013</text:p>
          </table:table-cell>
          <table:table-cell table:style-name="ce1" office:value-type="string" calcext:value-type="string">
            <text:p>29/11/2017</text:p>
          </table:table-cell>
          <table:table-cell office:value-type="string" calcext:value-type="string">
            <text:p>29/11/2017</text:p>
          </table:table-cell>
          <table:table-cell table:number-columns-repeated="9"/>
        </table:table-row>
        <table:table-row table:style-name="ro1">
          <table:table-cell table:formula="of:=[.F13]" office:value-type="string" office:string-value="CARLOS HENRIQUE DE OLIVEIRA REIS" calcext:value-type="string">
            <text:p>CARLOS HENRIQUE DE OLIVEIRA REIS</text:p>
          </table:table-cell>
          <table:table-cell office:value-type="string" calcext:value-type="string">
            <text:p>1º Ten | QAO</text:p>
          </table:table-cell>
          <table:table-cell office:value-type="float" office:value="185796331" calcext:value-type="float">
            <text:p>185796331</text:p>
          </table:table-cell>
          <table:table-cell office:value-type="float" office:value="390317721" calcext:value-type="float">
            <text:p>390317721</text:p>
          </table:table-cell>
          <table:table-cell office:value-type="float" office:value="122022093" calcext:value-type="float">
            <text:p>122022093</text:p>
          </table:table-cell>
          <table:table-cell office:value-type="string" calcext:value-type="string">
            <text:p>CARLOS HENRIQUE DE OLIVEIRA REIS</text:p>
          </table:table-cell>
          <table:table-cell office:value-type="string" calcext:value-type="string">
            <text:p>CARLOS HENR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/02/1991</text:p>
          </table:table-cell>
          <table:table-cell table:style-name="ce1" office:value-type="string" calcext:value-type="string">
            <text:p>29/11/1991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14]" office:value-type="string" office:string-value="JOÃO VITOR DE LIMA ROMEU TORRES" calcext:value-type="string">
            <text:p>JOÃO VITOR DE LIMA ROMEU TORRES</text:p>
          </table:table-cell>
          <table:table-cell office:value-type="string" calcext:value-type="string">
            <text:p>1º Ten</text:p>
          </table:table-cell>
          <table:table-cell office:value-type="float" office:value="704618370" calcext:value-type="float">
            <text:p>704618370</text:p>
          </table:table-cell>
          <table:table-cell office:value-type="float" office:value="11253682410" calcext:value-type="float">
            <text:p>11253682410</text:p>
          </table:table-cell>
          <table:table-cell office:value-type="float" office:value="306354542" calcext:value-type="float">
            <text:p>306354542</text:p>
          </table:table-cell>
          <table:table-cell office:value-type="string" calcext:value-type="string">
            <text:p>JOÃO VITOR DE LIMA ROMEU TORRES</text:p>
          </table:table-cell>
          <table:table-cell office:value-type="string" calcext:value-type="string">
            <text:p>JOÃ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/06/2016</text:p>
          </table:table-cell>
          <table:table-cell/>
          <table:table-cell office:value-type="string" calcext:value-type="string">
            <text:p>31/08/2019</text:p>
          </table:table-cell>
          <table:table-cell table:number-columns-repeated="9"/>
        </table:table-row>
        <table:table-row table:style-name="ro1">
          <table:table-cell table:formula="of:=[.F15]" office:value-type="string" office:string-value="CAIO OLIVEIRA DA SILVA MATEUS" calcext:value-type="string">
            <text:p>CAIO OLIVEIRA DA SILVA MATEUS</text:p>
          </table:table-cell>
          <table:table-cell office:value-type="string" calcext:value-type="string">
            <text:p>1º Ten | Temp</text:p>
          </table:table-cell>
          <table:table-cell office:value-type="float" office:value="704623677" calcext:value-type="float">
            <text:p>704623677</text:p>
          </table:table-cell>
          <table:table-cell office:value-type="float" office:value="10987453459" calcext:value-type="float">
            <text:p>10987453459</text:p>
          </table:table-cell>
          <table:table-cell office:value-type="float" office:value="306360283" calcext:value-type="float">
            <text:p>306360283</text:p>
          </table:table-cell>
          <table:table-cell office:value-type="string" calcext:value-type="string">
            <text:p>CAIO OLIVEIRA DA SILVA MATEUS</text:p>
          </table:table-cell>
          <table:table-cell office:value-type="string" calcext:value-type="string">
            <text:p>OLIVEIRA SIL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/06/2016</text:p>
          </table:table-cell>
          <table:table-cell/>
          <table:table-cell office:value-type="string" calcext:value-type="string">
            <text:p>31/08/2019</text:p>
          </table:table-cell>
          <table:table-cell table:number-columns-repeated="9"/>
        </table:table-row>
        <table:table-row table:style-name="ro1">
          <table:table-cell table:formula="of:=[.F16]" office:value-type="string" office:string-value="MARCOS ROGÉRIO DOS SANTOS FILHO" calcext:value-type="string">
            <text:p>MARCOS ROGÉRIO DOS SANTOS FILHO</text:p>
          </table:table-cell>
          <table:table-cell office:value-type="string" calcext:value-type="string">
            <text:p>1º Ten</text:p>
          </table:table-cell>
          <table:table-cell office:value-type="float" office:value="704607571" calcext:value-type="float">
            <text:p>704607571</text:p>
          </table:table-cell>
          <table:table-cell office:value-type="float" office:value="38577444805" calcext:value-type="float">
            <text:p>38577444805</text:p>
          </table:table-cell>
          <table:table-cell office:value-type="float" office:value="306355333" calcext:value-type="float">
            <text:p>306355333</text:p>
          </table:table-cell>
          <table:table-cell office:value-type="string" calcext:value-type="string">
            <text:p>MARCOS ROGÉRIO DOS SANTOS FILHO</text:p>
          </table:table-cell>
          <table:table-cell office:value-type="string" calcext:value-type="string">
            <text:p>MARC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/06/2016</text:p>
          </table:table-cell>
          <table:table-cell/>
          <table:table-cell office:value-type="string" calcext:value-type="string">
            <text:p>31/08/2019</text:p>
          </table:table-cell>
          <table:table-cell table:number-columns-repeated="9"/>
        </table:table-row>
        <table:table-row table:style-name="ro1">
          <table:table-cell table:formula="of:=[.F17]" office:value-type="string" office:string-value="EDVALDO DOS SANTOS SILVA" calcext:value-type="string">
            <text:p>EDVALDO DOS SANTOS SILVA</text:p>
          </table:table-cell>
          <table:table-cell office:value-type="string" calcext:value-type="string">
            <text:p>1º Ten | QAO</text:p>
          </table:table-cell>
          <table:table-cell office:value-type="float" office:value="419935549" calcext:value-type="float">
            <text:p>419935549</text:p>
          </table:table-cell>
          <table:table-cell office:value-type="float" office:value="37799061391" calcext:value-type="float">
            <text:p>37799061391</text:p>
          </table:table-cell>
          <table:table-cell office:value-type="float" office:value="122259539" calcext:value-type="float">
            <text:p>122259539</text:p>
          </table:table-cell>
          <table:table-cell office:value-type="string" calcext:value-type="string">
            <text:p>EDVALDO DOS SANTOS SILVA</text:p>
          </table:table-cell>
          <table:table-cell office:value-type="string" calcext:value-type="string">
            <text:p>EDVAL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/02/1992</text:p>
          </table:table-cell>
          <table:table-cell table:style-name="ce1" office:value-type="string" calcext:value-type="string">
            <text:p>27/11/1992</text:p>
          </table:table-cell>
          <table:table-cell office:value-type="string" calcext:value-type="string">
            <text:p>01/12/2019</text:p>
          </table:table-cell>
          <table:table-cell table:number-columns-repeated="9"/>
        </table:table-row>
        <table:table-row table:style-name="ro1">
          <table:table-cell table:formula="of:=[.F18]" office:value-type="string" office:string-value="FRANCISCO CLÁUDIO ALMEIDA DA SILVA JÚNIOR" calcext:value-type="string">
            <text:p>FRANCISCO CLÁUDIO ALMEIDA DA SILVA JÚNIOR</text:p>
          </table:table-cell>
          <table:table-cell office:value-type="string" calcext:value-type="string">
            <text:p>1º Ten</text:p>
          </table:table-cell>
          <table:table-cell office:value-type="float" office:value="110886777" calcext:value-type="float">
            <text:p>110886777</text:p>
          </table:table-cell>
          <table:table-cell office:value-type="float" office:value="6294876346" calcext:value-type="float">
            <text:p>6294876346</text:p>
          </table:table-cell>
          <table:table-cell office:value-type="float" office:value="606245294" calcext:value-type="float">
            <text:p>606245294</text:p>
          </table:table-cell>
          <table:table-cell office:value-type="string" calcext:value-type="string">
            <text:p>FRANCISCO CLÁUDIO ALMEIDA DA SILVA JÚNIOR</text:p>
          </table:table-cell>
          <table:table-cell office:value-type="string" calcext:value-type="string">
            <text:p>FRANCISCO CLÁUD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/02/2015</text:p>
          </table:table-cell>
          <table:table-cell table:style-name="ce1" office:value-type="string" calcext:value-type="string">
            <text:p>12/12/2019</text:p>
          </table:table-cell>
          <table:table-cell office:value-type="string" calcext:value-type="string">
            <text:p>12/12/2019</text:p>
          </table:table-cell>
          <table:table-cell table:number-columns-repeated="9"/>
        </table:table-row>
        <table:table-row table:style-name="ro1">
          <table:table-cell table:formula="of:=[.F19]" office:value-type="string" office:string-value="IVAN DUTRA DE ARAÚJO JÚNIOR" calcext:value-type="string">
            <text:p>IVAN DUTRA DE ARAÚJO JÚNIOR</text:p>
          </table:table-cell>
          <table:table-cell office:value-type="string" calcext:value-type="string">
            <text:p>1º Ten | QAO</text:p>
          </table:table-cell>
          <table:table-cell office:value-type="float" office:value="196803332" calcext:value-type="float">
            <text:p>196803332</text:p>
          </table:table-cell>
          <table:table-cell office:value-type="float" office:value="83622284404" calcext:value-type="float">
            <text:p>83622284404</text:p>
          </table:table-cell>
          <table:table-cell office:value-type="float" office:value="122462588" calcext:value-type="float">
            <text:p>122462588</text:p>
          </table:table-cell>
          <table:table-cell office:value-type="string" calcext:value-type="string">
            <text:p>IVAN DUTRA DE ARAÚJO JÚNIOR</text:p>
          </table:table-cell>
          <table:table-cell office:value-type="string" calcext:value-type="string">
            <text:p>ARAÚ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2/1993</text:p>
          </table:table-cell>
          <table:table-cell table:style-name="ce1" office:value-type="string" calcext:value-type="string">
            <text:p>26/11/1993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20]" office:value-type="string" office:string-value="FELIPE AUGUSTO MARQUES DE ALCÂNTARA" calcext:value-type="string">
            <text:p>FELIPE AUGUSTO MARQUES DE ALCÂNTARA</text:p>
          </table:table-cell>
          <table:table-cell office:value-type="string" calcext:value-type="string">
            <text:p>1º Ten</text:p>
          </table:table-cell>
          <table:table-cell office:value-type="float" office:value="219735842" calcext:value-type="float">
            <text:p>219735842</text:p>
          </table:table-cell>
          <table:table-cell office:value-type="float" office:value="6788988471" calcext:value-type="float">
            <text:p>6788988471</text:p>
          </table:table-cell>
          <table:table-cell office:value-type="float" office:value="606102776" calcext:value-type="float">
            <text:p>606102776</text:p>
          </table:table-cell>
          <table:table-cell office:value-type="string" calcext:value-type="string">
            <text:p>FELIPE AUGUSTO MARQUES DE ALCÂNTARA</text:p>
          </table:table-cell>
          <table:table-cell office:value-type="string" calcext:value-type="string">
            <text:p>AUGUS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/02/2013</text:p>
          </table:table-cell>
          <table:table-cell table:style-name="ce1" office:value-type="string" calcext:value-type="string">
            <text:p>29/11/2017</text:p>
          </table:table-cell>
          <table:table-cell table:style-name="Default"/>
          <table:table-cell table:number-columns-repeated="9"/>
        </table:table-row>
        <table:table-row table:style-name="ro1">
          <table:table-cell table:formula="of:=[.F21]" office:value-type="string" office:string-value="JOÃO VICTOR TAVARES RODRIGUES PAZ" calcext:value-type="string">
            <text:p>JOÃO VICTOR TAVARES RODRIGUES PAZ</text:p>
          </table:table-cell>
          <table:table-cell office:value-type="string" calcext:value-type="string">
            <text:p>1º Ten</text:p>
          </table:table-cell>
          <table:table-cell office:value-type="float" office:value="110886074" calcext:value-type="float">
            <text:p>110886074</text:p>
          </table:table-cell>
          <table:table-cell office:value-type="float" office:value="60745265324" calcext:value-type="float">
            <text:p>60745265324</text:p>
          </table:table-cell>
          <table:table-cell office:value-type="float" office:value="606318448" calcext:value-type="float">
            <text:p>606318448</text:p>
          </table:table-cell>
          <table:table-cell office:value-type="string" calcext:value-type="string">
            <text:p>JOÃO VICTOR TAVARES RODRIGUES PAZ</text:p>
          </table:table-cell>
          <table:table-cell office:value-type="string" calcext:value-type="string">
            <text:p>TAVARES P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02/2016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2]" office:value-type="string" office:string-value="THIAGO MENCK PFEIFER MACEDO" calcext:value-type="string">
            <text:p>THIAGO MENCK PFEIFER MACEDO</text:p>
          </table:table-cell>
          <table:table-cell office:value-type="string" calcext:value-type="string">
            <text:p>1º Ten</text:p>
          </table:table-cell>
          <table:table-cell office:value-type="float" office:value="110889474" calcext:value-type="float">
            <text:p>110889474</text:p>
          </table:table-cell>
          <table:table-cell office:value-type="float" office:value="2913133100" calcext:value-type="float">
            <text:p>2913133100</text:p>
          </table:table-cell>
          <table:table-cell office:value-type="float" office:value="606566483" calcext:value-type="float">
            <text:p>606566483</text:p>
          </table:table-cell>
          <table:table-cell office:value-type="string" calcext:value-type="string">
            <text:p>THIAGO MENCK PFEIFER MACEDO</text:p>
          </table:table-cell>
          <table:table-cell office:value-type="string" calcext:value-type="string">
            <text:p>THIAGO MEN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/02/2015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3]" office:value-type="string" office:string-value="REINALDO MAURO MAIA" calcext:value-type="string">
            <text:p>REINALDO MAURO MAIA</text:p>
          </table:table-cell>
          <table:table-cell office:value-type="string" calcext:value-type="string">
            <text:p>2º Ten | QAO</text:p>
          </table:table-cell>
          <table:table-cell office:value-type="float" office:value="112044243" calcext:value-type="float">
            <text:p>112044243</text:p>
          </table:table-cell>
          <table:table-cell office:value-type="float" office:value="85112003472" calcext:value-type="float">
            <text:p>85112003472</text:p>
          </table:table-cell>
          <table:table-cell office:value-type="float" office:value="122705119" calcext:value-type="float">
            <text:p>122705119</text:p>
          </table:table-cell>
          <table:table-cell office:value-type="string" calcext:value-type="string">
            <text:p>REINALDO MAURO MAIA</text:p>
          </table:table-cell>
          <table:table-cell office:value-type="string" calcext:value-type="string">
            <text:p>MAURO MA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/01/1994</text:p>
          </table:table-cell>
          <table:table-cell table:style-name="ce1" office:value-type="string" calcext:value-type="string">
            <text:p>25/11/1994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24]" office:value-type="string" office:string-value="LUCAS ROGERIO RAMOS CARDOZO" calcext:value-type="string">
            <text:p>LUCAS ROGERIO RAMOS CARDOZO</text:p>
          </table:table-cell>
          <table:table-cell office:value-type="string" calcext:value-type="string">
            <text:p>2º Ten | Temp</text:p>
          </table:table-cell>
          <table:table-cell office:value-type="float" office:value="709577977" calcext:value-type="float">
            <text:p>709577977</text:p>
          </table:table-cell>
          <table:table-cell office:value-type="float" office:value="9514853423" calcext:value-type="float">
            <text:p>9514853423</text:p>
          </table:table-cell>
          <table:table-cell office:value-type="float" office:value="410040857" calcext:value-type="float">
            <text:p>410040857</text:p>
          </table:table-cell>
          <table:table-cell office:value-type="string" calcext:value-type="string">
            <text:p>LUCAS ROGERIO RAMOS CARDOZO</text:p>
          </table:table-cell>
          <table:table-cell office:value-type="string" calcext:value-type="string">
            <text:p>CARDOZ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/06/2020</text:p>
          </table:table-cell>
          <table:table-cell/>
          <table:table-cell office:value-type="string" calcext:value-type="string">
            <text:p>25/12/2020</text:p>
          </table:table-cell>
          <table:table-cell table:number-columns-repeated="9"/>
        </table:table-row>
        <table:table-row table:style-name="ro1">
          <table:table-cell table:formula="of:=[.F25]" office:value-type="string" office:string-value="ALEXANDRE COELHO BARCELLOS" calcext:value-type="string">
            <text:p>ALEXANDRE COELHO BARCELLOS</text:p>
          </table:table-cell>
          <table:table-cell office:value-type="string" calcext:value-type="string">
            <text:p>2º Ten | Temp</text:p>
          </table:table-cell>
          <table:table-cell office:value-type="float" office:value="709942379" calcext:value-type="float">
            <text:p>709942379</text:p>
          </table:table-cell>
          <table:table-cell office:value-type="float" office:value="10229171451" calcext:value-type="float">
            <text:p>10229171451</text:p>
          </table:table-cell>
          <table:table-cell office:value-type="float" office:value="411204643" calcext:value-type="float">
            <text:p>411204643</text:p>
          </table:table-cell>
          <table:table-cell office:value-type="string" calcext:value-type="string">
            <text:p>ALEXANDRE COELHO BARCELLOS</text:p>
          </table:table-cell>
          <table:table-cell office:value-type="string" calcext:value-type="string">
            <text:p>ALEXAND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021</text:p>
          </table:table-cell>
          <table:table-cell/>
          <table:table-cell office:value-type="string" calcext:value-type="string">
            <text:p>01/02/2021</text:p>
          </table:table-cell>
          <table:table-cell table:number-columns-repeated="9"/>
        </table:table-row>
        <table:table-row table:style-name="ro1">
          <table:table-cell table:formula="of:=[.F26]" office:value-type="string" office:string-value="FRANCISCO IURI FARIAS DE OLIVEIRA" calcext:value-type="string">
            <text:p>FRANCISCO IURI FARIAS DE OLIVEIRA</text:p>
          </table:table-cell>
          <table:table-cell office:value-type="string" calcext:value-type="string">
            <text:p>S Ten</text:p>
          </table:table-cell>
          <table:table-cell office:value-type="float" office:value="196030837" calcext:value-type="float">
            <text:p>196030837</text:p>
          </table:table-cell>
          <table:table-cell office:value-type="float" office:value="38621800349" calcext:value-type="float">
            <text:p>38621800349</text:p>
          </table:table-cell>
          <table:table-cell office:value-type="float" office:value="122360055" calcext:value-type="float">
            <text:p>122360055</text:p>
          </table:table-cell>
          <table:table-cell office:value-type="string" calcext:value-type="string">
            <text:p>FRANCISCO IURI FARIAS DE OLIVEIRA</text:p>
          </table:table-cell>
          <table:table-cell office:value-type="string" calcext:value-type="string">
            <text:p>I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3/02/1992</text:p>
          </table:table-cell>
          <table:table-cell table:style-name="ce1" office:value-type="string" calcext:value-type="string">
            <text:p>27/11/1992</text:p>
          </table:table-cell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27]" office:value-type="string" office:string-value="ANDRE LUIS TARQUÍNIO DE OLIVEIRA" calcext:value-type="string">
            <text:p>ANDRE LUIS TARQUÍNIO DE OLIVEIRA</text:p>
          </table:table-cell>
          <table:table-cell office:value-type="string" calcext:value-type="string">
            <text:p>S Ten</text:p>
          </table:table-cell>
          <table:table-cell office:value-type="float" office:value="196023139" calcext:value-type="float">
            <text:p>196023139</text:p>
          </table:table-cell>
          <table:table-cell office:value-type="float" office:value="49251767491" calcext:value-type="float">
            <text:p>49251767491</text:p>
          </table:table-cell>
          <table:table-cell office:value-type="float" office:value="122359552" calcext:value-type="float">
            <text:p>122359552</text:p>
          </table:table-cell>
          <table:table-cell office:value-type="string" calcext:value-type="string">
            <text:p>ANDRE LUIS TARQUÍNIO DE OLIVEIRA</text:p>
          </table:table-cell>
          <table:table-cell office:value-type="string" calcext:value-type="string">
            <text:p>TARQUÍN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/02/1992</text:p>
          </table:table-cell>
          <table:table-cell table:style-name="ce1" office:value-type="string" calcext:value-type="string">
            <text:p>27/11/1992</text:p>
          </table:table-cell>
          <table:table-cell office:value-type="string" calcext:value-type="string">
            <text:p>01/12/2014</text:p>
          </table:table-cell>
          <table:table-cell table:number-columns-repeated="9"/>
        </table:table-row>
        <table:table-row table:style-name="ro1">
          <table:table-cell table:formula="of:=[.F28]" office:value-type="string" office:string-value="ANDRÉ FREIRE TABOSA" calcext:value-type="string">
            <text:p>ANDRÉ FREIRE TABOSA</text:p>
          </table:table-cell>
          <table:table-cell office:value-type="string" calcext:value-type="string">
            <text:p>S Ten</text:p>
          </table:table-cell>
          <table:table-cell office:value-type="float" office:value="196022834" calcext:value-type="float">
            <text:p>196022834</text:p>
          </table:table-cell>
          <table:table-cell office:value-type="float" office:value="2373945703" calcext:value-type="float">
            <text:p>2373945703</text:p>
          </table:table-cell>
          <table:table-cell office:value-type="float" office:value="122463495" calcext:value-type="float">
            <text:p>122463495</text:p>
          </table:table-cell>
          <table:table-cell office:value-type="string" calcext:value-type="string">
            <text:p>ANDRÉ FREIRE TABOSA</text:p>
          </table:table-cell>
          <table:table-cell office:value-type="string" calcext:value-type="string">
            <text:p>FRE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1993</text:p>
          </table:table-cell>
          <table:table-cell table:style-name="ce1" office:value-type="string" calcext:value-type="string">
            <text:p>26/11/1993</text:p>
          </table:table-cell>
          <table:table-cell office:value-type="string" calcext:value-type="string">
            <text:p>01/12/2014</text:p>
          </table:table-cell>
          <table:table-cell table:number-columns-repeated="9"/>
        </table:table-row>
        <table:table-row table:style-name="ro1">
          <table:table-cell table:formula="of:=[.F29]" office:value-type="string" office:string-value="CARLOS ALEXANDRE SILVA XAVIER" calcext:value-type="string">
            <text:p>CARLOS ALEXANDRE SILVA XAVIER</text:p>
          </table:table-cell>
          <table:table-cell office:value-type="string" calcext:value-type="string">
            <text:p>S Ten</text:p>
          </table:table-cell>
          <table:table-cell office:value-type="float" office:value="112850748" calcext:value-type="float">
            <text:p>112850748</text:p>
          </table:table-cell>
          <table:table-cell office:value-type="float" office:value="66490154404" calcext:value-type="float">
            <text:p>66490154404</text:p>
          </table:table-cell>
          <table:table-cell office:value-type="float" office:value="123078722" calcext:value-type="float">
            <text:p>123078722</text:p>
          </table:table-cell>
          <table:table-cell office:value-type="string" calcext:value-type="string">
            <text:p>CARLOS ALEXANDRE SILVA XAVIER</text:p>
          </table:table-cell>
          <table:table-cell office:value-type="string" calcext:value-type="string">
            <text:p>ALEXAND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/01/1995</text:p>
          </table:table-cell>
          <table:table-cell table:style-name="ce1" office:value-type="string" calcext:value-type="string">
            <text:p>25/11/1995</text:p>
          </table:table-cell>
          <table:table-cell office:value-type="string" calcext:value-type="string">
            <text:p>01/06/2016</text:p>
          </table:table-cell>
          <table:table-cell table:number-columns-repeated="9"/>
        </table:table-row>
        <table:table-row table:style-name="ro1">
          <table:table-cell table:formula="of:=[.F30]" office:value-type="string" office:string-value="GIAN SIQUEIRA DE MACEDO" calcext:value-type="string">
            <text:p>GIAN SIQUEIRA DE MACEDO</text:p>
          </table:table-cell>
          <table:table-cell office:value-type="string" calcext:value-type="string">
            <text:p>S Ten</text:p>
          </table:table-cell>
          <table:table-cell office:value-type="float" office:value="196802433" calcext:value-type="float">
            <text:p>196802433</text:p>
          </table:table-cell>
          <table:table-cell office:value-type="float" office:value="93330081791" calcext:value-type="float">
            <text:p>93330081791</text:p>
          </table:table-cell>
          <table:table-cell office:value-type="float" office:value="122462489" calcext:value-type="float">
            <text:p>122462489</text:p>
          </table:table-cell>
          <table:table-cell office:value-type="string" calcext:value-type="string">
            <text:p>GIAN SIQUEIRA DE MACEDO</text:p>
          </table:table-cell>
          <table:table-cell office:value-type="string" calcext:value-type="string">
            <text:p>MACE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2/1993</text:p>
          </table:table-cell>
          <table:table-cell table:style-name="ce1" office:value-type="string" calcext:value-type="string">
            <text:p>25/11/1994</text:p>
          </table:table-cell>
          <table:table-cell office:value-type="string" calcext:value-type="string">
            <text:p>01/12/2018</text:p>
          </table:table-cell>
          <table:table-cell table:number-columns-repeated="9"/>
        </table:table-row>
        <table:table-row table:style-name="ro1">
          <table:table-cell table:formula="of:=[.F31]" office:value-type="string" office:string-value="IVALDO CÂMARA CAMPOS JUNIOR" calcext:value-type="string">
            <text:p>IVALDO CÂMARA CAMPOS JUNIOR</text:p>
          </table:table-cell>
          <table:table-cell office:value-type="string" calcext:value-type="string">
            <text:p>S Ten</text:p>
          </table:table-cell>
          <table:table-cell office:value-type="float" office:value="114644040" calcext:value-type="float">
            <text:p>114644040</text:p>
          </table:table-cell>
          <table:table-cell office:value-type="float" office:value="92298362491" calcext:value-type="float">
            <text:p>92298362491</text:p>
          </table:table-cell>
          <table:table-cell office:value-type="float" office:value="123882404" calcext:value-type="float">
            <text:p>123882404</text:p>
          </table:table-cell>
          <table:table-cell office:value-type="string" calcext:value-type="string">
            <text:p>IVALDO CÂMARA CAMPOS JUNIOR</text:p>
          </table:table-cell>
          <table:table-cell office:value-type="string" calcext:value-type="string">
            <text:p>CAM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/03/1995</text:p>
          </table:table-cell>
          <table:table-cell table:style-name="ce1" office:value-type="string" calcext:value-type="string">
            <text:p>28/11/1997</text:p>
          </table:table-cell>
          <table:table-cell office:value-type="string" calcext:value-type="string">
            <text:p>01/12/2018</text:p>
          </table:table-cell>
          <table:table-cell table:number-columns-repeated="9"/>
        </table:table-row>
        <table:table-row table:style-name="ro1">
          <table:table-cell table:formula="of:=[.F32]" office:value-type="string" office:string-value="ANTONIO ELENILSON BRANDÃO GUILHERMINO" calcext:value-type="string">
            <text:p>ANTONIO ELENILSON BRANDÃO GUILHERMINO</text:p>
          </table:table-cell>
          <table:table-cell office:value-type="string" calcext:value-type="string">
            <text:p>S Ten</text:p>
          </table:table-cell>
          <table:table-cell office:value-type="float" office:value="114626146" calcext:value-type="float">
            <text:p>114626146</text:p>
          </table:table-cell>
          <table:table-cell office:value-type="float" office:value="2838977407" calcext:value-type="float">
            <text:p>2838977407</text:p>
          </table:table-cell>
          <table:table-cell office:value-type="float" office:value="123882982" calcext:value-type="float">
            <text:p>123882982</text:p>
          </table:table-cell>
          <table:table-cell office:value-type="string" calcext:value-type="string">
            <text:p>ANTONIO ELENILSON BRANDÃO GUILHERMINO</text:p>
          </table:table-cell>
          <table:table-cell office:value-type="string" calcext:value-type="string">
            <text:p>ELENIL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/02/1997</text:p>
          </table:table-cell>
          <table:table-cell table:style-name="ce1" office:value-type="string" calcext:value-type="string">
            <text:p>28/11/1997</text:p>
          </table:table-cell>
          <table:table-cell office:value-type="string" calcext:value-type="string">
            <text:p>01/06/2019</text:p>
          </table:table-cell>
          <table:table-cell table:number-columns-repeated="9"/>
        </table:table-row>
        <table:table-row table:style-name="ro1">
          <table:table-cell table:formula="of:=[.F33]" office:value-type="string" office:string-value="ROBSON LIMA DA SILVA" calcext:value-type="string">
            <text:p>ROBSON LIMA DA SILVA</text:p>
          </table:table-cell>
          <table:table-cell office:value-type="string" calcext:value-type="string">
            <text:p>S Ten</text:p>
          </table:table-cell>
          <table:table-cell office:value-type="float" office:value="114659949" calcext:value-type="float">
            <text:p>114659949</text:p>
          </table:table-cell>
          <table:table-cell office:value-type="float" office:value="44716931234" calcext:value-type="float">
            <text:p>44716931234</text:p>
          </table:table-cell>
          <table:table-cell office:value-type="float" office:value="123882180" calcext:value-type="float">
            <text:p>123882180</text:p>
          </table:table-cell>
          <table:table-cell office:value-type="string" calcext:value-type="string">
            <text:p>ROBSON LIMA DA SILVA</text:p>
          </table:table-cell>
          <table:table-cell office:value-type="string" calcext:value-type="string">
            <text:p>LIM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/02/1997</text:p>
          </table:table-cell>
          <table:table-cell table:style-name="ce1" office:value-type="string" calcext:value-type="string">
            <text:p>28/11/1997</text:p>
          </table:table-cell>
          <table:table-cell office:value-type="string" calcext:value-type="string">
            <text:p>01/06/2019</text:p>
          </table:table-cell>
          <table:table-cell table:number-columns-repeated="9"/>
        </table:table-row>
        <table:table-row table:style-name="ro1">
          <table:table-cell table:formula="of:=[.F34]" office:value-type="string" office:string-value="GEORGE HARRISON DE OLIVEIRA SILVA" calcext:value-type="string">
            <text:p>GEORGE HARRISON DE OLIVEIRA SILVA</text:p>
          </table:table-cell>
          <table:table-cell office:value-type="string" calcext:value-type="string">
            <text:p>S Ten</text:p>
          </table:table-cell>
          <table:table-cell office:value-type="float" office:value="130078041" calcext:value-type="float">
            <text:p>130078041</text:p>
          </table:table-cell>
          <table:table-cell office:value-type="float" office:value="2432728475" calcext:value-type="float">
            <text:p>2432728475</text:p>
          </table:table-cell>
          <table:table-cell office:value-type="float" office:value="123983020" calcext:value-type="float">
            <text:p>123983020</text:p>
          </table:table-cell>
          <table:table-cell office:value-type="string" calcext:value-type="string">
            <text:p>GEORGE HARRISON DE OLIVEIRA SILVA</text:p>
          </table:table-cell>
          <table:table-cell office:value-type="string" calcext:value-type="string">
            <text:p>HARR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35]" office:value-type="string" office:string-value="ARNÓBIO FERREIRA LIMA FILHO" calcext:value-type="string">
            <text:p>ARNÓBIO FERREIRA LIMA FILHO</text:p>
          </table:table-cell>
          <table:table-cell office:value-type="string" calcext:value-type="string">
            <text:p>S Ten</text:p>
          </table:table-cell>
          <table:table-cell office:value-type="float" office:value="130045842" calcext:value-type="float">
            <text:p>130045842</text:p>
          </table:table-cell>
          <table:table-cell office:value-type="float" office:value="76188841372" calcext:value-type="float">
            <text:p>76188841372</text:p>
          </table:table-cell>
          <table:table-cell office:value-type="float" office:value="123983384" calcext:value-type="float">
            <text:p>123983384</text:p>
          </table:table-cell>
          <table:table-cell office:value-type="string" calcext:value-type="string">
            <text:p>ARNÓBIO FERREIRA LIMA FILHO</text:p>
          </table:table-cell>
          <table:table-cell office:value-type="string" calcext:value-type="string">
            <text:p>ARNÓ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36]" office:value-type="string" office:string-value="SEVERINO ALVES NETO" calcext:value-type="string">
            <text:p>SEVERINO ALVES NETO</text:p>
          </table:table-cell>
          <table:table-cell office:value-type="string" calcext:value-type="string">
            <text:p>S Ten</text:p>
          </table:table-cell>
          <table:table-cell office:value-type="float" office:value="130101447" calcext:value-type="float">
            <text:p>130101447</text:p>
          </table:table-cell>
          <table:table-cell office:value-type="float" office:value="87736829420" calcext:value-type="float">
            <text:p>87736829420</text:p>
          </table:table-cell>
          <table:table-cell office:value-type="float" office:value="124101937" calcext:value-type="float">
            <text:p>124101937</text:p>
          </table:table-cell>
          <table:table-cell office:value-type="string" calcext:value-type="string">
            <text:p>SEVERINO ALVES NETO</text:p>
          </table:table-cell>
          <table:table-cell office:value-type="string" calcext:value-type="string">
            <text:p>ALVES 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37]" office:value-type="string" office:string-value="ALEXSANDRO SOARES DE ALBUQUERQUE" calcext:value-type="string">
            <text:p>ALEXSANDRO SOARES DE ALBUQUERQUE</text:p>
          </table:table-cell>
          <table:table-cell office:value-type="string" calcext:value-type="string">
            <text:p>S Ten</text:p>
          </table:table-cell>
          <table:table-cell office:value-type="float" office:value="130041841" calcext:value-type="float">
            <text:p>130041841</text:p>
          </table:table-cell>
          <table:table-cell office:value-type="float" office:value="93435479434" calcext:value-type="float">
            <text:p>93435479434</text:p>
          </table:table-cell>
          <table:table-cell office:value-type="float" office:value="124101739" calcext:value-type="float">
            <text:p>124101739</text:p>
          </table:table-cell>
          <table:table-cell office:value-type="string" calcext:value-type="string">
            <text:p>ALEXSANDRO SOARES DE ALBUQUERQUE</text:p>
          </table:table-cell>
          <table:table-cell office:value-type="string" calcext:value-type="string">
            <text:p>ALEXSAND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38]" office:value-type="string" office:string-value="ADNELSON MEDEIROS DE SOUZA" calcext:value-type="string">
            <text:p>ADNELSON MEDEIROS DE SOUZA</text:p>
          </table:table-cell>
          <table:table-cell office:value-type="string" calcext:value-type="string">
            <text:p>S Ten</text:p>
          </table:table-cell>
          <table:table-cell office:value-type="float" office:value="130037849" calcext:value-type="float">
            <text:p>130037849</text:p>
          </table:table-cell>
          <table:table-cell office:value-type="float" office:value="67654452349" calcext:value-type="float">
            <text:p>67654452349</text:p>
          </table:table-cell>
          <table:table-cell office:value-type="float" office:value="123983681" calcext:value-type="float">
            <text:p>123983681</text:p>
          </table:table-cell>
          <table:table-cell office:value-type="string" calcext:value-type="string">
            <text:p>ADNELSON MEDEIROS DE SOUZA</text:p>
          </table:table-cell>
          <table:table-cell office:value-type="string" calcext:value-type="string">
            <text:p>ADNEL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/02/1998</text:p>
          </table:table-cell>
          <table:table-cell table:style-name="ce1" office:value-type="string" calcext:value-type="string">
            <text:p>27/11/1998</text:p>
          </table:table-cell>
          <table:table-cell office:value-type="string" calcext:value-type="string">
            <text:p>01/06/2015</text:p>
          </table:table-cell>
          <table:table-cell table:number-columns-repeated="9"/>
        </table:table-row>
        <table:table-row table:style-name="ro1">
          <table:table-cell table:formula="of:=[.F39]" office:value-type="string" office:string-value="MARIVALDO PEREIRA DO NASCIMENTO" calcext:value-type="string">
            <text:p>MARIVALDO PEREIRA DO NASCIMENTO</text:p>
          </table:table-cell>
          <table:table-cell office:value-type="string" calcext:value-type="string">
            <text:p>1º Sgt</text:p>
          </table:table-cell>
          <table:table-cell office:value-type="float" office:value="737307843" calcext:value-type="float">
            <text:p>737307843</text:p>
          </table:table-cell>
          <table:table-cell office:value-type="float" office:value="88146987400" calcext:value-type="float">
            <text:p>88146987400</text:p>
          </table:table-cell>
          <table:table-cell office:value-type="float" office:value="124329462" calcext:value-type="float">
            <text:p>124329462</text:p>
          </table:table-cell>
          <table:table-cell office:value-type="string" calcext:value-type="string">
            <text:p>MARIVALDO PEREIRA DO NASCIMENTO</text:p>
          </table:table-cell>
          <table:table-cell office:value-type="string" calcext:value-type="string">
            <text:p>NASCIMEN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7/02/2000</text:p>
          </table:table-cell>
          <table:table-cell table:style-name="ce1" office:value-type="string" calcext:value-type="string">
            <text:p>24/11/2000</text:p>
          </table:table-cell>
          <table:table-cell office:value-type="string" calcext:value-type="string">
            <text:p>01/12/2016</text:p>
          </table:table-cell>
          <table:table-cell table:number-columns-repeated="9"/>
        </table:table-row>
        <table:table-row table:style-name="ro1">
          <table:table-cell table:formula="of:=[.F40]" office:value-type="string" office:string-value="JOÃO EVANGELISTA DOS SANTOS BATISTA" calcext:value-type="string">
            <text:p>JOÃO EVANGELISTA DOS SANTOS BATISTA</text:p>
          </table:table-cell>
          <table:table-cell office:value-type="string" calcext:value-type="string">
            <text:p>1º Sgt</text:p>
          </table:table-cell>
          <table:table-cell office:value-type="float" office:value="1240433944" calcext:value-type="float">
            <text:p>1240433944</text:p>
          </table:table-cell>
          <table:table-cell office:value-type="float" office:value="61226874215" calcext:value-type="float">
            <text:p>61226874215</text:p>
          </table:table-cell>
          <table:table-cell office:value-type="float" office:value="124367249" calcext:value-type="float">
            <text:p>124367249</text:p>
          </table:table-cell>
          <table:table-cell office:value-type="string" calcext:value-type="string">
            <text:p>JOÃO EVANGELISTA DOS SANTOS BATISTA</text:p>
          </table:table-cell>
          <table:table-cell office:value-type="string" calcext:value-type="string">
            <text:p>EVANGELIS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/02/2000</text:p>
          </table:table-cell>
          <table:table-cell table:style-name="ce1" office:value-type="string" calcext:value-type="string">
            <text:p>24/11/2000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Aperfeiçoamento</text:p>
          </table:table-cell>
          <table:table-cell table:number-columns-repeated="8"/>
        </table:table-row>
        <table:table-row table:style-name="ro1">
          <table:table-cell table:formula="of:=[.F41]" office:value-type="string" office:string-value="LUIZ FURTADO NETO" calcext:value-type="string">
            <text:p>LUIZ FURTADO NETO</text:p>
          </table:table-cell>
          <table:table-cell office:value-type="string" calcext:value-type="string">
            <text:p>1º Sgt</text:p>
          </table:table-cell>
          <table:table-cell office:value-type="float" office:value="131843047" calcext:value-type="float">
            <text:p>131843047</text:p>
          </table:table-cell>
          <table:table-cell office:value-type="float" office:value="88954447368" calcext:value-type="float">
            <text:p>88954447368</text:p>
          </table:table-cell>
          <table:table-cell office:value-type="float" office:value="124579587" calcext:value-type="float">
            <text:p>124579587</text:p>
          </table:table-cell>
          <table:table-cell office:value-type="string" calcext:value-type="string">
            <text:p>LUIZ FURTADO NETO</text:p>
          </table:table-cell>
          <table:table-cell office:value-type="string" calcext:value-type="string">
            <text:p>NE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/01/2001</text:p>
          </table:table-cell>
          <table:table-cell table:style-name="ce1" office:value-type="string" calcext:value-type="string">
            <text:p>23/11/2001</text:p>
          </table:table-cell>
          <table:table-cell office:value-type="string" calcext:value-type="string">
            <text:p>01/06/2017</text:p>
          </table:table-cell>
          <table:table-cell table:number-columns-repeated="9"/>
        </table:table-row>
        <table:table-row table:style-name="ro1">
          <table:table-cell table:formula="of:=[.F42]" office:value-type="string" office:string-value="DIEGO IVISON SILVA DE LIMA" calcext:value-type="string">
            <text:p>DIEGO IVISON SILVA DE LIMA</text:p>
          </table:table-cell>
          <table:table-cell office:value-type="string" calcext:value-type="string">
            <text:p>1º Sgt</text:p>
          </table:table-cell>
          <table:table-cell office:value-type="float" office:value="101969855" calcext:value-type="float">
            <text:p>101969855</text:p>
          </table:table-cell>
          <table:table-cell office:value-type="float" office:value="4979472427" calcext:value-type="float">
            <text:p>4979472427</text:p>
          </table:table-cell>
          <table:table-cell office:value-type="float" office:value="125106927" calcext:value-type="float">
            <text:p>125106927</text:p>
          </table:table-cell>
          <table:table-cell office:value-type="string" calcext:value-type="string">
            <text:p>DIEGO IVISON SILVA DE LIMA</text:p>
          </table:table-cell>
          <table:table-cell office:value-type="string" calcext:value-type="string">
            <text:p>DIEGO IVI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/01/2002</text:p>
          </table:table-cell>
          <table:table-cell table:style-name="ce1" office:value-type="string" calcext:value-type="string">
            <text:p>26/11/2004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43]" office:value-type="string" office:string-value="NELSON REGAILO SILVA SIQUEIRA" calcext:value-type="string">
            <text:p>NELSON REGAILO SILVA SIQUEIRA</text:p>
          </table:table-cell>
          <table:table-cell office:value-type="string" calcext:value-type="string">
            <text:p>1º Sgt</text:p>
          </table:table-cell>
          <table:table-cell office:value-type="float" office:value="101969657" calcext:value-type="float">
            <text:p>101969657</text:p>
          </table:table-cell>
          <table:table-cell office:value-type="float" office:value="9946987716" calcext:value-type="float">
            <text:p>9946987716</text:p>
          </table:table-cell>
          <table:table-cell office:value-type="float" office:value="125108527" calcext:value-type="float">
            <text:p>125108527</text:p>
          </table:table-cell>
          <table:table-cell office:value-type="string" calcext:value-type="string">
            <text:p>NELSON REGAILO SILVA SIQUEIRA</text:p>
          </table:table-cell>
          <table:table-cell office:value-type="string" calcext:value-type="string">
            <text:p>REGAI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/02/2004</text:p>
          </table:table-cell>
          <table:table-cell table:style-name="ce1" office:value-type="string" calcext:value-type="string">
            <text:p>26/11/2004</text:p>
          </table:table-cell>
          <table:table-cell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 table:formula="of:=[.F44]" office:value-type="string" office:string-value="BRENO MARCELO VALENÇA BANDEIRA" calcext:value-type="string">
            <text:p>BRENO MARCELO VALENÇA BANDEIRA</text:p>
          </table:table-cell>
          <table:table-cell office:value-type="string" calcext:value-type="string">
            <text:p>1º Sgt</text:p>
          </table:table-cell>
          <table:table-cell office:value-type="float" office:value="101970655" calcext:value-type="float">
            <text:p>101970655</text:p>
          </table:table-cell>
          <table:table-cell office:value-type="float" office:value="10119879700" calcext:value-type="float">
            <text:p>10119879700</text:p>
          </table:table-cell>
          <table:table-cell office:value-type="float" office:value="125108667" calcext:value-type="float">
            <text:p>125108667</text:p>
          </table:table-cell>
          <table:table-cell office:value-type="string" calcext:value-type="string">
            <text:p>BRENO MARCELO VALENÇA BANDEIRA</text:p>
          </table:table-cell>
          <table:table-cell office:value-type="string" calcext:value-type="string">
            <text:p>BRE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2/02/2004</text:p>
          </table:table-cell>
          <table:table-cell table:style-name="ce1" office:value-type="string" calcext:value-type="string">
            <text:p>26/11/2004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45]" office:value-type="string" office:string-value="FÁBIO HENRIQUE SANTOS DO VALE" calcext:value-type="string">
            <text:p>FÁBIO HENRIQUE SANTOS DO VALE</text:p>
          </table:table-cell>
          <table:table-cell office:value-type="string" calcext:value-type="string">
            <text:p>1º Sgt</text:p>
          </table:table-cell>
          <table:table-cell office:value-type="float" office:value="100734359" calcext:value-type="float">
            <text:p>100734359</text:p>
          </table:table-cell>
          <table:table-cell office:value-type="float" office:value="3778141481" calcext:value-type="float">
            <text:p>3778141481</text:p>
          </table:table-cell>
          <table:table-cell office:value-type="float" office:value="125343967" calcext:value-type="float">
            <text:p>125343967</text:p>
          </table:table-cell>
          <table:table-cell office:value-type="string" calcext:value-type="string">
            <text:p>FÁBIO HENRIQUE SANTOS DO VALE</text:p>
          </table:table-cell>
          <table:table-cell office:value-type="string" calcext:value-type="string">
            <text:p>DO V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02/2005</text:p>
          </table:table-cell>
          <table:table-cell table:style-name="ce1" office:value-type="string" calcext:value-type="string">
            <text:p>25/11/2005</text:p>
          </table:table-cell>
          <table:table-cell office:value-type="string" calcext:value-type="string">
            <text:p>01/06/2013</text:p>
          </table:table-cell>
          <table:table-cell table:number-columns-repeated="9"/>
        </table:table-row>
        <table:table-row table:style-name="ro1">
          <table:table-cell table:formula="of:=[.F46]" office:value-type="string" office:string-value="LUÍS ALEX ENGERS " calcext:value-type="string">
            <text:p>LUÍS ALEX ENGERS </text:p>
          </table:table-cell>
          <table:table-cell office:value-type="string" calcext:value-type="string">
            <text:p>1º Sgt</text:p>
          </table:table-cell>
          <table:table-cell office:value-type="float" office:value="131843146" calcext:value-type="float">
            <text:p>131843146</text:p>
          </table:table-cell>
          <table:table-cell office:value-type="float" office:value="74304038087" calcext:value-type="float">
            <text:p>74304038087</text:p>
          </table:table-cell>
          <table:table-cell office:value-type="float" office:value="124579652" calcext:value-type="float">
            <text:p>124579652</text:p>
          </table:table-cell>
          <table:table-cell office:value-type="string" calcext:value-type="string">
            <text:p>LUÍS ALEX ENGERS </text:p>
          </table:table-cell>
          <table:table-cell office:value-type="string" calcext:value-type="string">
            <text:p>ENGERS </text:p>
          </table:table-cell>
          <table:table-cell office:value-type="float" office:value="28316" calcext:value-type="float">
            <text:p>28316</text:p>
          </table:table-cell>
          <table:table-cell table:style-name="Default" office:value-type="float" office:value="36920" calcext:value-type="float">
            <text:p>36920</text:p>
          </table:table-cell>
          <table:table-cell/>
          <table:table-cell table:style-name="Default" office:value-type="float" office:value="43070" calcext:value-type="float">
            <text:p>43070</text:p>
          </table:table-cell>
          <table:table-cell table:number-columns-repeated="9"/>
        </table:table-row>
        <table:table-row table:style-name="ro1">
          <table:table-cell table:formula="of:=[.F47]" office:value-type="string" office:string-value="RODRIGO GUIMARÃES VIEIRA SOUTO" calcext:value-type="string">
            <text:p>RODRIGO GUIMARÃES VIEIRA SOUTO</text:p>
          </table:table-cell>
          <table:table-cell office:value-type="string" calcext:value-type="string">
            <text:p>1º Sgt</text:p>
          </table:table-cell>
          <table:table-cell office:value-type="float" office:value="100183250" calcext:value-type="float">
            <text:p>100183250</text:p>
          </table:table-cell>
          <table:table-cell office:value-type="float" office:value="5684670784" calcext:value-type="float">
            <text:p>5684670784</text:p>
          </table:table-cell>
          <table:table-cell office:value-type="float" office:value="125012778" calcext:value-type="float">
            <text:p>125012778</text:p>
          </table:table-cell>
          <table:table-cell office:value-type="string" calcext:value-type="string">
            <text:p>RODRIGO GUIMARÃES VIEIRA SOUTO</text:p>
          </table:table-cell>
          <table:table-cell office:value-type="string" calcext:value-type="string">
            <text:p>VIEIRA SOUTO</text:p>
          </table:table-cell>
          <table:table-cell office:value-type="float" office:value="30176" calcext:value-type="float">
            <text:p>30176</text:p>
          </table:table-cell>
          <table:table-cell table:style-name="Default" office:value-type="float" office:value="37655" calcext:value-type="float">
            <text:p>37655</text:p>
          </table:table-cell>
          <table:table-cell/>
          <table:table-cell table:style-name="Default" office:value-type="float" office:value="43617" calcext:value-type="float">
            <text:p>43617</text:p>
          </table:table-cell>
          <table:table-cell table:number-columns-repeated="9"/>
        </table:table-row>
        <table:table-row table:style-name="ro1">
          <table:table-cell table:formula="of:=[.F48]" office:value-type="string" office:string-value="JOSÉ ROBERTO SOARES DA SILVA" calcext:value-type="string">
            <text:p>JOSÉ ROBERTO SOARES DA SILVA</text:p>
          </table:table-cell>
          <table:table-cell office:value-type="string" calcext:value-type="string">
            <text:p>2º Sgt | QE</text:p>
          </table:table-cell>
          <table:table-cell office:value-type="float" office:value="725033245" calcext:value-type="float">
            <text:p>725033245</text:p>
          </table:table-cell>
          <table:table-cell office:value-type="float" office:value="62031384449" calcext:value-type="float">
            <text:p>62031384449</text:p>
          </table:table-cell>
          <table:table-cell office:value-type="float" office:value="342316552" calcext:value-type="float">
            <text:p>342316552</text:p>
          </table:table-cell>
          <table:table-cell office:value-type="string" calcext:value-type="string">
            <text:p>JOSÉ ROBERTO SOARES DA SILVA</text:p>
          </table:table-cell>
          <table:table-cell office:value-type="string" calcext:value-type="string">
            <text:p>ROBER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/02/1991</text:p>
          </table:table-cell>
          <table:table-cell/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49]" office:value-type="string" office:string-value="FLÁVIO JOSE DA SILVA" calcext:value-type="string">
            <text:p>FLÁVIO JOSE DA SILVA</text:p>
          </table:table-cell>
          <table:table-cell office:value-type="string" calcext:value-type="string">
            <text:p>2º Sgt | QE</text:p>
          </table:table-cell>
          <table:table-cell office:value-type="float" office:value="725385744" calcext:value-type="float">
            <text:p>725385744</text:p>
          </table:table-cell>
          <table:table-cell office:value-type="float" office:value="1924898446" calcext:value-type="float">
            <text:p>1924898446</text:p>
          </table:table-cell>
          <table:table-cell office:value-type="float" office:value="342669281" calcext:value-type="float">
            <text:p>342669281</text:p>
          </table:table-cell>
          <table:table-cell office:value-type="string" calcext:value-type="string">
            <text:p>FLÁVIO JOSE DA SILVA</text:p>
          </table:table-cell>
          <table:table-cell office:value-type="string" calcext:value-type="string">
            <text:p>FLÁVI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6/07/1992</text:p>
          </table:table-cell>
          <table:table-cell/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50]" office:value-type="string" office:string-value="RAONI CELESTINO DE ABREU" calcext:value-type="string">
            <text:p>RAONI CELESTINO DE ABREU</text:p>
          </table:table-cell>
          <table:table-cell office:value-type="string" calcext:value-type="string">
            <text:p>2º Sgt</text:p>
          </table:table-cell>
          <table:table-cell office:value-type="float" office:value="100734458" calcext:value-type="float">
            <text:p>100734458</text:p>
          </table:table-cell>
          <table:table-cell office:value-type="float" office:value="6471302460" calcext:value-type="float">
            <text:p>6471302460</text:p>
          </table:table-cell>
          <table:table-cell office:value-type="float" office:value="125344965" calcext:value-type="float">
            <text:p>125344965</text:p>
          </table:table-cell>
          <table:table-cell office:value-type="string" calcext:value-type="string">
            <text:p>RAONI CELESTINO DE ABREU</text:p>
          </table:table-cell>
          <table:table-cell office:value-type="string" calcext:value-type="string">
            <text:p>RAON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/02/2005</text:p>
          </table:table-cell>
          <table:table-cell table:style-name="ce1" office:value-type="string" calcext:value-type="string">
            <text:p>25/11/2005</text:p>
          </table:table-cell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51]" office:value-type="string" office:string-value="LUCIANO SÍGOLO DA SILVA" calcext:value-type="string">
            <text:p>LUCIANO SÍGOLO DA SILVA</text:p>
          </table:table-cell>
          <table:table-cell office:value-type="string" calcext:value-type="string">
            <text:p>2º Sgt</text:p>
          </table:table-cell>
          <table:table-cell office:value-type="float" office:value="100735356" calcext:value-type="float">
            <text:p>100735356</text:p>
          </table:table-cell>
          <table:table-cell office:value-type="float" office:value="11856729745" calcext:value-type="float">
            <text:p>11856729745</text:p>
          </table:table-cell>
          <table:table-cell office:value-type="float" office:value="125347190" calcext:value-type="float">
            <text:p>125347190</text:p>
          </table:table-cell>
          <table:table-cell office:value-type="string" calcext:value-type="string">
            <text:p>LUCIANO SÍGOLO DA SILVA</text:p>
          </table:table-cell>
          <table:table-cell office:value-type="string" calcext:value-type="string">
            <text:p>SÍGO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/02/2005</text:p>
          </table:table-cell>
          <table:table-cell table:style-name="ce1" office:value-type="string" calcext:value-type="string">
            <text:p>25/11/2005</text:p>
          </table:table-cell>
          <table:table-cell office:value-type="string" calcext:value-type="string">
            <text:p>01/12/2013</text:p>
          </table:table-cell>
          <table:table-cell table:number-columns-repeated="9"/>
        </table:table-row>
        <table:table-row table:style-name="ro1">
          <table:table-cell table:formula="of:=[.F52]" office:value-type="string" office:string-value="ÁLVARO BARBOSA DO NASCIMENTO" calcext:value-type="string">
            <text:p>ÁLVARO BARBOSA DO NASCIMENTO</text:p>
          </table:table-cell>
          <table:table-cell office:value-type="string" calcext:value-type="string">
            <text:p>2º Sgt | QE</text:p>
          </table:table-cell>
          <table:table-cell office:value-type="float" office:value="724954946" calcext:value-type="float">
            <text:p>724954946</text:p>
          </table:table-cell>
          <table:table-cell office:value-type="float" office:value="95011765415" calcext:value-type="float">
            <text:p>95011765415</text:p>
          </table:table-cell>
          <table:table-cell office:value-type="float" office:value="342570422" calcext:value-type="float">
            <text:p>342570422</text:p>
          </table:table-cell>
          <table:table-cell office:value-type="string" calcext:value-type="string">
            <text:p>ÁLVARO BARBOSA DO NASCIMENTO</text:p>
          </table:table-cell>
          <table:table-cell office:value-type="string" calcext:value-type="string">
            <text:p>ÁLV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/02/1992</text:p>
          </table:table-cell>
          <table:table-cell/>
          <table:table-cell office:value-type="string" calcext:value-type="string">
            <text:p>01/06/2014</text:p>
          </table:table-cell>
          <table:table-cell table:number-columns-repeated="9"/>
        </table:table-row>
        <table:table-row table:style-name="ro1">
          <table:table-cell table:formula="of:=[.F53]" office:value-type="string" office:string-value="LEANDRO DE FREITAS CASA NOVA" calcext:value-type="string">
            <text:p>LEANDRO DE FREITAS CASA NOVA</text:p>
          </table:table-cell>
          <table:table-cell office:value-type="string" calcext:value-type="string">
            <text:p>2º Sgt</text:p>
          </table:table-cell>
          <table:table-cell office:value-type="float" office:value="101056455" calcext:value-type="float">
            <text:p>101056455</text:p>
          </table:table-cell>
          <table:table-cell office:value-type="float" office:value="9903914776" calcext:value-type="float">
            <text:p>9903914776</text:p>
          </table:table-cell>
          <table:table-cell office:value-type="float" office:value="125573225" calcext:value-type="float">
            <text:p>125573225</text:p>
          </table:table-cell>
          <table:table-cell office:value-type="string" calcext:value-type="string">
            <text:p>LEANDRO DE FREITAS CASA NOVA</text:p>
          </table:table-cell>
          <table:table-cell office:value-type="string" calcext:value-type="string">
            <text:p>CASA N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/02/2006</text:p>
          </table:table-cell>
          <table:table-cell table:style-name="ce1" office:value-type="string" calcext:value-type="string">
            <text:p>01/12/2006</text:p>
          </table:table-cell>
          <table:table-cell office:value-type="string" calcext:value-type="string">
            <text:p>01/12/2014</text:p>
          </table:table-cell>
          <table:table-cell table:number-columns-repeated="9"/>
        </table:table-row>
        <table:table-row table:style-name="ro1">
          <table:table-cell table:formula="of:=[.F54]" office:value-type="string" office:string-value="SÉRGIO HENRIQUE DA SILVA" calcext:value-type="string">
            <text:p>SÉRGIO HENRIQUE DA SILVA</text:p>
          </table:table-cell>
          <table:table-cell office:value-type="string" calcext:value-type="string">
            <text:p>2º Sgt | QE</text:p>
          </table:table-cell>
          <table:table-cell office:value-type="float" office:value="724956040" calcext:value-type="float">
            <text:p>724956040</text:p>
          </table:table-cell>
          <table:table-cell office:value-type="float" office:value="89612140472" calcext:value-type="float">
            <text:p>89612140472</text:p>
          </table:table-cell>
          <table:table-cell office:value-type="float" office:value="342570331" calcext:value-type="float">
            <text:p>342570331</text:p>
          </table:table-cell>
          <table:table-cell office:value-type="string" calcext:value-type="string">
            <text:p>SÉRGIO HENRIQUE DA SILVA</text:p>
          </table:table-cell>
          <table:table-cell office:value-type="string" calcext:value-type="string">
            <text:p>HENR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/02/1992</text:p>
          </table:table-cell>
          <table:table-cell/>
          <table:table-cell office:value-type="string" calcext:value-type="string">
            <text:p>01/12/2015</text:p>
          </table:table-cell>
          <table:table-cell table:number-columns-repeated="9"/>
        </table:table-row>
        <table:table-row table:style-name="ro1">
          <table:table-cell table:formula="of:=[.F55]" office:value-type="string" office:string-value="EMANUEL DELANO PINHEIRO ALMEIDA" calcext:value-type="string">
            <text:p>EMANUEL DELANO PINHEIRO ALMEIDA</text:p>
          </table:table-cell>
          <table:table-cell office:value-type="string" calcext:value-type="string">
            <text:p>2º Sgt</text:p>
          </table:table-cell>
          <table:table-cell office:value-type="float" office:value="114855950" calcext:value-type="float">
            <text:p>114855950</text:p>
          </table:table-cell>
          <table:table-cell office:value-type="float" office:value="1927091357" calcext:value-type="float">
            <text:p>1927091357</text:p>
          </table:table-cell>
          <table:table-cell office:value-type="float" office:value="125686944" calcext:value-type="float">
            <text:p>125686944</text:p>
          </table:table-cell>
          <table:table-cell office:value-type="string" calcext:value-type="string">
            <text:p>EMANUEL DELANO PINHEIRO ALMEIDA</text:p>
          </table:table-cell>
          <table:table-cell office:value-type="string" calcext:value-type="string">
            <text:p>DEL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/07/2006</text:p>
          </table:table-cell>
          <table:table-cell table:style-name="ce1" office:value-type="string" calcext:value-type="string">
            <text:p>30/11/2007</text:p>
          </table:table-cell>
          <table:table-cell office:value-type="string" calcext:value-type="string">
            <text:p>01/12/2015</text:p>
          </table:table-cell>
          <table:table-cell table:number-columns-repeated="9"/>
        </table:table-row>
        <table:table-row table:style-name="ro1">
          <table:table-cell table:formula="of:=[.F56]" office:value-type="string" office:string-value="THOMAS JEFFERSON PASCHUAL" calcext:value-type="string">
            <text:p>THOMAS JEFFERSON PASCHUAL</text:p>
          </table:table-cell>
          <table:table-cell office:value-type="string" calcext:value-type="string">
            <text:p>2º Sgt</text:p>
          </table:table-cell>
          <table:table-cell office:value-type="float" office:value="114873755" calcext:value-type="float">
            <text:p>114873755</text:p>
          </table:table-cell>
          <table:table-cell office:value-type="float" office:value="35773217848" calcext:value-type="float">
            <text:p>35773217848</text:p>
          </table:table-cell>
          <table:table-cell office:value-type="float" office:value="125680707" calcext:value-type="float">
            <text:p>125680707</text:p>
          </table:table-cell>
          <table:table-cell office:value-type="string" calcext:value-type="string">
            <text:p>THOMAS JEFFERSON PASCHUAL</text:p>
          </table:table-cell>
          <table:table-cell office:value-type="string" calcext:value-type="string">
            <text:p>PASCH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/07/2006</text:p>
          </table:table-cell>
          <table:table-cell table:style-name="ce1" office:value-type="string" calcext:value-type="string">
            <text:p>30/11/2007</text:p>
          </table:table-cell>
          <table:table-cell office:value-type="string" calcext:value-type="string">
            <text:p>01/12/2015</text:p>
          </table:table-cell>
          <table:table-cell table:number-columns-repeated="9"/>
        </table:table-row>
        <table:table-row table:style-name="ro1">
          <table:table-cell table:formula="of:=[.F57]" office:value-type="string" office:string-value="ELIZEU ARAGÃO DE ARAÚJO" calcext:value-type="string">
            <text:p>ELIZEU ARAGÃO DE ARAÚJO</text:p>
          </table:table-cell>
          <table:table-cell office:value-type="string" calcext:value-type="string">
            <text:p>2º Sgt</text:p>
          </table:table-cell>
          <table:table-cell office:value-type="float" office:value="115847857" calcext:value-type="float">
            <text:p>115847857</text:p>
          </table:table-cell>
          <table:table-cell office:value-type="float" office:value="4041686474" calcext:value-type="float">
            <text:p>4041686474</text:p>
          </table:table-cell>
          <table:table-cell office:value-type="float" office:value="125752456" calcext:value-type="float">
            <text:p>125752456</text:p>
          </table:table-cell>
          <table:table-cell office:value-type="string" calcext:value-type="string">
            <text:p>ELIZEU ARAGÃO DE ARAÚJO</text:p>
          </table:table-cell>
          <table:table-cell office:value-type="string" calcext:value-type="string">
            <text:p>ELIZE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/06/2007</text:p>
          </table:table-cell>
          <table:table-cell table:style-name="ce1" office:value-type="string" calcext:value-type="string">
            <text:p>28/11/2008</text:p>
          </table:table-cell>
          <table:table-cell office:value-type="string" calcext:value-type="string">
            <text:p>01/06/2016</text:p>
          </table:table-cell>
          <table:table-cell table:number-columns-repeated="9"/>
        </table:table-row>
        <table:table-row table:style-name="ro1">
          <table:table-cell table:formula="of:=[.F58]" office:value-type="string" office:string-value="CHARLES EDMILSON CAETANO ALVES DE ASSIS" calcext:value-type="string">
            <text:p>CHARLES EDMILSON CAETANO ALVES DE ASSIS</text:p>
          </table:table-cell>
          <table:table-cell office:value-type="string" calcext:value-type="string">
            <text:p>2º Sgt</text:p>
          </table:table-cell>
          <table:table-cell office:value-type="float" office:value="115843856" calcext:value-type="float">
            <text:p>115843856</text:p>
          </table:table-cell>
          <table:table-cell office:value-type="float" office:value="6208782406" calcext:value-type="float">
            <text:p>6208782406</text:p>
          </table:table-cell>
          <table:table-cell office:value-type="float" office:value="125752928" calcext:value-type="float">
            <text:p>125752928</text:p>
          </table:table-cell>
          <table:table-cell office:value-type="string" calcext:value-type="string">
            <text:p>CHARLES EDMILSON CAETANO ALVES DE ASSIS</text:p>
          </table:table-cell>
          <table:table-cell office:value-type="string" calcext:value-type="string">
            <text:p>CHAR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/06/2007</text:p>
          </table:table-cell>
          <table:table-cell table:style-name="ce1" office:value-type="string" calcext:value-type="string">
            <text:p>28/11/2008</text:p>
          </table:table-cell>
          <table:table-cell office:value-type="string" calcext:value-type="string">
            <text:p>01/12/2016</text:p>
          </table:table-cell>
          <table:table-cell table:number-columns-repeated="9"/>
        </table:table-row>
        <table:table-row table:style-name="ro1">
          <table:table-cell table:formula="of:=[.F59]" office:value-type="string" office:string-value="THIAGO RAMOS DA SILVA" calcext:value-type="string">
            <text:p>THIAGO RAMOS DA SILVA</text:p>
          </table:table-cell>
          <table:table-cell office:value-type="string" calcext:value-type="string">
            <text:p>2º Sgt</text:p>
          </table:table-cell>
          <table:table-cell office:value-type="float" office:value="115846859" calcext:value-type="float">
            <text:p>115846859</text:p>
          </table:table-cell>
          <table:table-cell office:value-type="float" office:value="4666021469" calcext:value-type="float">
            <text:p>4666021469</text:p>
          </table:table-cell>
          <table:table-cell office:value-type="float" office:value="125752589" calcext:value-type="float">
            <text:p>125752589</text:p>
          </table:table-cell>
          <table:table-cell office:value-type="string" calcext:value-type="string">
            <text:p>THIAGO RAMOS DA SILVA</text:p>
          </table:table-cell>
          <table:table-cell office:value-type="string" calcext:value-type="string">
            <text:p>THIAGO RA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/06/2007</text:p>
          </table:table-cell>
          <table:table-cell table:style-name="ce1" office:value-type="string" calcext:value-type="string">
            <text:p>28/11/2008</text:p>
          </table:table-cell>
          <table:table-cell office:value-type="string" calcext:value-type="string">
            <text:p>01/12/2016</text:p>
          </table:table-cell>
          <table:table-cell table:number-columns-repeated="9"/>
        </table:table-row>
        <table:table-row table:style-name="ro1">
          <table:table-cell table:formula="of:=[.F60]" office:value-type="string" office:string-value="WELLINGTON ARAÚJO DO AMARAL" calcext:value-type="string">
            <text:p>WELLINGTON ARAÚJO DO AMARAL</text:p>
          </table:table-cell>
          <table:table-cell office:value-type="string" calcext:value-type="string">
            <text:p>2º Sgt</text:p>
          </table:table-cell>
          <table:table-cell office:value-type="float" office:value="117460550" calcext:value-type="float">
            <text:p>117460550</text:p>
          </table:table-cell>
          <table:table-cell office:value-type="float" office:value="7732754441" calcext:value-type="float">
            <text:p>7732754441</text:p>
          </table:table-cell>
          <table:table-cell office:value-type="float" office:value="125818463" calcext:value-type="float">
            <text:p>125818463</text:p>
          </table:table-cell>
          <table:table-cell office:value-type="string" calcext:value-type="string">
            <text:p>WELLINGTON ARAÚJO DO AMARAL</text:p>
          </table:table-cell>
          <table:table-cell office:value-type="string" calcext:value-type="string">
            <text:p>WELLINGTON ARAÚJ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9/06/2008</text:p>
          </table:table-cell>
          <table:table-cell table:style-name="ce1" office:value-type="string" calcext:value-type="string">
            <text:p>27/11/2009</text:p>
          </table:table-cell>
          <table:table-cell office:value-type="string" calcext:value-type="string">
            <text:p>01/06/2017</text:p>
          </table:table-cell>
          <table:table-cell table:number-columns-repeated="9"/>
        </table:table-row>
        <table:table-row table:style-name="ro1">
          <table:table-cell table:formula="of:=[.F61]" office:value-type="string" office:string-value="AUGUSTO CÉSAR VALERIANO DOS SANTOS" calcext:value-type="string">
            <text:p>AUGUSTO CÉSAR VALERIANO DOS SANTOS</text:p>
          </table:table-cell>
          <table:table-cell office:value-type="string" calcext:value-type="string">
            <text:p>2º Sgt</text:p>
          </table:table-cell>
          <table:table-cell office:value-type="float" office:value="117406959" calcext:value-type="float">
            <text:p>117406959</text:p>
          </table:table-cell>
          <table:table-cell office:value-type="float" office:value="5761582406" calcext:value-type="float">
            <text:p>5761582406</text:p>
          </table:table-cell>
          <table:table-cell office:value-type="float" office:value="125818133" calcext:value-type="float">
            <text:p>125818133</text:p>
          </table:table-cell>
          <table:table-cell office:value-type="string" calcext:value-type="string">
            <text:p>AUGUSTO CÉSAR VALERIANO DOS SANTOS</text:p>
          </table:table-cell>
          <table:table-cell office:value-type="string" calcext:value-type="string">
            <text:p>AUGUS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9/06/2008</text:p>
          </table:table-cell>
          <table:table-cell table:style-name="ce1" office:value-type="string" calcext:value-type="string">
            <text:p>27/11/2009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62]" office:value-type="string" office:string-value="PAULO RODRIGO FERREIRA LOPES" calcext:value-type="string">
            <text:p>PAULO RODRIGO FERREIRA LOPES</text:p>
          </table:table-cell>
          <table:table-cell office:value-type="string" calcext:value-type="string">
            <text:p>2º Sgt</text:p>
          </table:table-cell>
          <table:table-cell office:value-type="float" office:value="522472547" calcext:value-type="float">
            <text:p>522472547</text:p>
          </table:table-cell>
          <table:table-cell office:value-type="float" office:value="5513118432" calcext:value-type="float">
            <text:p>5513118432</text:p>
          </table:table-cell>
          <table:table-cell office:value-type="float" office:value="125884523" calcext:value-type="float">
            <text:p>125884523</text:p>
          </table:table-cell>
          <table:table-cell office:value-type="string" calcext:value-type="string">
            <text:p>PAULO RODRIGO FERREIRA LOPES</text:p>
          </table:table-cell>
          <table:table-cell office:value-type="string" calcext:value-type="string">
            <text:p>PAULO LO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/06/2009</text:p>
          </table:table-cell>
          <table:table-cell table:style-name="ce1" office:value-type="string" calcext:value-type="string">
            <text:p>03/12/2010</text:p>
          </table:table-cell>
          <table:table-cell office:value-type="string" calcext:value-type="string">
            <text:p>01/12/2018</text:p>
          </table:table-cell>
          <table:table-cell table:number-columns-repeated="9"/>
        </table:table-row>
        <table:table-row table:style-name="ro1">
          <table:table-cell table:formula="of:=[.F63]" office:value-type="string" office:string-value="JOEL BORGES DOS PASSOS" calcext:value-type="string">
            <text:p>JOEL BORGES DOS PASSOS</text:p>
          </table:table-cell>
          <table:table-cell office:value-type="string" calcext:value-type="string">
            <text:p>2º Sgt</text:p>
          </table:table-cell>
          <table:table-cell office:value-type="float" office:value="118564657" calcext:value-type="float">
            <text:p>118564657</text:p>
          </table:table-cell>
          <table:table-cell office:value-type="float" office:value="2878242505" calcext:value-type="float">
            <text:p>2878242505</text:p>
          </table:table-cell>
          <table:table-cell office:value-type="float" office:value="125884358" calcext:value-type="float">
            <text:p>125884358</text:p>
          </table:table-cell>
          <table:table-cell office:value-type="string" calcext:value-type="string">
            <text:p>JOEL BORGES DOS PASSOS</text:p>
          </table:table-cell>
          <table:table-cell office:value-type="string" calcext:value-type="string">
            <text:p>JO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/06/2009</text:p>
          </table:table-cell>
          <table:table-cell table:style-name="ce1" office:value-type="string" calcext:value-type="string">
            <text:p>03/12/2010</text:p>
          </table:table-cell>
          <table:table-cell office:value-type="string" calcext:value-type="string">
            <text:p>01/12/2018</text:p>
          </table:table-cell>
          <table:table-cell table:number-columns-repeated="9"/>
        </table:table-row>
        <table:table-row table:style-name="ro1">
          <table:table-cell table:formula="of:=[.F64]" office:value-type="string" office:string-value="THIAGO ARRUDA SILVA" calcext:value-type="string">
            <text:p>THIAGO ARRUDA SILVA</text:p>
          </table:table-cell>
          <table:table-cell office:value-type="string" calcext:value-type="string">
            <text:p>2º Sgt</text:p>
          </table:table-cell>
          <table:table-cell office:value-type="float" office:value="100014877" calcext:value-type="float">
            <text:p>100014877</text:p>
          </table:table-cell>
          <table:table-cell office:value-type="float" office:value="6200254419" calcext:value-type="float">
            <text:p>6200254419</text:p>
          </table:table-cell>
          <table:table-cell office:value-type="float" office:value="125949904" calcext:value-type="float">
            <text:p>125949904</text:p>
          </table:table-cell>
          <table:table-cell office:value-type="string" calcext:value-type="string">
            <text:p>THIAGO ARRUDA SILVA</text:p>
          </table:table-cell>
          <table:table-cell office:value-type="string" calcext:value-type="string">
            <text:p>ARR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/06/2010</text:p>
          </table:table-cell>
          <table:table-cell table:style-name="ce1" office:value-type="string" calcext:value-type="string">
            <text:p>09/12/2011</text:p>
          </table:table-cell>
          <table:table-cell office:value-type="string" calcext:value-type="string">
            <text:p>01/12/2019</text:p>
          </table:table-cell>
          <table:table-cell table:number-columns-repeated="9"/>
        </table:table-row>
        <table:table-row table:style-name="ro1">
          <table:table-cell table:formula="of:=[.F65]" office:value-type="string" office:string-value="JOSÉ NILO GOMES DE SOUZA" calcext:value-type="string">
            <text:p>JOSÉ NILO GOMES DE SOUZA</text:p>
          </table:table-cell>
          <table:table-cell office:value-type="string" calcext:value-type="string">
            <text:p>2º Sgt</text:p>
          </table:table-cell>
          <table:table-cell office:value-type="float" office:value="100006378" calcext:value-type="float">
            <text:p>100006378</text:p>
          </table:table-cell>
          <table:table-cell office:value-type="float" office:value="5445842444" calcext:value-type="float">
            <text:p>5445842444</text:p>
          </table:table-cell>
          <table:table-cell office:value-type="float" office:value="125943824" calcext:value-type="float">
            <text:p>125943824</text:p>
          </table:table-cell>
          <table:table-cell office:value-type="string" calcext:value-type="string">
            <text:p>JOSÉ NILO GOMES DE SOUZA</text:p>
          </table:table-cell>
          <table:table-cell office:value-type="string" calcext:value-type="string">
            <text:p>NI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7/06/2010</text:p>
          </table:table-cell>
          <table:table-cell table:style-name="ce1" office:value-type="string" calcext:value-type="string">
            <text:p>09/12/2011</text:p>
          </table:table-cell>
          <table:table-cell office:value-type="string" calcext:value-type="string">
            <text:p>01/12/2019</text:p>
          </table:table-cell>
          <table:table-cell table:number-columns-repeated="9"/>
        </table:table-row>
        <table:table-row table:style-name="ro1">
          <table:table-cell table:formula="of:=[.F66]" office:value-type="string" office:string-value="CLEBSON DA SILVA LIMA NASCIMENTO" calcext:value-type="string">
            <text:p>CLEBSON DA SILVA LIMA NASCIMENTO</text:p>
          </table:table-cell>
          <table:table-cell office:value-type="string" calcext:value-type="string">
            <text:p>2º Sgt</text:p>
          </table:table-cell>
          <table:table-cell office:value-type="float" office:value="102409679" calcext:value-type="float">
            <text:p>102409679</text:p>
          </table:table-cell>
          <table:table-cell office:value-type="float" office:value="8511660402" calcext:value-type="float">
            <text:p>8511660402</text:p>
          </table:table-cell>
          <table:table-cell office:value-type="float" office:value="126003222" calcext:value-type="float">
            <text:p>126003222</text:p>
          </table:table-cell>
          <table:table-cell office:value-type="string" calcext:value-type="string">
            <text:p>CLEBSON DA SILVA LIMA NASCIMENTO</text:p>
          </table:table-cell>
          <table:table-cell office:value-type="string" calcext:value-type="string">
            <text:p>CLEB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/05/2011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67]" office:value-type="string" office:string-value="THIAGO HENRIQUE RIBEIRO DA SILVA" calcext:value-type="string">
            <text:p>THIAGO HENRIQUE RIBEIRO DA SILVA</text:p>
          </table:table-cell>
          <table:table-cell office:value-type="string" calcext:value-type="string">
            <text:p>2º Sgt</text:p>
          </table:table-cell>
          <table:table-cell office:value-type="float" office:value="102487774" calcext:value-type="float">
            <text:p>102487774</text:p>
          </table:table-cell>
          <table:table-cell office:value-type="float" office:value="8550580481" calcext:value-type="float">
            <text:p>8550580481</text:p>
          </table:table-cell>
          <table:table-cell office:value-type="float" office:value="126004113" calcext:value-type="float">
            <text:p>126004113</text:p>
          </table:table-cell>
          <table:table-cell office:value-type="string" calcext:value-type="string">
            <text:p>THIAGO HENRIQUE RIBEIRO DA SILVA</text:p>
          </table:table-cell>
          <table:table-cell office:value-type="string" calcext:value-type="string">
            <text:p>THIAGO RIBEI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/05/2011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68]" office:value-type="string" office:string-value="RENATO ÍTALO AMARAL DA SILVA" calcext:value-type="string">
            <text:p>RENATO ÍTALO AMARAL DA SILVA</text:p>
          </table:table-cell>
          <table:table-cell office:value-type="string" calcext:value-type="string">
            <text:p>2º Sgt</text:p>
          </table:table-cell>
          <table:table-cell office:value-type="float" office:value="102408770" calcext:value-type="float">
            <text:p>102408770</text:p>
          </table:table-cell>
          <table:table-cell office:value-type="float" office:value="7690041485" calcext:value-type="float">
            <text:p>7690041485</text:p>
          </table:table-cell>
          <table:table-cell office:value-type="float" office:value="126003610" calcext:value-type="float">
            <text:p>126003610</text:p>
          </table:table-cell>
          <table:table-cell office:value-type="string" calcext:value-type="string">
            <text:p>RENATO ÍTALO AMARAL DA SILVA</text:p>
          </table:table-cell>
          <table:table-cell office:value-type="string" calcext:value-type="string">
            <text:p>RENATO ÍTA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/05/2011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69]" office:value-type="string" office:string-value="THIAGO CÉSAR DA SILVA RAMOS" calcext:value-type="string">
            <text:p>THIAGO CÉSAR DA SILVA RAMOS</text:p>
          </table:table-cell>
          <table:table-cell office:value-type="string" calcext:value-type="string">
            <text:p>2º Sgt</text:p>
          </table:table-cell>
          <table:table-cell office:value-type="float" office:value="102408671" calcext:value-type="float">
            <text:p>102408671</text:p>
          </table:table-cell>
          <table:table-cell office:value-type="float" office:value="8414261477" calcext:value-type="float">
            <text:p>8414261477</text:p>
          </table:table-cell>
          <table:table-cell office:value-type="float" office:value="126004105" calcext:value-type="float">
            <text:p>126004105</text:p>
          </table:table-cell>
          <table:table-cell office:value-type="string" calcext:value-type="string">
            <text:p>THIAGO CÉSAR DA SILVA RAMOS</text:p>
          </table:table-cell>
          <table:table-cell office:value-type="string" calcext:value-type="string">
            <text:p>CÉS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/05/2011</text:p>
          </table:table-cell>
          <table:table-cell table:style-name="ce1" office:value-type="string" calcext:value-type="string">
            <text:p>30/11/2012</text:p>
          </table:table-cell>
          <table:table-cell office:value-type="string" calcext:value-type="string">
            <text:p>01/12/2020</text:p>
          </table:table-cell>
          <table:table-cell table:number-columns-repeated="9"/>
        </table:table-row>
        <table:table-row table:style-name="ro1">
          <table:table-cell table:formula="of:=[.F70]" office:value-type="string" office:string-value="DOUGLAS SILVA BARBOSA" calcext:value-type="string">
            <text:p>DOUGLAS SILVA BARBOSA</text:p>
          </table:table-cell>
          <table:table-cell office:value-type="string" calcext:value-type="string">
            <text:p>2º Sgt</text:p>
          </table:table-cell>
          <table:table-cell office:value-type="float" office:value="102409570" calcext:value-type="float">
            <text:p>102409570</text:p>
          </table:table-cell>
          <table:table-cell office:value-type="float" office:value="12226607765" calcext:value-type="float">
            <text:p>12226607765</text:p>
          </table:table-cell>
          <table:table-cell office:value-type="float" office:value="126002315" calcext:value-type="float">
            <text:p>126002315</text:p>
          </table:table-cell>
          <table:table-cell office:value-type="string" calcext:value-type="string">
            <text:p>DOUGLAS SILVA BARBOSA</text:p>
          </table:table-cell>
          <table:table-cell office:value-type="string" calcext:value-type="string">
            <text:p>BARBOSA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formula="of:=[.F71]" office:value-type="string" office:string-value="MARCOS BATISTA DA SILVA JÚNIOR" calcext:value-type="string">
            <text:p>MARCOS BATISTA DA SILVA JÚNIOR</text:p>
          </table:table-cell>
          <table:table-cell office:value-type="string" calcext:value-type="string">
            <text:p>2º Sgt</text:p>
          </table:table-cell>
          <table:table-cell office:value-type="float" office:value="700849375" calcext:value-type="float">
            <text:p>700849375</text:p>
          </table:table-cell>
          <table:table-cell office:value-type="float" office:value="9443729458" calcext:value-type="float">
            <text:p>9443729458</text:p>
          </table:table-cell>
          <table:table-cell office:value-type="float" office:value="126064950" calcext:value-type="float">
            <text:p>126064950</text:p>
          </table:table-cell>
          <table:table-cell office:value-type="string" calcext:value-type="string">
            <text:p>MARCOS BATISTA DA SILVA JÚNIOR</text:p>
          </table:table-cell>
          <table:table-cell office:value-type="string" calcext:value-type="string">
            <text:p>MARCOS BAT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office:value-type="string" calcext:value-type="string">
            <text:p>Especialização</text:p>
          </table:table-cell>
          <table:table-cell table:number-columns-repeated="8"/>
        </table:table-row>
        <table:table-row table:style-name="ro1">
          <table:table-cell table:formula="of:=[.F72]" office:value-type="string" office:string-value="RAONI BARROS DE SOUSA" calcext:value-type="string">
            <text:p>RAONI BARROS DE SOUSA</text:p>
          </table:table-cell>
          <table:table-cell office:value-type="string" calcext:value-type="string">
            <text:p>3º Sgt</text:p>
          </table:table-cell>
          <table:table-cell office:value-type="float" office:value="701900656" calcext:value-type="float">
            <text:p>701900656</text:p>
          </table:table-cell>
          <table:table-cell office:value-type="float" office:value="5416874414" calcext:value-type="float">
            <text:p>5416874414</text:p>
          </table:table-cell>
          <table:table-cell office:value-type="float" office:value="126065007" calcext:value-type="float">
            <text:p>126065007</text:p>
          </table:table-cell>
          <table:table-cell office:value-type="string" calcext:value-type="string">
            <text:p>RAONI BARROS DE SOUSA</text:p>
          </table:table-cell>
          <table:table-cell office:value-type="string" calcext:value-type="string">
            <text:p>RAON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table:number-columns-repeated="9"/>
        </table:table-row>
        <table:table-row table:style-name="ro1">
          <table:table-cell table:formula="of:=[.F73]" office:value-type="string" office:string-value="RICARDO JORGE SOARES DE ALBUQUERQUE FILHO" calcext:value-type="string">
            <text:p>RICARDO JORGE SOARES DE ALBUQUERQUE FILHO</text:p>
          </table:table-cell>
          <table:table-cell office:value-type="string" calcext:value-type="string">
            <text:p>3º Sgt</text:p>
          </table:table-cell>
          <table:table-cell office:value-type="float" office:value="800495178" calcext:value-type="float">
            <text:p>800495178</text:p>
          </table:table-cell>
          <table:table-cell office:value-type="float" office:value="8906069430" calcext:value-type="float">
            <text:p>8906069430</text:p>
          </table:table-cell>
          <table:table-cell office:value-type="float" office:value="126063275" calcext:value-type="float">
            <text:p>126063275</text:p>
          </table:table-cell>
          <table:table-cell office:value-type="string" calcext:value-type="string">
            <text:p>RICARDO JORGE SOARES DE ALBUQUERQUE FILHO</text:p>
          </table:table-cell>
          <table:table-cell office:value-type="string" calcext:value-type="string">
            <text:p>ALBUQUER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table:number-columns-repeated="9"/>
        </table:table-row>
        <table:table-row table:style-name="ro1">
          <table:table-cell table:formula="of:=[.F74]" office:value-type="string" office:string-value="AÍRTON GONÇALVES DOS SANTOS JÚNIOR" calcext:value-type="string">
            <text:p>AÍRTON GONÇALVES DOS SANTOS JÚNIOR</text:p>
          </table:table-cell>
          <table:table-cell office:value-type="string" calcext:value-type="string">
            <text:p>3º Sgt</text:p>
          </table:table-cell>
          <table:table-cell office:value-type="float" office:value="800494577" calcext:value-type="float">
            <text:p>800494577</text:p>
          </table:table-cell>
          <table:table-cell office:value-type="float" office:value="1703181255" calcext:value-type="float">
            <text:p>1703181255</text:p>
          </table:table-cell>
          <table:table-cell office:value-type="float" office:value="126063580" calcext:value-type="float">
            <text:p>126063580</text:p>
          </table:table-cell>
          <table:table-cell office:value-type="string" calcext:value-type="string">
            <text:p>AÍRTON GONÇALVES DOS SANTOS JÚNIOR</text:p>
          </table:table-cell>
          <table:table-cell office:value-type="string" calcext:value-type="string">
            <text:p>AÍRTON SANT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table:number-columns-repeated="9"/>
        </table:table-row>
        <table:table-row table:style-name="ro1">
          <table:table-cell table:formula="of:=[.F75]" office:value-type="string" office:string-value="RÔMULO PEREIRA RODRIGUES" calcext:value-type="string">
            <text:p>RÔMULO PEREIRA RODRIGUES</text:p>
          </table:table-cell>
          <table:table-cell office:value-type="string" calcext:value-type="string">
            <text:p>3º Sgt</text:p>
          </table:table-cell>
          <table:table-cell office:value-type="float" office:value="700873375" calcext:value-type="float">
            <text:p>700873375</text:p>
          </table:table-cell>
          <table:table-cell office:value-type="float" office:value="6291217457" calcext:value-type="float">
            <text:p>6291217457</text:p>
          </table:table-cell>
          <table:table-cell office:value-type="float" office:value="126065031" calcext:value-type="float">
            <text:p>126065031</text:p>
          </table:table-cell>
          <table:table-cell office:value-type="string" calcext:value-type="string">
            <text:p>RÔMULO PEREIRA RODRIGUES</text:p>
          </table:table-cell>
          <table:table-cell office:value-type="string" calcext:value-type="string">
            <text:p>RÔMULO PEREI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/04/2012</text:p>
          </table:table-cell>
          <table:table-cell table:style-name="ce1" office:value-type="string" calcext:value-type="string">
            <text:p>29/11/2013</text:p>
          </table:table-cell>
          <table:table-cell office:value-type="string" calcext:value-type="string">
            <text:p>29/11/2013</text:p>
          </table:table-cell>
          <table:table-cell table:number-columns-repeated="9"/>
        </table:table-row>
        <table:table-row table:style-name="ro1">
          <table:table-cell table:formula="of:=[.F76]" office:value-type="string" office:string-value="EDUARDO PEREIRA DA SILVA JÚNIOR" calcext:value-type="string">
            <text:p>EDUARDO PEREIRA DA SILVA JÚNIOR</text:p>
          </table:table-cell>
          <table:table-cell office:value-type="string" calcext:value-type="string">
            <text:p>3º Sgt | Temp</text:p>
          </table:table-cell>
          <table:table-cell office:value-type="float" office:value="702870379" calcext:value-type="float">
            <text:p>702870379</text:p>
          </table:table-cell>
          <table:table-cell office:value-type="float" office:value="972504494" calcext:value-type="float">
            <text:p>972504494</text:p>
          </table:table-cell>
          <table:table-cell office:value-type="float" office:value="346173520" calcext:value-type="float">
            <text:p>346173520</text:p>
          </table:table-cell>
          <table:table-cell office:value-type="string" calcext:value-type="string">
            <text:p>EDUARDO PEREIRA DA SILVA JÚNIOR</text:p>
          </table:table-cell>
          <table:table-cell office:value-type="string" calcext:value-type="string">
            <text:p>EDUA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/02/2014</text:p>
          </table:table-cell>
          <table:table-cell/>
          <table:table-cell office:value-type="string" calcext:value-type="string">
            <text:p>01/02/2014</text:p>
          </table:table-cell>
          <table:table-cell table:number-columns-repeated="9"/>
        </table:table-row>
        <table:table-row table:style-name="ro1">
          <table:table-cell table:formula="of:=[.F77]" office:value-type="string" office:string-value="OSVALDO PINHEIRO NETO BASTOS" calcext:value-type="string">
            <text:p>OSVALDO PINHEIRO NETO BASTOS</text:p>
          </table:table-cell>
          <table:table-cell office:value-type="string" calcext:value-type="string">
            <text:p>3º Sgt</text:p>
          </table:table-cell>
          <table:table-cell office:value-type="float" office:value="502922776" calcext:value-type="float">
            <text:p>502922776</text:p>
          </table:table-cell>
          <table:table-cell office:value-type="float" office:value="6189269419" calcext:value-type="float">
            <text:p>6189269419</text:p>
          </table:table-cell>
          <table:table-cell office:value-type="float" office:value="126128037" calcext:value-type="float">
            <text:p>126128037</text:p>
          </table:table-cell>
          <table:table-cell office:value-type="string" calcext:value-type="string">
            <text:p>OSVALDO PINHEIRO NETO BASTOS</text:p>
          </table:table-cell>
          <table:table-cell office:value-type="string" calcext:value-type="string">
            <text:p>OSVALD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/04/2013</text:p>
          </table:table-cell>
          <table:table-cell table:style-name="ce1" office:value-type="string" calcext:value-type="string">
            <text:p>28/11/2014</text:p>
          </table:table-cell>
          <table:table-cell office:value-type="string" calcext:value-type="string">
            <text:p>28/11/2014</text:p>
          </table:table-cell>
          <table:table-cell table:number-columns-repeated="9"/>
        </table:table-row>
        <table:table-row table:style-name="ro1">
          <table:table-cell table:formula="of:=[.F78]" office:value-type="string" office:string-value="FERNANDO ALENCAR SILVA SANTOS" calcext:value-type="string">
            <text:p>FERNANDO ALENCAR SILVA SANTOS</text:p>
          </table:table-cell>
          <table:table-cell office:value-type="string" calcext:value-type="string">
            <text:p>3º Sgt</text:p>
          </table:table-cell>
          <table:table-cell office:value-type="float" office:value="801072778" calcext:value-type="float">
            <text:p>801072778</text:p>
          </table:table-cell>
          <table:table-cell office:value-type="float" office:value="8853706430" calcext:value-type="float">
            <text:p>8853706430</text:p>
          </table:table-cell>
          <table:table-cell office:value-type="float" office:value="126124689" calcext:value-type="float">
            <text:p>126124689</text:p>
          </table:table-cell>
          <table:table-cell office:value-type="string" calcext:value-type="string">
            <text:p>FERNANDO ALENCAR SILVA SANTOS</text:p>
          </table:table-cell>
          <table:table-cell office:value-type="string" calcext:value-type="string">
            <text:p>FERNANDO SIL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/04/2013</text:p>
          </table:table-cell>
          <table:table-cell table:style-name="ce1" office:value-type="string" calcext:value-type="string">
            <text:p>28/11/2014</text:p>
          </table:table-cell>
          <table:table-cell office:value-type="string" calcext:value-type="string">
            <text:p>28/11/2014</text:p>
          </table:table-cell>
          <table:table-cell table:number-columns-repeated="9"/>
        </table:table-row>
        <table:table-row table:style-name="ro1">
          <table:table-cell table:formula="of:=[.F79]" office:value-type="string" office:string-value="FERNANDO DE SOUZA MENDES" calcext:value-type="string">
            <text:p>FERNANDO DE SOUZA MENDES</text:p>
          </table:table-cell>
          <table:table-cell office:value-type="string" calcext:value-type="string">
            <text:p>3º Sgt</text:p>
          </table:table-cell>
          <table:table-cell office:value-type="float" office:value="502929375" calcext:value-type="float">
            <text:p>502929375</text:p>
          </table:table-cell>
          <table:table-cell office:value-type="float" office:value="7031330980" calcext:value-type="float">
            <text:p>7031330980</text:p>
          </table:table-cell>
          <table:table-cell office:value-type="float" office:value="126127369" calcext:value-type="float">
            <text:p>126127369</text:p>
          </table:table-cell>
          <table:table-cell office:value-type="string" calcext:value-type="string">
            <text:p>FERNANDO DE SOUZA MENDES</text:p>
          </table:table-cell>
          <table:table-cell office:value-type="string" calcext:value-type="string">
            <text:p>SOUZA MEND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/04/2013</text:p>
          </table:table-cell>
          <table:table-cell table:style-name="ce1" office:value-type="string" calcext:value-type="string">
            <text:p>28/11/2014</text:p>
          </table:table-cell>
          <table:table-cell office:value-type="string" calcext:value-type="string">
            <text:p>28/11/2014</text:p>
          </table:table-cell>
          <table:table-cell table:number-columns-repeated="9"/>
        </table:table-row>
        <table:table-row table:style-name="ro1">
          <table:table-cell table:formula="of:=[.F80]" office:value-type="string" office:string-value="WESLEY HENRIQUE DE ARRUDA SILVA" calcext:value-type="string">
            <text:p>WESLEY HENRIQUE DE ARRUDA SILVA</text:p>
          </table:table-cell>
          <table:table-cell office:value-type="string" calcext:value-type="string">
            <text:p>3º Sgt | Temp</text:p>
          </table:table-cell>
          <table:table-cell office:value-type="float" office:value="704840073" calcext:value-type="float">
            <text:p>704840073</text:p>
          </table:table-cell>
          <table:table-cell office:value-type="float" office:value="7947834490" calcext:value-type="float">
            <text:p>7947834490</text:p>
          </table:table-cell>
          <table:table-cell office:value-type="float" office:value="346220909" calcext:value-type="float">
            <text:p>346220909</text:p>
          </table:table-cell>
          <table:table-cell office:value-type="string" calcext:value-type="string">
            <text:p>WESLEY HENRIQUE DE ARRUDA SILVA</text:p>
          </table:table-cell>
          <table:table-cell office:value-type="string" calcext:value-type="string">
            <text:p>WES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5</text:p>
          </table:table-cell>
          <table:table-cell/>
          <table:table-cell office:value-type="string" calcext:value-type="string">
            <text:p>01/02/2015</text:p>
          </table:table-cell>
          <table:table-cell table:number-columns-repeated="9"/>
        </table:table-row>
        <table:table-row table:style-name="ro1">
          <table:table-cell table:formula="of:=[.F81]" office:value-type="string" office:string-value="OLIVALDO SANTOS DE JESUS" calcext:value-type="string">
            <text:p>OLIVALDO SANTOS DE JESUS</text:p>
          </table:table-cell>
          <table:table-cell office:value-type="string" calcext:value-type="string">
            <text:p>3º Sgt | Temp</text:p>
          </table:table-cell>
          <table:table-cell office:value-type="float" office:value="704641372" calcext:value-type="float">
            <text:p>704641372</text:p>
          </table:table-cell>
          <table:table-cell office:value-type="float" office:value="69596719572" calcext:value-type="float">
            <text:p>69596719572</text:p>
          </table:table-cell>
          <table:table-cell office:value-type="float" office:value="346220644" calcext:value-type="float">
            <text:p>346220644</text:p>
          </table:table-cell>
          <table:table-cell office:value-type="string" calcext:value-type="string">
            <text:p>OLIVALDO SANTOS DE JESUS</text:p>
          </table:table-cell>
          <table:table-cell office:value-type="string" calcext:value-type="string">
            <text:p>OLIVAL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/02/2015</text:p>
          </table:table-cell>
          <table:table-cell/>
          <table:table-cell office:value-type="string" calcext:value-type="string">
            <text:p>01/02/2015</text:p>
          </table:table-cell>
          <table:table-cell table:number-columns-repeated="9"/>
        </table:table-row>
        <table:table-row table:style-name="ro1">
          <table:table-cell table:formula="of:=[.F82]" office:value-type="string" office:string-value="ALEX MELO BATISTA DE ARAÚJO" calcext:value-type="string">
            <text:p>ALEX MELO BATISTA DE ARAÚJO</text:p>
          </table:table-cell>
          <table:table-cell office:value-type="string" calcext:value-type="string">
            <text:p>3º Sgt</text:p>
          </table:table-cell>
          <table:table-cell office:value-type="float" office:value="704178177" calcext:value-type="float">
            <text:p>704178177</text:p>
          </table:table-cell>
          <table:table-cell office:value-type="float" office:value="8438563430" calcext:value-type="float">
            <text:p>8438563430</text:p>
          </table:table-cell>
          <table:table-cell office:value-type="float" office:value="126195911" calcext:value-type="float">
            <text:p>126195911</text:p>
          </table:table-cell>
          <table:table-cell office:value-type="string" calcext:value-type="string">
            <text:p>ALEX MELO BATISTA DE ARAÚJO</text:p>
          </table:table-cell>
          <table:table-cell office:value-type="string" calcext:value-type="string">
            <text:p>ME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4/2014</text:p>
          </table:table-cell>
          <table:table-cell table:style-name="ce1" office:value-type="string" calcext:value-type="string">
            <text:p>27/11/2015</text:p>
          </table:table-cell>
          <table:table-cell office:value-type="string" calcext:value-type="string">
            <text:p>27/11/2015</text:p>
          </table:table-cell>
          <table:table-cell table:number-columns-repeated="9"/>
        </table:table-row>
        <table:table-row table:style-name="ro1">
          <table:table-cell table:formula="of:=[.F83]" office:value-type="string" office:string-value="JOÃO WICTOR AMORIM MAIA SILVA" calcext:value-type="string">
            <text:p>JOÃO WICTOR AMORIM MAIA SILVA</text:p>
          </table:table-cell>
          <table:table-cell office:value-type="string" calcext:value-type="string">
            <text:p>3º Sgt</text:p>
          </table:table-cell>
          <table:table-cell office:value-type="float" office:value="1001481975" calcext:value-type="float">
            <text:p>1001481975</text:p>
          </table:table-cell>
          <table:table-cell office:value-type="float" office:value="9382696407" calcext:value-type="float">
            <text:p>9382696407</text:p>
          </table:table-cell>
          <table:table-cell office:value-type="float" office:value="126208425" calcext:value-type="float">
            <text:p>126208425</text:p>
          </table:table-cell>
          <table:table-cell office:value-type="string" calcext:value-type="string">
            <text:p>JOÃO WICTOR AMORIM MAIA SILVA</text:p>
          </table:table-cell>
          <table:table-cell office:value-type="string" calcext:value-type="string">
            <text:p>WI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/04/2014</text:p>
          </table:table-cell>
          <table:table-cell table:style-name="ce1" office:value-type="string" calcext:value-type="string">
            <text:p>27/11/2015</text:p>
          </table:table-cell>
          <table:table-cell office:value-type="string" calcext:value-type="string">
            <text:p>27/11/2015</text:p>
          </table:table-cell>
          <table:table-cell table:number-columns-repeated="9"/>
        </table:table-row>
        <table:table-row table:style-name="ro1">
          <table:table-cell table:formula="of:=[.F84]" office:value-type="string" office:string-value="JOSÉ VITOR DOS SANTOS JÚNIOR" calcext:value-type="string">
            <text:p>JOSÉ VITOR DOS SANTOS JÚNIOR</text:p>
          </table:table-cell>
          <table:table-cell office:value-type="string" calcext:value-type="string">
            <text:p>3º Sgt</text:p>
          </table:table-cell>
          <table:table-cell office:value-type="float" office:value="704172774" calcext:value-type="float">
            <text:p>704172774</text:p>
          </table:table-cell>
          <table:table-cell office:value-type="float" office:value="8948737414" calcext:value-type="float">
            <text:p>8948737414</text:p>
          </table:table-cell>
          <table:table-cell office:value-type="float" office:value="126196505" calcext:value-type="float">
            <text:p>126196505</text:p>
          </table:table-cell>
          <table:table-cell office:value-type="string" calcext:value-type="string">
            <text:p>JOSÉ VITOR DOS SANTOS JÚNIOR</text:p>
          </table:table-cell>
          <table:table-cell office:value-type="string" calcext:value-type="string">
            <text:p>JOSÉ V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/04/2014</text:p>
          </table:table-cell>
          <table:table-cell table:style-name="ce1" office:value-type="string" calcext:value-type="string">
            <text:p>27/11/2015</text:p>
          </table:table-cell>
          <table:table-cell office:value-type="string" calcext:value-type="string">
            <text:p>27/11/2015</text:p>
          </table:table-cell>
          <table:table-cell table:number-columns-repeated="9"/>
        </table:table-row>
        <table:table-row table:style-name="ro1">
          <table:table-cell table:formula="of:=[.F85]" office:value-type="string" office:string-value="VANILDO RIBEIRO DOS SANTOS" calcext:value-type="string">
            <text:p>VANILDO RIBEIRO DOS SANTOS</text:p>
          </table:table-cell>
          <table:table-cell office:value-type="string" calcext:value-type="string">
            <text:p>3º Sgt | Temp</text:p>
          </table:table-cell>
          <table:table-cell office:value-type="float" office:value="705813970" calcext:value-type="float">
            <text:p>705813970</text:p>
          </table:table-cell>
          <table:table-cell office:value-type="float" office:value="3134910543" calcext:value-type="float">
            <text:p>3134910543</text:p>
          </table:table-cell>
          <table:table-cell office:value-type="float" office:value="346299077" calcext:value-type="float">
            <text:p>346299077</text:p>
          </table:table-cell>
          <table:table-cell office:value-type="string" calcext:value-type="string">
            <text:p>VANILDO RIBEIRO DOS SANTOS</text:p>
          </table:table-cell>
          <table:table-cell office:value-type="string" calcext:value-type="string">
            <text:p>VANIL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2/2016</text:p>
          </table:table-cell>
          <table:table-cell/>
          <table:table-cell office:value-type="string" calcext:value-type="string">
            <text:p>01/02/2016</text:p>
          </table:table-cell>
          <table:table-cell table:number-columns-repeated="9"/>
        </table:table-row>
        <table:table-row table:style-name="ro1">
          <table:table-cell table:formula="of:=[.F86]" office:value-type="string" office:string-value="PIETRO ÂNGELO DE LIMA TAVARES" calcext:value-type="string">
            <text:p>PIETRO ÂNGELO DE LIMA TAVARES</text:p>
          </table:table-cell>
          <table:table-cell office:value-type="string" calcext:value-type="string">
            <text:p>3º Sgt</text:p>
          </table:table-cell>
          <table:table-cell office:value-type="float" office:value="704924679" calcext:value-type="float">
            <text:p>704924679</text:p>
          </table:table-cell>
          <table:table-cell office:value-type="float" office:value="9338982408" calcext:value-type="float">
            <text:p>9338982408</text:p>
          </table:table-cell>
          <table:table-cell office:value-type="float" office:value="126268130" calcext:value-type="float">
            <text:p>126268130</text:p>
          </table:table-cell>
          <table:table-cell office:value-type="string" calcext:value-type="string">
            <text:p>PIETRO ÂNGELO DE LIMA TAVARES</text:p>
          </table:table-cell>
          <table:table-cell office:value-type="string" calcext:value-type="string">
            <text:p>PIE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4/2015</text:p>
          </table:table-cell>
          <table:table-cell table:style-name="ce1" office:value-type="string" calcext:value-type="string">
            <text:p>25/11/2016</text:p>
          </table:table-cell>
          <table:table-cell office:value-type="string" calcext:value-type="string">
            <text:p>25/11/2016</text:p>
          </table:table-cell>
          <table:table-cell table:number-columns-repeated="9"/>
        </table:table-row>
        <table:table-row table:style-name="ro1">
          <table:table-cell table:formula="of:=[.F87]" office:value-type="string" office:string-value="JOSIEL NEGRÃO BRITO PEREIRA" calcext:value-type="string">
            <text:p>JOSIEL NEGRÃO BRITO PEREIRA</text:p>
          </table:table-cell>
          <table:table-cell office:value-type="string" calcext:value-type="string">
            <text:p>3º Sgt</text:p>
          </table:table-cell>
          <table:table-cell office:value-type="float" office:value="704926278" calcext:value-type="float">
            <text:p>704926278</text:p>
          </table:table-cell>
          <table:table-cell office:value-type="float" office:value="6012194579" calcext:value-type="float">
            <text:p>6012194579</text:p>
          </table:table-cell>
          <table:table-cell office:value-type="float" office:value="126268023" calcext:value-type="float">
            <text:p>126268023</text:p>
          </table:table-cell>
          <table:table-cell office:value-type="string" calcext:value-type="string">
            <text:p>JOSIEL NEGRÃO BRITO PEREIRA</text:p>
          </table:table-cell>
          <table:table-cell office:value-type="string" calcext:value-type="string">
            <text:p>JOS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4/2015</text:p>
          </table:table-cell>
          <table:table-cell table:style-name="ce1" office:value-type="string" calcext:value-type="string">
            <text:p>25/11/2016</text:p>
          </table:table-cell>
          <table:table-cell office:value-type="string" calcext:value-type="string">
            <text:p>25/11/2016</text:p>
          </table:table-cell>
          <table:table-cell table:number-columns-repeated="9"/>
        </table:table-row>
        <table:table-row table:style-name="ro1">
          <table:table-cell table:formula="of:=[.F88]" office:value-type="string" office:string-value="ELICÁCIA SILVA DOS SANTOS" calcext:value-type="string">
            <text:p>ELICÁCIA SILVA DOS SANTOS</text:p>
          </table:table-cell>
          <table:table-cell office:value-type="string" calcext:value-type="string">
            <text:p>3º Sgt | Temp</text:p>
          </table:table-cell>
          <table:table-cell office:value-type="float" office:value="706334471" calcext:value-type="float">
            <text:p>706334471</text:p>
          </table:table-cell>
          <table:table-cell office:value-type="float" office:value="6469495435" calcext:value-type="float">
            <text:p>6469495435</text:p>
          </table:table-cell>
          <table:table-cell office:value-type="float" office:value="346372502" calcext:value-type="float">
            <text:p>346372502</text:p>
          </table:table-cell>
          <table:table-cell office:value-type="string" calcext:value-type="string">
            <text:p>ELICÁCIA SILVA DOS SANTOS</text:p>
          </table:table-cell>
          <table:table-cell office:value-type="string" calcext:value-type="string">
            <text:p>ELICÁC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017</text:p>
          </table:table-cell>
          <table:table-cell/>
          <table:table-cell office:value-type="string" calcext:value-type="string">
            <text:p>01/02/2017</text:p>
          </table:table-cell>
          <table:table-cell table:number-columns-repeated="9"/>
        </table:table-row>
        <table:table-row table:style-name="ro1">
          <table:table-cell table:formula="of:=[.F89]" office:value-type="string" office:string-value="IRLAN PEREIRA DE SOUZA" calcext:value-type="string">
            <text:p>IRLAN PEREIRA DE SOUZA</text:p>
          </table:table-cell>
          <table:table-cell office:value-type="string" calcext:value-type="string">
            <text:p>3º Sgt</text:p>
          </table:table-cell>
          <table:table-cell office:value-type="float" office:value="802525378" calcext:value-type="float">
            <text:p>802525378</text:p>
          </table:table-cell>
          <table:table-cell office:value-type="float" office:value="10402544463" calcext:value-type="float">
            <text:p>10402544463</text:p>
          </table:table-cell>
          <table:table-cell office:value-type="float" office:value="126346670" calcext:value-type="float">
            <text:p>126346670</text:p>
          </table:table-cell>
          <table:table-cell office:value-type="string" calcext:value-type="string">
            <text:p>IRLAN PEREIRA DE SOUZA</text:p>
          </table:table-cell>
          <table:table-cell office:value-type="string" calcext:value-type="string">
            <text:p>IRL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/04/2016</text:p>
          </table:table-cell>
          <table:table-cell table:style-name="ce1" office:value-type="string" calcext:value-type="string">
            <text:p>01/12/2017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90]" office:value-type="string" office:string-value="DAVI AMARAL DE MOURA" calcext:value-type="string">
            <text:p>DAVI AMARAL DE MOURA</text:p>
          </table:table-cell>
          <table:table-cell office:value-type="string" calcext:value-type="string">
            <text:p>3º Sgt</text:p>
          </table:table-cell>
          <table:table-cell office:value-type="float" office:value="802535476" calcext:value-type="float">
            <text:p>802535476</text:p>
          </table:table-cell>
          <table:table-cell office:value-type="float" office:value="2956743260" calcext:value-type="float">
            <text:p>2956743260</text:p>
          </table:table-cell>
          <table:table-cell office:value-type="float" office:value="126346852" calcext:value-type="float">
            <text:p>126346852</text:p>
          </table:table-cell>
          <table:table-cell office:value-type="string" calcext:value-type="string">
            <text:p>DAVI AMARAL DE MOURA</text:p>
          </table:table-cell>
          <table:table-cell office:value-type="string" calcext:value-type="string">
            <text:p>D MOU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/04/2016</text:p>
          </table:table-cell>
          <table:table-cell table:style-name="ce1" office:value-type="string" calcext:value-type="string">
            <text:p>01/12/2017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91]" office:value-type="string" office:string-value="MARCÍLIO CARDOSO GARCIA FILHO" calcext:value-type="string">
            <text:p>MARCÍLIO CARDOSO GARCIA FILHO</text:p>
          </table:table-cell>
          <table:table-cell office:value-type="string" calcext:value-type="string">
            <text:p>3º Sgt</text:p>
          </table:table-cell>
          <table:table-cell office:value-type="float" office:value="705883874" calcext:value-type="float">
            <text:p>705883874</text:p>
          </table:table-cell>
          <table:table-cell office:value-type="float" office:value="8366964418" calcext:value-type="float">
            <text:p>8366964418</text:p>
          </table:table-cell>
          <table:table-cell office:value-type="float" office:value="126343016" calcext:value-type="float">
            <text:p>126343016</text:p>
          </table:table-cell>
          <table:table-cell office:value-type="string" calcext:value-type="string">
            <text:p>MARCÍLIO CARDOSO GARCIA FILHO</text:p>
          </table:table-cell>
          <table:table-cell office:value-type="string" calcext:value-type="string">
            <text:p>GARCIA FILH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/04/2016</text:p>
          </table:table-cell>
          <table:table-cell table:style-name="ce1" office:value-type="string" calcext:value-type="string">
            <text:p>01/12/2017</text:p>
          </table:table-cell>
          <table:table-cell office:value-type="string" calcext:value-type="string">
            <text:p>01/12/2017</text:p>
          </table:table-cell>
          <table:table-cell table:number-columns-repeated="9"/>
        </table:table-row>
        <table:table-row table:style-name="ro1">
          <table:table-cell table:formula="of:=[.F92]" office:value-type="string" office:string-value="MIQUÉAS ISRAEL DA SILVA" calcext:value-type="string">
            <text:p>MIQUÉAS ISRAEL DA SILVA</text:p>
          </table:table-cell>
          <table:table-cell office:value-type="string" calcext:value-type="string">
            <text:p>3º Sgt | Temp</text:p>
          </table:table-cell>
          <table:table-cell office:value-type="float" office:value="708005772" calcext:value-type="float">
            <text:p>708005772</text:p>
          </table:table-cell>
          <table:table-cell office:value-type="float" office:value="7548471440" calcext:value-type="float">
            <text:p>7548471440</text:p>
          </table:table-cell>
          <table:table-cell office:value-type="float" office:value="346495568" calcext:value-type="float">
            <text:p>346495568</text:p>
          </table:table-cell>
          <table:table-cell office:value-type="string" calcext:value-type="string">
            <text:p>MIQUÉAS ISRAEL DA SILVA</text:p>
          </table:table-cell>
          <table:table-cell office:value-type="string" calcext:value-type="string">
            <text:p>MIQUÉ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/08/2018</text:p>
          </table:table-cell>
          <table:table-cell/>
          <table:table-cell office:value-type="string" calcext:value-type="string">
            <text:p>13/08/2018</text:p>
          </table:table-cell>
          <table:table-cell table:number-columns-repeated="9"/>
        </table:table-row>
        <table:table-row table:style-name="ro1">
          <table:table-cell table:formula="of:=[.F93]" office:value-type="string" office:string-value="MATHEUS DOMINGOS REBOLO" calcext:value-type="string">
            <text:p>MATHEUS DOMINGOS REBOLO</text:p>
          </table:table-cell>
          <table:table-cell office:value-type="string" calcext:value-type="string">
            <text:p>3º Sgt</text:p>
          </table:table-cell>
          <table:table-cell office:value-type="float" office:value="706997079" calcext:value-type="float">
            <text:p>706997079</text:p>
          </table:table-cell>
          <table:table-cell office:value-type="float" office:value="1321814607" calcext:value-type="float">
            <text:p>1321814607</text:p>
          </table:table-cell>
          <table:table-cell office:value-type="float" office:value="126410278" calcext:value-type="float">
            <text:p>126410278</text:p>
          </table:table-cell>
          <table:table-cell office:value-type="string" calcext:value-type="string">
            <text:p>MATHEUS DOMINGOS REBOLO</text:p>
          </table:table-cell>
          <table:table-cell office:value-type="string" calcext:value-type="string">
            <text:p>REBO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/04/2017</text:p>
          </table:table-cell>
          <table:table-cell table:style-name="ce1" office:value-type="string" calcext:value-type="string">
            <text:p>07/12/2018</text:p>
          </table:table-cell>
          <table:table-cell office:value-type="string" calcext:value-type="string">
            <text:p>07/12/2018</text:p>
          </table:table-cell>
          <table:table-cell table:number-columns-repeated="9"/>
        </table:table-row>
        <table:table-row table:style-name="ro1">
          <table:table-cell table:formula="of:=[.F94]" office:value-type="string" office:string-value="ACELINO ALVES DE OLIVEIRA FILHO" calcext:value-type="string">
            <text:p>ACELINO ALVES DE OLIVEIRA FILHO</text:p>
          </table:table-cell>
          <table:table-cell office:value-type="string" calcext:value-type="string">
            <text:p>3º Sgt</text:p>
          </table:table-cell>
          <table:table-cell office:value-type="float" office:value="1001549276" calcext:value-type="float">
            <text:p>1001549276</text:p>
          </table:table-cell>
          <table:table-cell office:value-type="float" office:value="1649844450" calcext:value-type="float">
            <text:p>1649844450</text:p>
          </table:table-cell>
          <table:table-cell office:value-type="float" office:value="126469225" calcext:value-type="float">
            <text:p>126469225</text:p>
          </table:table-cell>
          <table:table-cell office:value-type="string" calcext:value-type="string">
            <text:p>ACELINO ALVES DE OLIVEIRA FILHO</text:p>
          </table:table-cell>
          <table:table-cell office:value-type="string" calcext:value-type="string">
            <text:p>ACEL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04/2018</text:p>
          </table:table-cell>
          <table:table-cell table:style-name="ce1" office:value-type="string" calcext:value-type="string">
            <text:p>29/11/2019</text:p>
          </table:table-cell>
          <table:table-cell office:value-type="string" calcext:value-type="string">
            <text:p>29/11/2019</text:p>
          </table:table-cell>
          <table:table-cell table:number-columns-repeated="9"/>
        </table:table-row>
        <table:table-row table:style-name="ro1">
          <table:table-cell table:formula="of:=[.F95]" office:value-type="string" office:string-value="PAULO HENRIQUE LEAL DE ALMEIDA PAIVA" calcext:value-type="string">
            <text:p>PAULO HENRIQUE LEAL DE ALMEIDA PAIVA</text:p>
          </table:table-cell>
          <table:table-cell office:value-type="string" calcext:value-type="string">
            <text:p>3º Sgt</text:p>
          </table:table-cell>
          <table:table-cell office:value-type="float" office:value="1113995870" calcext:value-type="float">
            <text:p>1113995870</text:p>
          </table:table-cell>
          <table:table-cell office:value-type="float" office:value="12754040730" calcext:value-type="float">
            <text:p>12754040730</text:p>
          </table:table-cell>
          <table:table-cell office:value-type="float" office:value="126473987" calcext:value-type="float">
            <text:p>126473987</text:p>
          </table:table-cell>
          <table:table-cell office:value-type="string" calcext:value-type="string">
            <text:p>PAULO HENRIQUE LEAL DE ALMEIDA PAIVA</text:p>
          </table:table-cell>
          <table:table-cell office:value-type="string" calcext:value-type="string">
            <text:p>LE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/04/2018</text:p>
          </table:table-cell>
          <table:table-cell table:style-name="ce1" office:value-type="string" calcext:value-type="string">
            <text:p>29/11/2019</text:p>
          </table:table-cell>
          <table:table-cell office:value-type="string" calcext:value-type="string">
            <text:p>29/11/2019</text:p>
          </table:table-cell>
          <table:table-cell table:number-columns-repeated="9"/>
        </table:table-row>
        <table:table-row table:style-name="ro1">
          <table:table-cell table:formula="of:=[.F96]" office:value-type="string" office:string-value="DANILO FRANKLIN FERREIRA" calcext:value-type="string">
            <text:p>DANILO FRANKLIN FERREIRA</text:p>
          </table:table-cell>
          <table:table-cell office:value-type="string" calcext:value-type="string">
            <text:p>3º Sgt | Temp</text:p>
          </table:table-cell>
          <table:table-cell office:value-type="float" office:value="706785979" calcext:value-type="float">
            <text:p>706785979</text:p>
          </table:table-cell>
          <table:table-cell office:value-type="float" office:value="70298171414" calcext:value-type="float">
            <text:p>70298171414</text:p>
          </table:table-cell>
          <table:table-cell office:value-type="float" office:value="357580525" calcext:value-type="float">
            <text:p>357580525</text:p>
          </table:table-cell>
          <table:table-cell office:value-type="string" calcext:value-type="string">
            <text:p>DANILO FRANKLIN FERREIRA</text:p>
          </table:table-cell>
          <table:table-cell office:value-type="string" calcext:value-type="string">
            <text:p>FRANKL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3/02/2020</text:p>
          </table:table-cell>
          <table:table-cell table:number-columns-repeated="9"/>
        </table:table-row>
        <table:table-row table:style-name="ro1">
          <table:table-cell table:formula="of:=[.F97]" office:value-type="string" office:string-value="ENIO JOSÉ VERAS NETO" calcext:value-type="string">
            <text:p>ENIO JOSÉ VERAS NETO</text:p>
          </table:table-cell>
          <table:table-cell office:value-type="string" calcext:value-type="string">
            <text:p>3º Sgt</text:p>
          </table:table-cell>
          <table:table-cell office:value-type="float" office:value="701987174" calcext:value-type="float">
            <text:p>701987174</text:p>
          </table:table-cell>
          <table:table-cell office:value-type="float" office:value="8553640418" calcext:value-type="float">
            <text:p>8553640418</text:p>
          </table:table-cell>
          <table:table-cell office:value-type="float" office:value="126135925" calcext:value-type="float">
            <text:p>126135925</text:p>
          </table:table-cell>
          <table:table-cell office:value-type="string" calcext:value-type="string">
            <text:p>ENIO JOSÉ VERAS NETO</text:p>
          </table:table-cell>
          <table:table-cell office:value-type="string" calcext:value-type="string">
            <text:p>ÊNIO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formula="of:=[.F98]" office:value-type="string" office:string-value="WELLISON FRANCISCO DA CRUZ SILVA" calcext:value-type="string">
            <text:p>WELLISON FRANCISCO DA CRUZ SILVA</text:p>
          </table:table-cell>
          <table:table-cell office:value-type="string" calcext:value-type="string">
            <text:p>3º Sgt</text:p>
          </table:table-cell>
          <table:table-cell office:value-type="float" office:value="1100452471" calcext:value-type="float">
            <text:p>1100452471</text:p>
          </table:table-cell>
          <table:table-cell office:value-type="float" office:value="6045004329" calcext:value-type="float">
            <text:p>6045004329</text:p>
          </table:table-cell>
          <table:table-cell office:value-type="float" office:value="126208615" calcext:value-type="float">
            <text:p>126208615</text:p>
          </table:table-cell>
          <table:table-cell office:value-type="string" calcext:value-type="string">
            <text:p>WELLISON FRANCISCO DA CRUZ SILVA</text:p>
          </table:table-cell>
          <table:table-cell office:value-type="string" calcext:value-type="string">
            <text:p>WELLISON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formula="of:=[.F99]" office:value-type="string" office:string-value="SÉRGIO SEVERINO LEITE JÚNIOR" calcext:value-type="string">
            <text:p>SÉRGIO SEVERINO LEITE JÚNIOR</text:p>
          </table:table-cell>
          <table:table-cell office:value-type="string" calcext:value-type="string">
            <text:p>Cb</text:p>
          </table:table-cell>
          <table:table-cell office:value-type="float" office:value="703003970" calcext:value-type="float">
            <text:p>703003970</text:p>
          </table:table-cell>
          <table:table-cell office:value-type="float" office:value="11465754407" calcext:value-type="float">
            <text:p>11465754407</text:p>
          </table:table-cell>
          <table:table-cell office:value-type="float" office:value="356037683" calcext:value-type="float">
            <text:p>356037683</text:p>
          </table:table-cell>
          <table:table-cell office:value-type="string" calcext:value-type="string">
            <text:p>SÉRGIO SEVERINO LEITE JÚNIOR</text:p>
          </table:table-cell>
          <table:table-cell office:value-type="string" calcext:value-type="string">
            <text:p>SÉRGIO JÚNI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4/2016</text:p>
          </table:table-cell>
          <table:table-cell table:number-columns-repeated="9"/>
        </table:table-row>
        <table:table-row table:style-name="ro1">
          <table:table-cell table:formula="of:=[.F100]" office:value-type="string" office:string-value="DEIVYD HENRIQUE BATISTA BARBOSA" calcext:value-type="string">
            <text:p>DEIVYD HENRIQUE BATISTA BARBOSA</text:p>
          </table:table-cell>
          <table:table-cell office:value-type="string" calcext:value-type="string">
            <text:p>Cb</text:p>
          </table:table-cell>
          <table:table-cell office:value-type="float" office:value="702919572" calcext:value-type="float">
            <text:p>702919572</text:p>
          </table:table-cell>
          <table:table-cell office:value-type="float" office:value="9430256483" calcext:value-type="float">
            <text:p>9430256483</text:p>
          </table:table-cell>
          <table:table-cell office:value-type="float" office:value="356037246" calcext:value-type="float">
            <text:p>356037246</text:p>
          </table:table-cell>
          <table:table-cell office:value-type="string" calcext:value-type="string">
            <text:p>DEIVYD HENRIQUE BATISTA BARBOSA</text:p>
          </table:table-cell>
          <table:table-cell office:value-type="string" calcext:value-type="string">
            <text:p>DEIV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01]" office:value-type="string" office:string-value="ALLEFF DE SOUZA XAVIER" calcext:value-type="string">
            <text:p>ALLEFF DE SOUZA XAVIER</text:p>
          </table:table-cell>
          <table:table-cell office:value-type="string" calcext:value-type="string">
            <text:p>Cb</text:p>
          </table:table-cell>
          <table:table-cell office:value-type="float" office:value="702920679" calcext:value-type="float">
            <text:p>702920679</text:p>
          </table:table-cell>
          <table:table-cell office:value-type="float" office:value="10229578489" calcext:value-type="float">
            <text:p>10229578489</text:p>
          </table:table-cell>
          <table:table-cell office:value-type="float" office:value="356037139" calcext:value-type="float">
            <text:p>356037139</text:p>
          </table:table-cell>
          <table:table-cell office:value-type="string" calcext:value-type="string">
            <text:p>ALLEFF DE SOUZA XAVIER</text:p>
          </table:table-cell>
          <table:table-cell office:value-type="string" calcext:value-type="string">
            <text:p>XAV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02]" office:value-type="string" office:string-value="DEYVSON SANTOS" calcext:value-type="string">
            <text:p>DEYVSON SANTOS</text:p>
          </table:table-cell>
          <table:table-cell office:value-type="string" calcext:value-type="string">
            <text:p>Cb</text:p>
          </table:table-cell>
          <table:table-cell office:value-type="float" office:value="702919473" calcext:value-type="float">
            <text:p>702919473</text:p>
          </table:table-cell>
          <table:table-cell office:value-type="float" office:value="9764953417" calcext:value-type="float">
            <text:p>9764953417</text:p>
          </table:table-cell>
          <table:table-cell office:value-type="float" office:value="356037253" calcext:value-type="float">
            <text:p>356037253</text:p>
          </table:table-cell>
          <table:table-cell office:value-type="string" calcext:value-type="string">
            <text:p>DEYVSON SANTOS</text:p>
          </table:table-cell>
          <table:table-cell office:value-type="string" calcext:value-type="string">
            <text:p>SAN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03]" office:value-type="string" office:string-value="LUCAS SOUZA DOS SANTOS" calcext:value-type="string">
            <text:p>LUCAS SOUZA DOS SANTOS</text:p>
          </table:table-cell>
          <table:table-cell office:value-type="string" calcext:value-type="string">
            <text:p>Cb</text:p>
          </table:table-cell>
          <table:table-cell office:value-type="float" office:value="703005470" calcext:value-type="float">
            <text:p>703005470</text:p>
          </table:table-cell>
          <table:table-cell office:value-type="float" office:value="11892147416" calcext:value-type="float">
            <text:p>11892147416</text:p>
          </table:table-cell>
          <table:table-cell office:value-type="float" office:value="356037535" calcext:value-type="float">
            <text:p>356037535</text:p>
          </table:table-cell>
          <table:table-cell office:value-type="string" calcext:value-type="string">
            <text:p>LUCAS SOUZA DOS SANTOS</text:p>
          </table:table-cell>
          <table:table-cell office:value-type="string" calcext:value-type="string">
            <text:p>LUC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4/2019</text:p>
          </table:table-cell>
          <table:table-cell table:number-columns-repeated="9"/>
        </table:table-row>
        <table:table-row table:style-name="ro1">
          <table:table-cell table:formula="of:=[.F104]" office:value-type="string" office:string-value="LÚCIO ROMERO FERREIRA DE LUCENA" calcext:value-type="string">
            <text:p>LÚCIO ROMERO FERREIRA DE LUCENA</text:p>
          </table:table-cell>
          <table:table-cell office:value-type="string" calcext:value-type="string">
            <text:p>Cb</text:p>
          </table:table-cell>
          <table:table-cell office:value-type="float" office:value="703005371" calcext:value-type="float">
            <text:p>703005371</text:p>
          </table:table-cell>
          <table:table-cell office:value-type="float" office:value="10139098445" calcext:value-type="float">
            <text:p>10139098445</text:p>
          </table:table-cell>
          <table:table-cell office:value-type="float" office:value="356037543" calcext:value-type="float">
            <text:p>356037543</text:p>
          </table:table-cell>
          <table:table-cell office:value-type="string" calcext:value-type="string">
            <text:p>LÚCIO ROMERO FERREIRA DE LUCENA</text:p>
          </table:table-cell>
          <table:table-cell office:value-type="string" calcext:value-type="string">
            <text:p>LUCE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4/2019</text:p>
          </table:table-cell>
          <table:table-cell table:number-columns-repeated="9"/>
        </table:table-row>
        <table:table-row table:style-name="ro1">
          <table:table-cell table:formula="of:=[.F105]" office:value-type="string" office:string-value="JAÍLSON FERREIRA DA SILVA FILHO" calcext:value-type="string">
            <text:p>JAÍLSON FERREIRA DA SILVA FILHO</text:p>
          </table:table-cell>
          <table:table-cell office:value-type="string" calcext:value-type="string">
            <text:p>Cb</text:p>
          </table:table-cell>
          <table:table-cell office:value-type="float" office:value="704657576" calcext:value-type="float">
            <text:p>704657576</text:p>
          </table:table-cell>
          <table:table-cell office:value-type="float" office:value="11617398403" calcext:value-type="float">
            <text:p>11617398403</text:p>
          </table:table-cell>
          <table:table-cell office:value-type="float" office:value="356453690" calcext:value-type="float">
            <text:p>356453690</text:p>
          </table:table-cell>
          <table:table-cell office:value-type="string" calcext:value-type="string">
            <text:p>JAÍLSON FERREIRA DA SILVA FILHO</text:p>
          </table:table-cell>
          <table:table-cell office:value-type="string" calcext:value-type="string">
            <text:p>JAÍL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4/2019</text:p>
          </table:table-cell>
          <table:table-cell table:number-columns-repeated="9"/>
        </table:table-row>
        <table:table-row table:style-name="ro1">
          <table:table-cell table:formula="of:=[.F106]" office:value-type="string" office:string-value="MARCELO WAGNER DO NASCIMENTO" calcext:value-type="string">
            <text:p>MARCELO WAGNER DO NASCIMENTO</text:p>
          </table:table-cell>
          <table:table-cell office:value-type="string" calcext:value-type="string">
            <text:p>Cb</text:p>
          </table:table-cell>
          <table:table-cell office:value-type="float" office:value="704655877" calcext:value-type="float">
            <text:p>704655877</text:p>
          </table:table-cell>
          <table:table-cell office:value-type="float" office:value="12241677400" calcext:value-type="float">
            <text:p>12241677400</text:p>
          </table:table-cell>
          <table:table-cell office:value-type="float" office:value="356453583" calcext:value-type="float">
            <text:p>356453583</text:p>
          </table:table-cell>
          <table:table-cell office:value-type="string" calcext:value-type="string">
            <text:p>MARCELO WAGNER DO NASCIMENTO</text:p>
          </table:table-cell>
          <table:table-cell office:value-type="string" calcext:value-type="string">
            <text:p>MARCE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4/2019</text:p>
          </table:table-cell>
          <table:table-cell table:number-columns-repeated="9"/>
        </table:table-row>
        <table:table-row table:style-name="ro1">
          <table:table-cell table:formula="of:=[.F107]" office:value-type="string" office:string-value="DIOGO ANTÔNIO DA SILVA" calcext:value-type="string">
            <text:p>DIOGO ANTÔNIO DA SILVA</text:p>
          </table:table-cell>
          <table:table-cell office:value-type="string" calcext:value-type="string">
            <text:p>Cb</text:p>
          </table:table-cell>
          <table:table-cell office:value-type="float" office:value="702919275" calcext:value-type="float">
            <text:p>702919275</text:p>
          </table:table-cell>
          <table:table-cell office:value-type="float" office:value="11063222400" calcext:value-type="float">
            <text:p>11063222400</text:p>
          </table:table-cell>
          <table:table-cell office:value-type="float" office:value="356037279" calcext:value-type="float">
            <text:p>356037279</text:p>
          </table:table-cell>
          <table:table-cell office:value-type="string" calcext:value-type="string">
            <text:p>DIOGO ANTÔNIO DA SILVA</text:p>
          </table:table-cell>
          <table:table-cell office:value-type="string" calcext:value-type="string">
            <text:p>DIOGO ANTÔN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08]" office:value-type="string" office:string-value="JADYSON MENDES SOBREIRA" calcext:value-type="string">
            <text:p>JADYSON MENDES SOBREIRA</text:p>
          </table:table-cell>
          <table:table-cell office:value-type="string" calcext:value-type="string">
            <text:p>Cb</text:p>
          </table:table-cell>
          <table:table-cell office:value-type="float" office:value="704657675" calcext:value-type="float">
            <text:p>704657675</text:p>
          </table:table-cell>
          <table:table-cell office:value-type="float" office:value="70223069400" calcext:value-type="float">
            <text:p>70223069400</text:p>
          </table:table-cell>
          <table:table-cell office:value-type="float" office:value="356453708" calcext:value-type="float">
            <text:p>356453708</text:p>
          </table:table-cell>
          <table:table-cell office:value-type="string" calcext:value-type="string">
            <text:p>JADYSON MENDES SOBREIRA</text:p>
          </table:table-cell>
          <table:table-cell office:value-type="string" calcext:value-type="string">
            <text:p>JADY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09]" office:value-type="string" office:string-value="ADENILSON SOARES DE LIMA" calcext:value-type="string">
            <text:p>ADENILSON SOARES DE LIMA</text:p>
          </table:table-cell>
          <table:table-cell office:value-type="string" calcext:value-type="string">
            <text:p>Cb</text:p>
          </table:table-cell>
          <table:table-cell office:value-type="float" office:value="704660570" calcext:value-type="float">
            <text:p>704660570</text:p>
          </table:table-cell>
          <table:table-cell office:value-type="float" office:value="10440424437" calcext:value-type="float">
            <text:p>10440424437</text:p>
          </table:table-cell>
          <table:table-cell office:value-type="float" office:value="356453948" calcext:value-type="float">
            <text:p>356453948</text:p>
          </table:table-cell>
          <table:table-cell office:value-type="string" calcext:value-type="string">
            <text:p>ADENILSON SOARES DE LIMA</text:p>
          </table:table-cell>
          <table:table-cell office:value-type="string" calcext:value-type="string">
            <text:p>ADEN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10]" office:value-type="string" office:string-value="FELIPE GOMES DE SOUZA" calcext:value-type="string">
            <text:p>FELIPE GOMES DE SOUZA</text:p>
          </table:table-cell>
          <table:table-cell office:value-type="string" calcext:value-type="string">
            <text:p>Cb</text:p>
          </table:table-cell>
          <table:table-cell office:value-type="float" office:value="704653575" calcext:value-type="float">
            <text:p>704653575</text:p>
          </table:table-cell>
          <table:table-cell office:value-type="float" office:value="11802526404" calcext:value-type="float">
            <text:p>11802526404</text:p>
          </table:table-cell>
          <table:table-cell office:value-type="float" office:value="356453351" calcext:value-type="float">
            <text:p>356453351</text:p>
          </table:table-cell>
          <table:table-cell office:value-type="string" calcext:value-type="string">
            <text:p>FELIPE GOMES DE SOUZA</text:p>
          </table:table-cell>
          <table:table-cell office:value-type="string" calcext:value-type="string">
            <text:p>DE SOU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11]" office:value-type="string" office:string-value="LINDEMBERG BARBOSA DE MELO" calcext:value-type="string">
            <text:p>LINDEMBERG BARBOSA DE MELO</text:p>
          </table:table-cell>
          <table:table-cell office:value-type="string" calcext:value-type="string">
            <text:p>Cb</text:p>
          </table:table-cell>
          <table:table-cell office:value-type="float" office:value="706781671" calcext:value-type="float">
            <text:p>706781671</text:p>
          </table:table-cell>
          <table:table-cell office:value-type="float" office:value="10732851467" calcext:value-type="float">
            <text:p>10732851467</text:p>
          </table:table-cell>
          <table:table-cell office:value-type="float" office:value="357580715" calcext:value-type="float">
            <text:p>357580715</text:p>
          </table:table-cell>
          <table:table-cell office:value-type="string" calcext:value-type="string">
            <text:p>LINDEMBERG BARBOSA DE MELO</text:p>
          </table:table-cell>
          <table:table-cell office:value-type="string" calcext:value-type="string">
            <text:p>LINDEM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12]" office:value-type="string" office:string-value="DEYVSON CARLOS DE SOUZA" calcext:value-type="string">
            <text:p>DEYVSON CARLOS DE SOUZA</text:p>
          </table:table-cell>
          <table:table-cell office:value-type="string" calcext:value-type="string">
            <text:p>Cb</text:p>
          </table:table-cell>
          <table:table-cell office:value-type="float" office:value="704659374" calcext:value-type="float">
            <text:p>704659374</text:p>
          </table:table-cell>
          <table:table-cell office:value-type="float" office:value="11261333454" calcext:value-type="float">
            <text:p>11261333454</text:p>
          </table:table-cell>
          <table:table-cell office:value-type="float" office:value="356453831" calcext:value-type="float">
            <text:p>356453831</text:p>
          </table:table-cell>
          <table:table-cell office:value-type="string" calcext:value-type="string">
            <text:p>DEYVSON CARLOS DE SOUZA</text:p>
          </table:table-cell>
          <table:table-cell office:value-type="string" calcext:value-type="string">
            <text:p>DEYV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13]" office:value-type="string" office:string-value="DIOGO LUCIANO SILVA" calcext:value-type="string">
            <text:p>DIOGO LUCIANO SILVA</text:p>
          </table:table-cell>
          <table:table-cell office:value-type="string" calcext:value-type="string">
            <text:p>Cb</text:p>
          </table:table-cell>
          <table:table-cell office:value-type="float" office:value="706782372" calcext:value-type="float">
            <text:p>706782372</text:p>
          </table:table-cell>
          <table:table-cell office:value-type="float" office:value="9685946469" calcext:value-type="float">
            <text:p>9685946469</text:p>
          </table:table-cell>
          <table:table-cell office:value-type="float" office:value="357580541" calcext:value-type="float">
            <text:p>357580541</text:p>
          </table:table-cell>
          <table:table-cell office:value-type="string" calcext:value-type="string">
            <text:p>DIOGO LUCIANO SILVA</text:p>
          </table:table-cell>
          <table:table-cell office:value-type="string" calcext:value-type="string">
            <text:p>LUCI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14]" office:value-type="string" office:string-value="LUIZ GUSTAVO SOUZA DA SILVA" calcext:value-type="string">
            <text:p>LUIZ GUSTAVO SOUZA DA SILVA</text:p>
          </table:table-cell>
          <table:table-cell office:value-type="string" calcext:value-type="string">
            <text:p>Cb</text:p>
          </table:table-cell>
          <table:table-cell office:value-type="float" office:value="706784477" calcext:value-type="float">
            <text:p>706784477</text:p>
          </table:table-cell>
          <table:table-cell office:value-type="float" office:value="70419706470" calcext:value-type="float">
            <text:p>70419706470</text:p>
          </table:table-cell>
          <table:table-cell office:value-type="float" office:value="357580764" calcext:value-type="float">
            <text:p>357580764</text:p>
          </table:table-cell>
          <table:table-cell office:value-type="string" calcext:value-type="string">
            <text:p>LUIZ GUSTAVO SOUZA DA SILVA</text:p>
          </table:table-cell>
          <table:table-cell office:value-type="string" calcext:value-type="string">
            <text:p>GUSTAV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15]" office:value-type="string" office:string-value="MATHEUS RENAN DE ALBUQUERQUE SANTIAGO" calcext:value-type="string">
            <text:p>MATHEUS RENAN DE ALBUQUERQUE SANTIAGO</text:p>
          </table:table-cell>
          <table:table-cell office:value-type="string" calcext:value-type="string">
            <text:p>Cb</text:p>
          </table:table-cell>
          <table:table-cell office:value-type="float" office:value="706784170" calcext:value-type="float">
            <text:p>706784170</text:p>
          </table:table-cell>
          <table:table-cell office:value-type="float" office:value="11277559430" calcext:value-type="float">
            <text:p>11277559430</text:p>
          </table:table-cell>
          <table:table-cell office:value-type="float" office:value="357580806" calcext:value-type="float">
            <text:p>357580806</text:p>
          </table:table-cell>
          <table:table-cell office:value-type="string" calcext:value-type="string">
            <text:p>MATHEUS RENAN DE ALBUQUERQUE SANTIAGO</text:p>
          </table:table-cell>
          <table:table-cell office:value-type="string" calcext:value-type="string">
            <text:p>SANTIAG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16]" office:value-type="string" office:string-value="ALESSANDRO MOTA SANTOS" calcext:value-type="string">
            <text:p>ALESSANDRO MOTA SANTOS</text:p>
          </table:table-cell>
          <table:table-cell office:value-type="string" calcext:value-type="string">
            <text:p>Sd Ep</text:p>
          </table:table-cell>
          <table:table-cell office:value-type="float" office:value="702920778" calcext:value-type="float">
            <text:p>702920778</text:p>
          </table:table-cell>
          <table:table-cell office:value-type="float" office:value="11134378475" calcext:value-type="float">
            <text:p>11134378475</text:p>
          </table:table-cell>
          <table:table-cell office:value-type="float" office:value="356037121" calcext:value-type="float">
            <text:p>356037121</text:p>
          </table:table-cell>
          <table:table-cell office:value-type="string" calcext:value-type="string">
            <text:p>ALESSANDRO MOTA SANTOS</text:p>
          </table:table-cell>
          <table:table-cell office:value-type="string" calcext:value-type="string">
            <text:p>MOTA SAN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5</text:p>
          </table:table-cell>
          <table:table-cell table:number-columns-repeated="9"/>
        </table:table-row>
        <table:table-row table:style-name="ro1">
          <table:table-cell table:formula="of:=[.F117]" office:value-type="string" office:string-value="GABRIEL KENNEDY DE SOUZA OLIVEIRA" calcext:value-type="string">
            <text:p>GABRIEL KENNEDY DE SOUZA OLIVEIRA</text:p>
          </table:table-cell>
          <table:table-cell office:value-type="string" calcext:value-type="string">
            <text:p>Sd Ep</text:p>
          </table:table-cell>
          <table:table-cell office:value-type="float" office:value="703007179" calcext:value-type="float">
            <text:p>703007179</text:p>
          </table:table-cell>
          <table:table-cell office:value-type="float" office:value="10750697423" calcext:value-type="float">
            <text:p>10750697423</text:p>
          </table:table-cell>
          <table:table-cell office:value-type="float" office:value="356037360" calcext:value-type="float">
            <text:p>356037360</text:p>
          </table:table-cell>
          <table:table-cell office:value-type="string" calcext:value-type="string">
            <text:p>GABRIEL KENNEDY DE SOUZA OLIVEIRA</text:p>
          </table:table-cell>
          <table:table-cell office:value-type="string" calcext:value-type="string">
            <text:p>KENNED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5</text:p>
          </table:table-cell>
          <table:table-cell table:number-columns-repeated="9"/>
        </table:table-row>
        <table:table-row table:style-name="ro1">
          <table:table-cell table:formula="of:=[.F118]" office:value-type="string" office:string-value="JOSÉ LEÔNCIO DA SILVA ANDRADE" calcext:value-type="string">
            <text:p>JOSÉ LEÔNCIO DA SILVA ANDRADE</text:p>
          </table:table-cell>
          <table:table-cell office:value-type="string" calcext:value-type="string">
            <text:p>Sd Ep</text:p>
          </table:table-cell>
          <table:table-cell office:value-type="float" office:value="703006478" calcext:value-type="float">
            <text:p>703006478</text:p>
          </table:table-cell>
          <table:table-cell office:value-type="float" office:value="11817311433" calcext:value-type="float">
            <text:p>11817311433</text:p>
          </table:table-cell>
          <table:table-cell office:value-type="float" office:value="356037436" calcext:value-type="float">
            <text:p>356037436</text:p>
          </table:table-cell>
          <table:table-cell office:value-type="string" calcext:value-type="string">
            <text:p>JOSÉ LEÔNCIO DA SILVA ANDRADE</text:p>
          </table:table-cell>
          <table:table-cell office:value-type="string" calcext:value-type="string">
            <text:p>LEÔNC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5</text:p>
          </table:table-cell>
          <table:table-cell table:number-columns-repeated="9"/>
        </table:table-row>
        <table:table-row table:style-name="ro1">
          <table:table-cell table:formula="of:=[.F119]" office:value-type="string" office:string-value="JOSÉ OSVALDO FERREIRA DA SILVA" calcext:value-type="string">
            <text:p>JOSÉ OSVALDO FERREIRA DA SILVA</text:p>
          </table:table-cell>
          <table:table-cell office:value-type="string" calcext:value-type="string">
            <text:p>Sd Ep</text:p>
          </table:table-cell>
          <table:table-cell office:value-type="float" office:value="703006270" calcext:value-type="float">
            <text:p>703006270</text:p>
          </table:table-cell>
          <table:table-cell office:value-type="float" office:value="11436580439" calcext:value-type="float">
            <text:p>11436580439</text:p>
          </table:table-cell>
          <table:table-cell office:value-type="float" office:value="356037451" calcext:value-type="float">
            <text:p>356037451</text:p>
          </table:table-cell>
          <table:table-cell office:value-type="string" calcext:value-type="string">
            <text:p>JOSÉ OSVALDO FERREIRA DA SILVA</text:p>
          </table:table-cell>
          <table:table-cell office:value-type="string" calcext:value-type="string">
            <text:p>OSVAL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14</text:p>
          </table:table-cell>
          <table:table-cell/>
          <table:table-cell office:value-type="string" calcext:value-type="string">
            <text:p>01/03/2015</text:p>
          </table:table-cell>
          <table:table-cell table:number-columns-repeated="9"/>
        </table:table-row>
        <table:table-row table:style-name="ro1">
          <table:table-cell table:formula="of:=[.F120]" office:value-type="string" office:string-value="DJALMA FRANCISCO DE MELO NETO" calcext:value-type="string">
            <text:p>DJALMA FRANCISCO DE MELO NETO</text:p>
          </table:table-cell>
          <table:table-cell office:value-type="string" calcext:value-type="string">
            <text:p>Sd Ep</text:p>
          </table:table-cell>
          <table:table-cell office:value-type="float" office:value="704659275" calcext:value-type="float">
            <text:p>704659275</text:p>
          </table:table-cell>
          <table:table-cell office:value-type="float" office:value="70448967405" calcext:value-type="float">
            <text:p>70448967405</text:p>
          </table:table-cell>
          <table:table-cell office:value-type="float" office:value="356453823" calcext:value-type="float">
            <text:p>356453823</text:p>
          </table:table-cell>
          <table:table-cell office:value-type="string" calcext:value-type="string">
            <text:p>DJALMA FRANCISCO DE MELO NETO</text:p>
          </table:table-cell>
          <table:table-cell office:value-type="string" calcext:value-type="string">
            <text:p>DJAL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16</text:p>
          </table:table-cell>
          <table:table-cell table:number-columns-repeated="9"/>
        </table:table-row>
        <table:table-row table:style-name="ro1">
          <table:table-cell table:formula="of:=[.F121]" office:value-type="string" office:string-value="MARCOS AURELIO BATISTA DE SOUZA JUNIOR" calcext:value-type="string">
            <text:p>MARCOS AURELIO BATISTA DE SOUZA JUNIOR</text:p>
          </table:table-cell>
          <table:table-cell office:value-type="string" calcext:value-type="string">
            <text:p>Sd Ep</text:p>
          </table:table-cell>
          <table:table-cell office:value-type="float" office:value="704655778" calcext:value-type="float">
            <text:p>704655778</text:p>
          </table:table-cell>
          <table:table-cell office:value-type="float" office:value="70179243470" calcext:value-type="float">
            <text:p>70179243470</text:p>
          </table:table-cell>
          <table:table-cell office:value-type="float" office:value="356453575" calcext:value-type="float">
            <text:p>356453575</text:p>
          </table:table-cell>
          <table:table-cell office:value-type="string" calcext:value-type="string">
            <text:p>MARCOS AURELIO BATISTA DE SOUZA JUNIOR</text:p>
          </table:table-cell>
          <table:table-cell office:value-type="string" calcext:value-type="string">
            <text:p>MARC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16</text:p>
          </table:table-cell>
          <table:table-cell table:number-columns-repeated="9"/>
        </table:table-row>
        <table:table-row table:style-name="ro1">
          <table:table-cell table:formula="of:=[.F122]" office:value-type="string" office:string-value="SALOMÃO DA SILVA SANTOS" calcext:value-type="string">
            <text:p>SALOMÃO DA SILVA SANTOS</text:p>
          </table:table-cell>
          <table:table-cell office:value-type="string" calcext:value-type="string">
            <text:p>Sd Ep</text:p>
          </table:table-cell>
          <table:table-cell office:value-type="float" office:value="704654177" calcext:value-type="float">
            <text:p>704654177</text:p>
          </table:table-cell>
          <table:table-cell office:value-type="float" office:value="10714722405" calcext:value-type="float">
            <text:p>10714722405</text:p>
          </table:table-cell>
          <table:table-cell office:value-type="float" office:value="356453419" calcext:value-type="float">
            <text:p>356453419</text:p>
          </table:table-cell>
          <table:table-cell office:value-type="string" calcext:value-type="string">
            <text:p>SALOMÃO DA SILVA SANTOS</text:p>
          </table:table-cell>
          <table:table-cell office:value-type="string" calcext:value-type="string">
            <text:p>SALOMÃ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01/03/2016</text:p>
          </table:table-cell>
          <table:table-cell table:number-columns-repeated="9"/>
        </table:table-row>
        <table:table-row table:style-name="ro1">
          <table:table-cell table:formula="of:=[.F123]" office:value-type="string" office:string-value="LUCAS RAFAEL OLIVEIRA DA SILVA" calcext:value-type="string">
            <text:p>LUCAS RAFAEL OLIVEIRA DA SILVA</text:p>
          </table:table-cell>
          <table:table-cell office:value-type="string" calcext:value-type="string">
            <text:p>Sd Ep</text:p>
          </table:table-cell>
          <table:table-cell office:value-type="float" office:value="701760951" calcext:value-type="float">
            <text:p>701760951</text:p>
          </table:table-cell>
          <table:table-cell office:value-type="float" office:value="70883791471" calcext:value-type="float">
            <text:p>70883791471</text:p>
          </table:table-cell>
          <table:table-cell office:value-type="float" office:value="357099690" calcext:value-type="float">
            <text:p>357099690</text:p>
          </table:table-cell>
          <table:table-cell office:value-type="string" calcext:value-type="string">
            <text:p>LUCAS RAFAEL OLIVEIRA DA SILVA</text:p>
          </table:table-cell>
          <table:table-cell office:value-type="string" calcext:value-type="string">
            <text:p>RAFAEL OLIVEI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6</text:p>
          </table:table-cell>
          <table:table-cell/>
          <table:table-cell office:value-type="string" calcext:value-type="string">
            <text:p>01/03/2017</text:p>
          </table:table-cell>
          <table:table-cell table:number-columns-repeated="9"/>
        </table:table-row>
        <table:table-row table:style-name="ro1">
          <table:table-cell table:formula="of:=[.F124]" office:value-type="string" office:string-value="PEDRO HENRIQUE DO NASCIMENTO BEZERRA" calcext:value-type="string">
            <text:p>PEDRO HENRIQUE DO NASCIMENTO BEZERRA</text:p>
          </table:table-cell>
          <table:table-cell office:value-type="string" calcext:value-type="string">
            <text:p>Sd Ep</text:p>
          </table:table-cell>
          <table:table-cell office:value-type="float" office:value="705732972" calcext:value-type="float">
            <text:p>705732972</text:p>
          </table:table-cell>
          <table:table-cell office:value-type="float" office:value="70636539466" calcext:value-type="float">
            <text:p>70636539466</text:p>
          </table:table-cell>
          <table:table-cell office:value-type="float" office:value="357130834" calcext:value-type="float">
            <text:p>357130834</text:p>
          </table:table-cell>
          <table:table-cell office:value-type="string" calcext:value-type="string">
            <text:p>PEDRO HENRIQUE DO NASCIMENTO BEZERRA</text:p>
          </table:table-cell>
          <table:table-cell office:value-type="string" calcext:value-type="string">
            <text:p>BEZ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/>
          <table:table-cell office:value-type="string" calcext:value-type="string">
            <text:p>01/03/2017</text:p>
          </table:table-cell>
          <table:table-cell table:number-columns-repeated="9"/>
        </table:table-row>
        <table:table-row table:style-name="ro1">
          <table:table-cell table:formula="of:=[.F125]" office:value-type="string" office:string-value="PEDRO VICTOR LOURENZATTO" calcext:value-type="string">
            <text:p>PEDRO VICTOR LOURENZATTO</text:p>
          </table:table-cell>
          <table:table-cell office:value-type="string" calcext:value-type="string">
            <text:p>Sd Ep</text:p>
          </table:table-cell>
          <table:table-cell office:value-type="float" office:value="705731271" calcext:value-type="float">
            <text:p>705731271</text:p>
          </table:table-cell>
          <table:table-cell office:value-type="float" office:value="10924609427" calcext:value-type="float">
            <text:p>10924609427</text:p>
          </table:table-cell>
          <table:table-cell office:value-type="float" office:value="357130669" calcext:value-type="float">
            <text:p>357130669</text:p>
          </table:table-cell>
          <table:table-cell office:value-type="string" calcext:value-type="string">
            <text:p>PEDRO VICTOR LOURENZATTO</text:p>
          </table:table-cell>
          <table:table-cell office:value-type="string" calcext:value-type="string">
            <text:p>LOURENZA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6</text:p>
          </table:table-cell>
          <table:table-cell/>
          <table:table-cell office:value-type="string" calcext:value-type="string">
            <text:p>01/03/2017</text:p>
          </table:table-cell>
          <table:table-cell table:number-columns-repeated="9"/>
        </table:table-row>
        <table:table-row table:style-name="ro1">
          <table:table-cell table:formula="of:=[.F126]" office:value-type="string" office:string-value="ADELMO YTHALO DA SILVA ALELUIA" calcext:value-type="string">
            <text:p>ADELMO YTHALO DA SILVA ALELUIA</text:p>
          </table:table-cell>
          <table:table-cell office:value-type="string" calcext:value-type="string">
            <text:p>Sd Ep</text:p>
          </table:table-cell>
          <table:table-cell office:value-type="float" office:value="706785771" calcext:value-type="float">
            <text:p>706785771</text:p>
          </table:table-cell>
          <table:table-cell office:value-type="float" office:value="11784522473" calcext:value-type="float">
            <text:p>11784522473</text:p>
          </table:table-cell>
          <table:table-cell office:value-type="float" office:value="357580558" calcext:value-type="float">
            <text:p>357580558</text:p>
          </table:table-cell>
          <table:table-cell office:value-type="string" calcext:value-type="string">
            <text:p>ADELMO YTHALO DA SILVA ALELUIA</text:p>
          </table:table-cell>
          <table:table-cell office:value-type="string" calcext:value-type="string">
            <text:p>ADELM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27]" office:value-type="string" office:string-value="GUILHERME HENRIQUE DOMINGOS PYRRHO DE PAIVA" calcext:value-type="string">
            <text:p>GUILHERME HENRIQUE DOMINGOS PYRRHO DE PAIVA</text:p>
          </table:table-cell>
          <table:table-cell office:value-type="string" calcext:value-type="string">
            <text:p>Sd Ep</text:p>
          </table:table-cell>
          <table:table-cell office:value-type="float" office:value="706785573" calcext:value-type="float">
            <text:p>706785573</text:p>
          </table:table-cell>
          <table:table-cell office:value-type="float" office:value="12254602470" calcext:value-type="float">
            <text:p>12254602470</text:p>
          </table:table-cell>
          <table:table-cell office:value-type="float" office:value="357580582" calcext:value-type="float">
            <text:p>357580582</text:p>
          </table:table-cell>
          <table:table-cell office:value-type="string" calcext:value-type="string">
            <text:p>GUILHERME HENRIQUE DOMINGOS PYRRHO DE PAIVA</text:p>
          </table:table-cell>
          <table:table-cell office:value-type="string" calcext:value-type="string">
            <text:p>PYRR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28]" office:value-type="string" office:string-value="HENRIQUE ALYSSON DA PAZ LEMOS" calcext:value-type="string">
            <text:p>HENRIQUE ALYSSON DA PAZ LEMOS</text:p>
          </table:table-cell>
          <table:table-cell office:value-type="string" calcext:value-type="string">
            <text:p>Sd Ep</text:p>
          </table:table-cell>
          <table:table-cell office:value-type="float" office:value="706785474" calcext:value-type="float">
            <text:p>706785474</text:p>
          </table:table-cell>
          <table:table-cell office:value-type="float" office:value="70892669403" calcext:value-type="float">
            <text:p>70892669403</text:p>
          </table:table-cell>
          <table:table-cell office:value-type="float" office:value="357580590" calcext:value-type="float">
            <text:p>357580590</text:p>
          </table:table-cell>
          <table:table-cell office:value-type="string" calcext:value-type="string">
            <text:p>HENRIQUE ALYSSON DA PAZ LEMOS</text:p>
          </table:table-cell>
          <table:table-cell office:value-type="string" calcext:value-type="string">
            <text:p>DA PA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29]" office:value-type="string" office:string-value="IVISON RENAN DA SILVA OLIVEIRA AGRA" calcext:value-type="string">
            <text:p>IVISON RENAN DA SILVA OLIVEIRA AGRA</text:p>
          </table:table-cell>
          <table:table-cell office:value-type="string" calcext:value-type="string">
            <text:p>Sd Ep</text:p>
          </table:table-cell>
          <table:table-cell office:value-type="float" office:value="706782174" calcext:value-type="float">
            <text:p>706782174</text:p>
          </table:table-cell>
          <table:table-cell office:value-type="float" office:value="12663011436" calcext:value-type="float">
            <text:p>12663011436</text:p>
          </table:table-cell>
          <table:table-cell office:value-type="float" office:value="357580616" calcext:value-type="float">
            <text:p>357580616</text:p>
          </table:table-cell>
          <table:table-cell office:value-type="string" calcext:value-type="string">
            <text:p>IVISON RENAN DA SILVA OLIVEIRA AGRA</text:p>
          </table:table-cell>
          <table:table-cell office:value-type="string" calcext:value-type="string">
            <text:p>OLIVEI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30]" office:value-type="string" office:string-value="JOÃO MARIANO NETO" calcext:value-type="string">
            <text:p>JOÃO MARIANO NETO</text:p>
          </table:table-cell>
          <table:table-cell office:value-type="string" calcext:value-type="string">
            <text:p>Sd Ep</text:p>
          </table:table-cell>
          <table:table-cell office:value-type="float" office:value="706785078" calcext:value-type="float">
            <text:p>706785078</text:p>
          </table:table-cell>
          <table:table-cell office:value-type="float" office:value="11775809420" calcext:value-type="float">
            <text:p>11775809420</text:p>
          </table:table-cell>
          <table:table-cell office:value-type="float" office:value="357580640" calcext:value-type="float">
            <text:p>357580640</text:p>
          </table:table-cell>
          <table:table-cell office:value-type="string" calcext:value-type="string">
            <text:p>JOÃO MARIANO NETO</text:p>
          </table:table-cell>
          <table:table-cell office:value-type="string" calcext:value-type="string">
            <text:p>MARI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17</text:p>
          </table:table-cell>
          <table:table-cell/>
          <table:table-cell office:value-type="string" calcext:value-type="string">
            <text:p>01/03/2018</text:p>
          </table:table-cell>
          <table:table-cell table:number-columns-repeated="9"/>
        </table:table-row>
        <table:table-row table:style-name="ro1">
          <table:table-cell table:formula="of:=[.F131]" office:value-type="string" office:string-value="ABDIAS SILVA DE SOUZA" calcext:value-type="string">
            <text:p>ABDIAS SILVA DE SOUZA</text:p>
          </table:table-cell>
          <table:table-cell office:value-type="string" calcext:value-type="string">
            <text:p>Sd Ep</text:p>
          </table:table-cell>
          <table:table-cell office:value-type="float" office:value="707637179" calcext:value-type="float">
            <text:p>707637179</text:p>
          </table:table-cell>
          <table:table-cell office:value-type="float" office:value="11973211440" calcext:value-type="float">
            <text:p>11973211440</text:p>
          </table:table-cell>
          <table:table-cell office:value-type="float" office:value="358384877" calcext:value-type="float">
            <text:p>358384877</text:p>
          </table:table-cell>
          <table:table-cell office:value-type="string" calcext:value-type="string">
            <text:p>ABDIAS SILVA DE SOUZA</text:p>
          </table:table-cell>
          <table:table-cell office:value-type="string" calcext:value-type="string">
            <text:p>ABDI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2]" office:value-type="string" office:string-value="ADSON RODRIGUES FERNANDES CAMPOS" calcext:value-type="string">
            <text:p>ADSON RODRIGUES FERNANDES CAMPOS</text:p>
          </table:table-cell>
          <table:table-cell office:value-type="string" calcext:value-type="string">
            <text:p>Sd Ep</text:p>
          </table:table-cell>
          <table:table-cell office:value-type="float" office:value="707636973" calcext:value-type="float">
            <text:p>707636973</text:p>
          </table:table-cell>
          <table:table-cell office:value-type="float" office:value="70185465404" calcext:value-type="float">
            <text:p>70185465404</text:p>
          </table:table-cell>
          <table:table-cell office:value-type="float" office:value="358384893" calcext:value-type="float">
            <text:p>358384893</text:p>
          </table:table-cell>
          <table:table-cell office:value-type="string" calcext:value-type="string">
            <text:p>ADSON RODRIGUES FERNANDES CAMPOS</text:p>
          </table:table-cell>
          <table:table-cell office:value-type="string" calcext:value-type="string">
            <text:p>AD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3]" office:value-type="string" office:string-value="DANIEL DE ANDRADE SOUZA" calcext:value-type="string">
            <text:p>DANIEL DE ANDRADE SOUZA</text:p>
          </table:table-cell>
          <table:table-cell office:value-type="string" calcext:value-type="string">
            <text:p>Sd Ep</text:p>
          </table:table-cell>
          <table:table-cell office:value-type="float" office:value="707633475" calcext:value-type="float">
            <text:p>707633475</text:p>
          </table:table-cell>
          <table:table-cell office:value-type="float" office:value="12453976486" calcext:value-type="float">
            <text:p>12453976486</text:p>
          </table:table-cell>
          <table:table-cell office:value-type="float" office:value="358385049" calcext:value-type="float">
            <text:p>358385049</text:p>
          </table:table-cell>
          <table:table-cell office:value-type="string" calcext:value-type="string">
            <text:p>DANIEL DE ANDRADE SOUZA</text:p>
          </table:table-cell>
          <table:table-cell office:value-type="string" calcext:value-type="string">
            <text:p>AND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4]" office:value-type="string" office:string-value="FLÁVIO MATEUS GOMES LAURENTINO" calcext:value-type="string">
            <text:p>FLÁVIO MATEUS GOMES LAURENTINO</text:p>
          </table:table-cell>
          <table:table-cell office:value-type="string" calcext:value-type="string">
            <text:p>Sd Ep</text:p>
          </table:table-cell>
          <table:table-cell office:value-type="float" office:value="707635876" calcext:value-type="float">
            <text:p>707635876</text:p>
          </table:table-cell>
          <table:table-cell office:value-type="float" office:value="11633798402" calcext:value-type="float">
            <text:p>11633798402</text:p>
          </table:table-cell>
          <table:table-cell office:value-type="float" office:value="358385106" calcext:value-type="float">
            <text:p>358385106</text:p>
          </table:table-cell>
          <table:table-cell office:value-type="string" calcext:value-type="string">
            <text:p>FLÁVIO MATEUS GOMES LAURENTINO</text:p>
          </table:table-cell>
          <table:table-cell office:value-type="string" calcext:value-type="string">
            <text:p>LAURENTI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5]" office:value-type="string" office:string-value="IGOR BRITO SALES SOUZA" calcext:value-type="string">
            <text:p>IGOR BRITO SALES SOUZA</text:p>
          </table:table-cell>
          <table:table-cell office:value-type="string" calcext:value-type="string">
            <text:p>Sd Ep</text:p>
          </table:table-cell>
          <table:table-cell office:value-type="float" office:value="707633079" calcext:value-type="float">
            <text:p>707633079</text:p>
          </table:table-cell>
          <table:table-cell office:value-type="float" office:value="12313796426" calcext:value-type="float">
            <text:p>12313796426</text:p>
          </table:table-cell>
          <table:table-cell office:value-type="float" office:value="358385155" calcext:value-type="float">
            <text:p>358385155</text:p>
          </table:table-cell>
          <table:table-cell office:value-type="string" calcext:value-type="string">
            <text:p>IGOR BRITO SALES SOUZA</text:p>
          </table:table-cell>
          <table:table-cell office:value-type="string" calcext:value-type="string">
            <text:p>IG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6]" office:value-type="string" office:string-value="THIAGO JOSÉ MENEZES DA SILVA" calcext:value-type="string">
            <text:p>THIAGO JOSÉ MENEZES DA SILVA</text:p>
          </table:table-cell>
          <table:table-cell office:value-type="string" calcext:value-type="string">
            <text:p>Sd Ep</text:p>
          </table:table-cell>
          <table:table-cell office:value-type="float" office:value="707673877" calcext:value-type="float">
            <text:p>707673877</text:p>
          </table:table-cell>
          <table:table-cell office:value-type="float" office:value="12613723440" calcext:value-type="float">
            <text:p>12613723440</text:p>
          </table:table-cell>
          <table:table-cell office:value-type="float" office:value="358134173" calcext:value-type="float">
            <text:p>358134173</text:p>
          </table:table-cell>
          <table:table-cell office:value-type="string" calcext:value-type="string">
            <text:p>THIAGO JOSÉ MENEZES DA SILVA</text:p>
          </table:table-cell>
          <table:table-cell office:value-type="string" calcext:value-type="string">
            <text:p>THIAGO JOS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3/2018</text:p>
          </table:table-cell>
          <table:table-cell/>
          <table:table-cell office:value-type="string" calcext:value-type="string">
            <text:p>01/03/2019</text:p>
          </table:table-cell>
          <table:table-cell table:number-columns-repeated="9"/>
        </table:table-row>
        <table:table-row table:style-name="ro1">
          <table:table-cell table:formula="of:=[.F137]" office:value-type="string" office:string-value="BRENO WASHIGTON SOARES DOS SANTOS" calcext:value-type="string">
            <text:p>BRENO WASHIGTON SOARES DOS SANTOS</text:p>
          </table:table-cell>
          <table:table-cell office:value-type="string" calcext:value-type="string">
            <text:p>Sd Ep</text:p>
          </table:table-cell>
          <table:table-cell office:value-type="float" office:value="708384375" calcext:value-type="float">
            <text:p>708384375</text:p>
          </table:table-cell>
          <table:table-cell office:value-type="float" office:value="12870116403" calcext:value-type="float">
            <text:p>12870116403</text:p>
          </table:table-cell>
          <table:table-cell office:value-type="float" office:value="358858268" calcext:value-type="float">
            <text:p>358858268</text:p>
          </table:table-cell>
          <table:table-cell office:value-type="string" calcext:value-type="string">
            <text:p>BRENO WASHIGTON SOARES DOS SANTOS</text:p>
          </table:table-cell>
          <table:table-cell office:value-type="string" calcext:value-type="string">
            <text:p>SOA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38]" office:value-type="string" office:string-value="EDVIRKSON GALDINO PEREIRA" calcext:value-type="string">
            <text:p>EDVIRKSON GALDINO PEREIRA</text:p>
          </table:table-cell>
          <table:table-cell office:value-type="string" calcext:value-type="string">
            <text:p>Sd Ep</text:p>
          </table:table-cell>
          <table:table-cell office:value-type="float" office:value="708312772" calcext:value-type="float">
            <text:p>708312772</text:p>
          </table:table-cell>
          <table:table-cell office:value-type="float" office:value="71068012404" calcext:value-type="float">
            <text:p>71068012404</text:p>
          </table:table-cell>
          <table:table-cell office:value-type="float" office:value="358858367" calcext:value-type="float">
            <text:p>358858367</text:p>
          </table:table-cell>
          <table:table-cell office:value-type="string" calcext:value-type="string">
            <text:p>EDVIRKSON GALDINO PEREIRA</text:p>
          </table:table-cell>
          <table:table-cell office:value-type="string" calcext:value-type="string">
            <text:p>PEREI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39]" office:value-type="string" office:string-value="ELYSON VITORIO DOS SANTOS GOMES DA SILVA" calcext:value-type="string">
            <text:p>ELYSON VITORIO DOS SANTOS GOMES DA SILVA</text:p>
          </table:table-cell>
          <table:table-cell office:value-type="string" calcext:value-type="string">
            <text:p>Sd Ep</text:p>
          </table:table-cell>
          <table:table-cell office:value-type="float" office:value="708384573" calcext:value-type="float">
            <text:p>708384573</text:p>
          </table:table-cell>
          <table:table-cell office:value-type="float" office:value="71284743403" calcext:value-type="float">
            <text:p>71284743403</text:p>
          </table:table-cell>
          <table:table-cell office:value-type="float" office:value="358858391" calcext:value-type="float">
            <text:p>358858391</text:p>
          </table:table-cell>
          <table:table-cell office:value-type="string" calcext:value-type="string">
            <text:p>ELYSON VITORIO DOS SANTOS GOMES DA SILVA</text:p>
          </table:table-cell>
          <table:table-cell office:value-type="string" calcext:value-type="string">
            <text:p>ELY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40]" office:value-type="string" office:string-value="HIAGO VINICIUS DA SILVA" calcext:value-type="string">
            <text:p>HIAGO VINICIUS DA SILVA</text:p>
          </table:table-cell>
          <table:table-cell office:value-type="string" calcext:value-type="string">
            <text:p>Sd Ep</text:p>
          </table:table-cell>
          <table:table-cell office:value-type="float" office:value="708500376" calcext:value-type="float">
            <text:p>708500376</text:p>
          </table:table-cell>
          <table:table-cell office:value-type="float" office:value="70523028458" calcext:value-type="float">
            <text:p>70523028458</text:p>
          </table:table-cell>
          <table:table-cell office:value-type="float" office:value="358858466" calcext:value-type="float">
            <text:p>358858466</text:p>
          </table:table-cell>
          <table:table-cell office:value-type="string" calcext:value-type="string">
            <text:p>HIAGO VINICIUS DA SILVA</text:p>
          </table:table-cell>
          <table:table-cell office:value-type="string" calcext:value-type="string">
            <text:p>HIA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41]" office:value-type="string" office:string-value="LUIZ VITOR DA SILVA SA" calcext:value-type="string">
            <text:p>LUIZ VITOR DA SILVA SA</text:p>
          </table:table-cell>
          <table:table-cell office:value-type="string" calcext:value-type="string">
            <text:p>Sd Ep</text:p>
          </table:table-cell>
          <table:table-cell office:value-type="float" office:value="708500574" calcext:value-type="float">
            <text:p>708500574</text:p>
          </table:table-cell>
          <table:table-cell office:value-type="float" office:value="70682124419" calcext:value-type="float">
            <text:p>70682124419</text:p>
          </table:table-cell>
          <table:table-cell office:value-type="float" office:value="358858714" calcext:value-type="float">
            <text:p>358858714</text:p>
          </table:table-cell>
          <table:table-cell office:value-type="string" calcext:value-type="string">
            <text:p>LUIZ VITOR DA SILVA SA</text:p>
          </table:table-cell>
          <table:table-cell office:value-type="string" calcext:value-type="string">
            <text:p>LUI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42]" office:value-type="string" office:string-value="MAGNO RHYQUELME SANTOS CUNHA" calcext:value-type="string">
            <text:p>MAGNO RHYQUELME SANTOS CUNHA</text:p>
          </table:table-cell>
          <table:table-cell office:value-type="string" calcext:value-type="string">
            <text:p>Sd Ep</text:p>
          </table:table-cell>
          <table:table-cell office:value-type="float" office:value="708311972" calcext:value-type="float">
            <text:p>708311972</text:p>
          </table:table-cell>
          <table:table-cell office:value-type="float" office:value="12723744400" calcext:value-type="float">
            <text:p>12723744400</text:p>
          </table:table-cell>
          <table:table-cell office:value-type="float" office:value="358858722" calcext:value-type="float">
            <text:p>358858722</text:p>
          </table:table-cell>
          <table:table-cell office:value-type="string" calcext:value-type="string">
            <text:p>MAGNO RHYQUELME SANTOS CUNHA</text:p>
          </table:table-cell>
          <table:table-cell office:value-type="string" calcext:value-type="string">
            <text:p>MAG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19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43]" office:value-type="string" office:string-value="ALYSON JOSE DO NASCIMENTO SANTANA" calcext:value-type="string">
            <text:p>ALYSON JOSE DO NASCIMENTO SANTANA</text:p>
          </table:table-cell>
          <table:table-cell office:value-type="string" calcext:value-type="string">
            <text:p>Sd Ep</text:p>
          </table:table-cell>
          <table:table-cell office:value-type="float" office:value="709315279" calcext:value-type="float">
            <text:p>709315279</text:p>
          </table:table-cell>
          <table:table-cell office:value-type="float" office:value="71054503478" calcext:value-type="float">
            <text:p>71054503478</text:p>
          </table:table-cell>
          <table:table-cell office:value-type="float" office:value="359708504" calcext:value-type="float">
            <text:p>359708504</text:p>
          </table:table-cell>
          <table:table-cell office:value-type="string" calcext:value-type="string">
            <text:p>ALYSON JOSE DO NASCIMENTO SANTANA</text:p>
          </table:table-cell>
          <table:table-cell office:value-type="string" calcext:value-type="string">
            <text:p>SANT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4]" office:value-type="string" office:string-value="BRENO COUTO RODRIGUES" calcext:value-type="string">
            <text:p>BRENO COUTO RODRIGUES</text:p>
          </table:table-cell>
          <table:table-cell office:value-type="string" calcext:value-type="string">
            <text:p>Sd Ep</text:p>
          </table:table-cell>
          <table:table-cell office:value-type="float" office:value="709314470" calcext:value-type="float">
            <text:p>709314470</text:p>
          </table:table-cell>
          <table:table-cell office:value-type="float" office:value="13361480477" calcext:value-type="float">
            <text:p>13361480477</text:p>
          </table:table-cell>
          <table:table-cell office:value-type="float" office:value="359708587" calcext:value-type="float">
            <text:p>359708587</text:p>
          </table:table-cell>
          <table:table-cell office:value-type="string" calcext:value-type="string">
            <text:p>BRENO COUTO RODRIGUES</text:p>
          </table:table-cell>
          <table:table-cell office:value-type="string" calcext:value-type="string">
            <text:p>COU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5]" office:value-type="string" office:string-value="ERICK DA SILVA LIMA" calcext:value-type="string">
            <text:p>ERICK DA SILVA LIMA</text:p>
          </table:table-cell>
          <table:table-cell office:value-type="string" calcext:value-type="string">
            <text:p>Sd Ep</text:p>
          </table:table-cell>
          <table:table-cell office:value-type="float" office:value="709313472" calcext:value-type="float">
            <text:p>709313472</text:p>
          </table:table-cell>
          <table:table-cell office:value-type="float" office:value="70766425495" calcext:value-type="float">
            <text:p>70766425495</text:p>
          </table:table-cell>
          <table:table-cell office:value-type="float" office:value="359708686" calcext:value-type="float">
            <text:p>359708686</text:p>
          </table:table-cell>
          <table:table-cell office:value-type="string" calcext:value-type="string">
            <text:p>ERICK DA SILVA LIMA</text:p>
          </table:table-cell>
          <table:table-cell office:value-type="string" calcext:value-type="string">
            <text:p>DA SIL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6]" office:value-type="string" office:string-value="HUGO CESAR AROUXA RIBEIRO" calcext:value-type="string">
            <text:p>HUGO CESAR AROUXA RIBEIRO</text:p>
          </table:table-cell>
          <table:table-cell office:value-type="string" calcext:value-type="string">
            <text:p>Sd Ep</text:p>
          </table:table-cell>
          <table:table-cell office:value-type="float" office:value="709312672" calcext:value-type="float">
            <text:p>709312672</text:p>
          </table:table-cell>
          <table:table-cell office:value-type="float" office:value="11186090421" calcext:value-type="float">
            <text:p>11186090421</text:p>
          </table:table-cell>
          <table:table-cell office:value-type="float" office:value="359708777" calcext:value-type="float">
            <text:p>359708777</text:p>
          </table:table-cell>
          <table:table-cell office:value-type="string" calcext:value-type="string">
            <text:p>HUGO CESAR AROUXA RIBEIRO</text:p>
          </table:table-cell>
          <table:table-cell office:value-type="string" calcext:value-type="string">
            <text:p>CES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7]" office:value-type="string" office:string-value="LUCAS MOISES DA SILVA" calcext:value-type="string">
            <text:p>LUCAS MOISES DA SILVA</text:p>
          </table:table-cell>
          <table:table-cell office:value-type="string" calcext:value-type="string">
            <text:p>Sd Ep</text:p>
          </table:table-cell>
          <table:table-cell office:value-type="float" office:value="709311674" calcext:value-type="float">
            <text:p>709311674</text:p>
          </table:table-cell>
          <table:table-cell office:value-type="float" office:value="71401746446" calcext:value-type="float">
            <text:p>71401746446</text:p>
          </table:table-cell>
          <table:table-cell office:value-type="float" office:value="359708884" calcext:value-type="float">
            <text:p>359708884</text:p>
          </table:table-cell>
          <table:table-cell office:value-type="string" calcext:value-type="string">
            <text:p>LUCAS MOISES DA SILVA</text:p>
          </table:table-cell>
          <table:table-cell office:value-type="string" calcext:value-type="string">
            <text:p>MOI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8]" office:value-type="string" office:string-value="MICAEL MACHADO DA SILVA" calcext:value-type="string">
            <text:p>MICAEL MACHADO DA SILVA</text:p>
          </table:table-cell>
          <table:table-cell office:value-type="string" calcext:value-type="string">
            <text:p>Sd Ep</text:p>
          </table:table-cell>
          <table:table-cell office:value-type="float" office:value="709311070" calcext:value-type="float">
            <text:p>709311070</text:p>
          </table:table-cell>
          <table:table-cell office:value-type="float" office:value="12542786488" calcext:value-type="float">
            <text:p>12542786488</text:p>
          </table:table-cell>
          <table:table-cell office:value-type="float" office:value="359708942" calcext:value-type="float">
            <text:p>359708942</text:p>
          </table:table-cell>
          <table:table-cell office:value-type="string" calcext:value-type="string">
            <text:p>MICAEL MACHADO DA SILVA</text:p>
          </table:table-cell>
          <table:table-cell office:value-type="string" calcext:value-type="string">
            <text:p>MACHAD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49]" office:value-type="string" office:string-value="NATANAEL DE MELO LIMA" calcext:value-type="string">
            <text:p>NATANAEL DE MELO LIMA</text:p>
          </table:table-cell>
          <table:table-cell office:value-type="string" calcext:value-type="string">
            <text:p>Sd Ep</text:p>
          </table:table-cell>
          <table:table-cell office:value-type="float" office:value="709310973" calcext:value-type="float">
            <text:p>709310973</text:p>
          </table:table-cell>
          <table:table-cell office:value-type="float" office:value="13300945496" calcext:value-type="float">
            <text:p>13300945496</text:p>
          </table:table-cell>
          <table:table-cell office:value-type="float" office:value="359708959" calcext:value-type="float">
            <text:p>359708959</text:p>
          </table:table-cell>
          <table:table-cell office:value-type="string" calcext:value-type="string">
            <text:p>NATANAEL DE MELO LIMA</text:p>
          </table:table-cell>
          <table:table-cell office:value-type="string" calcext:value-type="string">
            <text:p>ME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50]" office:value-type="string" office:string-value="OLINDO DIAS DE OLIVEIRA NETO" calcext:value-type="string">
            <text:p>OLINDO DIAS DE OLIVEIRA NETO</text:p>
          </table:table-cell>
          <table:table-cell office:value-type="string" calcext:value-type="string">
            <text:p>Sd Ep</text:p>
          </table:table-cell>
          <table:table-cell office:value-type="float" office:value="709310775" calcext:value-type="float">
            <text:p>709310775</text:p>
          </table:table-cell>
          <table:table-cell office:value-type="float" office:value="13497663484" calcext:value-type="float">
            <text:p>13497663484</text:p>
          </table:table-cell>
          <table:table-cell office:value-type="float" office:value="359708975" calcext:value-type="float">
            <text:p>359708975</text:p>
          </table:table-cell>
          <table:table-cell office:value-type="string" calcext:value-type="string">
            <text:p>OLINDO DIAS DE OLIVEIRA NETO</text:p>
          </table:table-cell>
          <table:table-cell office:value-type="string" calcext:value-type="string">
            <text:p>OLIN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51]" office:value-type="string" office:string-value="VICTOR MARQUES FERREIRA DOS SANTOS" calcext:value-type="string">
            <text:p>VICTOR MARQUES FERREIRA DOS SANTOS</text:p>
          </table:table-cell>
          <table:table-cell office:value-type="string" calcext:value-type="string">
            <text:p>Sd Ep</text:p>
          </table:table-cell>
          <table:table-cell office:value-type="float" office:value="709206973" calcext:value-type="float">
            <text:p>709206973</text:p>
          </table:table-cell>
          <table:table-cell office:value-type="float" office:value="71146968418" calcext:value-type="float">
            <text:p>71146968418</text:p>
          </table:table-cell>
          <table:table-cell office:value-type="float" office:value="359709106" calcext:value-type="float">
            <text:p>359709106</text:p>
          </table:table-cell>
          <table:table-cell office:value-type="string" calcext:value-type="string">
            <text:p>VICTOR MARQUES FERREIRA DOS SANTOS</text:p>
          </table:table-cell>
          <table:table-cell office:value-type="string" calcext:value-type="string">
            <text:p>MARQU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1</text:p>
          </table:table-cell>
          <table:table-cell table:number-columns-repeated="9"/>
        </table:table-row>
        <table:table-row table:style-name="ro1">
          <table:table-cell table:formula="of:=[.F152]" office:value-type="string" office:string-value="DIEGO ENILSON FERREIRA DA SILVA" calcext:value-type="string">
            <text:p>DIEGO ENILSON FERREIRA DA SILVA</text:p>
          </table:table-cell>
          <table:table-cell office:value-type="string" calcext:value-type="string">
            <text:p>Sd Ep</text:p>
          </table:table-cell>
          <table:table-cell office:value-type="float" office:value="710936170" calcext:value-type="float">
            <text:p>710936170</text:p>
          </table:table-cell>
          <table:table-cell office:value-type="float" office:value="9332497486" calcext:value-type="float">
            <text:p>9332497486</text:p>
          </table:table-cell>
          <table:table-cell office:value-type="float" office:value="370082925" calcext:value-type="float">
            <text:p>370082925</text:p>
          </table:table-cell>
          <table:table-cell office:value-type="string" calcext:value-type="string">
            <text:p>DIEGO ENILSON FERREIRA DA SILVA</text:p>
          </table:table-cell>
          <table:table-cell office:value-type="string" calcext:value-type="string">
            <text:p>DIE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3]" office:value-type="string" office:string-value="ALISON NASCIMENTO DOS SANTOS" calcext:value-type="string">
            <text:p>ALISON NASCIMENTO DOS SANTOS</text:p>
          </table:table-cell>
          <table:table-cell office:value-type="string" calcext:value-type="string">
            <text:p>Sd Ev</text:p>
          </table:table-cell>
          <table:table-cell office:value-type="float" office:value="709315378" calcext:value-type="float">
            <text:p>709315378</text:p>
          </table:table-cell>
          <table:table-cell office:value-type="float" office:value="70857434411" calcext:value-type="float">
            <text:p>70857434411</text:p>
          </table:table-cell>
          <table:table-cell office:value-type="float" office:value="359708496" calcext:value-type="float">
            <text:p>359708496</text:p>
          </table:table-cell>
          <table:table-cell office:value-type="string" calcext:value-type="string">
            <text:p>ALISON NASCIMENTO DOS SANTOS</text:p>
          </table:table-cell>
          <table:table-cell office:value-type="string" calcext:value-type="string">
            <text:p>NASCIMEN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54]" office:value-type="string" office:string-value="RIAN SILVA VIEIRA DO NASCIMENTO" calcext:value-type="string">
            <text:p>RIAN SILVA VIEIRA DO NASCIMENTO</text:p>
          </table:table-cell>
          <table:table-cell office:value-type="string" calcext:value-type="string">
            <text:p>Sd Ev</text:p>
          </table:table-cell>
          <table:table-cell office:value-type="float" office:value="709310270" calcext:value-type="float">
            <text:p>709310270</text:p>
          </table:table-cell>
          <table:table-cell office:value-type="float" office:value="70915110423" calcext:value-type="float">
            <text:p>70915110423</text:p>
          </table:table-cell>
          <table:table-cell office:value-type="float" office:value="359709064" calcext:value-type="float">
            <text:p>359709064</text:p>
          </table:table-cell>
          <table:table-cell office:value-type="string" calcext:value-type="string">
            <text:p>RIAN SILVA VIEIRA DO NASCIMENTO</text:p>
          </table:table-cell>
          <table:table-cell office:value-type="string" calcext:value-type="string">
            <text:p>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/>
          <table:table-cell office:value-type="string" calcext:value-type="string">
            <text:p>01/03/2020</text:p>
          </table:table-cell>
          <table:table-cell table:number-columns-repeated="9"/>
        </table:table-row>
        <table:table-row table:style-name="ro1">
          <table:table-cell table:formula="of:=[.F155]" office:value-type="string" office:string-value="ALAN AUGUSTO SILVA GUEDES DO NASCIMENTO" calcext:value-type="string">
            <text:p>ALAN AUGUSTO SILVA GUEDES DO NASCIMENTO</text:p>
          </table:table-cell>
          <table:table-cell office:value-type="string" calcext:value-type="string">
            <text:p>Sd Ev</text:p>
          </table:table-cell>
          <table:table-cell office:value-type="float" office:value="710486879" calcext:value-type="float">
            <text:p>710486879</text:p>
          </table:table-cell>
          <table:table-cell office:value-type="float" office:value="70601130456" calcext:value-type="float">
            <text:p>70601130456</text:p>
          </table:table-cell>
          <table:table-cell office:value-type="float" office:value="411591668" calcext:value-type="float">
            <text:p>411591668</text:p>
          </table:table-cell>
          <table:table-cell office:value-type="string" calcext:value-type="string">
            <text:p>ALAN AUGUSTO SILVA GUEDES DO NASCIMENT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6]" office:value-type="string" office:string-value="ALEX PEREIRA DE FARIAS" calcext:value-type="string">
            <text:p>ALEX PEREIRA DE FARIAS</text:p>
          </table:table-cell>
          <table:table-cell office:value-type="string" calcext:value-type="string">
            <text:p>Sd Ev</text:p>
          </table:table-cell>
          <table:table-cell office:value-type="float" office:value="710486770" calcext:value-type="float">
            <text:p>710486770</text:p>
          </table:table-cell>
          <table:table-cell office:value-type="float" office:value="70803673442" calcext:value-type="float">
            <text:p>70803673442</text:p>
          </table:table-cell>
          <table:table-cell office:value-type="float" office:value="411591833" calcext:value-type="float">
            <text:p>411591833</text:p>
          </table:table-cell>
          <table:table-cell office:value-type="string" calcext:value-type="string">
            <text:p>ALEX PEREIRA DE FARIA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7]" office:value-type="string" office:string-value="ALISSON GABRIEL DE SOUZA OLIVEIRA" calcext:value-type="string">
            <text:p>ALISSON GABRIEL DE SOUZA OLIVEIRA</text:p>
          </table:table-cell>
          <table:table-cell office:value-type="string" calcext:value-type="string">
            <text:p>Sd Ev</text:p>
          </table:table-cell>
          <table:table-cell office:value-type="float" office:value="710486671" calcext:value-type="float">
            <text:p>710486671</text:p>
          </table:table-cell>
          <table:table-cell office:value-type="float" office:value="70620066458" calcext:value-type="float">
            <text:p>70620066458</text:p>
          </table:table-cell>
          <table:table-cell office:value-type="float" office:value="411591981" calcext:value-type="float">
            <text:p>411591981</text:p>
          </table:table-cell>
          <table:table-cell office:value-type="string" calcext:value-type="string">
            <text:p>ALISSON GABRIEL DE SOUZA OLIVEIR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8]" office:value-type="string" office:string-value="ANTONIO DEODATO SOBRINHO NETO" calcext:value-type="string">
            <text:p>ANTONIO DEODATO SOBRINHO NETO</text:p>
          </table:table-cell>
          <table:table-cell office:value-type="string" calcext:value-type="string">
            <text:p>Sd Ev</text:p>
          </table:table-cell>
          <table:table-cell office:value-type="float" office:value="710486572" calcext:value-type="float">
            <text:p>710486572</text:p>
          </table:table-cell>
          <table:table-cell office:value-type="float" office:value="71045424420" calcext:value-type="float">
            <text:p>71045424420</text:p>
          </table:table-cell>
          <table:table-cell office:value-type="float" office:value="411592146" calcext:value-type="float">
            <text:p>411592146</text:p>
          </table:table-cell>
          <table:table-cell office:value-type="string" calcext:value-type="string">
            <text:p>ANTONIO DEODATO SOBRINHO NET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59]" office:value-type="string" office:string-value="ARTUR GALDINO TORREIRO" calcext:value-type="string">
            <text:p>ARTUR GALDINO TORREIRO</text:p>
          </table:table-cell>
          <table:table-cell office:value-type="string" calcext:value-type="string">
            <text:p>Sd Ev</text:p>
          </table:table-cell>
          <table:table-cell office:value-type="float" office:value="710486473" calcext:value-type="float">
            <text:p>710486473</text:p>
          </table:table-cell>
          <table:table-cell office:value-type="float" office:value="13543442430" calcext:value-type="float">
            <text:p>13543442430</text:p>
          </table:table-cell>
          <table:table-cell office:value-type="float" office:value="411592252" calcext:value-type="float">
            <text:p>411592252</text:p>
          </table:table-cell>
          <table:table-cell office:value-type="string" calcext:value-type="string">
            <text:p>ARTUR GALDINO TORREIR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0]" office:value-type="string" office:string-value="CAIO HENRIQUE CABRAL LUIZ DA SILVA" calcext:value-type="string">
            <text:p>CAIO HENRIQUE CABRAL LUIZ DA SILVA</text:p>
          </table:table-cell>
          <table:table-cell office:value-type="string" calcext:value-type="string">
            <text:p>Sd Ev</text:p>
          </table:table-cell>
          <table:table-cell office:value-type="float" office:value="710486275" calcext:value-type="float">
            <text:p>710486275</text:p>
          </table:table-cell>
          <table:table-cell office:value-type="float" office:value="13779635437" calcext:value-type="float">
            <text:p>13779635437</text:p>
          </table:table-cell>
          <table:table-cell office:value-type="float" office:value="411592310" calcext:value-type="float">
            <text:p>411592310</text:p>
          </table:table-cell>
          <table:table-cell office:value-type="string" calcext:value-type="string">
            <text:p>CAIO HENRIQUE CABRAL LUIZ DA SILV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1]" office:value-type="string" office:string-value="CARLOS VINICIUS NASCIMENTO SILVA" calcext:value-type="string">
            <text:p>CARLOS VINICIUS NASCIMENTO SILVA</text:p>
          </table:table-cell>
          <table:table-cell office:value-type="string" calcext:value-type="string">
            <text:p>Sd Ev</text:p>
          </table:table-cell>
          <table:table-cell office:value-type="float" office:value="710483975" calcext:value-type="float">
            <text:p>710483975</text:p>
          </table:table-cell>
          <table:table-cell office:value-type="float" office:value="71484791428" calcext:value-type="float">
            <text:p>71484791428</text:p>
          </table:table-cell>
          <table:table-cell office:value-type="float" office:value="411592369" calcext:value-type="float">
            <text:p>411592369</text:p>
          </table:table-cell>
          <table:table-cell office:value-type="string" calcext:value-type="string">
            <text:p>CARLOS VINICIUS NASCIMENTO SILV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2]" office:value-type="string" office:string-value="DAVID ELIEZER BENEDITO DA SILVA SIDRONIO" calcext:value-type="string">
            <text:p>DAVID ELIEZER BENEDITO DA SILVA SIDRONIO</text:p>
          </table:table-cell>
          <table:table-cell office:value-type="string" calcext:value-type="string">
            <text:p>Sd Ev</text:p>
          </table:table-cell>
          <table:table-cell office:value-type="float" office:value="710486176" calcext:value-type="float">
            <text:p>710486176</text:p>
          </table:table-cell>
          <table:table-cell office:value-type="float" office:value="16567376473" calcext:value-type="float">
            <text:p>16567376473</text:p>
          </table:table-cell>
          <table:table-cell office:value-type="float" office:value="411592427" calcext:value-type="float">
            <text:p>411592427</text:p>
          </table:table-cell>
          <table:table-cell office:value-type="string" calcext:value-type="string">
            <text:p>DAVID ELIEZER BENEDITO DA SILVA SIDRONI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3]" office:value-type="string" office:string-value="DEYVISON MOZART CARDOSO DA SILVA" calcext:value-type="string">
            <text:p>DEYVISON MOZART CARDOSO DA SILVA</text:p>
          </table:table-cell>
          <table:table-cell office:value-type="string" calcext:value-type="string">
            <text:p>Sd Ev</text:p>
          </table:table-cell>
          <table:table-cell office:value-type="float" office:value="710486077" calcext:value-type="float">
            <text:p>710486077</text:p>
          </table:table-cell>
          <table:table-cell office:value-type="float" office:value="71579240488" calcext:value-type="float">
            <text:p>71579240488</text:p>
          </table:table-cell>
          <table:table-cell office:value-type="float" office:value="411592492" calcext:value-type="float">
            <text:p>411592492</text:p>
          </table:table-cell>
          <table:table-cell office:value-type="string" calcext:value-type="string">
            <text:p>DEYVISON MOZART CARDOSO DA SILV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4]" office:value-type="string" office:string-value="ELSON MIGUEL DE OLIVEIRA" calcext:value-type="string">
            <text:p>ELSON MIGUEL DE OLIVEIRA</text:p>
          </table:table-cell>
          <table:table-cell office:value-type="string" calcext:value-type="string">
            <text:p>Sd Ev</text:p>
          </table:table-cell>
          <table:table-cell office:value-type="float" office:value="710485970" calcext:value-type="float">
            <text:p>710485970</text:p>
          </table:table-cell>
          <table:table-cell office:value-type="float" office:value="71369149492" calcext:value-type="float">
            <text:p>71369149492</text:p>
          </table:table-cell>
          <table:table-cell office:value-type="float" office:value="411592542" calcext:value-type="float">
            <text:p>411592542</text:p>
          </table:table-cell>
          <table:table-cell office:value-type="string" calcext:value-type="string">
            <text:p>ELSON MIGUEL DE OLIVEIR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5]" office:value-type="string" office:string-value="EVERTHON GERALDO OLIVEIRA DE BARROS" calcext:value-type="string">
            <text:p>EVERTHON GERALDO OLIVEIRA DE BARROS</text:p>
          </table:table-cell>
          <table:table-cell office:value-type="string" calcext:value-type="string">
            <text:p>Sd Ev</text:p>
          </table:table-cell>
          <table:table-cell office:value-type="float" office:value="710485871" calcext:value-type="float">
            <text:p>710485871</text:p>
          </table:table-cell>
          <table:table-cell office:value-type="float" office:value="6557477455" calcext:value-type="float">
            <text:p>6557477455</text:p>
          </table:table-cell>
          <table:table-cell office:value-type="float" office:value="411592609" calcext:value-type="float">
            <text:p>411592609</text:p>
          </table:table-cell>
          <table:table-cell office:value-type="string" calcext:value-type="string">
            <text:p>EVERTHON GERALDO OLIVEIRA DE BARR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6]" office:value-type="string" office:string-value="FRANCINO TEOTONIO FILHO" calcext:value-type="string">
            <text:p>FRANCINO TEOTONIO FILHO</text:p>
          </table:table-cell>
          <table:table-cell office:value-type="string" calcext:value-type="string">
            <text:p>Sd Ev</text:p>
          </table:table-cell>
          <table:table-cell office:value-type="float" office:value="710485772" calcext:value-type="float">
            <text:p>710485772</text:p>
          </table:table-cell>
          <table:table-cell office:value-type="float" office:value="13673321412" calcext:value-type="float">
            <text:p>13673321412</text:p>
          </table:table-cell>
          <table:table-cell office:value-type="float" office:value="411592674" calcext:value-type="float">
            <text:p>411592674</text:p>
          </table:table-cell>
          <table:table-cell office:value-type="string" calcext:value-type="string">
            <text:p>FRANCINO TEOTONIO FILH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7]" office:value-type="string" office:string-value="GABRIEL RODRIGO SILVA DE PAULA" calcext:value-type="string">
            <text:p>GABRIEL RODRIGO SILVA DE PAULA</text:p>
          </table:table-cell>
          <table:table-cell office:value-type="string" calcext:value-type="string">
            <text:p>Sd Ev</text:p>
          </table:table-cell>
          <table:table-cell office:value-type="float" office:value="710485673" calcext:value-type="float">
            <text:p>710485673</text:p>
          </table:table-cell>
          <table:table-cell office:value-type="float" office:value="15106553440" calcext:value-type="float">
            <text:p>15106553440</text:p>
          </table:table-cell>
          <table:table-cell office:value-type="float" office:value="411592757" calcext:value-type="float">
            <text:p>411592757</text:p>
          </table:table-cell>
          <table:table-cell office:value-type="string" calcext:value-type="string">
            <text:p>GABRIEL RODRIGO SILVA DE PAU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8]" office:value-type="string" office:string-value="GILBERTO JULIO DA SILVA GONCALVES" calcext:value-type="string">
            <text:p>GILBERTO JULIO DA SILVA GONCALVES</text:p>
          </table:table-cell>
          <table:table-cell office:value-type="string" calcext:value-type="string">
            <text:p>Sd Ev</text:p>
          </table:table-cell>
          <table:table-cell office:value-type="float" office:value="710485574" calcext:value-type="float">
            <text:p>710485574</text:p>
          </table:table-cell>
          <table:table-cell office:value-type="float" office:value="13031492498" calcext:value-type="float">
            <text:p>13031492498</text:p>
          </table:table-cell>
          <table:table-cell office:value-type="float" office:value="411592823" calcext:value-type="float">
            <text:p>411592823</text:p>
          </table:table-cell>
          <table:table-cell office:value-type="string" calcext:value-type="string">
            <text:p>GILBERTO JULIO DA SILVA GONCALV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69]" office:value-type="string" office:string-value="GIVANILSON PEREIRA DA SILVA FILHO" calcext:value-type="string">
            <text:p>GIVANILSON PEREIRA DA SILVA FILHO</text:p>
          </table:table-cell>
          <table:table-cell office:value-type="string" calcext:value-type="string">
            <text:p>Sd Ev</text:p>
          </table:table-cell>
          <table:table-cell office:value-type="float" office:value="710485475" calcext:value-type="float">
            <text:p>710485475</text:p>
          </table:table-cell>
          <table:table-cell office:value-type="float" office:value="14239109400" calcext:value-type="float">
            <text:p>14239109400</text:p>
          </table:table-cell>
          <table:table-cell office:value-type="float" office:value="411592906" calcext:value-type="float">
            <text:p>411592906</text:p>
          </table:table-cell>
          <table:table-cell office:value-type="string" calcext:value-type="string">
            <text:p>GIVANILSON PEREIRA DA SILVA FILH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0]" office:value-type="string" office:string-value="GUILHERME BATINGA ALVES DA SILVA" calcext:value-type="string">
            <text:p>GUILHERME BATINGA ALVES DA SILVA</text:p>
          </table:table-cell>
          <table:table-cell office:value-type="string" calcext:value-type="string">
            <text:p>Sd Ev</text:p>
          </table:table-cell>
          <table:table-cell office:value-type="float" office:value="710485376" calcext:value-type="float">
            <text:p>710485376</text:p>
          </table:table-cell>
          <table:table-cell office:value-type="float" office:value="71125770473" calcext:value-type="float">
            <text:p>71125770473</text:p>
          </table:table-cell>
          <table:table-cell office:value-type="float" office:value="411592971" calcext:value-type="float">
            <text:p>411592971</text:p>
          </table:table-cell>
          <table:table-cell office:value-type="string" calcext:value-type="string">
            <text:p>GUILHERME BATINGA ALVES DA SILV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1]" office:value-type="string" office:string-value="GUILHERME CABRAL DOS SANTOS SOARES" calcext:value-type="string">
            <text:p>GUILHERME CABRAL DOS SANTOS SOARES</text:p>
          </table:table-cell>
          <table:table-cell office:value-type="string" calcext:value-type="string">
            <text:p>Sd Ev</text:p>
          </table:table-cell>
          <table:table-cell office:value-type="float" office:value="710485277" calcext:value-type="float">
            <text:p>710485277</text:p>
          </table:table-cell>
          <table:table-cell office:value-type="float" office:value="71432503413" calcext:value-type="float">
            <text:p>71432503413</text:p>
          </table:table-cell>
          <table:table-cell office:value-type="float" office:value="411593094" calcext:value-type="float">
            <text:p>411593094</text:p>
          </table:table-cell>
          <table:table-cell office:value-type="string" calcext:value-type="string">
            <text:p>GUILHERME CABRAL DOS SANTOS SOA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2]" office:value-type="string" office:string-value="GUILHERME LEAL TORGA DE OLIVEIRA SILVA" calcext:value-type="string">
            <text:p>GUILHERME LEAL TORGA DE OLIVEIRA SILVA</text:p>
          </table:table-cell>
          <table:table-cell office:value-type="string" calcext:value-type="string">
            <text:p>Sd Ev</text:p>
          </table:table-cell>
          <table:table-cell office:value-type="float" office:value="710485178" calcext:value-type="float">
            <text:p>710485178</text:p>
          </table:table-cell>
          <table:table-cell office:value-type="float" office:value="13810821497" calcext:value-type="float">
            <text:p>13810821497</text:p>
          </table:table-cell>
          <table:table-cell office:value-type="float" office:value="411593185" calcext:value-type="float">
            <text:p>411593185</text:p>
          </table:table-cell>
          <table:table-cell office:value-type="string" calcext:value-type="string">
            <text:p>GUILHERME LEAL TORGA DE OLIVEIRA SILV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3]" office:value-type="string" office:string-value="GUILHERME LOPES SANTIAGO" calcext:value-type="string">
            <text:p>GUILHERME LOPES SANTIAGO</text:p>
          </table:table-cell>
          <table:table-cell office:value-type="string" calcext:value-type="string">
            <text:p>Sd Ev</text:p>
          </table:table-cell>
          <table:table-cell office:value-type="float" office:value="710485079" calcext:value-type="float">
            <text:p>710485079</text:p>
          </table:table-cell>
          <table:table-cell office:value-type="float" office:value="71301792446" calcext:value-type="float">
            <text:p>71301792446</text:p>
          </table:table-cell>
          <table:table-cell office:value-type="float" office:value="411593276" calcext:value-type="float">
            <text:p>411593276</text:p>
          </table:table-cell>
          <table:table-cell office:value-type="string" calcext:value-type="string">
            <text:p>GUILHERME LOPES SANTIAG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4]" office:value-type="string" office:string-value="HELTER MANOEL DOS SANTOS FERREIRA" calcext:value-type="string">
            <text:p>HELTER MANOEL DOS SANTOS FERREIRA</text:p>
          </table:table-cell>
          <table:table-cell office:value-type="string" calcext:value-type="string">
            <text:p>Sd Ev</text:p>
          </table:table-cell>
          <table:table-cell office:value-type="float" office:value="710480872" calcext:value-type="float">
            <text:p>710480872</text:p>
          </table:table-cell>
          <table:table-cell office:value-type="float" office:value="10759374422" calcext:value-type="float">
            <text:p>10759374422</text:p>
          </table:table-cell>
          <table:table-cell office:value-type="float" office:value="411593342" calcext:value-type="float">
            <text:p>411593342</text:p>
          </table:table-cell>
          <table:table-cell office:value-type="string" calcext:value-type="string">
            <text:p>HELTER MANOEL DOS SANTOS FERREIR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5]" office:value-type="string" office:string-value="HILDENBERG VIANA DE OLIVEIRA ARAUJO" calcext:value-type="string">
            <text:p>HILDENBERG VIANA DE OLIVEIRA ARAUJO</text:p>
          </table:table-cell>
          <table:table-cell office:value-type="string" calcext:value-type="string">
            <text:p>Sd Ev</text:p>
          </table:table-cell>
          <table:table-cell office:value-type="float" office:value="710484973" calcext:value-type="float">
            <text:p>710484973</text:p>
          </table:table-cell>
          <table:table-cell office:value-type="float" office:value="14093507465" calcext:value-type="float">
            <text:p>14093507465</text:p>
          </table:table-cell>
          <table:table-cell office:value-type="float" office:value="411593417" calcext:value-type="float">
            <text:p>411593417</text:p>
          </table:table-cell>
          <table:table-cell office:value-type="string" calcext:value-type="string">
            <text:p>HILDENBERG VIANA DE OLIVEIRA ARAUJ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6]" office:value-type="string" office:string-value="IZAQUE MARCONE DA SILVA NUNES" calcext:value-type="string">
            <text:p>IZAQUE MARCONE DA SILVA NUNES</text:p>
          </table:table-cell>
          <table:table-cell office:value-type="string" calcext:value-type="string">
            <text:p>Sd Ev</text:p>
          </table:table-cell>
          <table:table-cell office:value-type="float" office:value="710484874" calcext:value-type="float">
            <text:p>710484874</text:p>
          </table:table-cell>
          <table:table-cell office:value-type="float" office:value="71301284459" calcext:value-type="float">
            <text:p>71301284459</text:p>
          </table:table-cell>
          <table:table-cell office:value-type="float" office:value="411593565" calcext:value-type="float">
            <text:p>411593565</text:p>
          </table:table-cell>
          <table:table-cell office:value-type="string" calcext:value-type="string">
            <text:p>IZAQUE MARCONE DA SILVA NUN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7]" office:value-type="string" office:string-value="JADILSON CARLOS SANTIAGO DA SILVA" calcext:value-type="string">
            <text:p>JADILSON CARLOS SANTIAGO DA SILVA</text:p>
          </table:table-cell>
          <table:table-cell office:value-type="string" calcext:value-type="string">
            <text:p>Sd Ev</text:p>
          </table:table-cell>
          <table:table-cell office:value-type="float" office:value="710484775" calcext:value-type="float">
            <text:p>710484775</text:p>
          </table:table-cell>
          <table:table-cell office:value-type="float" office:value="70922964475" calcext:value-type="float">
            <text:p>70922964475</text:p>
          </table:table-cell>
          <table:table-cell office:value-type="float" office:value="411593664" calcext:value-type="float">
            <text:p>411593664</text:p>
          </table:table-cell>
          <table:table-cell office:value-type="string" calcext:value-type="string">
            <text:p>JADILSON CARLOS SANTIAGO DA SILV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8]" office:value-type="string" office:string-value="JEDYSON MENDES SOBREIRA DE ALBUQUERQUE" calcext:value-type="string">
            <text:p>JEDYSON MENDES SOBREIRA DE ALBUQUERQUE</text:p>
          </table:table-cell>
          <table:table-cell office:value-type="string" calcext:value-type="string">
            <text:p>Sd Ev</text:p>
          </table:table-cell>
          <table:table-cell office:value-type="float" office:value="710484676" calcext:value-type="float">
            <text:p>710484676</text:p>
          </table:table-cell>
          <table:table-cell office:value-type="float" office:value="15405617474" calcext:value-type="float">
            <text:p>15405617474</text:p>
          </table:table-cell>
          <table:table-cell office:value-type="float" office:value="411593763" calcext:value-type="float">
            <text:p>411593763</text:p>
          </table:table-cell>
          <table:table-cell office:value-type="string" calcext:value-type="string">
            <text:p>JEDYSON MENDES SOBREIRA DE ALBUQUERQU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79]" office:value-type="string" office:string-value="JEFFERSON ALAN DE MELO" calcext:value-type="string">
            <text:p>JEFFERSON ALAN DE MELO</text:p>
          </table:table-cell>
          <table:table-cell office:value-type="string" calcext:value-type="string">
            <text:p>Sd Ev</text:p>
          </table:table-cell>
          <table:table-cell office:value-type="float" office:value="710484577" calcext:value-type="float">
            <text:p>710484577</text:p>
          </table:table-cell>
          <table:table-cell office:value-type="float" office:value="15543890460" calcext:value-type="float">
            <text:p>15543890460</text:p>
          </table:table-cell>
          <table:table-cell office:value-type="float" office:value="411593847" calcext:value-type="float">
            <text:p>411593847</text:p>
          </table:table-cell>
          <table:table-cell office:value-type="string" calcext:value-type="string">
            <text:p>JEFFERSON ALAN DE MEL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0]" office:value-type="string" office:string-value="JOAO HENRIQUE LOURENCO BARROS DA SILVA" calcext:value-type="string">
            <text:p>JOAO HENRIQUE LOURENCO BARROS DA SILVA</text:p>
          </table:table-cell>
          <table:table-cell office:value-type="string" calcext:value-type="string">
            <text:p>Sd Ev</text:p>
          </table:table-cell>
          <table:table-cell office:value-type="float" office:value="710484478" calcext:value-type="float">
            <text:p>710484478</text:p>
          </table:table-cell>
          <table:table-cell office:value-type="float" office:value="71388379414" calcext:value-type="float">
            <text:p>71388379414</text:p>
          </table:table-cell>
          <table:table-cell office:value-type="float" office:value="411593946" calcext:value-type="float">
            <text:p>411593946</text:p>
          </table:table-cell>
          <table:table-cell office:value-type="string" calcext:value-type="string">
            <text:p>JOAO HENRIQUE LOURENCO BARROS DA SILV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1]" office:value-type="string" office:string-value="JOAO VICTOR MEDEIROS DE SOUZA CAVALCANTI" calcext:value-type="string">
            <text:p>JOAO VICTOR MEDEIROS DE SOUZA CAVALCANTI</text:p>
          </table:table-cell>
          <table:table-cell office:value-type="string" calcext:value-type="string">
            <text:p>Sd Ev</text:p>
          </table:table-cell>
          <table:table-cell office:value-type="float" office:value="710484379" calcext:value-type="float">
            <text:p>710484379</text:p>
          </table:table-cell>
          <table:table-cell office:value-type="float" office:value="15149432474" calcext:value-type="float">
            <text:p>15149432474</text:p>
          </table:table-cell>
          <table:table-cell office:value-type="float" office:value="411594118" calcext:value-type="float">
            <text:p>411594118</text:p>
          </table:table-cell>
          <table:table-cell office:value-type="string" calcext:value-type="string">
            <text:p>JOAO VICTOR MEDEIROS DE SOUZA CAVALCANT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2]" office:value-type="string" office:string-value="JOSE ESVANIEL DA SILVA" calcext:value-type="string">
            <text:p>JOSE ESVANIEL DA SILVA</text:p>
          </table:table-cell>
          <table:table-cell office:value-type="string" calcext:value-type="string">
            <text:p>Sd Ev</text:p>
          </table:table-cell>
          <table:table-cell office:value-type="float" office:value="710484270" calcext:value-type="float">
            <text:p>710484270</text:p>
          </table:table-cell>
          <table:table-cell office:value-type="float" office:value="10414802454" calcext:value-type="float">
            <text:p>10414802454</text:p>
          </table:table-cell>
          <table:table-cell office:value-type="float" office:value="411594258" calcext:value-type="float">
            <text:p>411594258</text:p>
          </table:table-cell>
          <table:table-cell office:value-type="string" calcext:value-type="string">
            <text:p>JOSE ESVANIEL DA SILV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3]" office:value-type="string" office:string-value="JOSE GUILHERME ANDRADE DE OLIVEIRA" calcext:value-type="string">
            <text:p>JOSE GUILHERME ANDRADE DE OLIVEIRA</text:p>
          </table:table-cell>
          <table:table-cell office:value-type="string" calcext:value-type="string">
            <text:p>Sd Ev</text:p>
          </table:table-cell>
          <table:table-cell office:value-type="float" office:value="710484171" calcext:value-type="float">
            <text:p>710484171</text:p>
          </table:table-cell>
          <table:table-cell office:value-type="float" office:value="12977914447" calcext:value-type="float">
            <text:p>12977914447</text:p>
          </table:table-cell>
          <table:table-cell office:value-type="float" office:value="411594308" calcext:value-type="float">
            <text:p>411594308</text:p>
          </table:table-cell>
          <table:table-cell office:value-type="string" calcext:value-type="string">
            <text:p>JOSE GUILHERME ANDRADE DE OLIVEIR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4]" office:value-type="string" office:string-value="JOSE GUILHERME GOMES DA SILVA" calcext:value-type="string">
            <text:p>JOSE GUILHERME GOMES DA SILVA</text:p>
          </table:table-cell>
          <table:table-cell office:value-type="string" calcext:value-type="string">
            <text:p>Sd Ev</text:p>
          </table:table-cell>
          <table:table-cell office:value-type="float" office:value="710484072" calcext:value-type="float">
            <text:p>710484072</text:p>
          </table:table-cell>
          <table:table-cell office:value-type="float" office:value="16709231429" calcext:value-type="float">
            <text:p>16709231429</text:p>
          </table:table-cell>
          <table:table-cell office:value-type="float" office:value="411594399" calcext:value-type="float">
            <text:p>411594399</text:p>
          </table:table-cell>
          <table:table-cell office:value-type="string" calcext:value-type="string">
            <text:p>JOSE GUILHERME GOMES DA SILV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5]" office:value-type="string" office:string-value="JOSE MIGUEL DA SILVA" calcext:value-type="string">
            <text:p>JOSE MIGUEL DA SILVA</text:p>
          </table:table-cell>
          <table:table-cell office:value-type="string" calcext:value-type="string">
            <text:p>Sd Ev</text:p>
          </table:table-cell>
          <table:table-cell office:value-type="float" office:value="710483678" calcext:value-type="float">
            <text:p>710483678</text:p>
          </table:table-cell>
          <table:table-cell office:value-type="float" office:value="13842372400" calcext:value-type="float">
            <text:p>13842372400</text:p>
          </table:table-cell>
          <table:table-cell office:value-type="float" office:value="411594514" calcext:value-type="float">
            <text:p>411594514</text:p>
          </table:table-cell>
          <table:table-cell office:value-type="string" calcext:value-type="string">
            <text:p>JOSE MIGUEL DA SILVA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6]" office:value-type="string" office:string-value="JOSE PEDRO MAGNO DA SILVA SANTOS" calcext:value-type="string">
            <text:p>JOSE PEDRO MAGNO DA SILVA SANTOS</text:p>
          </table:table-cell>
          <table:table-cell office:value-type="string" calcext:value-type="string">
            <text:p>Sd Ev</text:p>
          </table:table-cell>
          <table:table-cell office:value-type="float" office:value="710483579" calcext:value-type="float">
            <text:p>710483579</text:p>
          </table:table-cell>
          <table:table-cell office:value-type="float" office:value="71411819462" calcext:value-type="float">
            <text:p>71411819462</text:p>
          </table:table-cell>
          <table:table-cell office:value-type="float" office:value="411594621" calcext:value-type="float">
            <text:p>411594621</text:p>
          </table:table-cell>
          <table:table-cell office:value-type="string" calcext:value-type="string">
            <text:p>JOSE PEDRO MAGNO DA SILVA SANT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7]" office:value-type="string" office:string-value="JUAN FERNANDO OLIVEIRA DA SILVA" calcext:value-type="string">
            <text:p>JUAN FERNANDO OLIVEIRA DA SILVA</text:p>
          </table:table-cell>
          <table:table-cell office:value-type="string" calcext:value-type="string">
            <text:p>Sd Ev</text:p>
          </table:table-cell>
          <table:table-cell office:value-type="float" office:value="710483470" calcext:value-type="float">
            <text:p>710483470</text:p>
          </table:table-cell>
          <table:table-cell office:value-type="float" office:value="70811266427" calcext:value-type="float">
            <text:p>70811266427</text:p>
          </table:table-cell>
          <table:table-cell office:value-type="float" office:value="411594720" calcext:value-type="float">
            <text:p>411594720</text:p>
          </table:table-cell>
          <table:table-cell office:value-type="string" calcext:value-type="string">
            <text:p>JUAN FERNANDO OLIVEIRA DA SILV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8]" office:value-type="string" office:string-value="JULIO PINTO DOS SANTOS FILHO" calcext:value-type="string">
            <text:p>JULIO PINTO DOS SANTOS FILHO</text:p>
          </table:table-cell>
          <table:table-cell office:value-type="string" calcext:value-type="string">
            <text:p>Sd Ev</text:p>
          </table:table-cell>
          <table:table-cell office:value-type="float" office:value="710483371" calcext:value-type="float">
            <text:p>710483371</text:p>
          </table:table-cell>
          <table:table-cell office:value-type="float" office:value="12701735459" calcext:value-type="float">
            <text:p>12701735459</text:p>
          </table:table-cell>
          <table:table-cell office:value-type="float" office:value="411594829" calcext:value-type="float">
            <text:p>411594829</text:p>
          </table:table-cell>
          <table:table-cell office:value-type="string" calcext:value-type="string">
            <text:p>JULIO PINTO DOS SANTOS FILH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89]" office:value-type="string" office:string-value="KEVIN GOMES DO NASCIMENTO" calcext:value-type="string">
            <text:p>KEVIN GOMES DO NASCIMENTO</text:p>
          </table:table-cell>
          <table:table-cell office:value-type="string" calcext:value-type="string">
            <text:p>Sd Ev</text:p>
          </table:table-cell>
          <table:table-cell office:value-type="float" office:value="710482571" calcext:value-type="float">
            <text:p>710482571</text:p>
          </table:table-cell>
          <table:table-cell office:value-type="float" office:value="13972297483" calcext:value-type="float">
            <text:p>13972297483</text:p>
          </table:table-cell>
          <table:table-cell office:value-type="float" office:value="411594910" calcext:value-type="float">
            <text:p>411594910</text:p>
          </table:table-cell>
          <table:table-cell office:value-type="string" calcext:value-type="string">
            <text:p>KEVIN GOMES DO NASCIMEN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0]" office:value-type="string" office:string-value="LUCAS ALEXANDRE RODRIGUES DE FREITAS" calcext:value-type="string">
            <text:p>LUCAS ALEXANDRE RODRIGUES DE FREITAS</text:p>
          </table:table-cell>
          <table:table-cell office:value-type="string" calcext:value-type="string">
            <text:p>Sd Ev</text:p>
          </table:table-cell>
          <table:table-cell office:value-type="float" office:value="710483272" calcext:value-type="float">
            <text:p>710483272</text:p>
          </table:table-cell>
          <table:table-cell office:value-type="float" office:value="14284481444" calcext:value-type="float">
            <text:p>14284481444</text:p>
          </table:table-cell>
          <table:table-cell office:value-type="float" office:value="411594993" calcext:value-type="float">
            <text:p>411594993</text:p>
          </table:table-cell>
          <table:table-cell office:value-type="string" calcext:value-type="string">
            <text:p>LUCAS ALEXANDRE RODRIGUES DE FREITA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1]" office:value-type="string" office:string-value="LUCAS GUERRA MARANHAO" calcext:value-type="string">
            <text:p>LUCAS GUERRA MARANHAO</text:p>
          </table:table-cell>
          <table:table-cell office:value-type="string" calcext:value-type="string">
            <text:p>Sd Ev</text:p>
          </table:table-cell>
          <table:table-cell office:value-type="float" office:value="710483173" calcext:value-type="float">
            <text:p>710483173</text:p>
          </table:table-cell>
          <table:table-cell office:value-type="float" office:value="71648301428" calcext:value-type="float">
            <text:p>71648301428</text:p>
          </table:table-cell>
          <table:table-cell office:value-type="float" office:value="411595123" calcext:value-type="float">
            <text:p>411595123</text:p>
          </table:table-cell>
          <table:table-cell office:value-type="string" calcext:value-type="string">
            <text:p>LUCAS GUERRA MARANHA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2]" office:value-type="string" office:string-value="LUCAS JERONIMO XAVIER" calcext:value-type="string">
            <text:p>LUCAS JERONIMO XAVIER</text:p>
          </table:table-cell>
          <table:table-cell office:value-type="string" calcext:value-type="string">
            <text:p>Sd Ev</text:p>
          </table:table-cell>
          <table:table-cell office:value-type="float" office:value="710483074" calcext:value-type="float">
            <text:p>710483074</text:p>
          </table:table-cell>
          <table:table-cell office:value-type="float" office:value="13373888409" calcext:value-type="float">
            <text:p>13373888409</text:p>
          </table:table-cell>
          <table:table-cell office:value-type="float" office:value="411595222" calcext:value-type="float">
            <text:p>411595222</text:p>
          </table:table-cell>
          <table:table-cell office:value-type="string" calcext:value-type="string">
            <text:p>LUCAS JERONIMO XAVI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3]" office:value-type="string" office:string-value="LUCIANO BERNARDO BEZERRA DA SILVA" calcext:value-type="string">
            <text:p>LUCIANO BERNARDO BEZERRA DA SILVA</text:p>
          </table:table-cell>
          <table:table-cell office:value-type="string" calcext:value-type="string">
            <text:p>Sd Ev</text:p>
          </table:table-cell>
          <table:table-cell office:value-type="float" office:value="710482977" calcext:value-type="float">
            <text:p>710482977</text:p>
          </table:table-cell>
          <table:table-cell office:value-type="float" office:value="13971583440" calcext:value-type="float">
            <text:p>13971583440</text:p>
          </table:table-cell>
          <table:table-cell office:value-type="float" office:value="411595370" calcext:value-type="float">
            <text:p>411595370</text:p>
          </table:table-cell>
          <table:table-cell office:value-type="string" calcext:value-type="string">
            <text:p>LUCIANO BERNARDO BEZERRA DA SILV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4]" office:value-type="string" office:string-value="LUIZ CARLOS MOURA MARQUES GONCALVES" calcext:value-type="string">
            <text:p>LUIZ CARLOS MOURA MARQUES GONCALVES</text:p>
          </table:table-cell>
          <table:table-cell office:value-type="string" calcext:value-type="string">
            <text:p>Sd Ev</text:p>
          </table:table-cell>
          <table:table-cell office:value-type="float" office:value="710482878" calcext:value-type="float">
            <text:p>710482878</text:p>
          </table:table-cell>
          <table:table-cell office:value-type="float" office:value="9833777406" calcext:value-type="float">
            <text:p>9833777406</text:p>
          </table:table-cell>
          <table:table-cell office:value-type="float" office:value="411595453" calcext:value-type="float">
            <text:p>411595453</text:p>
          </table:table-cell>
          <table:table-cell office:value-type="string" calcext:value-type="string">
            <text:p>LUIZ CARLOS MOURA MARQUES GONCALV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5]" office:value-type="string" office:string-value="LUIZ FABIANO DA SILVA FILHO" calcext:value-type="string">
            <text:p>LUIZ FABIANO DA SILVA FILHO</text:p>
          </table:table-cell>
          <table:table-cell office:value-type="string" calcext:value-type="string">
            <text:p>Sd Ev</text:p>
          </table:table-cell>
          <table:table-cell office:value-type="float" office:value="710482779" calcext:value-type="float">
            <text:p>710482779</text:p>
          </table:table-cell>
          <table:table-cell office:value-type="float" office:value="70825256488" calcext:value-type="float">
            <text:p>70825256488</text:p>
          </table:table-cell>
          <table:table-cell office:value-type="float" office:value="411595503" calcext:value-type="float">
            <text:p>411595503</text:p>
          </table:table-cell>
          <table:table-cell office:value-type="string" calcext:value-type="string">
            <text:p>LUIZ FABIANO DA SILVA FILH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6]" office:value-type="string" office:string-value="MARCIO WESLEY ARAUJO DE AQUINO" calcext:value-type="string">
            <text:p>MARCIO WESLEY ARAUJO DE AQUINO</text:p>
          </table:table-cell>
          <table:table-cell office:value-type="string" calcext:value-type="string">
            <text:p>Sd Ev</text:p>
          </table:table-cell>
          <table:table-cell office:value-type="float" office:value="710482472" calcext:value-type="float">
            <text:p>710482472</text:p>
          </table:table-cell>
          <table:table-cell office:value-type="float" office:value="13340504490" calcext:value-type="float">
            <text:p>13340504490</text:p>
          </table:table-cell>
          <table:table-cell office:value-type="float" office:value="411595636" calcext:value-type="float">
            <text:p>411595636</text:p>
          </table:table-cell>
          <table:table-cell office:value-type="string" calcext:value-type="string">
            <text:p>MARCIO WESLEY ARAUJO DE AQUIN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7]" office:value-type="string" office:string-value="MARCIO WESLLEY DE OLIVEIRA QUEIROZ AGOSTINHO" calcext:value-type="string">
            <text:p>MARCIO WESLLEY DE OLIVEIRA QUEIROZ AGOSTINHO</text:p>
          </table:table-cell>
          <table:table-cell office:value-type="string" calcext:value-type="string">
            <text:p>Sd Ev</text:p>
          </table:table-cell>
          <table:table-cell office:value-type="float" office:value="710482670" calcext:value-type="float">
            <text:p>710482670</text:p>
          </table:table-cell>
          <table:table-cell office:value-type="float" office:value="10977663493" calcext:value-type="float">
            <text:p>10977663493</text:p>
          </table:table-cell>
          <table:table-cell office:value-type="float" office:value="411595768" calcext:value-type="float">
            <text:p>411595768</text:p>
          </table:table-cell>
          <table:table-cell office:value-type="string" calcext:value-type="string">
            <text:p>MARCIO WESLLEY DE OLIVEIRA QUEIROZ AGOSTINH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8]" office:value-type="string" office:string-value="MATEUS HENRIQUE DA SILVA FERNANDES" calcext:value-type="string">
            <text:p>MATEUS HENRIQUE DA SILVA FERNANDES</text:p>
          </table:table-cell>
          <table:table-cell office:value-type="string" calcext:value-type="string">
            <text:p>Sd Ev</text:p>
          </table:table-cell>
          <table:table-cell office:value-type="float" office:value="710482373" calcext:value-type="float">
            <text:p>710482373</text:p>
          </table:table-cell>
          <table:table-cell office:value-type="float" office:value="13119337439" calcext:value-type="float">
            <text:p>13119337439</text:p>
          </table:table-cell>
          <table:table-cell office:value-type="float" office:value="411595859" calcext:value-type="float">
            <text:p>411595859</text:p>
          </table:table-cell>
          <table:table-cell office:value-type="string" calcext:value-type="string">
            <text:p>MATEUS HENRIQUE DA SILVA FERNANDE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199]" office:value-type="string" office:string-value="MATHEUS EDUARDO DE SOUZA PEREIRA" calcext:value-type="string">
            <text:p>MATHEUS EDUARDO DE SOUZA PEREIRA</text:p>
          </table:table-cell>
          <table:table-cell office:value-type="string" calcext:value-type="string">
            <text:p>Sd Ev</text:p>
          </table:table-cell>
          <table:table-cell office:value-type="float" office:value="710482274" calcext:value-type="float">
            <text:p>710482274</text:p>
          </table:table-cell>
          <table:table-cell office:value-type="float" office:value="12128255430" calcext:value-type="float">
            <text:p>12128255430</text:p>
          </table:table-cell>
          <table:table-cell office:value-type="float" office:value="411595966" calcext:value-type="float">
            <text:p>411595966</text:p>
          </table:table-cell>
          <table:table-cell office:value-type="string" calcext:value-type="string">
            <text:p>MATHEUS EDUARDO DE SOUZA PEREIRA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0]" office:value-type="string" office:string-value="MATHEUS RUAN DA SILVA MONTEIRO" calcext:value-type="string">
            <text:p>MATHEUS RUAN DA SILVA MONTEIRO</text:p>
          </table:table-cell>
          <table:table-cell office:value-type="string" calcext:value-type="string">
            <text:p>Sd Ev</text:p>
          </table:table-cell>
          <table:table-cell office:value-type="float" office:value="710482175" calcext:value-type="float">
            <text:p>710482175</text:p>
          </table:table-cell>
          <table:table-cell office:value-type="float" office:value="70386596425" calcext:value-type="float">
            <text:p>70386596425</text:p>
          </table:table-cell>
          <table:table-cell office:value-type="float" office:value="411596006" calcext:value-type="float">
            <text:p>411596006</text:p>
          </table:table-cell>
          <table:table-cell office:value-type="string" calcext:value-type="string">
            <text:p>MATHEUS RUAN DA SILVA MONTEIR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1]" office:value-type="string" office:string-value="RALDNEY BRAGA DA SILVA" calcext:value-type="string">
            <text:p>RALDNEY BRAGA DA SILVA</text:p>
          </table:table-cell>
          <table:table-cell office:value-type="string" calcext:value-type="string">
            <text:p>Sd Ev</text:p>
          </table:table-cell>
          <table:table-cell office:value-type="float" office:value="710486374" calcext:value-type="float">
            <text:p>710486374</text:p>
          </table:table-cell>
          <table:table-cell office:value-type="float" office:value="12979099414" calcext:value-type="float">
            <text:p>12979099414</text:p>
          </table:table-cell>
          <table:table-cell office:value-type="float" office:value="411596063" calcext:value-type="float">
            <text:p>411596063</text:p>
          </table:table-cell>
          <table:table-cell office:value-type="string" calcext:value-type="string">
            <text:p>RALDNEY BRAGA DA SILV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2]" office:value-type="string" office:string-value="RAMON CARVALHO DE OLIVEIRA" calcext:value-type="string">
            <text:p>RAMON CARVALHO DE OLIVEIRA</text:p>
          </table:table-cell>
          <table:table-cell office:value-type="string" calcext:value-type="string">
            <text:p>Sd Ev</text:p>
          </table:table-cell>
          <table:table-cell office:value-type="float" office:value="710482076" calcext:value-type="float">
            <text:p>710482076</text:p>
          </table:table-cell>
          <table:table-cell office:value-type="float" office:value="13319240498" calcext:value-type="float">
            <text:p>13319240498</text:p>
          </table:table-cell>
          <table:table-cell office:value-type="float" office:value="411596113" calcext:value-type="float">
            <text:p>411596113</text:p>
          </table:table-cell>
          <table:table-cell office:value-type="string" calcext:value-type="string">
            <text:p>RAMON CARVALHO DE OLIVEI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3]" office:value-type="string" office:string-value="RIAM DE OLIVEIRA FELIX TENORIO" calcext:value-type="string">
            <text:p>RIAM DE OLIVEIRA FELIX TENORIO</text:p>
          </table:table-cell>
          <table:table-cell office:value-type="string" calcext:value-type="string">
            <text:p>Sd Ev</text:p>
          </table:table-cell>
          <table:table-cell office:value-type="float" office:value="710483876" calcext:value-type="float">
            <text:p>710483876</text:p>
          </table:table-cell>
          <table:table-cell office:value-type="float" office:value="71215067429" calcext:value-type="float">
            <text:p>71215067429</text:p>
          </table:table-cell>
          <table:table-cell office:value-type="float" office:value="411596154" calcext:value-type="float">
            <text:p>411596154</text:p>
          </table:table-cell>
          <table:table-cell office:value-type="string" calcext:value-type="string">
            <text:p>RIAM DE OLIVEIRA FELIX TENORI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4]" office:value-type="string" office:string-value="RODRIGO FELIPE CAVALCANTI ALVES" calcext:value-type="string">
            <text:p>RODRIGO FELIPE CAVALCANTI ALVES</text:p>
          </table:table-cell>
          <table:table-cell office:value-type="string" calcext:value-type="string">
            <text:p>Sd Ev</text:p>
          </table:table-cell>
          <table:table-cell office:value-type="float" office:value="710481979" calcext:value-type="float">
            <text:p>710481979</text:p>
          </table:table-cell>
          <table:table-cell office:value-type="float" office:value="11260994490" calcext:value-type="float">
            <text:p>11260994490</text:p>
          </table:table-cell>
          <table:table-cell office:value-type="float" office:value="411596204" calcext:value-type="float">
            <text:p>411596204</text:p>
          </table:table-cell>
          <table:table-cell office:value-type="string" calcext:value-type="string">
            <text:p>RODRIGO FELIPE CAVALCANTI ALV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5]" office:value-type="string" office:string-value="RONALDO PAULO DA SILVA JUNIOR" calcext:value-type="string">
            <text:p>RONALDO PAULO DA SILVA JUNIOR</text:p>
          </table:table-cell>
          <table:table-cell office:value-type="string" calcext:value-type="string">
            <text:p>Sd Ev</text:p>
          </table:table-cell>
          <table:table-cell office:value-type="float" office:value="710481870" calcext:value-type="float">
            <text:p>710481870</text:p>
          </table:table-cell>
          <table:table-cell office:value-type="float" office:value="15203356440" calcext:value-type="float">
            <text:p>15203356440</text:p>
          </table:table-cell>
          <table:table-cell office:value-type="float" office:value="411596279" calcext:value-type="float">
            <text:p>411596279</text:p>
          </table:table-cell>
          <table:table-cell office:value-type="string" calcext:value-type="string">
            <text:p>RONALDO PAULO DA SILVA JUN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6]" office:value-type="string" office:string-value="SERGIO ANDRADE ARAUJO" calcext:value-type="string">
            <text:p>SERGIO ANDRADE ARAUJO</text:p>
          </table:table-cell>
          <table:table-cell office:value-type="string" calcext:value-type="string">
            <text:p>Sd Ev</text:p>
          </table:table-cell>
          <table:table-cell office:value-type="float" office:value="710483777" calcext:value-type="float">
            <text:p>710483777</text:p>
          </table:table-cell>
          <table:table-cell office:value-type="float" office:value="12141036429" calcext:value-type="float">
            <text:p>12141036429</text:p>
          </table:table-cell>
          <table:table-cell office:value-type="float" office:value="411596329" calcext:value-type="float">
            <text:p>411596329</text:p>
          </table:table-cell>
          <table:table-cell office:value-type="string" calcext:value-type="string">
            <text:p>SERGIO ANDRADE ARAUJ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7]" office:value-type="string" office:string-value="TARCIANO GOMES DA SILVA JUNOR" calcext:value-type="string">
            <text:p>TARCIANO GOMES DA SILVA JUNOR</text:p>
          </table:table-cell>
          <table:table-cell office:value-type="string" calcext:value-type="string">
            <text:p>Sd Ev</text:p>
          </table:table-cell>
          <table:table-cell office:value-type="float" office:value="710481771" calcext:value-type="float">
            <text:p>710481771</text:p>
          </table:table-cell>
          <table:table-cell office:value-type="float" office:value="7572423400" calcext:value-type="float">
            <text:p>7572423400</text:p>
          </table:table-cell>
          <table:table-cell office:value-type="float" office:value="411596386" calcext:value-type="float">
            <text:p>411596386</text:p>
          </table:table-cell>
          <table:table-cell office:value-type="string" calcext:value-type="string">
            <text:p>TARCIANO GOMES DA SILVA JUN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8]" office:value-type="string" office:string-value="THALISON HENRIQUE XAVIER DE SANTANA" calcext:value-type="string">
            <text:p>THALISON HENRIQUE XAVIER DE SANTANA</text:p>
          </table:table-cell>
          <table:table-cell office:value-type="string" calcext:value-type="string">
            <text:p>Sd Ev</text:p>
          </table:table-cell>
          <table:table-cell office:value-type="float" office:value="710481672" calcext:value-type="float">
            <text:p>710481672</text:p>
          </table:table-cell>
          <table:table-cell office:value-type="float" office:value="13785477481" calcext:value-type="float">
            <text:p>13785477481</text:p>
          </table:table-cell>
          <table:table-cell office:value-type="float" office:value="411596444" calcext:value-type="float">
            <text:p>411596444</text:p>
          </table:table-cell>
          <table:table-cell office:value-type="string" calcext:value-type="string">
            <text:p>THALISON HENRIQUE XAVIER DE SANTAN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09]" office:value-type="string" office:string-value="THEYLON MURIEL FREITAS DE SOUZA" calcext:value-type="string">
            <text:p>THEYLON MURIEL FREITAS DE SOUZA</text:p>
          </table:table-cell>
          <table:table-cell office:value-type="string" calcext:value-type="string">
            <text:p>Sd Ev</text:p>
          </table:table-cell>
          <table:table-cell office:value-type="float" office:value="710480674" calcext:value-type="float">
            <text:p>710480674</text:p>
          </table:table-cell>
          <table:table-cell office:value-type="float" office:value="12119650403" calcext:value-type="float">
            <text:p>12119650403</text:p>
          </table:table-cell>
          <table:table-cell office:value-type="float" office:value="411596493" calcext:value-type="float">
            <text:p>411596493</text:p>
          </table:table-cell>
          <table:table-cell office:value-type="string" calcext:value-type="string">
            <text:p>THEYLON MURIEL FREITAS DE SOUZ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0]" office:value-type="string" office:string-value="THIAGO LUIZ JOAQUIM LIMA" calcext:value-type="string">
            <text:p>THIAGO LUIZ JOAQUIM LIMA</text:p>
          </table:table-cell>
          <table:table-cell office:value-type="string" calcext:value-type="string">
            <text:p>Sd Ev</text:p>
          </table:table-cell>
          <table:table-cell office:value-type="float" office:value="710481573" calcext:value-type="float">
            <text:p>710481573</text:p>
          </table:table-cell>
          <table:table-cell office:value-type="float" office:value="14928154460" calcext:value-type="float">
            <text:p>14928154460</text:p>
          </table:table-cell>
          <table:table-cell office:value-type="float" office:value="411596576" calcext:value-type="float">
            <text:p>411596576</text:p>
          </table:table-cell>
          <table:table-cell office:value-type="string" calcext:value-type="string">
            <text:p>THIAGO LUIZ JOAQUIM LI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1]" office:value-type="string" office:string-value="THIAGO VINICIOS DE SANTANA MARQUES" calcext:value-type="string">
            <text:p>THIAGO VINICIOS DE SANTANA MARQUES</text:p>
          </table:table-cell>
          <table:table-cell office:value-type="string" calcext:value-type="string">
            <text:p>Sd Ev</text:p>
          </table:table-cell>
          <table:table-cell office:value-type="float" office:value="710481474" calcext:value-type="float">
            <text:p>710481474</text:p>
          </table:table-cell>
          <table:table-cell office:value-type="float" office:value="71310977488" calcext:value-type="float">
            <text:p>71310977488</text:p>
          </table:table-cell>
          <table:table-cell office:value-type="float" office:value="411596683" calcext:value-type="float">
            <text:p>411596683</text:p>
          </table:table-cell>
          <table:table-cell office:value-type="string" calcext:value-type="string">
            <text:p>THIAGO VINICIOS DE SANTANA MARQU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2]" office:value-type="string" office:string-value="THIAGO WALLACE PEREIRA CORREIA" calcext:value-type="string">
            <text:p>THIAGO WALLACE PEREIRA CORREIA</text:p>
          </table:table-cell>
          <table:table-cell office:value-type="string" calcext:value-type="string">
            <text:p>Sd Ev</text:p>
          </table:table-cell>
          <table:table-cell office:value-type="float" office:value="710481375" calcext:value-type="float">
            <text:p>710481375</text:p>
          </table:table-cell>
          <table:table-cell office:value-type="float" office:value="13727727403" calcext:value-type="float">
            <text:p>13727727403</text:p>
          </table:table-cell>
          <table:table-cell office:value-type="float" office:value="411596758" calcext:value-type="float">
            <text:p>411596758</text:p>
          </table:table-cell>
          <table:table-cell office:value-type="string" calcext:value-type="string">
            <text:p>THIAGO WALLACE PEREIRA CORRE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3]" office:value-type="string" office:string-value="VICTOR MATHEUS MEDEIROS DIAS" calcext:value-type="string">
            <text:p>VICTOR MATHEUS MEDEIROS DIAS</text:p>
          </table:table-cell>
          <table:table-cell office:value-type="string" calcext:value-type="string">
            <text:p>Sd Ev</text:p>
          </table:table-cell>
          <table:table-cell office:value-type="float" office:value="710481276" calcext:value-type="float">
            <text:p>710481276</text:p>
          </table:table-cell>
          <table:table-cell office:value-type="float" office:value="14459141400" calcext:value-type="float">
            <text:p>14459141400</text:p>
          </table:table-cell>
          <table:table-cell office:value-type="float" office:value="411596857" calcext:value-type="float">
            <text:p>411596857</text:p>
          </table:table-cell>
          <table:table-cell office:value-type="string" calcext:value-type="string">
            <text:p>VICTOR MATHEUS MEDEIROS DIA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4]" office:value-type="string" office:string-value="WADSON RODRIGUES DE SOUZA" calcext:value-type="string">
            <text:p>WADSON RODRIGUES DE SOUZA</text:p>
          </table:table-cell>
          <table:table-cell office:value-type="string" calcext:value-type="string">
            <text:p>Sd Ev</text:p>
          </table:table-cell>
          <table:table-cell office:value-type="float" office:value="710481177" calcext:value-type="float">
            <text:p>710481177</text:p>
          </table:table-cell>
          <table:table-cell office:value-type="float" office:value="71151421499" calcext:value-type="float">
            <text:p>71151421499</text:p>
          </table:table-cell>
          <table:table-cell office:value-type="float" office:value="411596915" calcext:value-type="float">
            <text:p>411596915</text:p>
          </table:table-cell>
          <table:table-cell office:value-type="string" calcext:value-type="string">
            <text:p>WADSON RODRIGUES DE SOUZ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5]" office:value-type="string" office:string-value="WALLACE JOSE DE ARAUJO" calcext:value-type="string">
            <text:p>WALLACE JOSE DE ARAUJO</text:p>
          </table:table-cell>
          <table:table-cell office:value-type="string" calcext:value-type="string">
            <text:p>Sd Ev</text:p>
          </table:table-cell>
          <table:table-cell office:value-type="float" office:value="710481078" calcext:value-type="float">
            <text:p>710481078</text:p>
          </table:table-cell>
          <table:table-cell office:value-type="float" office:value="15824323410" calcext:value-type="float">
            <text:p>15824323410</text:p>
          </table:table-cell>
          <table:table-cell office:value-type="float" office:value="411596980" calcext:value-type="float">
            <text:p>411596980</text:p>
          </table:table-cell>
          <table:table-cell office:value-type="string" calcext:value-type="string">
            <text:p>WALLACE JOSE DE ARAUJ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6]" office:value-type="string" office:string-value="WELLYNGTON JOSE DA SILVA PAES BATISTA" calcext:value-type="string">
            <text:p>WELLYNGTON JOSE DA SILVA PAES BATISTA</text:p>
          </table:table-cell>
          <table:table-cell office:value-type="string" calcext:value-type="string">
            <text:p>Sd Ev</text:p>
          </table:table-cell>
          <table:table-cell office:value-type="float" office:value="710480971" calcext:value-type="float">
            <text:p>710480971</text:p>
          </table:table-cell>
          <table:table-cell office:value-type="float" office:value="11986493482" calcext:value-type="float">
            <text:p>11986493482</text:p>
          </table:table-cell>
          <table:table-cell office:value-type="float" office:value="411597061" calcext:value-type="float">
            <text:p>411597061</text:p>
          </table:table-cell>
          <table:table-cell office:value-type="string" calcext:value-type="string">
            <text:p>WELLYNGTON JOSE DA SILVA PAES BATIST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formula="of:=[.F217]" office:value-type="string" office:string-value="WILLIANS MENDES DA SILVA" calcext:value-type="string">
            <text:p>WILLIANS MENDES DA SILVA</text:p>
          </table:table-cell>
          <table:table-cell office:value-type="string" calcext:value-type="string">
            <text:p>Sd Ev</text:p>
          </table:table-cell>
          <table:table-cell office:value-type="float" office:value="710480773" calcext:value-type="float">
            <text:p>710480773</text:p>
          </table:table-cell>
          <table:table-cell office:value-type="float" office:value="13367591432" calcext:value-type="float">
            <text:p>13367591432</text:p>
          </table:table-cell>
          <table:table-cell office:value-type="float" office:value="411597137" calcext:value-type="float">
            <text:p>411597137</text:p>
          </table:table-cell>
          <table:table-cell office:value-type="string" calcext:value-type="string">
            <text:p>WILLIANS MENDES DA SILV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1/03/2021</text:p>
          </table:table-cell>
          <table:table-cell/>
          <table:table-cell table:style-name="Default"/>
          <table:table-cell table:number-columns-repeated="9"/>
        </table:table-row>
      </table:table>
      <table:table table:name="Planilha2" table:style-name="ta1">
        <table:table-column table:style-name="co18" table:default-cell-style-name="Default"/>
        <table:table-column table:style-name="co19" table:default-cell-style-name="ce12"/>
        <table:table-column table:style-name="co20" table:default-cell-style-name="ce12"/>
        <table:table-column table:style-name="co20" table:default-cell-style-name="ce14"/>
        <table:table-column table:style-name="co21" table:default-cell-style-name="ce15"/>
        <table:table-column table:style-name="co22" table:default-cell-style-name="ce12"/>
        <table:table-column table:style-name="co23" table:default-cell-style-name="Default"/>
        <table:table-column table:style-name="co17" table:default-cell-style-name="Default"/>
        <table:table-row table:style-name="ro1">
          <table:table-cell table:style-name="ce7" office:value-type="string" calcext:value-type="string">
            <text:p>Nome Completo</text:p>
          </table:table-cell>
          <table:table-cell table:style-name="ce11" office:value-type="string" calcext:value-type="string">
            <text:p>POST GRAD</text:p>
          </table:table-cell>
          <table:table-cell table:style-name="ce11" office:value-type="string" calcext:value-type="string">
            <text:p>NR PATENTE</text:p>
          </table:table-cell>
          <table:table-cell table:style-name="ce18" office:value-type="string" calcext:value-type="string">
            <text:p>IDT MIL</text:p>
          </table:table-cell>
          <table:table-cell table:style-name="ce20" office:value-type="string" calcext:value-type="string">
            <text:p>CPF</text:p>
          </table:table-cell>
          <table:table-cell table:style-name="ce11" office:value-type="string" calcext:value-type="string">
            <text:p>nome guerra</text:p>
          </table:table-cell>
          <table:table-cell office:value-type="string" calcext:value-type="string">
            <text:p>SQL</text:p>
          </table:table-cell>
          <table:table-cell/>
        </table:table-row>
        <table:table-row table:style-name="ro1">
          <table:table-cell table:style-name="ce2" office:value-type="string" calcext:value-type="string">
            <text:p>Carlos Yoshio Morita</text:p>
          </table:table-cell>
          <table:table-cell table:formula="of:=IFERROR(VLOOKUP([.A2];[$militares.$A$2:$militares.$G$217];2;0);VLOOKUP([.A2];[$Planilha3.$A$1:$Planilha3.$C$201];3;0))" office:value-type="string" office:string-value="Cel QEM" calcext:value-type="string">
            <text:p>Cel QE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75403135</text:p>
          </table:table-cell>
          <table:table-cell/>
          <table:table-cell office:value-type="string" calcext:value-type="string">
            <text:p>Morita</text:p>
          </table:table-cell>
          <table:table-cell table:formula="of:=&quot;(&quot;&amp;IF([.F2]=&quot;&quot;; &quot;null&quot;; &quot;'&quot;&amp;[.F2]&amp;&quot;'&quot;)&amp;&quot;, '&quot;&amp;[.A2]&amp;&quot;', '&quot;&amp;[.D2]&amp;&quot;', &quot;&amp;IF([.E2]=&quot;&quot;; &quot;null&quot;; &quot;'&quot;&amp;[.E2]&amp;&quot;'&quot;)&amp;&quot;, '$2y$10$Gk8wFNiU.5h7FKga.ptnmuTri1hN8xYCq1uSeiDqbXJtgZ4T/LAvm', 1, &quot;&amp;[.C2]&amp;&quot;, '{}'::jsonb,     '{}'::jsonb,     '{}'::jsonb,     '{}'::jsonb,     true), &quot;" office:value-type="string" office:string-value="('Morita', 'Carlos Yoshio Morita', '1275403135', null, '$2y$10$Gk8wFNiU.5h7FKga.ptnmuTri1hN8xYCq1uSeiDqbXJtgZ4T/LAvm', 1, 14, '{}'::jsonb,     '{}'::jsonb,     '{}'::jsonb,     '{}'::jsonb,     true), " calcext:value-type="string">
            <text:p>('Morita', 'Carlos Yoshio Morita', '1275403135', null, '$2y$10$Gk8wFNiU.5h7FKga.ptnmuTri1hN8xYCq1uSeiDqbXJtgZ4T/LAvm', 1, 1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ugusto Toscano Espínola Neto</text:p>
          </table:table-cell>
          <table:table-cell table:formula="of:=IFERROR(VLOOKUP([.A3];[$militares.$A$2:$militares.$G$217];2;0);VLOOKUP([.A3];[$Planilha3.$A$1:$Planilha3.$C$201];3;0))" office:value-type="string" office:string-value="Maj Eng" calcext:value-type="string">
            <text:p>Maj E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31796641</text:p>
          </table:table-cell>
          <table:table-cell/>
          <table:table-cell office:value-type="string" calcext:value-type="string">
            <text:p>Augusto</text:p>
          </table:table-cell>
          <table:table-cell table:formula="of:=&quot;(&quot;&amp;IF([.F3]=&quot;&quot;; &quot;null&quot;; &quot;'&quot;&amp;[.F3]&amp;&quot;'&quot;)&amp;&quot;, '&quot;&amp;[.A3]&amp;&quot;', '&quot;&amp;[.D3]&amp;&quot;', &quot;&amp;IF([.E3]=&quot;&quot;; &quot;null&quot;; &quot;'&quot;&amp;[.E3]&amp;&quot;'&quot;)&amp;&quot;, '$2y$10$Gk8wFNiU.5h7FKga.ptnmuTri1hN8xYCq1uSeiDqbXJtgZ4T/LAvm', 1, &quot;&amp;[.C3]&amp;&quot;, '{}'::jsonb,     '{}'::jsonb,     '{}'::jsonb,     '{}'::jsonb,     true), &quot;" office:value-type="string" office:string-value="('Augusto', 'Augusto Toscano Espínola Neto', '0131796641', null, '$2y$10$Gk8wFNiU.5h7FKga.ptnmuTri1hN8xYCq1uSeiDqbXJtgZ4T/LAvm', 1, 12, '{}'::jsonb,     '{}'::jsonb,     '{}'::jsonb,     '{}'::jsonb,     true), " calcext:value-type="string">
            <text:p>('Augusto', 'Augusto Toscano Espínola Neto', '0131796641', null, '$2y$10$Gk8wFNiU.5h7FKga.ptnmuTri1hN8xYCq1uSeiDqbXJtgZ4T/LAvm', 1, 1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Franck Rosa Da Silva</text:p>
          </table:table-cell>
          <table:table-cell table:formula="of:=IFERROR(VLOOKUP([.A4];[$militares.$A$2:$militares.$G$217];2;0);VLOOKUP([.A4];[$Planilha3.$A$1:$Planilha3.$C$201];3;0))" office:value-type="string" office:string-value="Maj QEM" calcext:value-type="string">
            <text:p>Maj Q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0940451</text:p>
          </table:table-cell>
          <table:table-cell/>
          <table:table-cell office:value-type="string" calcext:value-type="string">
            <text:p>Franck</text:p>
          </table:table-cell>
          <table:table-cell table:formula="of:=&quot;(&quot;&amp;IF([.F4]=&quot;&quot;; &quot;null&quot;; &quot;'&quot;&amp;[.F4]&amp;&quot;'&quot;)&amp;&quot;, '&quot;&amp;[.A4]&amp;&quot;', '&quot;&amp;[.D4]&amp;&quot;', &quot;&amp;IF([.E4]=&quot;&quot;; &quot;null&quot;; &quot;'&quot;&amp;[.E4]&amp;&quot;'&quot;)&amp;&quot;, '$2y$10$Gk8wFNiU.5h7FKga.ptnmuTri1hN8xYCq1uSeiDqbXJtgZ4T/LAvm', 1, &quot;&amp;[.C4]&amp;&quot;, '{}'::jsonb,     '{}'::jsonb,     '{}'::jsonb,     '{}'::jsonb,     true), &quot;" office:value-type="string" office:string-value="('Franck', 'Franck Rosa Da Silva', '0100940451', null, '$2y$10$Gk8wFNiU.5h7FKga.ptnmuTri1hN8xYCq1uSeiDqbXJtgZ4T/LAvm', 1, 12, '{}'::jsonb,     '{}'::jsonb,     '{}'::jsonb,     '{}'::jsonb,     true), " calcext:value-type="string">
            <text:p>('Franck', 'Franck Rosa Da Silva', '0100940451', null, '$2y$10$Gk8wFNiU.5h7FKga.ptnmuTri1hN8xYCq1uSeiDqbXJtgZ4T/LAvm', 1, 1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lisa Ruzicka Zorn</text:p>
          </table:table-cell>
          <table:table-cell table:formula="of:=IFERROR(VLOOKUP([.A5];[$Planilha3.$A$1:$Planilha3.$C$201];3;0); VLOOKUP([.A5];[$militares.$A$2:$militares.$G$217];2;0))" office:value-type="string" office:string-value="Maj QEM" calcext:value-type="string">
            <text:p>Maj Q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19500759</text:p>
          </table:table-cell>
          <table:table-cell/>
          <table:table-cell office:value-type="string" calcext:value-type="string">
            <text:p>Elisa Zorn</text:p>
          </table:table-cell>
          <table:table-cell table:formula="of:=&quot;(&quot;&amp;IF([.F5]=&quot;&quot;; &quot;null&quot;; &quot;'&quot;&amp;[.F5]&amp;&quot;'&quot;)&amp;&quot;, '&quot;&amp;[.A5]&amp;&quot;', '&quot;&amp;[.D5]&amp;&quot;', &quot;&amp;IF([.E5]=&quot;&quot;; &quot;null&quot;; &quot;'&quot;&amp;[.E5]&amp;&quot;'&quot;)&amp;&quot;, '$2y$10$Gk8wFNiU.5h7FKga.ptnmuTri1hN8xYCq1uSeiDqbXJtgZ4T/LAvm', 1, &quot;&amp;[.C5]&amp;&quot;, '{}'::jsonb,     '{}'::jsonb,     '{}'::jsonb,     '{}'::jsonb,     true), &quot;" office:value-type="string" office:string-value="('Elisa Zorn', 'Elisa Ruzicka Zorn', '0119500759', null, '$2y$10$Gk8wFNiU.5h7FKga.ptnmuTri1hN8xYCq1uSeiDqbXJtgZ4T/LAvm', 1, 12, '{}'::jsonb,     '{}'::jsonb,     '{}'::jsonb,     '{}'::jsonb,     true), " calcext:value-type="string">
            <text:p>('Elisa Zorn', 'Elisa Ruzicka Zorn', '0119500759', null, '$2y$10$Gk8wFNiU.5h7FKga.ptnmuTri1hN8xYCq1uSeiDqbXJtgZ4T/LAvm', 1, 1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iago Prudencio Silvano</text:p>
          </table:table-cell>
          <table:table-cell table:formula="of:=IFERROR(VLOOKUP([.A6];[$Planilha3.$A$1:$Planilha3.$C$201];3;0); VLOOKUP([.A6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6270554</text:p>
          </table:table-cell>
          <table:table-cell office:value-type="string" calcext:value-type="string">
            <text:p>05891467771</text:p>
          </table:table-cell>
          <table:table-cell office:value-type="string" calcext:value-type="string">
            <text:p>Prudêncio</text:p>
          </table:table-cell>
          <table:table-cell table:formula="of:=&quot;(&quot;&amp;IF([.F6]=&quot;&quot;; &quot;null&quot;; &quot;'&quot;&amp;[.F6]&amp;&quot;'&quot;)&amp;&quot;, '&quot;&amp;[.A6]&amp;&quot;', '&quot;&amp;[.D6]&amp;&quot;', &quot;&amp;IF([.E6]=&quot;&quot;; &quot;null&quot;; &quot;'&quot;&amp;[.E6]&amp;&quot;'&quot;)&amp;&quot;, '$2y$10$Gk8wFNiU.5h7FKga.ptnmuTri1hN8xYCq1uSeiDqbXJtgZ4T/LAvm', 1, &quot;&amp;[.C6]&amp;&quot;, '{}'::jsonb,     '{}'::jsonb,     '{}'::jsonb,     '{}'::jsonb,     true), &quot;" office:value-type="string" office:string-value="('Prudêncio', 'Tiago Prudencio Silvano', '0116270554', '05891467771', '$2y$10$Gk8wFNiU.5h7FKga.ptnmuTri1hN8xYCq1uSeiDqbXJtgZ4T/LAvm', 1, 11, '{}'::jsonb,     '{}'::jsonb,     '{}'::jsonb,     '{}'::jsonb,     true), " calcext:value-type="string">
            <text:p>('Prudêncio', 'Tiago Prudencio Silvano', '0116270554', '05891467771'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Átila Pereira Ricarte</text:p>
          </table:table-cell>
          <table:table-cell table:formula="of:=IFERROR(VLOOKUP([.A7];[$Planilha3.$A$1:$Planilha3.$C$201];3;0); VLOOKUP([.A7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1187474</text:p>
          </table:table-cell>
          <table:table-cell/>
          <table:table-cell office:value-type="string" calcext:value-type="string">
            <text:p>Átila</text:p>
          </table:table-cell>
          <table:table-cell table:formula="of:=&quot;(&quot;&amp;IF([.F7]=&quot;&quot;; &quot;null&quot;; &quot;'&quot;&amp;[.F7]&amp;&quot;'&quot;)&amp;&quot;, '&quot;&amp;[.A7]&amp;&quot;', '&quot;&amp;[.D7]&amp;&quot;', &quot;&amp;IF([.E7]=&quot;&quot;; &quot;null&quot;; &quot;'&quot;&amp;[.E7]&amp;&quot;'&quot;)&amp;&quot;, '$2y$10$Gk8wFNiU.5h7FKga.ptnmuTri1hN8xYCq1uSeiDqbXJtgZ4T/LAvm', 1, &quot;&amp;[.C7]&amp;&quot;, '{}'::jsonb,     '{}'::jsonb,     '{}'::jsonb,     '{}'::jsonb,     true), &quot;" office:value-type="string" office:string-value="('Átila', 'Átila Pereira Ricarte', '0101187474', null, '$2y$10$Gk8wFNiU.5h7FKga.ptnmuTri1hN8xYCq1uSeiDqbXJtgZ4T/LAvm', 1, 11, '{}'::jsonb,     '{}'::jsonb,     '{}'::jsonb,     '{}'::jsonb,     true), " calcext:value-type="string">
            <text:p>('Átila', 'Átila Pereira Ricarte', '0101187474', null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Lago De Lima</text:p>
          </table:table-cell>
          <table:table-cell table:formula="of:=IFERROR(VLOOKUP([.A8];[$Planilha3.$A$1:$Planilha3.$C$201];3;0); VLOOKUP([.A8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1175479</text:p>
          </table:table-cell>
          <table:table-cell/>
          <table:table-cell office:value-type="string" calcext:value-type="string">
            <text:p>De Lima</text:p>
          </table:table-cell>
          <table:table-cell table:formula="of:=&quot;(&quot;&amp;IF([.F8]=&quot;&quot;; &quot;null&quot;; &quot;'&quot;&amp;[.F8]&amp;&quot;'&quot;)&amp;&quot;, '&quot;&amp;[.A8]&amp;&quot;', '&quot;&amp;[.D8]&amp;&quot;', &quot;&amp;IF([.E8]=&quot;&quot;; &quot;null&quot;; &quot;'&quot;&amp;[.E8]&amp;&quot;'&quot;)&amp;&quot;, '$2y$10$Gk8wFNiU.5h7FKga.ptnmuTri1hN8xYCq1uSeiDqbXJtgZ4T/LAvm', 1, &quot;&amp;[.C8]&amp;&quot;, '{}'::jsonb,     '{}'::jsonb,     '{}'::jsonb,     '{}'::jsonb,     true), &quot;" office:value-type="string" office:string-value="('De Lima', 'Lucas Lago De Lima', '0101175479', null, '$2y$10$Gk8wFNiU.5h7FKga.ptnmuTri1hN8xYCq1uSeiDqbXJtgZ4T/LAvm', 1, 11, '{}'::jsonb,     '{}'::jsonb,     '{}'::jsonb,     '{}'::jsonb,     true), " calcext:value-type="string">
            <text:p>('De Lima', 'Lucas Lago De Lima', '0101175479', null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niel Cavalcanti Buarque Moreira</text:p>
          </table:table-cell>
          <table:table-cell table:formula="of:=IFERROR(VLOOKUP([.A9];[$Planilha3.$A$1:$Planilha3.$C$201];3;0); VLOOKUP([.A9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7844979</text:p>
          </table:table-cell>
          <table:table-cell office:value-type="string" calcext:value-type="string">
            <text:p>08850358440</text:p>
          </table:table-cell>
          <table:table-cell office:value-type="string" calcext:value-type="string">
            <text:p>Buarque</text:p>
          </table:table-cell>
          <table:table-cell table:formula="of:=&quot;(&quot;&amp;IF([.F9]=&quot;&quot;; &quot;null&quot;; &quot;'&quot;&amp;[.F9]&amp;&quot;'&quot;)&amp;&quot;, '&quot;&amp;[.A9]&amp;&quot;', '&quot;&amp;[.D9]&amp;&quot;', &quot;&amp;IF([.E9]=&quot;&quot;; &quot;null&quot;; &quot;'&quot;&amp;[.E9]&amp;&quot;'&quot;)&amp;&quot;, '$2y$10$Gk8wFNiU.5h7FKga.ptnmuTri1hN8xYCq1uSeiDqbXJtgZ4T/LAvm', 1, &quot;&amp;[.C9]&amp;&quot;, '{}'::jsonb,     '{}'::jsonb,     '{}'::jsonb,     '{}'::jsonb,     true), &quot;" office:value-type="string" office:string-value="('Buarque', 'Daniel Cavalcanti Buarque Moreira', '0107844979', '08850358440', '$2y$10$Gk8wFNiU.5h7FKga.ptnmuTri1hN8xYCq1uSeiDqbXJtgZ4T/LAvm', 1, 11, '{}'::jsonb,     '{}'::jsonb,     '{}'::jsonb,     '{}'::jsonb,     true), " calcext:value-type="string">
            <text:p>('Buarque', 'Daniel Cavalcanti Buarque Moreira', '0107844979', '08850358440'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cí Araújo De Azevedo</text:p>
          </table:table-cell>
          <table:table-cell table:formula="of:=IFERROR(VLOOKUP([.A10];[$Planilha3.$A$1:$Planilha3.$C$201];3;0); VLOOKUP([.A10];[$militares.$A$2:$militares.$G$217];2;0))" office:value-type="string" office:string-value="Cap QAO-Mnt Com" calcext:value-type="string">
            <text:p>Cap QAO-Mnt Co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2026745</text:p>
          </table:table-cell>
          <table:table-cell/>
          <table:table-cell office:value-type="string" calcext:value-type="string">
            <text:p>Azevedo</text:p>
          </table:table-cell>
          <table:table-cell table:formula="of:=&quot;(&quot;&amp;IF([.F10]=&quot;&quot;; &quot;null&quot;; &quot;'&quot;&amp;[.F10]&amp;&quot;'&quot;)&amp;&quot;, '&quot;&amp;[.A10]&amp;&quot;', '&quot;&amp;[.D10]&amp;&quot;', &quot;&amp;IF([.E10]=&quot;&quot;; &quot;null&quot;; &quot;'&quot;&amp;[.E10]&amp;&quot;'&quot;)&amp;&quot;, '$2y$10$Gk8wFNiU.5h7FKga.ptnmuTri1hN8xYCq1uSeiDqbXJtgZ4T/LAvm', 1, &quot;&amp;[.C10]&amp;&quot;, '{}'::jsonb,     '{}'::jsonb,     '{}'::jsonb,     '{}'::jsonb,     true), &quot;" office:value-type="string" office:string-value="('Azevedo', 'Dací Araújo De Azevedo', '0112026745', null, '$2y$10$Gk8wFNiU.5h7FKga.ptnmuTri1hN8xYCq1uSeiDqbXJtgZ4T/LAvm', 1, 11, '{}'::jsonb,     '{}'::jsonb,     '{}'::jsonb,     '{}'::jsonb,     true), " calcext:value-type="string">
            <text:p>('Azevedo', 'Dací Araújo De Azevedo', '0112026745', null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eová Alves Da Silva</text:p>
          </table:table-cell>
          <table:table-cell table:formula="of:=IFERROR(VLOOKUP([.A11];[$Planilha3.$A$1:$Planilha3.$C$201];3;0); VLOOKUP([.A11];[$militares.$A$2:$militares.$G$217];2;0))" office:value-type="string" office:string-value="Cap QAO-Topo" calcext:value-type="string">
            <text:p>Cap QAO-To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2031943</text:p>
          </table:table-cell>
          <table:table-cell/>
          <table:table-cell office:value-type="string" calcext:value-type="string">
            <text:p>Geová</text:p>
          </table:table-cell>
          <table:table-cell table:formula="of:=&quot;(&quot;&amp;IF([.F11]=&quot;&quot;; &quot;null&quot;; &quot;'&quot;&amp;[.F11]&amp;&quot;'&quot;)&amp;&quot;, '&quot;&amp;[.A11]&amp;&quot;', '&quot;&amp;[.D11]&amp;&quot;', &quot;&amp;IF([.E11]=&quot;&quot;; &quot;null&quot;; &quot;'&quot;&amp;[.E11]&amp;&quot;'&quot;)&amp;&quot;, '$2y$10$Gk8wFNiU.5h7FKga.ptnmuTri1hN8xYCq1uSeiDqbXJtgZ4T/LAvm', 1, &quot;&amp;[.C11]&amp;&quot;, '{}'::jsonb,     '{}'::jsonb,     '{}'::jsonb,     '{}'::jsonb,     true), &quot;" office:value-type="string" office:string-value="('Geová', 'Geová Alves Da Silva', '0112031943', null, '$2y$10$Gk8wFNiU.5h7FKga.ptnmuTri1hN8xYCq1uSeiDqbXJtgZ4T/LAvm', 1, 11, '{}'::jsonb,     '{}'::jsonb,     '{}'::jsonb,     '{}'::jsonb,     true), " calcext:value-type="string">
            <text:p>('Geová', 'Geová Alves Da Silva', '0112031943', null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einaldo Mauro Maia</text:p>
          </table:table-cell>
          <table:table-cell table:formula="of:=IFERROR(VLOOKUP([.A12];[$Planilha3.$A$1:$Planilha3.$C$201];3;0); VLOOKUP([.A12];[$militares.$A$2:$militares.$G$217];2;0))" office:value-type="string" office:string-value="Cap QAO-Topo" calcext:value-type="string">
            <text:p>Cap QAO-Top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2044243</text:p>
          </table:table-cell>
          <table:table-cell office:value-type="string" calcext:value-type="string">
            <text:p>85112003472</text:p>
          </table:table-cell>
          <table:table-cell office:value-type="string" calcext:value-type="string">
            <text:p>Mauro Maia</text:p>
          </table:table-cell>
          <table:table-cell table:formula="of:=&quot;(&quot;&amp;IF([.F12]=&quot;&quot;; &quot;null&quot;; &quot;'&quot;&amp;[.F12]&amp;&quot;'&quot;)&amp;&quot;, '&quot;&amp;[.A12]&amp;&quot;', '&quot;&amp;[.D12]&amp;&quot;', &quot;&amp;IF([.E12]=&quot;&quot;; &quot;null&quot;; &quot;'&quot;&amp;[.E12]&amp;&quot;'&quot;)&amp;&quot;, '$2y$10$Gk8wFNiU.5h7FKga.ptnmuTri1hN8xYCq1uSeiDqbXJtgZ4T/LAvm', 1, &quot;&amp;[.C12]&amp;&quot;, '{}'::jsonb,     '{}'::jsonb,     '{}'::jsonb,     '{}'::jsonb,     true), &quot;" office:value-type="string" office:string-value="('Mauro Maia', 'Reinaldo Mauro Maia', '0112044243', '85112003472', '$2y$10$Gk8wFNiU.5h7FKga.ptnmuTri1hN8xYCq1uSeiDqbXJtgZ4T/LAvm', 1, 11, '{}'::jsonb,     '{}'::jsonb,     '{}'::jsonb,     '{}'::jsonb,     true), " calcext:value-type="string">
            <text:p>('Mauro Maia', 'Reinaldo Mauro Maia', '0112044243', '85112003472'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Francisco Cláudio Almeida Da Silva Júnior</text:p>
          </table:table-cell>
          <table:table-cell table:formula="of:=IFERROR(VLOOKUP([.A13];[$Planilha3.$A$1:$Planilha3.$C$201];3;0); VLOOKUP([.A13];[$militares.$A$2:$militares.$G$217];2;0))" office:value-type="string" office:string-value="Cap QEM" calcext:value-type="string">
            <text:p>Cap Q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0886777</text:p>
          </table:table-cell>
          <table:table-cell office:value-type="string" calcext:value-type="string">
            <text:p>06294876346</text:p>
          </table:table-cell>
          <table:table-cell office:value-type="string" calcext:value-type="string">
            <text:p>Francisco Cláudio</text:p>
          </table:table-cell>
          <table:table-cell table:formula="of:=&quot;(&quot;&amp;IF([.F13]=&quot;&quot;; &quot;null&quot;; &quot;'&quot;&amp;[.F13]&amp;&quot;'&quot;)&amp;&quot;, '&quot;&amp;[.A13]&amp;&quot;', '&quot;&amp;[.D13]&amp;&quot;', &quot;&amp;IF([.E13]=&quot;&quot;; &quot;null&quot;; &quot;'&quot;&amp;[.E13]&amp;&quot;'&quot;)&amp;&quot;, '$2y$10$Gk8wFNiU.5h7FKga.ptnmuTri1hN8xYCq1uSeiDqbXJtgZ4T/LAvm', 1, &quot;&amp;[.C13]&amp;&quot;, '{}'::jsonb,     '{}'::jsonb,     '{}'::jsonb,     '{}'::jsonb,     true), &quot;" office:value-type="string" office:string-value="('Francisco Cláudio', 'Francisco Cláudio Almeida Da Silva Júnior', '0110886777', '06294876346', '$2y$10$Gk8wFNiU.5h7FKga.ptnmuTri1hN8xYCq1uSeiDqbXJtgZ4T/LAvm', 1, 11, '{}'::jsonb,     '{}'::jsonb,     '{}'::jsonb,     '{}'::jsonb,     true), " calcext:value-type="string">
            <text:p>('Francisco Cláudio', 'Francisco Cláudio Almeida Da Silva Júnior', '0110886777', '06294876346', '$2y$10$Gk8wFNiU.5h7FKga.ptnmuTri1hN8xYCq1uSeiDqbXJtgZ4T/LAvm', 1, 1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2" office:value-type="string" calcext:value-type="string">
            <text:p>João Victor <text:span text:style-name="T1">Tavares</text:span> Rodrigues <text:span text:style-name="T1">Paz</text:span></text:p>
          </table:table-cell>
          <table:table-cell table:formula="of:=IFERROR(VLOOKUP([.A14];[$Planilha3.$A$1:$Planilha3.$C$201];3;0); VLOOKUP([.A14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0886074</text:p>
          </table:table-cell>
          <table:table-cell office:value-type="string" calcext:value-type="string">
            <text:p>60745265324</text:p>
          </table:table-cell>
          <table:table-cell office:value-type="string" calcext:value-type="string">
            <text:p>Tavares Paz</text:p>
          </table:table-cell>
          <table:table-cell table:formula="of:=&quot;(&quot;&amp;IF([.F14]=&quot;&quot;; &quot;null&quot;; &quot;'&quot;&amp;[.F14]&amp;&quot;'&quot;)&amp;&quot;, '&quot;&amp;[.A14]&amp;&quot;', '&quot;&amp;[.D14]&amp;&quot;', &quot;&amp;IF([.E14]=&quot;&quot;; &quot;null&quot;; &quot;'&quot;&amp;[.E14]&amp;&quot;'&quot;)&amp;&quot;, '$2y$10$Gk8wFNiU.5h7FKga.ptnmuTri1hN8xYCq1uSeiDqbXJtgZ4T/LAvm', 1, &quot;&amp;[.C14]&amp;&quot;, '{}'::jsonb,     '{}'::jsonb,     '{}'::jsonb,     '{}'::jsonb,     true), &quot;" office:value-type="string" office:string-value="('Tavares Paz', 'João Victor Tavares Rodrigues Paz', '0110886074', '60745265324', '$2y$10$Gk8wFNiU.5h7FKga.ptnmuTri1hN8xYCq1uSeiDqbXJtgZ4T/LAvm', 1, 10, '{}'::jsonb,     '{}'::jsonb,     '{}'::jsonb,     '{}'::jsonb,     true), " calcext:value-type="string">
            <text:p>('Tavares Paz', 'João Victor Tavares Rodrigues Paz', '0110886074', '60745265324'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2" office:value-type="string" calcext:value-type="string">
            <text:p>Matheus <text:span text:style-name="T1">Campos</text:span> Ferraz</text:p>
          </table:table-cell>
          <table:table-cell table:formula="of:=IFERROR(VLOOKUP([.A15];[$Planilha3.$A$1:$Planilha3.$C$201];3;0); VLOOKUP([.A15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4035470</text:p>
          </table:table-cell>
          <table:table-cell/>
          <table:table-cell office:value-type="string" calcext:value-type="string">
            <text:p>Campos</text:p>
          </table:table-cell>
          <table:table-cell table:formula="of:=&quot;(&quot;&amp;IF([.F15]=&quot;&quot;; &quot;null&quot;; &quot;'&quot;&amp;[.F15]&amp;&quot;'&quot;)&amp;&quot;, '&quot;&amp;[.A15]&amp;&quot;', '&quot;&amp;[.D15]&amp;&quot;', &quot;&amp;IF([.E15]=&quot;&quot;; &quot;null&quot;; &quot;'&quot;&amp;[.E15]&amp;&quot;'&quot;)&amp;&quot;, '$2y$10$Gk8wFNiU.5h7FKga.ptnmuTri1hN8xYCq1uSeiDqbXJtgZ4T/LAvm', 1, &quot;&amp;[.C15]&amp;&quot;, '{}'::jsonb,     '{}'::jsonb,     '{}'::jsonb,     '{}'::jsonb,     true), &quot;" office:value-type="string" office:string-value="('Campos', 'Matheus Campos Ferraz', '0114035470', null, '$2y$10$Gk8wFNiU.5h7FKga.ptnmuTri1hN8xYCq1uSeiDqbXJtgZ4T/LAvm', 1, 10, '{}'::jsonb,     '{}'::jsonb,     '{}'::jsonb,     '{}'::jsonb,     true), " calcext:value-type="string">
            <text:p>('Campos', 'Matheus Campos Ferraz', '0114035470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2" office:value-type="string" calcext:value-type="string">
            <text:p>Felipe <text:span text:style-name="T1">Yamamoto</text:span> Ferreira Aguiar</text:p>
          </table:table-cell>
          <table:table-cell table:formula="of:=IFERROR(VLOOKUP([.A16];[$Planilha3.$A$1:$Planilha3.$C$201];3;0); VLOOKUP([.A16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5494775</text:p>
          </table:table-cell>
          <table:table-cell/>
          <table:table-cell office:value-type="string" calcext:value-type="string">
            <text:p>Yamamoto</text:p>
          </table:table-cell>
          <table:table-cell table:formula="of:=&quot;(&quot;&amp;IF([.F16]=&quot;&quot;; &quot;null&quot;; &quot;'&quot;&amp;[.F16]&amp;&quot;'&quot;)&amp;&quot;, '&quot;&amp;[.A16]&amp;&quot;', '&quot;&amp;[.D16]&amp;&quot;', &quot;&amp;IF([.E16]=&quot;&quot;; &quot;null&quot;; &quot;'&quot;&amp;[.E16]&amp;&quot;'&quot;)&amp;&quot;, '$2y$10$Gk8wFNiU.5h7FKga.ptnmuTri1hN8xYCq1uSeiDqbXJtgZ4T/LAvm', 1, &quot;&amp;[.C16]&amp;&quot;, '{}'::jsonb,     '{}'::jsonb,     '{}'::jsonb,     '{}'::jsonb,     true), &quot;" office:value-type="string" office:string-value="('Yamamoto', 'Felipe Yamamoto Ferreira Aguiar', '0115494775', null, '$2y$10$Gk8wFNiU.5h7FKga.ptnmuTri1hN8xYCq1uSeiDqbXJtgZ4T/LAvm', 1, 10, '{}'::jsonb,     '{}'::jsonb,     '{}'::jsonb,     '{}'::jsonb,     true), " calcext:value-type="string">
            <text:p>('Yamamoto', 'Felipe Yamamoto Ferreira Aguiar', '0115494775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Arthur<text:span text:style-name="T2"> De Andrade Rodrigues Santos</text:span></text:p>
          </table:table-cell>
          <table:table-cell table:formula="of:=IFERROR(VLOOKUP([.A17];[$Planilha3.$A$1:$Planilha3.$C$201];3;0); VLOOKUP([.A17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7728972</text:p>
          </table:table-cell>
          <table:table-cell/>
          <table:table-cell office:value-type="string" calcext:value-type="string">
            <text:p>Arthur</text:p>
          </table:table-cell>
          <table:table-cell table:formula="of:=&quot;(&quot;&amp;IF([.F17]=&quot;&quot;; &quot;null&quot;; &quot;'&quot;&amp;[.F17]&amp;&quot;'&quot;)&amp;&quot;, '&quot;&amp;[.A17]&amp;&quot;', '&quot;&amp;[.D17]&amp;&quot;', &quot;&amp;IF([.E17]=&quot;&quot;; &quot;null&quot;; &quot;'&quot;&amp;[.E17]&amp;&quot;'&quot;)&amp;&quot;, '$2y$10$Gk8wFNiU.5h7FKga.ptnmuTri1hN8xYCq1uSeiDqbXJtgZ4T/LAvm', 1, &quot;&amp;[.C17]&amp;&quot;, '{}'::jsonb,     '{}'::jsonb,     '{}'::jsonb,     '{}'::jsonb,     true), &quot;" office:value-type="string" office:string-value="('Arthur', 'Arthur De Andrade Rodrigues Santos', '0117728972', null, '$2y$10$Gk8wFNiU.5h7FKga.ptnmuTri1hN8xYCq1uSeiDqbXJtgZ4T/LAvm', 1, 10, '{}'::jsonb,     '{}'::jsonb,     '{}'::jsonb,     '{}'::jsonb,     true), " calcext:value-type="string">
            <text:p>('Arthur', 'Arthur De Andrade Rodrigues Santos', '0117728972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Danilo<text:span text:style-name="T2"> Romeu Farias De Souza</text:span></text:p>
          </table:table-cell>
          <table:table-cell table:formula="of:=IFERROR(VLOOKUP([.A18];[$Planilha3.$A$1:$Planilha3.$C$201];3;0); VLOOKUP([.A18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5495178</text:p>
          </table:table-cell>
          <table:table-cell/>
          <table:table-cell office:value-type="string" calcext:value-type="string">
            <text:p>Danilo</text:p>
          </table:table-cell>
          <table:table-cell table:formula="of:=&quot;(&quot;&amp;IF([.F18]=&quot;&quot;; &quot;null&quot;; &quot;'&quot;&amp;[.F18]&amp;&quot;'&quot;)&amp;&quot;, '&quot;&amp;[.A18]&amp;&quot;', '&quot;&amp;[.D18]&amp;&quot;', &quot;&amp;IF([.E18]=&quot;&quot;; &quot;null&quot;; &quot;'&quot;&amp;[.E18]&amp;&quot;'&quot;)&amp;&quot;, '$2y$10$Gk8wFNiU.5h7FKga.ptnmuTri1hN8xYCq1uSeiDqbXJtgZ4T/LAvm', 1, &quot;&amp;[.C18]&amp;&quot;, '{}'::jsonb,     '{}'::jsonb,     '{}'::jsonb,     '{}'::jsonb,     true), &quot;" office:value-type="string" office:string-value="('Danilo', 'Danilo Romeu Farias De Souza', '0115495178', null, '$2y$10$Gk8wFNiU.5h7FKga.ptnmuTri1hN8xYCq1uSeiDqbXJtgZ4T/LAvm', 1, 10, '{}'::jsonb,     '{}'::jsonb,     '{}'::jsonb,     '{}'::jsonb,     true), " calcext:value-type="string">
            <text:p>('Danilo', 'Danilo Romeu Farias De Souza', '0115495178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niel Masaaki Nojima</text:p>
          </table:table-cell>
          <table:table-cell table:formula="of:=IFERROR(VLOOKUP([.A19];[$Planilha3.$A$1:$Planilha3.$C$201];3;0); VLOOKUP([.A19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9221778</text:p>
          </table:table-cell>
          <table:table-cell/>
          <table:table-cell office:value-type="string" calcext:value-type="string">
            <text:p>Nojima</text:p>
          </table:table-cell>
          <table:table-cell table:formula="of:=&quot;(&quot;&amp;IF([.F19]=&quot;&quot;; &quot;null&quot;; &quot;'&quot;&amp;[.F19]&amp;&quot;'&quot;)&amp;&quot;, '&quot;&amp;[.A19]&amp;&quot;', '&quot;&amp;[.D19]&amp;&quot;', &quot;&amp;IF([.E19]=&quot;&quot;; &quot;null&quot;; &quot;'&quot;&amp;[.E19]&amp;&quot;'&quot;)&amp;&quot;, '$2y$10$Gk8wFNiU.5h7FKga.ptnmuTri1hN8xYCq1uSeiDqbXJtgZ4T/LAvm', 1, &quot;&amp;[.C19]&amp;&quot;, '{}'::jsonb,     '{}'::jsonb,     '{}'::jsonb,     '{}'::jsonb,     true), &quot;" office:value-type="string" office:string-value="('Nojima', 'Daniel Masaaki Nojima', '0119221778', null, '$2y$10$Gk8wFNiU.5h7FKga.ptnmuTri1hN8xYCq1uSeiDqbXJtgZ4T/LAvm', 1, 10, '{}'::jsonb,     '{}'::jsonb,     '{}'::jsonb,     '{}'::jsonb,     true), " calcext:value-type="string">
            <text:p>('Nojima', 'Daniel Masaaki Nojima', '0119221778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Reginaldo<text:span text:style-name="T2"> Pereira Da Silva Filho</text:span></text:p>
          </table:table-cell>
          <table:table-cell table:formula="of:=IFERROR(VLOOKUP([.A20];[$Planilha3.$A$1:$Planilha3.$C$201];3;0); VLOOKUP([.A20];[$militares.$A$2:$militares.$G$217];2;0))" office:value-type="string" office:string-value="1º Ten QEM" calcext:value-type="string">
            <text:p>1º Ten QE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9063279</text:p>
          </table:table-cell>
          <table:table-cell/>
          <table:table-cell office:value-type="string" calcext:value-type="string">
            <text:p>Reginaldo Silva</text:p>
          </table:table-cell>
          <table:table-cell table:formula="of:=&quot;(&quot;&amp;IF([.F20]=&quot;&quot;; &quot;null&quot;; &quot;'&quot;&amp;[.F20]&amp;&quot;'&quot;)&amp;&quot;, '&quot;&amp;[.A20]&amp;&quot;', '&quot;&amp;[.D20]&amp;&quot;', &quot;&amp;IF([.E20]=&quot;&quot;; &quot;null&quot;; &quot;'&quot;&amp;[.E20]&amp;&quot;'&quot;)&amp;&quot;, '$2y$10$Gk8wFNiU.5h7FKga.ptnmuTri1hN8xYCq1uSeiDqbXJtgZ4T/LAvm', 1, &quot;&amp;[.C20]&amp;&quot;, '{}'::jsonb,     '{}'::jsonb,     '{}'::jsonb,     '{}'::jsonb,     true), &quot;" office:value-type="string" office:string-value="('Reginaldo Silva', 'Reginaldo Pereira Da Silva Filho', '0119063279', null, '$2y$10$Gk8wFNiU.5h7FKga.ptnmuTri1hN8xYCq1uSeiDqbXJtgZ4T/LAvm', 1, 10, '{}'::jsonb,     '{}'::jsonb,     '{}'::jsonb,     '{}'::jsonb,     true), " calcext:value-type="string">
            <text:p>('Reginaldo Silva', 'Reginaldo Pereira Da Silva Filho', '0119063279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Jefter <text:span text:style-name="T2">Andre Da Silva Dos Santos</text:span></text:p>
          </table:table-cell>
          <table:table-cell table:formula="of:=IFERROR(VLOOKUP([.A21];[$Planilha3.$A$1:$Planilha3.$C$201];3;0); VLOOKUP([.A21];[$militares.$A$2:$militares.$G$217];2;0))" office:value-type="string" office:string-value="1º Ten Tmpr" calcext:value-type="string">
            <text:p>1º Ten Tmp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06812377</text:p>
          </table:table-cell>
          <table:table-cell/>
          <table:table-cell office:value-type="string" calcext:value-type="string">
            <text:p>Jefter</text:p>
          </table:table-cell>
          <table:table-cell table:formula="of:=&quot;(&quot;&amp;IF([.F21]=&quot;&quot;; &quot;null&quot;; &quot;'&quot;&amp;[.F21]&amp;&quot;'&quot;)&amp;&quot;, '&quot;&amp;[.A21]&amp;&quot;', '&quot;&amp;[.D21]&amp;&quot;', &quot;&amp;IF([.E21]=&quot;&quot;; &quot;null&quot;; &quot;'&quot;&amp;[.E21]&amp;&quot;'&quot;)&amp;&quot;, '$2y$10$Gk8wFNiU.5h7FKga.ptnmuTri1hN8xYCq1uSeiDqbXJtgZ4T/LAvm', 1, &quot;&amp;[.C21]&amp;&quot;, '{}'::jsonb,     '{}'::jsonb,     '{}'::jsonb,     '{}'::jsonb,     true), &quot;" office:value-type="string" office:string-value="('Jefter', 'Jefter Andre Da Silva Dos Santos', '0706812377', null, '$2y$10$Gk8wFNiU.5h7FKga.ptnmuTri1hN8xYCq1uSeiDqbXJtgZ4T/LAvm', 1, 10, '{}'::jsonb,     '{}'::jsonb,     '{}'::jsonb,     '{}'::jsonb,     true), " calcext:value-type="string">
            <text:p>('Jefter', 'Jefter Andre Da Silva Dos Santos', '0706812377', null, '$2y$10$Gk8wFNiU.5h7FKga.ptnmuTri1hN8xYCq1uSeiDqbXJtgZ4T/LAvm', 1, 10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rcos Christopher De Sousa Martins</text:p>
          </table:table-cell>
          <table:table-cell table:formula="of:=IFERROR(VLOOKUP([.A22];[$Planilha3.$A$1:$Planilha3.$C$201];3;0); VLOOKUP([.A22];[$militares.$A$2:$militares.$G$217];2;0))" office:value-type="string" office:string-value="2º Ten Tmpr" calcext:value-type="string">
            <text:p>2º Ten Tmp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11020479</text:p>
          </table:table-cell>
          <table:table-cell/>
          <table:table-cell office:value-type="string" calcext:value-type="string">
            <text:p>Christopher</text:p>
          </table:table-cell>
          <table:table-cell table:formula="of:=&quot;(&quot;&amp;IF([.F22]=&quot;&quot;; &quot;null&quot;; &quot;'&quot;&amp;[.F22]&amp;&quot;'&quot;)&amp;&quot;, '&quot;&amp;[.A22]&amp;&quot;', '&quot;&amp;[.D22]&amp;&quot;', &quot;&amp;IF([.E22]=&quot;&quot;; &quot;null&quot;; &quot;'&quot;&amp;[.E22]&amp;&quot;'&quot;)&amp;&quot;, '$2y$10$Gk8wFNiU.5h7FKga.ptnmuTri1hN8xYCq1uSeiDqbXJtgZ4T/LAvm', 1, &quot;&amp;[.C22]&amp;&quot;, '{}'::jsonb,     '{}'::jsonb,     '{}'::jsonb,     '{}'::jsonb,     true), &quot;" office:value-type="string" office:string-value="('Christopher', 'Marcos Christopher De Sousa Martins', '0711020479', null, '$2y$10$Gk8wFNiU.5h7FKga.ptnmuTri1hN8xYCq1uSeiDqbXJtgZ4T/LAvm', 1, 9, '{}'::jsonb,     '{}'::jsonb,     '{}'::jsonb,     '{}'::jsonb,     true), " calcext:value-type="string">
            <text:p>('Christopher', 'Marcos Christopher De Sousa Martins', '0711020479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Israel De Melo Cavalcanti</text:p>
          </table:table-cell>
          <table:table-cell table:formula="of:=IFERROR(VLOOKUP([.A23];[$Planilha3.$A$1:$Planilha3.$C$201];3;0); VLOOKUP([.A23];[$militares.$A$2:$militares.$G$217];2;0))" office:value-type="string" office:string-value="2º Ten QAO-Topo" calcext:value-type="string">
            <text:p>2º Ten QAO-To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4627847</text:p>
          </table:table-cell>
          <table:table-cell/>
          <table:table-cell office:value-type="string" calcext:value-type="string">
            <text:p>Israel</text:p>
          </table:table-cell>
          <table:table-cell table:formula="of:=&quot;(&quot;&amp;IF([.F23]=&quot;&quot;; &quot;null&quot;; &quot;'&quot;&amp;[.F23]&amp;&quot;'&quot;)&amp;&quot;, '&quot;&amp;[.A23]&amp;&quot;', '&quot;&amp;[.D23]&amp;&quot;', &quot;&amp;IF([.E23]=&quot;&quot;; &quot;null&quot;; &quot;'&quot;&amp;[.E23]&amp;&quot;'&quot;)&amp;&quot;, '$2y$10$Gk8wFNiU.5h7FKga.ptnmuTri1hN8xYCq1uSeiDqbXJtgZ4T/LAvm', 1, &quot;&amp;[.C23]&amp;&quot;, '{}'::jsonb,     '{}'::jsonb,     '{}'::jsonb,     '{}'::jsonb,     true), &quot;" office:value-type="string" office:string-value="('Israel', 'Israel De Melo Cavalcanti', '0114627847', null, '$2y$10$Gk8wFNiU.5h7FKga.ptnmuTri1hN8xYCq1uSeiDqbXJtgZ4T/LAvm', 1, 9, '{}'::jsonb,     '{}'::jsonb,     '{}'::jsonb,     '{}'::jsonb,     true), " calcext:value-type="string">
            <text:p>('Israel', 'Israel De Melo Cavalcanti', '0114627847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Ivaldo Camara Campos Junior</text:p>
          </table:table-cell>
          <table:table-cell table:formula="of:=IFERROR(VLOOKUP([.A24];[$Planilha3.$A$1:$Planilha3.$C$201];3;0); VLOOKUP([.A24];[$militares.$A$2:$militares.$G$217];2;0))" office:value-type="string" office:string-value="2º Ten QAO-Topo" calcext:value-type="string">
            <text:p>2º Ten QAO-To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4644040</text:p>
          </table:table-cell>
          <table:table-cell/>
          <table:table-cell office:value-type="string" calcext:value-type="string">
            <text:p>Campos Junior</text:p>
          </table:table-cell>
          <table:table-cell table:formula="of:=&quot;(&quot;&amp;IF([.F24]=&quot;&quot;; &quot;null&quot;; &quot;'&quot;&amp;[.F24]&amp;&quot;'&quot;)&amp;&quot;, '&quot;&amp;[.A24]&amp;&quot;', '&quot;&amp;[.D24]&amp;&quot;', &quot;&amp;IF([.E24]=&quot;&quot;; &quot;null&quot;; &quot;'&quot;&amp;[.E24]&amp;&quot;'&quot;)&amp;&quot;, '$2y$10$Gk8wFNiU.5h7FKga.ptnmuTri1hN8xYCq1uSeiDqbXJtgZ4T/LAvm', 1, &quot;&amp;[.C24]&amp;&quot;, '{}'::jsonb,     '{}'::jsonb,     '{}'::jsonb,     '{}'::jsonb,     true), &quot;" office:value-type="string" office:string-value="('Campos Junior', 'Ivaldo Camara Campos Junior', '0114644040', null, '$2y$10$Gk8wFNiU.5h7FKga.ptnmuTri1hN8xYCq1uSeiDqbXJtgZ4T/LAvm', 1, 9, '{}'::jsonb,     '{}'::jsonb,     '{}'::jsonb,     '{}'::jsonb,     true), " calcext:value-type="string">
            <text:p>('Campos Junior', 'Ivaldo Camara Campos Junior', '0114644040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uilherme Duarte Muniz Possidio Marques</text:p>
          </table:table-cell>
          <table:table-cell table:formula="of:=IFERROR(VLOOKUP([.A25];[$Planilha3.$A$1:$Planilha3.$C$201];3;0); VLOOKUP([.A25];[$militares.$A$2:$militares.$G$217];2;0))" office:value-type="string" office:string-value="2º Ten Tmpr" calcext:value-type="string">
            <text:p>2º Ten Tmp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13315778</text:p>
          </table:table-cell>
          <table:table-cell/>
          <table:table-cell office:value-type="string" calcext:value-type="string">
            <text:p>Possidio</text:p>
          </table:table-cell>
          <table:table-cell table:formula="of:=&quot;(&quot;&amp;IF([.F25]=&quot;&quot;; &quot;null&quot;; &quot;'&quot;&amp;[.F25]&amp;&quot;'&quot;)&amp;&quot;, '&quot;&amp;[.A25]&amp;&quot;', '&quot;&amp;[.D25]&amp;&quot;', &quot;&amp;IF([.E25]=&quot;&quot;; &quot;null&quot;; &quot;'&quot;&amp;[.E25]&amp;&quot;'&quot;)&amp;&quot;, '$2y$10$Gk8wFNiU.5h7FKga.ptnmuTri1hN8xYCq1uSeiDqbXJtgZ4T/LAvm', 1, &quot;&amp;[.C25]&amp;&quot;, '{}'::jsonb,     '{}'::jsonb,     '{}'::jsonb,     '{}'::jsonb,     true), &quot;" office:value-type="string" office:string-value="('Possidio', 'Guilherme Duarte Muniz Possidio Marques', '0713315778', null, '$2y$10$Gk8wFNiU.5h7FKga.ptnmuTri1hN8xYCq1uSeiDqbXJtgZ4T/LAvm', 1, 9, '{}'::jsonb,     '{}'::jsonb,     '{}'::jsonb,     '{}'::jsonb,     true), " calcext:value-type="string">
            <text:p>('Possidio', 'Guilherme Duarte Muniz Possidio Marques', '0713315778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Juliane <text:span text:style-name="T2">Pereira Cabral De Freitas</text:span></text:p>
          </table:table-cell>
          <table:table-cell table:formula="of:=IFERROR(VLOOKUP([.A26];[$Planilha3.$A$1:$Planilha3.$C$201];3;0); VLOOKUP([.A26];[$militares.$A$2:$militares.$G$217];2;0))" office:value-type="string" office:string-value="2º Ten SvTT" calcext:value-type="string">
            <text:p>2º Ten SvT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2713177</text:p>
          </table:table-cell>
          <table:table-cell/>
          <table:table-cell office:value-type="string" calcext:value-type="string">
            <text:p>Juliane Cabral</text:p>
          </table:table-cell>
          <table:table-cell table:formula="of:=&quot;(&quot;&amp;IF([.F26]=&quot;&quot;; &quot;null&quot;; &quot;'&quot;&amp;[.F26]&amp;&quot;'&quot;)&amp;&quot;, '&quot;&amp;[.A26]&amp;&quot;', '&quot;&amp;[.D26]&amp;&quot;', &quot;&amp;IF([.E26]=&quot;&quot;; &quot;null&quot;; &quot;'&quot;&amp;[.E26]&amp;&quot;'&quot;)&amp;&quot;, '$2y$10$Gk8wFNiU.5h7FKga.ptnmuTri1hN8xYCq1uSeiDqbXJtgZ4T/LAvm', 1, &quot;&amp;[.C26]&amp;&quot;, '{}'::jsonb,     '{}'::jsonb,     '{}'::jsonb,     '{}'::jsonb,     true), &quot;" office:value-type="string" office:string-value="('Juliane Cabral', 'Juliane Pereira Cabral De Freitas', '1102713177', null, '$2y$10$Gk8wFNiU.5h7FKga.ptnmuTri1hN8xYCq1uSeiDqbXJtgZ4T/LAvm', 1, 9, '{}'::jsonb,     '{}'::jsonb,     '{}'::jsonb,     '{}'::jsonb,     true), " calcext:value-type="string">
            <text:p>('Juliane Cabral', 'Juliane Pereira Cabral De Freitas', '1102713177', null, '$2y$10$Gk8wFNiU.5h7FKga.ptnmuTri1hN8xYCq1uSeiDqbXJtgZ4T/LAvm', 1, 9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ndré Freire Tabosa</text:p>
          </table:table-cell>
          <table:table-cell table:formula="of:=IFERROR(VLOOKUP([.A27];[$Planilha3.$A$1:$Planilha3.$C$201];3;0); VLOOKUP([.A27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96022834</text:p>
          </table:table-cell>
          <table:table-cell office:value-type="string" calcext:value-type="string">
            <text:p>02373945703</text:p>
          </table:table-cell>
          <table:table-cell office:value-type="string" calcext:value-type="string">
            <text:p>Freire</text:p>
          </table:table-cell>
          <table:table-cell table:formula="of:=&quot;(&quot;&amp;IF([.F27]=&quot;&quot;; &quot;null&quot;; &quot;'&quot;&amp;[.F27]&amp;&quot;'&quot;)&amp;&quot;, '&quot;&amp;[.A27]&amp;&quot;', '&quot;&amp;[.D27]&amp;&quot;', &quot;&amp;IF([.E27]=&quot;&quot;; &quot;null&quot;; &quot;'&quot;&amp;[.E27]&amp;&quot;'&quot;)&amp;&quot;, '$2y$10$Gk8wFNiU.5h7FKga.ptnmuTri1hN8xYCq1uSeiDqbXJtgZ4T/LAvm', 1, &quot;&amp;[.C27]&amp;&quot;, '{}'::jsonb,     '{}'::jsonb,     '{}'::jsonb,     '{}'::jsonb,     true), &quot;" office:value-type="string" office:string-value="('Freire', 'André Freire Tabosa', '0196022834', '02373945703', '$2y$10$Gk8wFNiU.5h7FKga.ptnmuTri1hN8xYCq1uSeiDqbXJtgZ4T/LAvm', 1, 7, '{}'::jsonb,     '{}'::jsonb,     '{}'::jsonb,     '{}'::jsonb,     true), " calcext:value-type="string">
            <text:p>('Freire', 'André Freire Tabosa', '0196022834', '02373945703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Jonas <text:span text:style-name="T2">Weinert De Campos</text:span></text:p>
          </table:table-cell>
          <table:table-cell table:formula="of:=IFERROR(VLOOKUP([.A28];[$Planilha3.$A$1:$Planilha3.$C$201];3;0); VLOOKUP([.A28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32181148</text:p>
          </table:table-cell>
          <table:table-cell/>
          <table:table-cell office:value-type="string" calcext:value-type="string">
            <text:p>Jonas</text:p>
          </table:table-cell>
          <table:table-cell table:formula="of:=&quot;(&quot;&amp;IF([.F28]=&quot;&quot;; &quot;null&quot;; &quot;'&quot;&amp;[.F28]&amp;&quot;'&quot;)&amp;&quot;, '&quot;&amp;[.A28]&amp;&quot;', '&quot;&amp;[.D28]&amp;&quot;', &quot;&amp;IF([.E28]=&quot;&quot;; &quot;null&quot;; &quot;'&quot;&amp;[.E28]&amp;&quot;'&quot;)&amp;&quot;, '$2y$10$Gk8wFNiU.5h7FKga.ptnmuTri1hN8xYCq1uSeiDqbXJtgZ4T/LAvm', 1, &quot;&amp;[.C28]&amp;&quot;, '{}'::jsonb,     '{}'::jsonb,     '{}'::jsonb,     '{}'::jsonb,     true), &quot;" office:value-type="string" office:string-value="('Jonas', 'Jonas Weinert De Campos', '0332181148', null, '$2y$10$Gk8wFNiU.5h7FKga.ptnmuTri1hN8xYCq1uSeiDqbXJtgZ4T/LAvm', 1, 7, '{}'::jsonb,     '{}'::jsonb,     '{}'::jsonb,     '{}'::jsonb,     true), " calcext:value-type="string">
            <text:p>('Jonas', 'Jonas Weinert De Campos', '0332181148', null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Severino Alves Neto</text:p>
          </table:table-cell>
          <table:table-cell table:formula="of:=IFERROR(VLOOKUP([.A29];[$Planilha3.$A$1:$Planilha3.$C$201];3;0); VLOOKUP([.A29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30101447</text:p>
          </table:table-cell>
          <table:table-cell office:value-type="string" calcext:value-type="string">
            <text:p>87736829420</text:p>
          </table:table-cell>
          <table:table-cell office:value-type="string" calcext:value-type="string">
            <text:p>Alves Neto</text:p>
          </table:table-cell>
          <table:table-cell table:formula="of:=&quot;(&quot;&amp;IF([.F29]=&quot;&quot;; &quot;null&quot;; &quot;'&quot;&amp;[.F29]&amp;&quot;'&quot;)&amp;&quot;, '&quot;&amp;[.A29]&amp;&quot;', '&quot;&amp;[.D29]&amp;&quot;', &quot;&amp;IF([.E29]=&quot;&quot;; &quot;null&quot;; &quot;'&quot;&amp;[.E29]&amp;&quot;'&quot;)&amp;&quot;, '$2y$10$Gk8wFNiU.5h7FKga.ptnmuTri1hN8xYCq1uSeiDqbXJtgZ4T/LAvm', 1, &quot;&amp;[.C29]&amp;&quot;, '{}'::jsonb,     '{}'::jsonb,     '{}'::jsonb,     '{}'::jsonb,     true), &quot;" office:value-type="string" office:string-value="('Alves Neto', 'Severino Alves Neto', '0130101447', '87736829420', '$2y$10$Gk8wFNiU.5h7FKga.ptnmuTri1hN8xYCq1uSeiDqbXJtgZ4T/LAvm', 1, 7, '{}'::jsonb,     '{}'::jsonb,     '{}'::jsonb,     '{}'::jsonb,     true), " calcext:value-type="string">
            <text:p>('Alves Neto', 'Severino Alves Neto', '0130101447', '87736829420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Alexsandro <text:span text:style-name="T2">Soares De Albuquerque</text:span></text:p>
          </table:table-cell>
          <table:table-cell table:formula="of:=IFERROR(VLOOKUP([.A30];[$Planilha3.$A$1:$Planilha3.$C$201];3;0); VLOOKUP([.A30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30041841</text:p>
          </table:table-cell>
          <table:table-cell office:value-type="string" calcext:value-type="string">
            <text:p>93435479434</text:p>
          </table:table-cell>
          <table:table-cell office:value-type="string" calcext:value-type="string">
            <text:p>Alexsandro</text:p>
          </table:table-cell>
          <table:table-cell table:formula="of:=&quot;(&quot;&amp;IF([.F30]=&quot;&quot;; &quot;null&quot;; &quot;'&quot;&amp;[.F30]&amp;&quot;'&quot;)&amp;&quot;, '&quot;&amp;[.A30]&amp;&quot;', '&quot;&amp;[.D30]&amp;&quot;', &quot;&amp;IF([.E30]=&quot;&quot;; &quot;null&quot;; &quot;'&quot;&amp;[.E30]&amp;&quot;'&quot;)&amp;&quot;, '$2y$10$Gk8wFNiU.5h7FKga.ptnmuTri1hN8xYCq1uSeiDqbXJtgZ4T/LAvm', 1, &quot;&amp;[.C30]&amp;&quot;, '{}'::jsonb,     '{}'::jsonb,     '{}'::jsonb,     '{}'::jsonb,     true), &quot;" office:value-type="string" office:string-value="('Alexsandro', 'Alexsandro Soares De Albuquerque', '0130041841', '93435479434', '$2y$10$Gk8wFNiU.5h7FKga.ptnmuTri1hN8xYCq1uSeiDqbXJtgZ4T/LAvm', 1, 7, '{}'::jsonb,     '{}'::jsonb,     '{}'::jsonb,     '{}'::jsonb,     true), " calcext:value-type="string">
            <text:p>('Alexsandro', 'Alexsandro Soares De Albuquerque', '0130041841', '93435479434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ão Evangelista Dos Santos Batista</text:p>
          </table:table-cell>
          <table:table-cell table:formula="of:=IFERROR(VLOOKUP([.A31];[$Planilha3.$A$1:$Planilha3.$C$201];3;0); VLOOKUP([.A31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40433944</text:p>
          </table:table-cell>
          <table:table-cell office:value-type="string" calcext:value-type="string">
            <text:p>61226874215</text:p>
          </table:table-cell>
          <table:table-cell office:value-type="string" calcext:value-type="string">
            <text:p>Evangelista</text:p>
          </table:table-cell>
          <table:table-cell table:formula="of:=&quot;(&quot;&amp;IF([.F31]=&quot;&quot;; &quot;null&quot;; &quot;'&quot;&amp;[.F31]&amp;&quot;'&quot;)&amp;&quot;, '&quot;&amp;[.A31]&amp;&quot;', '&quot;&amp;[.D31]&amp;&quot;', &quot;&amp;IF([.E31]=&quot;&quot;; &quot;null&quot;; &quot;'&quot;&amp;[.E31]&amp;&quot;'&quot;)&amp;&quot;, '$2y$10$Gk8wFNiU.5h7FKga.ptnmuTri1hN8xYCq1uSeiDqbXJtgZ4T/LAvm', 1, &quot;&amp;[.C31]&amp;&quot;, '{}'::jsonb,     '{}'::jsonb,     '{}'::jsonb,     '{}'::jsonb,     true), &quot;" office:value-type="string" office:string-value="('Evangelista', 'João Evangelista Dos Santos Batista', '1240433944', '61226874215', '$2y$10$Gk8wFNiU.5h7FKga.ptnmuTri1hN8xYCq1uSeiDqbXJtgZ4T/LAvm', 1, 7, '{}'::jsonb,     '{}'::jsonb,     '{}'::jsonb,     '{}'::jsonb,     true), " calcext:value-type="string">
            <text:p>('Evangelista', 'João Evangelista Dos Santos Batista', '1240433944', '61226874215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rivaldo Pereira Do Nascimento</text:p>
          </table:table-cell>
          <table:table-cell table:formula="of:=IFERROR(VLOOKUP([.A32];[$Planilha3.$A$1:$Planilha3.$C$201];3;0); VLOOKUP([.A32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37307843</text:p>
          </table:table-cell>
          <table:table-cell office:value-type="string" calcext:value-type="string">
            <text:p>88146987400</text:p>
          </table:table-cell>
          <table:table-cell office:value-type="string" calcext:value-type="string">
            <text:p>Nascimento</text:p>
          </table:table-cell>
          <table:table-cell table:formula="of:=&quot;(&quot;&amp;IF([.F32]=&quot;&quot;; &quot;null&quot;; &quot;'&quot;&amp;[.F32]&amp;&quot;'&quot;)&amp;&quot;, '&quot;&amp;[.A32]&amp;&quot;', '&quot;&amp;[.D32]&amp;&quot;', &quot;&amp;IF([.E32]=&quot;&quot;; &quot;null&quot;; &quot;'&quot;&amp;[.E32]&amp;&quot;'&quot;)&amp;&quot;, '$2y$10$Gk8wFNiU.5h7FKga.ptnmuTri1hN8xYCq1uSeiDqbXJtgZ4T/LAvm', 1, &quot;&amp;[.C32]&amp;&quot;, '{}'::jsonb,     '{}'::jsonb,     '{}'::jsonb,     '{}'::jsonb,     true), &quot;" office:value-type="string" office:string-value="('Nascimento', 'Marivaldo Pereira Do Nascimento', '0737307843', '88146987400', '$2y$10$Gk8wFNiU.5h7FKga.ptnmuTri1hN8xYCq1uSeiDqbXJtgZ4T/LAvm', 1, 7, '{}'::jsonb,     '{}'::jsonb,     '{}'::jsonb,     '{}'::jsonb,     true), " calcext:value-type="string">
            <text:p>('Nascimento', 'Marivaldo Pereira Do Nascimento', '0737307843', '88146987400'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Leonardo Nunes Da Silva</text:p>
          </table:table-cell>
          <table:table-cell table:formula="of:=IFERROR(VLOOKUP([.A33];[$Planilha3.$A$1:$Planilha3.$C$201];3;0); VLOOKUP([.A33];[$militares.$A$2:$militares.$G$217];2;0))" office:value-type="string" office:string-value="S Ten Topo" calcext:value-type="string">
            <text:p>S Ten Top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31843849</text:p>
          </table:table-cell>
          <table:table-cell/>
          <table:table-cell office:value-type="string" calcext:value-type="string">
            <text:p>Leonardo</text:p>
          </table:table-cell>
          <table:table-cell table:formula="of:=&quot;(&quot;&amp;IF([.F33]=&quot;&quot;; &quot;null&quot;; &quot;'&quot;&amp;[.F33]&amp;&quot;'&quot;)&amp;&quot;, '&quot;&amp;[.A33]&amp;&quot;', '&quot;&amp;[.D33]&amp;&quot;', &quot;&amp;IF([.E33]=&quot;&quot;; &quot;null&quot;; &quot;'&quot;&amp;[.E33]&amp;&quot;'&quot;)&amp;&quot;, '$2y$10$Gk8wFNiU.5h7FKga.ptnmuTri1hN8xYCq1uSeiDqbXJtgZ4T/LAvm', 1, &quot;&amp;[.C33]&amp;&quot;, '{}'::jsonb,     '{}'::jsonb,     '{}'::jsonb,     '{}'::jsonb,     true), &quot;" office:value-type="string" office:string-value="('Leonardo', 'Leonardo Nunes Da Silva', '0131843849', null, '$2y$10$Gk8wFNiU.5h7FKga.ptnmuTri1hN8xYCq1uSeiDqbXJtgZ4T/LAvm', 1, 7, '{}'::jsonb,     '{}'::jsonb,     '{}'::jsonb,     '{}'::jsonb,     true), " calcext:value-type="string">
            <text:p>('Leonardo', 'Leonardo Nunes Da Silva', '0131843849', null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aulo Roberto De Souza Alves</text:p>
          </table:table-cell>
          <table:table-cell table:formula="of:=IFERROR(VLOOKUP([.A34];[$Planilha3.$A$1:$Planilha3.$C$201];3;0); VLOOKUP([.A34];[$militares.$A$2:$militares.$G$217];2;0))" office:value-type="string" office:string-value="S Ten Mat Bel" calcext:value-type="string">
            <text:p>S Ten Mat 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30035140</text:p>
          </table:table-cell>
          <table:table-cell/>
          <table:table-cell office:value-type="string" calcext:value-type="string">
            <text:p>Souza Alves</text:p>
          </table:table-cell>
          <table:table-cell table:formula="of:=&quot;(&quot;&amp;IF([.F34]=&quot;&quot;; &quot;null&quot;; &quot;'&quot;&amp;[.F34]&amp;&quot;'&quot;)&amp;&quot;, '&quot;&amp;[.A34]&amp;&quot;', '&quot;&amp;[.D34]&amp;&quot;', &quot;&amp;IF([.E34]=&quot;&quot;; &quot;null&quot;; &quot;'&quot;&amp;[.E34]&amp;&quot;'&quot;)&amp;&quot;, '$2y$10$Gk8wFNiU.5h7FKga.ptnmuTri1hN8xYCq1uSeiDqbXJtgZ4T/LAvm', 1, &quot;&amp;[.C34]&amp;&quot;, '{}'::jsonb,     '{}'::jsonb,     '{}'::jsonb,     '{}'::jsonb,     true), &quot;" office:value-type="string" office:string-value="('Souza Alves', 'Paulo Roberto De Souza Alves', '0130035140', null, '$2y$10$Gk8wFNiU.5h7FKga.ptnmuTri1hN8xYCq1uSeiDqbXJtgZ4T/LAvm', 1, 7, '{}'::jsonb,     '{}'::jsonb,     '{}'::jsonb,     '{}'::jsonb,     true), " calcext:value-type="string">
            <text:p>('Souza Alves', 'Paulo Roberto De Souza Alves', '0130035140', null, '$2y$10$Gk8wFNiU.5h7FKga.ptnmuTri1hN8xYCq1uSeiDqbXJtgZ4T/LAvm', 1, 7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Diego Ivison<text:span text:style-name="T2"> Silva De Lima</text:span></text:p>
          </table:table-cell>
          <table:table-cell table:formula="of:=IFERROR(VLOOKUP([.A35];[$Planilha3.$A$1:$Planilha3.$C$201];3;0); VLOOKUP([.A35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1969855</text:p>
          </table:table-cell>
          <table:table-cell office:value-type="string" calcext:value-type="string">
            <text:p>04979472427</text:p>
          </table:table-cell>
          <table:table-cell office:value-type="string" calcext:value-type="string">
            <text:p>Diego Ivison</text:p>
          </table:table-cell>
          <table:table-cell table:formula="of:=&quot;(&quot;&amp;IF([.F35]=&quot;&quot;; &quot;null&quot;; &quot;'&quot;&amp;[.F35]&amp;&quot;'&quot;)&amp;&quot;, '&quot;&amp;[.A35]&amp;&quot;', '&quot;&amp;[.D35]&amp;&quot;', &quot;&amp;IF([.E35]=&quot;&quot;; &quot;null&quot;; &quot;'&quot;&amp;[.E35]&amp;&quot;'&quot;)&amp;&quot;, '$2y$10$Gk8wFNiU.5h7FKga.ptnmuTri1hN8xYCq1uSeiDqbXJtgZ4T/LAvm', 1, &quot;&amp;[.C35]&amp;&quot;, '{}'::jsonb,     '{}'::jsonb,     '{}'::jsonb,     '{}'::jsonb,     true), &quot;" office:value-type="string" office:string-value="('Diego Ivison', 'Diego Ivison Silva De Lima', '0101969855', '04979472427', '$2y$10$Gk8wFNiU.5h7FKga.ptnmuTri1hN8xYCq1uSeiDqbXJtgZ4T/LAvm', 1, 6, '{}'::jsonb,     '{}'::jsonb,     '{}'::jsonb,     '{}'::jsonb,     true), " calcext:value-type="string">
            <text:p>('Diego Ivison', 'Diego Ivison Silva De Lima', '0101969855', '04979472427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Breno <text:span text:style-name="T2">Marcelo Valença Bandeira</text:span></text:p>
          </table:table-cell>
          <table:table-cell table:formula="of:=IFERROR(VLOOKUP([.A36];[$Planilha3.$A$1:$Planilha3.$C$201];3;0); VLOOKUP([.A36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1970655</text:p>
          </table:table-cell>
          <table:table-cell office:value-type="string" calcext:value-type="string">
            <text:p>10119879700</text:p>
          </table:table-cell>
          <table:table-cell office:value-type="string" calcext:value-type="string">
            <text:p>Breno</text:p>
          </table:table-cell>
          <table:table-cell table:formula="of:=&quot;(&quot;&amp;IF([.F36]=&quot;&quot;; &quot;null&quot;; &quot;'&quot;&amp;[.F36]&amp;&quot;'&quot;)&amp;&quot;, '&quot;&amp;[.A36]&amp;&quot;', '&quot;&amp;[.D36]&amp;&quot;', &quot;&amp;IF([.E36]=&quot;&quot;; &quot;null&quot;; &quot;'&quot;&amp;[.E36]&amp;&quot;'&quot;)&amp;&quot;, '$2y$10$Gk8wFNiU.5h7FKga.ptnmuTri1hN8xYCq1uSeiDqbXJtgZ4T/LAvm', 1, &quot;&amp;[.C36]&amp;&quot;, '{}'::jsonb,     '{}'::jsonb,     '{}'::jsonb,     '{}'::jsonb,     true), &quot;" office:value-type="string" office:string-value="('Breno', 'Breno Marcelo Valença Bandeira', '0101970655', '10119879700', '$2y$10$Gk8wFNiU.5h7FKga.ptnmuTri1hN8xYCq1uSeiDqbXJtgZ4T/LAvm', 1, 6, '{}'::jsonb,     '{}'::jsonb,     '{}'::jsonb,     '{}'::jsonb,     true), " calcext:value-type="string">
            <text:p>('Breno', 'Breno Marcelo Valença Bandeira', '0101970655', '10119879700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Fábio Henrique Santos Do Vale</text:p>
          </table:table-cell>
          <table:table-cell table:formula="of:=IFERROR(VLOOKUP([.A37];[$Planilha3.$A$1:$Planilha3.$C$201];3;0); VLOOKUP([.A37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0734359</text:p>
          </table:table-cell>
          <table:table-cell office:value-type="string" calcext:value-type="string">
            <text:p>03778141481</text:p>
          </table:table-cell>
          <table:table-cell office:value-type="string" calcext:value-type="string">
            <text:p>Do Vale</text:p>
          </table:table-cell>
          <table:table-cell table:formula="of:=&quot;(&quot;&amp;IF([.F37]=&quot;&quot;; &quot;null&quot;; &quot;'&quot;&amp;[.F37]&amp;&quot;'&quot;)&amp;&quot;, '&quot;&amp;[.A37]&amp;&quot;', '&quot;&amp;[.D37]&amp;&quot;', &quot;&amp;IF([.E37]=&quot;&quot;; &quot;null&quot;; &quot;'&quot;&amp;[.E37]&amp;&quot;'&quot;)&amp;&quot;, '$2y$10$Gk8wFNiU.5h7FKga.ptnmuTri1hN8xYCq1uSeiDqbXJtgZ4T/LAvm', 1, &quot;&amp;[.C37]&amp;&quot;, '{}'::jsonb,     '{}'::jsonb,     '{}'::jsonb,     '{}'::jsonb,     true), &quot;" office:value-type="string" office:string-value="('Do Vale', 'Fábio Henrique Santos Do Vale', '0100734359', '03778141481', '$2y$10$Gk8wFNiU.5h7FKga.ptnmuTri1hN8xYCq1uSeiDqbXJtgZ4T/LAvm', 1, 6, '{}'::jsonb,     '{}'::jsonb,     '{}'::jsonb,     '{}'::jsonb,     true), " calcext:value-type="string">
            <text:p>('Do Vale', 'Fábio Henrique Santos Do Vale', '0100734359', '03778141481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Raoni <text:span text:style-name="T2">Celestino De Abreu</text:span></text:p>
          </table:table-cell>
          <table:table-cell table:formula="of:=IFERROR(VLOOKUP([.A38];[$Planilha3.$A$1:$Planilha3.$C$201];3;0); VLOOKUP([.A38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0734458</text:p>
          </table:table-cell>
          <table:table-cell office:value-type="string" calcext:value-type="string">
            <text:p>06471302460</text:p>
          </table:table-cell>
          <table:table-cell office:value-type="string" calcext:value-type="string">
            <text:p>Raoni</text:p>
          </table:table-cell>
          <table:table-cell table:formula="of:=&quot;(&quot;&amp;IF([.F38]=&quot;&quot;; &quot;null&quot;; &quot;'&quot;&amp;[.F38]&amp;&quot;'&quot;)&amp;&quot;, '&quot;&amp;[.A38]&amp;&quot;', '&quot;&amp;[.D38]&amp;&quot;', &quot;&amp;IF([.E38]=&quot;&quot;; &quot;null&quot;; &quot;'&quot;&amp;[.E38]&amp;&quot;'&quot;)&amp;&quot;, '$2y$10$Gk8wFNiU.5h7FKga.ptnmuTri1hN8xYCq1uSeiDqbXJtgZ4T/LAvm', 1, &quot;&amp;[.C38]&amp;&quot;, '{}'::jsonb,     '{}'::jsonb,     '{}'::jsonb,     '{}'::jsonb,     true), &quot;" office:value-type="string" office:string-value="('Raoni', 'Raoni Celestino De Abreu', '0100734458', '06471302460', '$2y$10$Gk8wFNiU.5h7FKga.ptnmuTri1hN8xYCq1uSeiDqbXJtgZ4T/LAvm', 1, 6, '{}'::jsonb,     '{}'::jsonb,     '{}'::jsonb,     '{}'::jsonb,     true), " calcext:value-type="string">
            <text:p>('Raoni', 'Raoni Celestino De Abreu', '0100734458', '06471302460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manuel Delano Pinheiro Almeida</text:p>
          </table:table-cell>
          <table:table-cell table:formula="of:=IFERROR(VLOOKUP([.A39];[$Planilha3.$A$1:$Planilha3.$C$201];3;0); VLOOKUP([.A39];[$militares.$A$2:$militares.$G$217];2;0))" office:value-type="string" office:string-value="1º Sgt Int" calcext:value-type="string">
            <text:p>1º Sgt 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4855950</text:p>
          </table:table-cell>
          <table:table-cell office:value-type="string" calcext:value-type="string">
            <text:p>01927091357</text:p>
          </table:table-cell>
          <table:table-cell office:value-type="string" calcext:value-type="string">
            <text:p>Delano</text:p>
          </table:table-cell>
          <table:table-cell table:formula="of:=&quot;(&quot;&amp;IF([.F39]=&quot;&quot;; &quot;null&quot;; &quot;'&quot;&amp;[.F39]&amp;&quot;'&quot;)&amp;&quot;, '&quot;&amp;[.A39]&amp;&quot;', '&quot;&amp;[.D39]&amp;&quot;', &quot;&amp;IF([.E39]=&quot;&quot;; &quot;null&quot;; &quot;'&quot;&amp;[.E39]&amp;&quot;'&quot;)&amp;&quot;, '$2y$10$Gk8wFNiU.5h7FKga.ptnmuTri1hN8xYCq1uSeiDqbXJtgZ4T/LAvm', 1, &quot;&amp;[.C39]&amp;&quot;, '{}'::jsonb,     '{}'::jsonb,     '{}'::jsonb,     '{}'::jsonb,     true), &quot;" office:value-type="string" office:string-value="('Delano', 'Emanuel Delano Pinheiro Almeida', '0114855950', '01927091357', '$2y$10$Gk8wFNiU.5h7FKga.ptnmuTri1hN8xYCq1uSeiDqbXJtgZ4T/LAvm', 1, 6, '{}'::jsonb,     '{}'::jsonb,     '{}'::jsonb,     '{}'::jsonb,     true), " calcext:value-type="string">
            <text:p>('Delano', 'Emanuel Delano Pinheiro Almeida', '0114855950', '01927091357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omas Jefferson Paschual</text:p>
          </table:table-cell>
          <table:table-cell table:formula="of:=IFERROR(VLOOKUP([.A40];[$Planilha3.$A$1:$Planilha3.$C$201];3;0); VLOOKUP([.A40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4873755</text:p>
          </table:table-cell>
          <table:table-cell office:value-type="string" calcext:value-type="string">
            <text:p>35773217848</text:p>
          </table:table-cell>
          <table:table-cell office:value-type="string" calcext:value-type="string">
            <text:p>Paschual</text:p>
          </table:table-cell>
          <table:table-cell table:formula="of:=&quot;(&quot;&amp;IF([.F40]=&quot;&quot;; &quot;null&quot;; &quot;'&quot;&amp;[.F40]&amp;&quot;'&quot;)&amp;&quot;, '&quot;&amp;[.A40]&amp;&quot;', '&quot;&amp;[.D40]&amp;&quot;', &quot;&amp;IF([.E40]=&quot;&quot;; &quot;null&quot;; &quot;'&quot;&amp;[.E40]&amp;&quot;'&quot;)&amp;&quot;, '$2y$10$Gk8wFNiU.5h7FKga.ptnmuTri1hN8xYCq1uSeiDqbXJtgZ4T/LAvm', 1, &quot;&amp;[.C40]&amp;&quot;, '{}'::jsonb,     '{}'::jsonb,     '{}'::jsonb,     '{}'::jsonb,     true), &quot;" office:value-type="string" office:string-value="('Paschual', 'Thomas Jefferson Paschual', '0114873755', '35773217848', '$2y$10$Gk8wFNiU.5h7FKga.ptnmuTri1hN8xYCq1uSeiDqbXJtgZ4T/LAvm', 1, 6, '{}'::jsonb,     '{}'::jsonb,     '{}'::jsonb,     '{}'::jsonb,     true), " calcext:value-type="string">
            <text:p>('Paschual', 'Thomas Jefferson Paschual', '0114873755', '35773217848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Charles <text:span text:style-name="T2">Edmilson Caetano Alves De Assis</text:span></text:p>
          </table:table-cell>
          <table:table-cell table:formula="of:=IFERROR(VLOOKUP([.A41];[$Planilha3.$A$1:$Planilha3.$C$201];3;0); VLOOKUP([.A41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5843856</text:p>
          </table:table-cell>
          <table:table-cell office:value-type="string" calcext:value-type="string">
            <text:p>06208782406</text:p>
          </table:table-cell>
          <table:table-cell office:value-type="string" calcext:value-type="string">
            <text:p>Charles</text:p>
          </table:table-cell>
          <table:table-cell table:formula="of:=&quot;(&quot;&amp;IF([.F41]=&quot;&quot;; &quot;null&quot;; &quot;'&quot;&amp;[.F41]&amp;&quot;'&quot;)&amp;&quot;, '&quot;&amp;[.A41]&amp;&quot;', '&quot;&amp;[.D41]&amp;&quot;', &quot;&amp;IF([.E41]=&quot;&quot;; &quot;null&quot;; &quot;'&quot;&amp;[.E41]&amp;&quot;'&quot;)&amp;&quot;, '$2y$10$Gk8wFNiU.5h7FKga.ptnmuTri1hN8xYCq1uSeiDqbXJtgZ4T/LAvm', 1, &quot;&amp;[.C41]&amp;&quot;, '{}'::jsonb,     '{}'::jsonb,     '{}'::jsonb,     '{}'::jsonb,     true), &quot;" office:value-type="string" office:string-value="('Charles', 'Charles Edmilson Caetano Alves De Assis', '0115843856', '06208782406', '$2y$10$Gk8wFNiU.5h7FKga.ptnmuTri1hN8xYCq1uSeiDqbXJtgZ4T/LAvm', 1, 6, '{}'::jsonb,     '{}'::jsonb,     '{}'::jsonb,     '{}'::jsonb,     true), " calcext:value-type="string">
            <text:p>('Charles', 'Charles Edmilson Caetano Alves De Assis', '0115843856', '06208782406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Thiago Ramos <text:span text:style-name="T2">Da Silva</text:span></text:p>
          </table:table-cell>
          <table:table-cell table:formula="of:=IFERROR(VLOOKUP([.A42];[$Planilha3.$A$1:$Planilha3.$C$201];3;0); VLOOKUP([.A42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5846859</text:p>
          </table:table-cell>
          <table:table-cell office:value-type="string" calcext:value-type="string">
            <text:p>04666021469</text:p>
          </table:table-cell>
          <table:table-cell office:value-type="string" calcext:value-type="string">
            <text:p>Thiago Ramos</text:p>
          </table:table-cell>
          <table:table-cell table:formula="of:=&quot;(&quot;&amp;IF([.F42]=&quot;&quot;; &quot;null&quot;; &quot;'&quot;&amp;[.F42]&amp;&quot;'&quot;)&amp;&quot;, '&quot;&amp;[.A42]&amp;&quot;', '&quot;&amp;[.D42]&amp;&quot;', &quot;&amp;IF([.E42]=&quot;&quot;; &quot;null&quot;; &quot;'&quot;&amp;[.E42]&amp;&quot;'&quot;)&amp;&quot;, '$2y$10$Gk8wFNiU.5h7FKga.ptnmuTri1hN8xYCq1uSeiDqbXJtgZ4T/LAvm', 1, &quot;&amp;[.C42]&amp;&quot;, '{}'::jsonb,     '{}'::jsonb,     '{}'::jsonb,     '{}'::jsonb,     true), &quot;" office:value-type="string" office:string-value="('Thiago Ramos', 'Thiago Ramos Da Silva', '0115846859', '04666021469', '$2y$10$Gk8wFNiU.5h7FKga.ptnmuTri1hN8xYCq1uSeiDqbXJtgZ4T/LAvm', 1, 6, '{}'::jsonb,     '{}'::jsonb,     '{}'::jsonb,     '{}'::jsonb,     true), " calcext:value-type="string">
            <text:p>('Thiago Ramos', 'Thiago Ramos Da Silva', '0115846859', '04666021469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Augusto <text:span text:style-name="T2">César</text:span> <text:span text:style-name="T2">Valeriano Dos Santos</text:span></text:p>
          </table:table-cell>
          <table:table-cell table:formula="of:=IFERROR(VLOOKUP([.A43];[$Planilha3.$A$1:$Planilha3.$C$201];3;0); VLOOKUP([.A43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7406959</text:p>
          </table:table-cell>
          <table:table-cell office:value-type="string" calcext:value-type="string">
            <text:p>05761582406</text:p>
          </table:table-cell>
          <table:table-cell office:value-type="string" calcext:value-type="string">
            <text:p>Augusto</text:p>
          </table:table-cell>
          <table:table-cell table:formula="of:=&quot;(&quot;&amp;IF([.F43]=&quot;&quot;; &quot;null&quot;; &quot;'&quot;&amp;[.F43]&amp;&quot;'&quot;)&amp;&quot;, '&quot;&amp;[.A43]&amp;&quot;', '&quot;&amp;[.D43]&amp;&quot;', &quot;&amp;IF([.E43]=&quot;&quot;; &quot;null&quot;; &quot;'&quot;&amp;[.E43]&amp;&quot;'&quot;)&amp;&quot;, '$2y$10$Gk8wFNiU.5h7FKga.ptnmuTri1hN8xYCq1uSeiDqbXJtgZ4T/LAvm', 1, &quot;&amp;[.C43]&amp;&quot;, '{}'::jsonb,     '{}'::jsonb,     '{}'::jsonb,     '{}'::jsonb,     true), &quot;" office:value-type="string" office:string-value="('Augusto', 'Augusto César Valeriano Dos Santos', '0117406959', '05761582406', '$2y$10$Gk8wFNiU.5h7FKga.ptnmuTri1hN8xYCq1uSeiDqbXJtgZ4T/LAvm', 1, 6, '{}'::jsonb,     '{}'::jsonb,     '{}'::jsonb,     '{}'::jsonb,     true), " calcext:value-type="string">
            <text:p>('Augusto', 'Augusto César Valeriano Dos Santos', '0117406959', '05761582406'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Wellington Araujo <text:span text:style-name="T2">Do Amaral</text:span></text:p>
          </table:table-cell>
          <table:table-cell table:formula="of:=IFERROR(VLOOKUP([.A44];[$Planilha3.$A$1:$Planilha3.$C$201];3;0); VLOOKUP([.A44];[$militares.$A$2:$militares.$G$217];2;0))" office:value-type="string" office:string-value="1º Sgt Topo" calcext:value-type="string">
            <text:p>1º Sgt To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17460550</text:p>
          </table:table-cell>
          <table:table-cell/>
          <table:table-cell office:value-type="string" calcext:value-type="string">
            <text:p>Wellington Araújo</text:p>
          </table:table-cell>
          <table:table-cell table:formula="of:=&quot;(&quot;&amp;IF([.F44]=&quot;&quot;; &quot;null&quot;; &quot;'&quot;&amp;[.F44]&amp;&quot;'&quot;)&amp;&quot;, '&quot;&amp;[.A44]&amp;&quot;', '&quot;&amp;[.D44]&amp;&quot;', &quot;&amp;IF([.E44]=&quot;&quot;; &quot;null&quot;; &quot;'&quot;&amp;[.E44]&amp;&quot;'&quot;)&amp;&quot;, '$2y$10$Gk8wFNiU.5h7FKga.ptnmuTri1hN8xYCq1uSeiDqbXJtgZ4T/LAvm', 1, &quot;&amp;[.C44]&amp;&quot;, '{}'::jsonb,     '{}'::jsonb,     '{}'::jsonb,     '{}'::jsonb,     true), &quot;" office:value-type="string" office:string-value="('Wellington Araújo', 'Wellington Araujo Do Amaral', '0117460550', null, '$2y$10$Gk8wFNiU.5h7FKga.ptnmuTri1hN8xYCq1uSeiDqbXJtgZ4T/LAvm', 1, 6, '{}'::jsonb,     '{}'::jsonb,     '{}'::jsonb,     '{}'::jsonb,     true), " calcext:value-type="string">
            <text:p>('Wellington Araújo', 'Wellington Araujo Do Amaral', '0117460550', null, '$2y$10$Gk8wFNiU.5h7FKga.ptnmuTri1hN8xYCq1uSeiDqbXJtgZ4T/LAvm', 1, 6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Joel <text:span text:style-name="T2">Borges Dos Passos</text:span></text:p>
          </table:table-cell>
          <table:table-cell table:formula="of:=IFERROR(VLOOKUP([.A45];[$Planilha3.$A$1:$Planilha3.$C$201];3;0); VLOOKUP([.A45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18564657</text:p>
          </table:table-cell>
          <table:table-cell office:value-type="string" calcext:value-type="string">
            <text:p>02878242505</text:p>
          </table:table-cell>
          <table:table-cell office:value-type="string" calcext:value-type="string">
            <text:p>Joel</text:p>
          </table:table-cell>
          <table:table-cell table:formula="of:=&quot;(&quot;&amp;IF([.F45]=&quot;&quot;; &quot;null&quot;; &quot;'&quot;&amp;[.F45]&amp;&quot;'&quot;)&amp;&quot;, '&quot;&amp;[.A45]&amp;&quot;', '&quot;&amp;[.D45]&amp;&quot;', &quot;&amp;IF([.E45]=&quot;&quot;; &quot;null&quot;; &quot;'&quot;&amp;[.E45]&amp;&quot;'&quot;)&amp;&quot;, '$2y$10$Gk8wFNiU.5h7FKga.ptnmuTri1hN8xYCq1uSeiDqbXJtgZ4T/LAvm', 1, &quot;&amp;[.C45]&amp;&quot;, '{}'::jsonb,     '{}'::jsonb,     '{}'::jsonb,     '{}'::jsonb,     true), &quot;" office:value-type="string" office:string-value="('Joel', 'Joel Borges Dos Passos', '0118564657', '02878242505', '$2y$10$Gk8wFNiU.5h7FKga.ptnmuTri1hN8xYCq1uSeiDqbXJtgZ4T/LAvm', 1, 5, '{}'::jsonb,     '{}'::jsonb,     '{}'::jsonb,     '{}'::jsonb,     true), " calcext:value-type="string">
            <text:p>('Joel', 'Joel Borges Dos Passos', '0118564657', '02878242505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se Nilo Gomes De Souza</text:p>
          </table:table-cell>
          <table:table-cell table:formula="of:=IFERROR(VLOOKUP([.A46];[$Planilha3.$A$1:$Planilha3.$C$201];3;0); VLOOKUP([.A46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06378</text:p>
          </table:table-cell>
          <table:table-cell/>
          <table:table-cell office:value-type="string" calcext:value-type="string">
            <text:p>Nilo</text:p>
          </table:table-cell>
          <table:table-cell table:formula="of:=&quot;(&quot;&amp;IF([.F46]=&quot;&quot;; &quot;null&quot;; &quot;'&quot;&amp;[.F46]&amp;&quot;'&quot;)&amp;&quot;, '&quot;&amp;[.A46]&amp;&quot;', '&quot;&amp;[.D46]&amp;&quot;', &quot;&amp;IF([.E46]=&quot;&quot;; &quot;null&quot;; &quot;'&quot;&amp;[.E46]&amp;&quot;'&quot;)&amp;&quot;, '$2y$10$Gk8wFNiU.5h7FKga.ptnmuTri1hN8xYCq1uSeiDqbXJtgZ4T/LAvm', 1, &quot;&amp;[.C46]&amp;&quot;, '{}'::jsonb,     '{}'::jsonb,     '{}'::jsonb,     '{}'::jsonb,     true), &quot;" office:value-type="string" office:string-value="('Nilo', 'Jose Nilo Gomes De Souza', '0100006378', null, '$2y$10$Gk8wFNiU.5h7FKga.ptnmuTri1hN8xYCq1uSeiDqbXJtgZ4T/LAvm', 1, 5, '{}'::jsonb,     '{}'::jsonb,     '{}'::jsonb,     '{}'::jsonb,     true), " calcext:value-type="string">
            <text:p>('Nilo', 'Jose Nilo Gomes De Souza', '0100006378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2">
          <table:table-cell table:style-name="ce3" office:value-type="string" calcext:value-type="string">
            <text:p>Müller <text:span text:style-name="T2">Da Silva Santos</text:span></text:p>
          </table:table-cell>
          <table:table-cell table:formula="of:=IFERROR(VLOOKUP([.A47];[$Planilha3.$A$1:$Planilha3.$C$201];3;0); VLOOKUP([.A47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06774</text:p>
          </table:table-cell>
          <table:table-cell/>
          <table:table-cell office:value-type="string" calcext:value-type="string">
            <text:p>Muller</text:p>
          </table:table-cell>
          <table:table-cell table:formula="of:=&quot;(&quot;&amp;IF([.F47]=&quot;&quot;; &quot;null&quot;; &quot;'&quot;&amp;[.F47]&amp;&quot;'&quot;)&amp;&quot;, '&quot;&amp;[.A47]&amp;&quot;', '&quot;&amp;[.D47]&amp;&quot;', &quot;&amp;IF([.E47]=&quot;&quot;; &quot;null&quot;; &quot;'&quot;&amp;[.E47]&amp;&quot;'&quot;)&amp;&quot;, '$2y$10$Gk8wFNiU.5h7FKga.ptnmuTri1hN8xYCq1uSeiDqbXJtgZ4T/LAvm', 1, &quot;&amp;[.C47]&amp;&quot;, '{}'::jsonb,     '{}'::jsonb,     '{}'::jsonb,     '{}'::jsonb,     true), &quot;" office:value-type="string" office:string-value="('Muller', 'Müller Da Silva Santos', '0100006774', null, '$2y$10$Gk8wFNiU.5h7FKga.ptnmuTri1hN8xYCq1uSeiDqbXJtgZ4T/LAvm', 1, 5, '{}'::jsonb,     '{}'::jsonb,     '{}'::jsonb,     '{}'::jsonb,     true), " calcext:value-type="string">
            <text:p>('Muller', 'Müller Da Silva Santos', '0100006774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Arruda Silva</text:p>
          </table:table-cell>
          <table:table-cell table:formula="of:=IFERROR(VLOOKUP([.A48];[$Planilha3.$A$1:$Planilha3.$C$201];3;0); VLOOKUP([.A48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14877</text:p>
          </table:table-cell>
          <table:table-cell office:value-type="string" calcext:value-type="string">
            <text:p>06200254419</text:p>
          </table:table-cell>
          <table:table-cell office:value-type="string" calcext:value-type="string">
            <text:p>Arruda</text:p>
          </table:table-cell>
          <table:table-cell table:formula="of:=&quot;(&quot;&amp;IF([.F48]=&quot;&quot;; &quot;null&quot;; &quot;'&quot;&amp;[.F48]&amp;&quot;'&quot;)&amp;&quot;, '&quot;&amp;[.A48]&amp;&quot;', '&quot;&amp;[.D48]&amp;&quot;', &quot;&amp;IF([.E48]=&quot;&quot;; &quot;null&quot;; &quot;'&quot;&amp;[.E48]&amp;&quot;'&quot;)&amp;&quot;, '$2y$10$Gk8wFNiU.5h7FKga.ptnmuTri1hN8xYCq1uSeiDqbXJtgZ4T/LAvm', 1, &quot;&amp;[.C48]&amp;&quot;, '{}'::jsonb,     '{}'::jsonb,     '{}'::jsonb,     '{}'::jsonb,     true), &quot;" office:value-type="string" office:string-value="('Arruda', 'Thiago Arruda Silva', '0100014877', '06200254419', '$2y$10$Gk8wFNiU.5h7FKga.ptnmuTri1hN8xYCq1uSeiDqbXJtgZ4T/LAvm', 1, 5, '{}'::jsonb,     '{}'::jsonb,     '{}'::jsonb,     '{}'::jsonb,     true), " calcext:value-type="string">
            <text:p>('Arruda', 'Thiago Arruda Silva', '0100014877', '06200254419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nderson Miguel Vieira De Andrade</text:p>
          </table:table-cell>
          <table:table-cell table:formula="of:=IFERROR(VLOOKUP([.A49];[$Planilha3.$A$1:$Planilha3.$C$201];3;0); VLOOKUP([.A49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2408473</text:p>
          </table:table-cell>
          <table:table-cell/>
          <table:table-cell office:value-type="string" calcext:value-type="string">
            <text:p>Miguel</text:p>
          </table:table-cell>
          <table:table-cell table:formula="of:=&quot;(&quot;&amp;IF([.F49]=&quot;&quot;; &quot;null&quot;; &quot;'&quot;&amp;[.F49]&amp;&quot;'&quot;)&amp;&quot;, '&quot;&amp;[.A49]&amp;&quot;', '&quot;&amp;[.D49]&amp;&quot;', &quot;&amp;IF([.E49]=&quot;&quot;; &quot;null&quot;; &quot;'&quot;&amp;[.E49]&amp;&quot;'&quot;)&amp;&quot;, '$2y$10$Gk8wFNiU.5h7FKga.ptnmuTri1hN8xYCq1uSeiDqbXJtgZ4T/LAvm', 1, &quot;&amp;[.C49]&amp;&quot;, '{}'::jsonb,     '{}'::jsonb,     '{}'::jsonb,     '{}'::jsonb,     true), &quot;" office:value-type="string" office:string-value="('Miguel', 'Anderson Miguel Vieira De Andrade', '0102408473', null, '$2y$10$Gk8wFNiU.5h7FKga.ptnmuTri1hN8xYCq1uSeiDqbXJtgZ4T/LAvm', 1, 5, '{}'::jsonb,     '{}'::jsonb,     '{}'::jsonb,     '{}'::jsonb,     true), " calcext:value-type="string">
            <text:p>('Miguel', 'Anderson Miguel Vieira De Andrade', '0102408473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Bruno Jose Pereira</text:p>
          </table:table-cell>
          <table:table-cell table:formula="of:=IFERROR(VLOOKUP([.A50];[$Planilha3.$A$1:$Planilha3.$C$201];3;0); VLOOKUP([.A50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2409778</text:p>
          </table:table-cell>
          <table:table-cell/>
          <table:table-cell office:value-type="string" calcext:value-type="string">
            <text:p>Bruno Jose</text:p>
          </table:table-cell>
          <table:table-cell table:formula="of:=&quot;(&quot;&amp;IF([.F50]=&quot;&quot;; &quot;null&quot;; &quot;'&quot;&amp;[.F50]&amp;&quot;'&quot;)&amp;&quot;, '&quot;&amp;[.A50]&amp;&quot;', '&quot;&amp;[.D50]&amp;&quot;', &quot;&amp;IF([.E50]=&quot;&quot;; &quot;null&quot;; &quot;'&quot;&amp;[.E50]&amp;&quot;'&quot;)&amp;&quot;, '$2y$10$Gk8wFNiU.5h7FKga.ptnmuTri1hN8xYCq1uSeiDqbXJtgZ4T/LAvm', 1, &quot;&amp;[.C50]&amp;&quot;, '{}'::jsonb,     '{}'::jsonb,     '{}'::jsonb,     '{}'::jsonb,     true), &quot;" office:value-type="string" office:string-value="('Bruno Jose', 'Bruno Jose Pereira', '0102409778', null, '$2y$10$Gk8wFNiU.5h7FKga.ptnmuTri1hN8xYCq1uSeiDqbXJtgZ4T/LAvm', 1, 5, '{}'::jsonb,     '{}'::jsonb,     '{}'::jsonb,     '{}'::jsonb,     true), " calcext:value-type="string">
            <text:p>('Bruno Jose', 'Bruno Jose Pereira', '0102409778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lebson Da Silva Lima Nascimento</text:p>
          </table:table-cell>
          <table:table-cell table:formula="of:=IFERROR(VLOOKUP([.A51];[$Planilha3.$A$1:$Planilha3.$C$201];3;0); VLOOKUP([.A51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2409679</text:p>
          </table:table-cell>
          <table:table-cell office:value-type="string" calcext:value-type="string">
            <text:p>08511660402</text:p>
          </table:table-cell>
          <table:table-cell office:value-type="string" calcext:value-type="string">
            <text:p>Clebson</text:p>
          </table:table-cell>
          <table:table-cell table:formula="of:=&quot;(&quot;&amp;IF([.F51]=&quot;&quot;; &quot;null&quot;; &quot;'&quot;&amp;[.F51]&amp;&quot;'&quot;)&amp;&quot;, '&quot;&amp;[.A51]&amp;&quot;', '&quot;&amp;[.D51]&amp;&quot;', &quot;&amp;IF([.E51]=&quot;&quot;; &quot;null&quot;; &quot;'&quot;&amp;[.E51]&amp;&quot;'&quot;)&amp;&quot;, '$2y$10$Gk8wFNiU.5h7FKga.ptnmuTri1hN8xYCq1uSeiDqbXJtgZ4T/LAvm', 1, &quot;&amp;[.C51]&amp;&quot;, '{}'::jsonb,     '{}'::jsonb,     '{}'::jsonb,     '{}'::jsonb,     true), &quot;" office:value-type="string" office:string-value="('Clebson', 'Clebson Da Silva Lima Nascimento', '0102409679', '08511660402', '$2y$10$Gk8wFNiU.5h7FKga.ptnmuTri1hN8xYCq1uSeiDqbXJtgZ4T/LAvm', 1, 5, '{}'::jsonb,     '{}'::jsonb,     '{}'::jsonb,     '{}'::jsonb,     true), " calcext:value-type="string">
            <text:p>('Clebson', 'Clebson Da Silva Lima Nascimento', '0102409679', '08511660402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Cesar Da Silva Ramos</text:p>
          </table:table-cell>
          <table:table-cell table:formula="of:=IFERROR(VLOOKUP([.A52];[$Planilha3.$A$1:$Planilha3.$C$201];3;0); VLOOKUP([.A52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2408671</text:p>
          </table:table-cell>
          <table:table-cell/>
          <table:table-cell office:value-type="string" calcext:value-type="string">
            <text:p>Thiago Cesar</text:p>
          </table:table-cell>
          <table:table-cell table:formula="of:=&quot;(&quot;&amp;IF([.F52]=&quot;&quot;; &quot;null&quot;; &quot;'&quot;&amp;[.F52]&amp;&quot;'&quot;)&amp;&quot;, '&quot;&amp;[.A52]&amp;&quot;', '&quot;&amp;[.D52]&amp;&quot;', &quot;&amp;IF([.E52]=&quot;&quot;; &quot;null&quot;; &quot;'&quot;&amp;[.E52]&amp;&quot;'&quot;)&amp;&quot;, '$2y$10$Gk8wFNiU.5h7FKga.ptnmuTri1hN8xYCq1uSeiDqbXJtgZ4T/LAvm', 1, &quot;&amp;[.C52]&amp;&quot;, '{}'::jsonb,     '{}'::jsonb,     '{}'::jsonb,     '{}'::jsonb,     true), &quot;" office:value-type="string" office:string-value="('Thiago Cesar', 'Thiago Cesar Da Silva Ramos', '0102408671', null, '$2y$10$Gk8wFNiU.5h7FKga.ptnmuTri1hN8xYCq1uSeiDqbXJtgZ4T/LAvm', 1, 5, '{}'::jsonb,     '{}'::jsonb,     '{}'::jsonb,     '{}'::jsonb,     true), " calcext:value-type="string">
            <text:p>('Thiago Cesar', 'Thiago Cesar Da Silva Ramos', '0102408671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nderson Henrique Magalhaes De Souza</text:p>
          </table:table-cell>
          <table:table-cell table:formula="of:=IFERROR(VLOOKUP([.A53];[$Planilha3.$A$1:$Planilha3.$C$201];3;0); VLOOKUP([.A53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0800477</text:p>
          </table:table-cell>
          <table:table-cell/>
          <table:table-cell office:value-type="string" calcext:value-type="string">
            <text:p>Henrique</text:p>
          </table:table-cell>
          <table:table-cell table:formula="of:=&quot;(&quot;&amp;IF([.F53]=&quot;&quot;; &quot;null&quot;; &quot;'&quot;&amp;[.F53]&amp;&quot;'&quot;)&amp;&quot;, '&quot;&amp;[.A53]&amp;&quot;', '&quot;&amp;[.D53]&amp;&quot;', &quot;&amp;IF([.E53]=&quot;&quot;; &quot;null&quot;; &quot;'&quot;&amp;[.E53]&amp;&quot;'&quot;)&amp;&quot;, '$2y$10$Gk8wFNiU.5h7FKga.ptnmuTri1hN8xYCq1uSeiDqbXJtgZ4T/LAvm', 1, &quot;&amp;[.C53]&amp;&quot;, '{}'::jsonb,     '{}'::jsonb,     '{}'::jsonb,     '{}'::jsonb,     true), &quot;" office:value-type="string" office:string-value="('Henrique', 'Anderson Henrique Magalhaes De Souza', '0700800477', null, '$2y$10$Gk8wFNiU.5h7FKga.ptnmuTri1hN8xYCq1uSeiDqbXJtgZ4T/LAvm', 1, 5, '{}'::jsonb,     '{}'::jsonb,     '{}'::jsonb,     '{}'::jsonb,     true), " calcext:value-type="string">
            <text:p>('Henrique', 'Anderson Henrique Magalhaes De Souza', '0700800477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Marcos Batista Da Silva Júnior</text:p>
          </table:table-cell>
          <table:table-cell table:formula="of:=IFERROR(VLOOKUP([.A54];[$Planilha3.$A$1:$Planilha3.$C$201];3;0); VLOOKUP([.A54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0849375</text:p>
          </table:table-cell>
          <table:table-cell office:value-type="string" calcext:value-type="string">
            <text:p>09443729458</text:p>
          </table:table-cell>
          <table:table-cell office:value-type="string" calcext:value-type="string">
            <text:p>Marcos Batista</text:p>
          </table:table-cell>
          <table:table-cell table:formula="of:=&quot;(&quot;&amp;IF([.F54]=&quot;&quot;; &quot;null&quot;; &quot;'&quot;&amp;[.F54]&amp;&quot;'&quot;)&amp;&quot;, '&quot;&amp;[.A54]&amp;&quot;', '&quot;&amp;[.D54]&amp;&quot;', &quot;&amp;IF([.E54]=&quot;&quot;; &quot;null&quot;; &quot;'&quot;&amp;[.E54]&amp;&quot;'&quot;)&amp;&quot;, '$2y$10$Gk8wFNiU.5h7FKga.ptnmuTri1hN8xYCq1uSeiDqbXJtgZ4T/LAvm', 1, &quot;&amp;[.C54]&amp;&quot;, '{}'::jsonb,     '{}'::jsonb,     '{}'::jsonb,     '{}'::jsonb,     true), &quot;" office:value-type="string" office:string-value="('Marcos Batista', 'Marcos Batista Da Silva Júnior', '0700849375', '09443729458', '$2y$10$Gk8wFNiU.5h7FKga.ptnmuTri1hN8xYCq1uSeiDqbXJtgZ4T/LAvm', 1, 5, '{}'::jsonb,     '{}'::jsonb,     '{}'::jsonb,     '{}'::jsonb,     true), " calcext:value-type="string">
            <text:p>('Marcos Batista', 'Marcos Batista Da Silva Júnior', '0700849375', '09443729458', '$2y$10$Gk8wFNiU.5h7FKga.ptnmuTri1hN8xYCq1uSeiDqbXJtgZ4T/LAvm', 1, 5, '{}'::jsonb, <text:s text:c="4"/>'{}'::jsonb, <text:s text:c="4"/>'{}'::jsonb, <text:s text:c="4"/>'{}'::jsonb, <text:s text:c="4"/>true), 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Raoni Barros De Sousa</text:p>
          </table:table-cell>
          <table:table-cell table:formula="of:=IFERROR(VLOOKUP([.A55];[$Planilha3.$A$1:$Planilha3.$C$201];3;0); VLOOKUP([.A55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1900656</text:p>
          </table:table-cell>
          <table:table-cell office:value-type="string" calcext:value-type="string">
            <text:p>05416874414</text:p>
          </table:table-cell>
          <table:table-cell office:value-type="string" calcext:value-type="string">
            <text:p>Raoni Barros</text:p>
          </table:table-cell>
          <table:table-cell table:formula="of:=&quot;(&quot;&amp;IF([.F55]=&quot;&quot;; &quot;null&quot;; &quot;'&quot;&amp;[.F55]&amp;&quot;'&quot;)&amp;&quot;, '&quot;&amp;[.A55]&amp;&quot;', '&quot;&amp;[.D55]&amp;&quot;', &quot;&amp;IF([.E55]=&quot;&quot;; &quot;null&quot;; &quot;'&quot;&amp;[.E55]&amp;&quot;'&quot;)&amp;&quot;, '$2y$10$Gk8wFNiU.5h7FKga.ptnmuTri1hN8xYCq1uSeiDqbXJtgZ4T/LAvm', 1, &quot;&amp;[.C55]&amp;&quot;, '{}'::jsonb,     '{}'::jsonb,     '{}'::jsonb,     '{}'::jsonb,     true), &quot;" office:value-type="string" office:string-value="('Raoni Barros', 'Raoni Barros De Sousa', '0701900656', '05416874414', '$2y$10$Gk8wFNiU.5h7FKga.ptnmuTri1hN8xYCq1uSeiDqbXJtgZ4T/LAvm', 1, 5, '{}'::jsonb,     '{}'::jsonb,     '{}'::jsonb,     '{}'::jsonb,     true), " calcext:value-type="string">
            <text:p>('Raoni Barros', 'Raoni Barros De Sousa', '0701900656', '05416874414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icardo Jorge Soares De Albuquerque Filho</text:p>
          </table:table-cell>
          <table:table-cell table:formula="of:=IFERROR(VLOOKUP([.A56];[$Planilha3.$A$1:$Planilha3.$C$201];3;0); VLOOKUP([.A56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00495178</text:p>
          </table:table-cell>
          <table:table-cell office:value-type="string" calcext:value-type="string">
            <text:p>08906069430</text:p>
          </table:table-cell>
          <table:table-cell office:value-type="string" calcext:value-type="string">
            <text:p>Albuquerque</text:p>
          </table:table-cell>
          <table:table-cell table:formula="of:=&quot;(&quot;&amp;IF([.F56]=&quot;&quot;; &quot;null&quot;; &quot;'&quot;&amp;[.F56]&amp;&quot;'&quot;)&amp;&quot;, '&quot;&amp;[.A56]&amp;&quot;', '&quot;&amp;[.D56]&amp;&quot;', &quot;&amp;IF([.E56]=&quot;&quot;; &quot;null&quot;; &quot;'&quot;&amp;[.E56]&amp;&quot;'&quot;)&amp;&quot;, '$2y$10$Gk8wFNiU.5h7FKga.ptnmuTri1hN8xYCq1uSeiDqbXJtgZ4T/LAvm', 1, &quot;&amp;[.C56]&amp;&quot;, '{}'::jsonb,     '{}'::jsonb,     '{}'::jsonb,     '{}'::jsonb,     true), &quot;" office:value-type="string" office:string-value="('Albuquerque', 'Ricardo Jorge Soares De Albuquerque Filho', '0800495178', '08906069430', '$2y$10$Gk8wFNiU.5h7FKga.ptnmuTri1hN8xYCq1uSeiDqbXJtgZ4T/LAvm', 1, 5, '{}'::jsonb,     '{}'::jsonb,     '{}'::jsonb,     '{}'::jsonb,     true), " calcext:value-type="string">
            <text:p>('Albuquerque', 'Ricardo Jorge Soares De Albuquerque Filho', '0800495178', '08906069430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ômulo Pereira Rodrigues</text:p>
          </table:table-cell>
          <table:table-cell table:formula="of:=IFERROR(VLOOKUP([.A57];[$Planilha3.$A$1:$Planilha3.$C$201];3;0); VLOOKUP([.A57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0873375</text:p>
          </table:table-cell>
          <table:table-cell office:value-type="string" calcext:value-type="string">
            <text:p>06291217457</text:p>
          </table:table-cell>
          <table:table-cell office:value-type="string" calcext:value-type="string">
            <text:p>Rômulo Pereira</text:p>
          </table:table-cell>
          <table:table-cell table:formula="of:=&quot;(&quot;&amp;IF([.F57]=&quot;&quot;; &quot;null&quot;; &quot;'&quot;&amp;[.F57]&amp;&quot;'&quot;)&amp;&quot;, '&quot;&amp;[.A57]&amp;&quot;', '&quot;&amp;[.D57]&amp;&quot;', &quot;&amp;IF([.E57]=&quot;&quot;; &quot;null&quot;; &quot;'&quot;&amp;[.E57]&amp;&quot;'&quot;)&amp;&quot;, '$2y$10$Gk8wFNiU.5h7FKga.ptnmuTri1hN8xYCq1uSeiDqbXJtgZ4T/LAvm', 1, &quot;&amp;[.C57]&amp;&quot;, '{}'::jsonb,     '{}'::jsonb,     '{}'::jsonb,     '{}'::jsonb,     true), &quot;" office:value-type="string" office:string-value="('Rômulo Pereira', 'Rômulo Pereira Rodrigues', '0700873375', '06291217457', '$2y$10$Gk8wFNiU.5h7FKga.ptnmuTri1hN8xYCq1uSeiDqbXJtgZ4T/LAvm', 1, 5, '{}'::jsonb,     '{}'::jsonb,     '{}'::jsonb,     '{}'::jsonb,     true), " calcext:value-type="string">
            <text:p>('Rômulo Pereira', 'Rômulo Pereira Rodrigues', '0700873375', '06291217457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nio José Veras Neto</text:p>
          </table:table-cell>
          <table:table-cell table:formula="of:=IFERROR(VLOOKUP([.A58];[$Planilha3.$A$1:$Planilha3.$C$201];3;0); VLOOKUP([.A58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1987174</text:p>
          </table:table-cell>
          <table:table-cell office:value-type="string" calcext:value-type="string">
            <text:p>08553640418</text:p>
          </table:table-cell>
          <table:table-cell office:value-type="string" calcext:value-type="string">
            <text:p>Enio Veras</text:p>
          </table:table-cell>
          <table:table-cell table:formula="of:=&quot;(&quot;&amp;IF([.F58]=&quot;&quot;; &quot;null&quot;; &quot;'&quot;&amp;[.F58]&amp;&quot;'&quot;)&amp;&quot;, '&quot;&amp;[.A58]&amp;&quot;', '&quot;&amp;[.D58]&amp;&quot;', &quot;&amp;IF([.E58]=&quot;&quot;; &quot;null&quot;; &quot;'&quot;&amp;[.E58]&amp;&quot;'&quot;)&amp;&quot;, '$2y$10$Gk8wFNiU.5h7FKga.ptnmuTri1hN8xYCq1uSeiDqbXJtgZ4T/LAvm', 1, &quot;&amp;[.C58]&amp;&quot;, '{}'::jsonb,     '{}'::jsonb,     '{}'::jsonb,     '{}'::jsonb,     true), &quot;" office:value-type="string" office:string-value="('Enio Veras', 'Enio José Veras Neto', '0701987174', '08553640418', '$2y$10$Gk8wFNiU.5h7FKga.ptnmuTri1hN8xYCq1uSeiDqbXJtgZ4T/LAvm', 1, 5, '{}'::jsonb,     '{}'::jsonb,     '{}'::jsonb,     '{}'::jsonb,     true), " calcext:value-type="string">
            <text:p>('Enio Veras', 'Enio José Veras Neto', '0701987174', '08553640418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Fernando De Souza Mendes</text:p>
          </table:table-cell>
          <table:table-cell table:formula="of:=IFERROR(VLOOKUP([.A59];[$Planilha3.$A$1:$Planilha3.$C$201];3;0); VLOOKUP([.A59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02929375</text:p>
          </table:table-cell>
          <table:table-cell office:value-type="string" calcext:value-type="string">
            <text:p>07031330980</text:p>
          </table:table-cell>
          <table:table-cell office:value-type="string" calcext:value-type="string">
            <text:p>Souza Mendes</text:p>
          </table:table-cell>
          <table:table-cell table:formula="of:=&quot;(&quot;&amp;IF([.F59]=&quot;&quot;; &quot;null&quot;; &quot;'&quot;&amp;[.F59]&amp;&quot;'&quot;)&amp;&quot;, '&quot;&amp;[.A59]&amp;&quot;', '&quot;&amp;[.D59]&amp;&quot;', &quot;&amp;IF([.E59]=&quot;&quot;; &quot;null&quot;; &quot;'&quot;&amp;[.E59]&amp;&quot;'&quot;)&amp;&quot;, '$2y$10$Gk8wFNiU.5h7FKga.ptnmuTri1hN8xYCq1uSeiDqbXJtgZ4T/LAvm', 1, &quot;&amp;[.C59]&amp;&quot;, '{}'::jsonb,     '{}'::jsonb,     '{}'::jsonb,     '{}'::jsonb,     true), &quot;" office:value-type="string" office:string-value="('Souza Mendes', 'Fernando De Souza Mendes', '0502929375', '07031330980', '$2y$10$Gk8wFNiU.5h7FKga.ptnmuTri1hN8xYCq1uSeiDqbXJtgZ4T/LAvm', 1, 5, '{}'::jsonb,     '{}'::jsonb,     '{}'::jsonb,     '{}'::jsonb,     true), " calcext:value-type="string">
            <text:p>('Souza Mendes', 'Fernando De Souza Mendes', '0502929375', '07031330980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Osvaldo Pinheiro Neto Bastos</text:p>
          </table:table-cell>
          <table:table-cell table:formula="of:=IFERROR(VLOOKUP([.A60];[$Planilha3.$A$1:$Planilha3.$C$201];3;0); VLOOKUP([.A60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02922776</text:p>
          </table:table-cell>
          <table:table-cell office:value-type="string" calcext:value-type="string">
            <text:p>06189269419</text:p>
          </table:table-cell>
          <table:table-cell office:value-type="string" calcext:value-type="string">
            <text:p>Osvaldo</text:p>
          </table:table-cell>
          <table:table-cell table:formula="of:=&quot;(&quot;&amp;IF([.F60]=&quot;&quot;; &quot;null&quot;; &quot;'&quot;&amp;[.F60]&amp;&quot;'&quot;)&amp;&quot;, '&quot;&amp;[.A60]&amp;&quot;', '&quot;&amp;[.D60]&amp;&quot;', &quot;&amp;IF([.E60]=&quot;&quot;; &quot;null&quot;; &quot;'&quot;&amp;[.E60]&amp;&quot;'&quot;)&amp;&quot;, '$2y$10$Gk8wFNiU.5h7FKga.ptnmuTri1hN8xYCq1uSeiDqbXJtgZ4T/LAvm', 1, &quot;&amp;[.C60]&amp;&quot;, '{}'::jsonb,     '{}'::jsonb,     '{}'::jsonb,     '{}'::jsonb,     true), &quot;" office:value-type="string" office:string-value="('Osvaldo', 'Osvaldo Pinheiro Neto Bastos', '0502922776', '06189269419', '$2y$10$Gk8wFNiU.5h7FKga.ptnmuTri1hN8xYCq1uSeiDqbXJtgZ4T/LAvm', 1, 5, '{}'::jsonb,     '{}'::jsonb,     '{}'::jsonb,     '{}'::jsonb,     true), " calcext:value-type="string">
            <text:p>('Osvaldo', 'Osvaldo Pinheiro Neto Bastos', '0502922776', '06189269419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ão Wictor Amorim Maia Silva</text:p>
          </table:table-cell>
          <table:table-cell table:formula="of:=IFERROR(VLOOKUP([.A61];[$Planilha3.$A$1:$Planilha3.$C$201];3;0); VLOOKUP([.A61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1481975</text:p>
          </table:table-cell>
          <table:table-cell office:value-type="string" calcext:value-type="string">
            <text:p>09382696407</text:p>
          </table:table-cell>
          <table:table-cell office:value-type="string" calcext:value-type="string">
            <text:p>Wictor</text:p>
          </table:table-cell>
          <table:table-cell table:formula="of:=&quot;(&quot;&amp;IF([.F61]=&quot;&quot;; &quot;null&quot;; &quot;'&quot;&amp;[.F61]&amp;&quot;'&quot;)&amp;&quot;, '&quot;&amp;[.A61]&amp;&quot;', '&quot;&amp;[.D61]&amp;&quot;', &quot;&amp;IF([.E61]=&quot;&quot;; &quot;null&quot;; &quot;'&quot;&amp;[.E61]&amp;&quot;'&quot;)&amp;&quot;, '$2y$10$Gk8wFNiU.5h7FKga.ptnmuTri1hN8xYCq1uSeiDqbXJtgZ4T/LAvm', 1, &quot;&amp;[.C61]&amp;&quot;, '{}'::jsonb,     '{}'::jsonb,     '{}'::jsonb,     '{}'::jsonb,     true), &quot;" office:value-type="string" office:string-value="('Wictor', 'João Wictor Amorim Maia Silva', '1001481975', '09382696407', '$2y$10$Gk8wFNiU.5h7FKga.ptnmuTri1hN8xYCq1uSeiDqbXJtgZ4T/LAvm', 1, 5, '{}'::jsonb,     '{}'::jsonb,     '{}'::jsonb,     '{}'::jsonb,     true), " calcext:value-type="string">
            <text:p>('Wictor', 'João Wictor Amorim Maia Silva', '1001481975', '09382696407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Wellison Francisco Da Cruz Silva</text:p>
          </table:table-cell>
          <table:table-cell table:formula="of:=IFERROR(VLOOKUP([.A62];[$Planilha3.$A$1:$Planilha3.$C$201];3;0); VLOOKUP([.A62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0452471</text:p>
          </table:table-cell>
          <table:table-cell office:value-type="string" calcext:value-type="string">
            <text:p>06045004329</text:p>
          </table:table-cell>
          <table:table-cell office:value-type="string" calcext:value-type="string">
            <text:p>Wellison</text:p>
          </table:table-cell>
          <table:table-cell table:formula="of:=&quot;(&quot;&amp;IF([.F62]=&quot;&quot;; &quot;null&quot;; &quot;'&quot;&amp;[.F62]&amp;&quot;'&quot;)&amp;&quot;, '&quot;&amp;[.A62]&amp;&quot;', '&quot;&amp;[.D62]&amp;&quot;', &quot;&amp;IF([.E62]=&quot;&quot;; &quot;null&quot;; &quot;'&quot;&amp;[.E62]&amp;&quot;'&quot;)&amp;&quot;, '$2y$10$Gk8wFNiU.5h7FKga.ptnmuTri1hN8xYCq1uSeiDqbXJtgZ4T/LAvm', 1, &quot;&amp;[.C62]&amp;&quot;, '{}'::jsonb,     '{}'::jsonb,     '{}'::jsonb,     '{}'::jsonb,     true), &quot;" office:value-type="string" office:string-value="('Wellison', 'Wellison Francisco Da Cruz Silva', '1100452471', '06045004329', '$2y$10$Gk8wFNiU.5h7FKga.ptnmuTri1hN8xYCq1uSeiDqbXJtgZ4T/LAvm', 1, 5, '{}'::jsonb,     '{}'::jsonb,     '{}'::jsonb,     '{}'::jsonb,     true), " calcext:value-type="string">
            <text:p>('Wellison', 'Wellison Francisco Da Cruz Silva', '1100452471', '06045004329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uilherme Rodrigo Cavalcanti Santos</text:p>
          </table:table-cell>
          <table:table-cell table:formula="of:=IFERROR(VLOOKUP([.A63];[$Planilha3.$A$1:$Planilha3.$C$201];3;0); VLOOKUP([.A63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4927474</text:p>
          </table:table-cell>
          <table:table-cell/>
          <table:table-cell office:value-type="string" calcext:value-type="string">
            <text:p>Cavalcanti</text:p>
          </table:table-cell>
          <table:table-cell table:formula="of:=&quot;(&quot;&amp;IF([.F63]=&quot;&quot;; &quot;null&quot;; &quot;'&quot;&amp;[.F63]&amp;&quot;'&quot;)&amp;&quot;, '&quot;&amp;[.A63]&amp;&quot;', '&quot;&amp;[.D63]&amp;&quot;', &quot;&amp;IF([.E63]=&quot;&quot;; &quot;null&quot;; &quot;'&quot;&amp;[.E63]&amp;&quot;'&quot;)&amp;&quot;, '$2y$10$Gk8wFNiU.5h7FKga.ptnmuTri1hN8xYCq1uSeiDqbXJtgZ4T/LAvm', 1, &quot;&amp;[.C63]&amp;&quot;, '{}'::jsonb,     '{}'::jsonb,     '{}'::jsonb,     '{}'::jsonb,     true), &quot;" office:value-type="string" office:string-value="('Cavalcanti', 'Guilherme Rodrigo Cavalcanti Santos', '0704927474', null, '$2y$10$Gk8wFNiU.5h7FKga.ptnmuTri1hN8xYCq1uSeiDqbXJtgZ4T/LAvm', 1, 5, '{}'::jsonb,     '{}'::jsonb,     '{}'::jsonb,     '{}'::jsonb,     true), " calcext:value-type="string">
            <text:p>('Cavalcanti', 'Guilherme Rodrigo Cavalcanti Santos', '0704927474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Josiel Negrão Brito Pereira</text:p>
          </table:table-cell>
          <table:table-cell table:formula="of:=IFERROR(VLOOKUP([.A64];[$Planilha3.$A$1:$Planilha3.$C$201];3;0); VLOOKUP([.A64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4926278</text:p>
          </table:table-cell>
          <table:table-cell office:value-type="string" calcext:value-type="string">
            <text:p>06012194579</text:p>
          </table:table-cell>
          <table:table-cell office:value-type="string" calcext:value-type="string">
            <text:p>Josiel</text:p>
          </table:table-cell>
          <table:table-cell table:formula="of:=&quot;(&quot;&amp;IF([.F64]=&quot;&quot;; &quot;null&quot;; &quot;'&quot;&amp;[.F64]&amp;&quot;'&quot;)&amp;&quot;, '&quot;&amp;[.A64]&amp;&quot;', '&quot;&amp;[.D64]&amp;&quot;', &quot;&amp;IF([.E64]=&quot;&quot;; &quot;null&quot;; &quot;'&quot;&amp;[.E64]&amp;&quot;'&quot;)&amp;&quot;, '$2y$10$Gk8wFNiU.5h7FKga.ptnmuTri1hN8xYCq1uSeiDqbXJtgZ4T/LAvm', 1, &quot;&amp;[.C64]&amp;&quot;, '{}'::jsonb,     '{}'::jsonb,     '{}'::jsonb,     '{}'::jsonb,     true), &quot;" office:value-type="string" office:string-value="('Josiel', 'Josiel Negrão Brito Pereira', '0704926278', '06012194579', '$2y$10$Gk8wFNiU.5h7FKga.ptnmuTri1hN8xYCq1uSeiDqbXJtgZ4T/LAvm', 1, 5, '{}'::jsonb,     '{}'::jsonb,     '{}'::jsonb,     '{}'::jsonb,     true), " calcext:value-type="string">
            <text:p>('Josiel', 'Josiel Negrão Brito Pereira', '0704926278', '06012194579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Pietro Angelo De Lima Tavares</text:p>
          </table:table-cell>
          <table:table-cell table:formula="of:=IFERROR(VLOOKUP([.A65];[$Planilha3.$A$1:$Planilha3.$C$201];3;0); VLOOKUP([.A65];[$militares.$A$2:$militares.$G$217];2;0))" office:value-type="string" office:string-value="2º Sgt Int" calcext:value-type="string">
            <text:p>2º Sgt 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4924679</text:p>
          </table:table-cell>
          <table:table-cell/>
          <table:table-cell office:value-type="string" calcext:value-type="string">
            <text:p>Pietro</text:p>
          </table:table-cell>
          <table:table-cell table:formula="of:=&quot;(&quot;&amp;IF([.F65]=&quot;&quot;; &quot;null&quot;; &quot;'&quot;&amp;[.F65]&amp;&quot;'&quot;)&amp;&quot;, '&quot;&amp;[.A65]&amp;&quot;', '&quot;&amp;[.D65]&amp;&quot;', &quot;&amp;IF([.E65]=&quot;&quot;; &quot;null&quot;; &quot;'&quot;&amp;[.E65]&amp;&quot;'&quot;)&amp;&quot;, '$2y$10$Gk8wFNiU.5h7FKga.ptnmuTri1hN8xYCq1uSeiDqbXJtgZ4T/LAvm', 1, &quot;&amp;[.C65]&amp;&quot;, '{}'::jsonb,     '{}'::jsonb,     '{}'::jsonb,     '{}'::jsonb,     true), &quot;" office:value-type="string" office:string-value="('Pietro', 'Pietro Angelo De Lima Tavares', '0704924679', null, '$2y$10$Gk8wFNiU.5h7FKga.ptnmuTri1hN8xYCq1uSeiDqbXJtgZ4T/LAvm', 1, 5, '{}'::jsonb,     '{}'::jsonb,     '{}'::jsonb,     '{}'::jsonb,     true), " calcext:value-type="string">
            <text:p>('Pietro', 'Pietro Angelo De Lima Tavares', '0704924679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vi Amaral De Moura</text:p>
          </table:table-cell>
          <table:table-cell table:formula="of:=IFERROR(VLOOKUP([.A66];[$Planilha3.$A$1:$Planilha3.$C$201];3;0); VLOOKUP([.A66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02535476</text:p>
          </table:table-cell>
          <table:table-cell office:value-type="string" calcext:value-type="string">
            <text:p>02956743260</text:p>
          </table:table-cell>
          <table:table-cell office:value-type="string" calcext:value-type="string">
            <text:p>D Moura</text:p>
          </table:table-cell>
          <table:table-cell table:formula="of:=&quot;(&quot;&amp;IF([.F66]=&quot;&quot;; &quot;null&quot;; &quot;'&quot;&amp;[.F66]&amp;&quot;'&quot;)&amp;&quot;, '&quot;&amp;[.A66]&amp;&quot;', '&quot;&amp;[.D66]&amp;&quot;', &quot;&amp;IF([.E66]=&quot;&quot;; &quot;null&quot;; &quot;'&quot;&amp;[.E66]&amp;&quot;'&quot;)&amp;&quot;, '$2y$10$Gk8wFNiU.5h7FKga.ptnmuTri1hN8xYCq1uSeiDqbXJtgZ4T/LAvm', 1, &quot;&amp;[.C66]&amp;&quot;, '{}'::jsonb,     '{}'::jsonb,     '{}'::jsonb,     '{}'::jsonb,     true), &quot;" office:value-type="string" office:string-value="('D Moura', 'Davi Amaral De Moura', '0802535476', '02956743260', '$2y$10$Gk8wFNiU.5h7FKga.ptnmuTri1hN8xYCq1uSeiDqbXJtgZ4T/LAvm', 1, 5, '{}'::jsonb,     '{}'::jsonb,     '{}'::jsonb,     '{}'::jsonb,     true), " calcext:value-type="string">
            <text:p>('D Moura', 'Davi Amaral De Moura', '0802535476', '02956743260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Irlan Pereira De Souza</text:p>
          </table:table-cell>
          <table:table-cell table:formula="of:=IFERROR(VLOOKUP([.A67];[$Planilha3.$A$1:$Planilha3.$C$201];3;0); VLOOKUP([.A67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802525378</text:p>
          </table:table-cell>
          <table:table-cell office:value-type="string" calcext:value-type="string">
            <text:p>10402544463</text:p>
          </table:table-cell>
          <table:table-cell office:value-type="string" calcext:value-type="string">
            <text:p>Irlan</text:p>
          </table:table-cell>
          <table:table-cell table:formula="of:=&quot;(&quot;&amp;IF([.F67]=&quot;&quot;; &quot;null&quot;; &quot;'&quot;&amp;[.F67]&amp;&quot;'&quot;)&amp;&quot;, '&quot;&amp;[.A67]&amp;&quot;', '&quot;&amp;[.D67]&amp;&quot;', &quot;&amp;IF([.E67]=&quot;&quot;; &quot;null&quot;; &quot;'&quot;&amp;[.E67]&amp;&quot;'&quot;)&amp;&quot;, '$2y$10$Gk8wFNiU.5h7FKga.ptnmuTri1hN8xYCq1uSeiDqbXJtgZ4T/LAvm', 1, &quot;&amp;[.C67]&amp;&quot;, '{}'::jsonb,     '{}'::jsonb,     '{}'::jsonb,     '{}'::jsonb,     true), &quot;" office:value-type="string" office:string-value="('Irlan', 'Irlan Pereira De Souza', '0802525378', '10402544463', '$2y$10$Gk8wFNiU.5h7FKga.ptnmuTri1hN8xYCq1uSeiDqbXJtgZ4T/LAvm', 1, 5, '{}'::jsonb,     '{}'::jsonb,     '{}'::jsonb,     '{}'::jsonb,     true), " calcext:value-type="string">
            <text:p>('Irlan', 'Irlan Pereira De Souza', '0802525378', '10402544463'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rcilio Cardoso Garcia Filho</text:p>
          </table:table-cell>
          <table:table-cell table:formula="of:=IFERROR(VLOOKUP([.A68];[$Planilha3.$A$1:$Planilha3.$C$201];3;0); VLOOKUP([.A68];[$militares.$A$2:$militares.$G$217];2;0))" office:value-type="string" office:string-value="2º Sgt Topo" calcext:value-type="string">
            <text:p>2º Sgt To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05883874</text:p>
          </table:table-cell>
          <table:table-cell/>
          <table:table-cell office:value-type="string" calcext:value-type="string">
            <text:p>Garcia</text:p>
          </table:table-cell>
          <table:table-cell table:formula="of:=&quot;(&quot;&amp;IF([.F68]=&quot;&quot;; &quot;null&quot;; &quot;'&quot;&amp;[.F68]&amp;&quot;'&quot;)&amp;&quot;, '&quot;&amp;[.A68]&amp;&quot;', '&quot;&amp;[.D68]&amp;&quot;', &quot;&amp;IF([.E68]=&quot;&quot;; &quot;null&quot;; &quot;'&quot;&amp;[.E68]&amp;&quot;'&quot;)&amp;&quot;, '$2y$10$Gk8wFNiU.5h7FKga.ptnmuTri1hN8xYCq1uSeiDqbXJtgZ4T/LAvm', 1, &quot;&amp;[.C68]&amp;&quot;, '{}'::jsonb,     '{}'::jsonb,     '{}'::jsonb,     '{}'::jsonb,     true), &quot;" office:value-type="string" office:string-value="('Garcia', 'Marcilio Cardoso Garcia Filho', '0705883874', null, '$2y$10$Gk8wFNiU.5h7FKga.ptnmuTri1hN8xYCq1uSeiDqbXJtgZ4T/LAvm', 1, 5, '{}'::jsonb,     '{}'::jsonb,     '{}'::jsonb,     '{}'::jsonb,     true), " calcext:value-type="string">
            <text:p>('Garcia', 'Marcilio Cardoso Garcia Filho', '0705883874', null, '$2y$10$Gk8wFNiU.5h7FKga.ptnmuTri1hN8xYCq1uSeiDqbXJtgZ4T/LAvm', 1, 5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aio César Da Silva</text:p>
          </table:table-cell>
          <table:table-cell table:formula="of:=IFERROR(VLOOKUP([.A69];[$Planilha3.$A$1:$Planilha3.$C$201];3;0); VLOOKUP([.A69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7000675</text:p>
          </table:table-cell>
          <table:table-cell/>
          <table:table-cell office:value-type="string" calcext:value-type="string">
            <text:p>Caio César</text:p>
          </table:table-cell>
          <table:table-cell table:formula="of:=&quot;(&quot;&amp;IF([.F69]=&quot;&quot;; &quot;null&quot;; &quot;'&quot;&amp;[.F69]&amp;&quot;'&quot;)&amp;&quot;, '&quot;&amp;[.A69]&amp;&quot;', '&quot;&amp;[.D69]&amp;&quot;', &quot;&amp;IF([.E69]=&quot;&quot;; &quot;null&quot;; &quot;'&quot;&amp;[.E69]&amp;&quot;'&quot;)&amp;&quot;, '$2y$10$Gk8wFNiU.5h7FKga.ptnmuTri1hN8xYCq1uSeiDqbXJtgZ4T/LAvm', 1, &quot;&amp;[.C69]&amp;&quot;, '{}'::jsonb,     '{}'::jsonb,     '{}'::jsonb,     '{}'::jsonb,     true), &quot;" office:value-type="string" office:string-value="('Caio César', 'Caio César Da Silva', '0707000675', null, '$2y$10$Gk8wFNiU.5h7FKga.ptnmuTri1hN8xYCq1uSeiDqbXJtgZ4T/LAvm', 1, 4, '{}'::jsonb,     '{}'::jsonb,     '{}'::jsonb,     '{}'::jsonb,     true), " calcext:value-type="string">
            <text:p>('Caio César', 'Caio César Da Silva', '0707000675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Domingos Rebôlo</text:p>
          </table:table-cell>
          <table:table-cell table:formula="of:=IFERROR(VLOOKUP([.A70];[$Planilha3.$A$1:$Planilha3.$C$201];3;0); VLOOKUP([.A70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6997079</text:p>
          </table:table-cell>
          <table:table-cell/>
          <table:table-cell office:value-type="string" calcext:value-type="string">
            <text:p>Rebôlo</text:p>
          </table:table-cell>
          <table:table-cell table:formula="of:=&quot;(&quot;&amp;IF([.F70]=&quot;&quot;; &quot;null&quot;; &quot;'&quot;&amp;[.F70]&amp;&quot;'&quot;)&amp;&quot;, '&quot;&amp;[.A70]&amp;&quot;', '&quot;&amp;[.D70]&amp;&quot;', &quot;&amp;IF([.E70]=&quot;&quot;; &quot;null&quot;; &quot;'&quot;&amp;[.E70]&amp;&quot;'&quot;)&amp;&quot;, '$2y$10$Gk8wFNiU.5h7FKga.ptnmuTri1hN8xYCq1uSeiDqbXJtgZ4T/LAvm', 1, &quot;&amp;[.C70]&amp;&quot;, '{}'::jsonb,     '{}'::jsonb,     '{}'::jsonb,     '{}'::jsonb,     true), &quot;" office:value-type="string" office:string-value="('Rebôlo', 'Matheus Domingos Rebôlo', '0706997079', null, '$2y$10$Gk8wFNiU.5h7FKga.ptnmuTri1hN8xYCq1uSeiDqbXJtgZ4T/LAvm', 1, 4, '{}'::jsonb,     '{}'::jsonb,     '{}'::jsonb,     '{}'::jsonb,     true), " calcext:value-type="string">
            <text:p>('Rebôlo', 'Matheus Domingos Rebôlo', '07069970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Samuel Silva De Lima</text:p>
          </table:table-cell>
          <table:table-cell table:formula="of:=IFERROR(VLOOKUP([.A71];[$Planilha3.$A$1:$Planilha3.$C$201];3;0); VLOOKUP([.A71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1943979</text:p>
          </table:table-cell>
          <table:table-cell/>
          <table:table-cell office:value-type="string" calcext:value-type="string">
            <text:p>Samuel Silva</text:p>
          </table:table-cell>
          <table:table-cell table:formula="of:=&quot;(&quot;&amp;IF([.F71]=&quot;&quot;; &quot;null&quot;; &quot;'&quot;&amp;[.F71]&amp;&quot;'&quot;)&amp;&quot;, '&quot;&amp;[.A71]&amp;&quot;', '&quot;&amp;[.D71]&amp;&quot;', &quot;&amp;IF([.E71]=&quot;&quot;; &quot;null&quot;; &quot;'&quot;&amp;[.E71]&amp;&quot;'&quot;)&amp;&quot;, '$2y$10$Gk8wFNiU.5h7FKga.ptnmuTri1hN8xYCq1uSeiDqbXJtgZ4T/LAvm', 1, &quot;&amp;[.C71]&amp;&quot;, '{}'::jsonb,     '{}'::jsonb,     '{}'::jsonb,     '{}'::jsonb,     true), &quot;" office:value-type="string" office:string-value="('Samuel Silva', 'Samuel Silva De Lima', '0701943979', null, '$2y$10$Gk8wFNiU.5h7FKga.ptnmuTri1hN8xYCq1uSeiDqbXJtgZ4T/LAvm', 1, 4, '{}'::jsonb,     '{}'::jsonb,     '{}'::jsonb,     '{}'::jsonb,     true), " calcext:value-type="string">
            <text:p>('Samuel Silva', 'Samuel Silva De Lima', '07019439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lauber Leocádio Da Silva</text:p>
          </table:table-cell>
          <table:table-cell table:formula="of:=IFERROR(VLOOKUP([.A72];[$Planilha3.$A$1:$Planilha3.$C$201];3;0); VLOOKUP([.A72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2644279</text:p>
          </table:table-cell>
          <table:table-cell/>
          <table:table-cell office:value-type="string" calcext:value-type="string">
            <text:p>Leocádio</text:p>
          </table:table-cell>
          <table:table-cell table:formula="of:=&quot;(&quot;&amp;IF([.F72]=&quot;&quot;; &quot;null&quot;; &quot;'&quot;&amp;[.F72]&amp;&quot;'&quot;)&amp;&quot;, '&quot;&amp;[.A72]&amp;&quot;', '&quot;&amp;[.D72]&amp;&quot;', &quot;&amp;IF([.E72]=&quot;&quot;; &quot;null&quot;; &quot;'&quot;&amp;[.E72]&amp;&quot;'&quot;)&amp;&quot;, '$2y$10$Gk8wFNiU.5h7FKga.ptnmuTri1hN8xYCq1uSeiDqbXJtgZ4T/LAvm', 1, &quot;&amp;[.C72]&amp;&quot;, '{}'::jsonb,     '{}'::jsonb,     '{}'::jsonb,     '{}'::jsonb,     true), &quot;" office:value-type="string" office:string-value="('Leocádio', 'Glauber Leocádio Da Silva', '0702644279', null, '$2y$10$Gk8wFNiU.5h7FKga.ptnmuTri1hN8xYCq1uSeiDqbXJtgZ4T/LAvm', 1, 4, '{}'::jsonb,     '{}'::jsonb,     '{}'::jsonb,     '{}'::jsonb,     true), " calcext:value-type="string">
            <text:p>('Leocádio', 'Glauber Leocádio Da Silva', '07026442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aulo Henrique Leal De Almeida Paiva</text:p>
          </table:table-cell>
          <table:table-cell table:formula="of:=IFERROR(VLOOKUP([.A73];[$Planilha3.$A$1:$Planilha3.$C$201];3;0); VLOOKUP([.A73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3995870</text:p>
          </table:table-cell>
          <table:table-cell office:value-type="string" calcext:value-type="string">
            <text:p>12754040730</text:p>
          </table:table-cell>
          <table:table-cell office:value-type="string" calcext:value-type="string">
            <text:p>Leal</text:p>
          </table:table-cell>
          <table:table-cell table:formula="of:=&quot;(&quot;&amp;IF([.F73]=&quot;&quot;; &quot;null&quot;; &quot;'&quot;&amp;[.F73]&amp;&quot;'&quot;)&amp;&quot;, '&quot;&amp;[.A73]&amp;&quot;', '&quot;&amp;[.D73]&amp;&quot;', &quot;&amp;IF([.E73]=&quot;&quot;; &quot;null&quot;; &quot;'&quot;&amp;[.E73]&amp;&quot;'&quot;)&amp;&quot;, '$2y$10$Gk8wFNiU.5h7FKga.ptnmuTri1hN8xYCq1uSeiDqbXJtgZ4T/LAvm', 1, &quot;&amp;[.C73]&amp;&quot;, '{}'::jsonb,     '{}'::jsonb,     '{}'::jsonb,     '{}'::jsonb,     true), &quot;" office:value-type="string" office:string-value="('Leal', 'Paulo Henrique Leal De Almeida Paiva', '1113995870', '12754040730', '$2y$10$Gk8wFNiU.5h7FKga.ptnmuTri1hN8xYCq1uSeiDqbXJtgZ4T/LAvm', 1, 4, '{}'::jsonb,     '{}'::jsonb,     '{}'::jsonb,     '{}'::jsonb,     true), " calcext:value-type="string">
            <text:p>('Leal', 'Paulo Henrique Leal De Almeida Paiva', '1113995870', '12754040730'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Hyelton Jorge Santana Da Silva</text:p>
          </table:table-cell>
          <table:table-cell table:formula="of:=IFERROR(VLOOKUP([.A74];[$Planilha3.$A$1:$Planilha3.$C$201];3;0); VLOOKUP([.A74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09074777</text:p>
          </table:table-cell>
          <table:table-cell/>
          <table:table-cell office:value-type="string" calcext:value-type="string">
            <text:p>Jorge Silva</text:p>
          </table:table-cell>
          <table:table-cell table:formula="of:=&quot;(&quot;&amp;IF([.F74]=&quot;&quot;; &quot;null&quot;; &quot;'&quot;&amp;[.F74]&amp;&quot;'&quot;)&amp;&quot;, '&quot;&amp;[.A74]&amp;&quot;', '&quot;&amp;[.D74]&amp;&quot;', &quot;&amp;IF([.E74]=&quot;&quot;; &quot;null&quot;; &quot;'&quot;&amp;[.E74]&amp;&quot;'&quot;)&amp;&quot;, '$2y$10$Gk8wFNiU.5h7FKga.ptnmuTri1hN8xYCq1uSeiDqbXJtgZ4T/LAvm', 1, &quot;&amp;[.C74]&amp;&quot;, '{}'::jsonb,     '{}'::jsonb,     '{}'::jsonb,     '{}'::jsonb,     true), &quot;" office:value-type="string" office:string-value="('Jorge Silva', 'Hyelton Jorge Santana Da Silva', '0709074777', null, '$2y$10$Gk8wFNiU.5h7FKga.ptnmuTri1hN8xYCq1uSeiDqbXJtgZ4T/LAvm', 1, 4, '{}'::jsonb,     '{}'::jsonb,     '{}'::jsonb,     '{}'::jsonb,     true), " calcext:value-type="string">
            <text:p>('Jorge Silva', 'Hyelton Jorge Santana Da Silva', '0709074777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ão Pedro Da Silva Dos Santos Peres</text:p>
          </table:table-cell>
          <table:table-cell table:formula="of:=IFERROR(VLOOKUP([.A75];[$Planilha3.$A$1:$Planilha3.$C$201];3;0); VLOOKUP([.A75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04974875</text:p>
          </table:table-cell>
          <table:table-cell/>
          <table:table-cell office:value-type="string" calcext:value-type="string">
            <text:p>João Pedro</text:p>
          </table:table-cell>
          <table:table-cell table:formula="of:=&quot;(&quot;&amp;IF([.F75]=&quot;&quot;; &quot;null&quot;; &quot;'&quot;&amp;[.F75]&amp;&quot;'&quot;)&amp;&quot;, '&quot;&amp;[.A75]&amp;&quot;', '&quot;&amp;[.D75]&amp;&quot;', &quot;&amp;IF([.E75]=&quot;&quot;; &quot;null&quot;; &quot;'&quot;&amp;[.E75]&amp;&quot;'&quot;)&amp;&quot;, '$2y$10$Gk8wFNiU.5h7FKga.ptnmuTri1hN8xYCq1uSeiDqbXJtgZ4T/LAvm', 1, &quot;&amp;[.C75]&amp;&quot;, '{}'::jsonb,     '{}'::jsonb,     '{}'::jsonb,     '{}'::jsonb,     true), &quot;" office:value-type="string" office:string-value="('João Pedro', 'João Pedro Da Silva Dos Santos Peres', '0404974875', null, '$2y$10$Gk8wFNiU.5h7FKga.ptnmuTri1hN8xYCq1uSeiDqbXJtgZ4T/LAvm', 1, 4, '{}'::jsonb,     '{}'::jsonb,     '{}'::jsonb,     '{}'::jsonb,     true), " calcext:value-type="string">
            <text:p>('João Pedro', 'João Pedro Da Silva Dos Santos Peres', '0404974875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Kelly Da Costa Peres Dos Santos</text:p>
          </table:table-cell>
          <table:table-cell table:formula="of:=IFERROR(VLOOKUP([.A76];[$Planilha3.$A$1:$Planilha3.$C$201];3;0); VLOOKUP([.A76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01566253</text:p>
          </table:table-cell>
          <table:table-cell/>
          <table:table-cell office:value-type="string" calcext:value-type="string">
            <text:p>Peres</text:p>
          </table:table-cell>
          <table:table-cell table:formula="of:=&quot;(&quot;&amp;IF([.F76]=&quot;&quot;; &quot;null&quot;; &quot;'&quot;&amp;[.F76]&amp;&quot;'&quot;)&amp;&quot;, '&quot;&amp;[.A76]&amp;&quot;', '&quot;&amp;[.D76]&amp;&quot;', &quot;&amp;IF([.E76]=&quot;&quot;; &quot;null&quot;; &quot;'&quot;&amp;[.E76]&amp;&quot;'&quot;)&amp;&quot;, '$2y$10$Gk8wFNiU.5h7FKga.ptnmuTri1hN8xYCq1uSeiDqbXJtgZ4T/LAvm', 1, &quot;&amp;[.C76]&amp;&quot;, '{}'::jsonb,     '{}'::jsonb,     '{}'::jsonb,     '{}'::jsonb,     true), &quot;" office:value-type="string" office:string-value="('Peres', 'Kelly Da Costa Peres Dos Santos', '0301566253', null, '$2y$10$Gk8wFNiU.5h7FKga.ptnmuTri1hN8xYCq1uSeiDqbXJtgZ4T/LAvm', 1, 4, '{}'::jsonb,     '{}'::jsonb,     '{}'::jsonb,     '{}'::jsonb,     true), " calcext:value-type="string">
            <text:p>('Peres', 'Kelly Da Costa Peres Dos Santos', '0301566253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elmari Silvestre Costa Neto</text:p>
          </table:table-cell>
          <table:table-cell table:formula="of:=IFERROR(VLOOKUP([.A77];[$Planilha3.$A$1:$Planilha3.$C$201];3;0); VLOOKUP([.A77];[$militares.$A$2:$militares.$G$217];2;0))" office:value-type="string" office:string-value="3º Sgt SvTT" calcext:value-type="string">
            <text:p>3º Sgt Sv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0985276</text:p>
          </table:table-cell>
          <table:table-cell/>
          <table:table-cell office:value-type="string" calcext:value-type="string">
            <text:p>Costa Neto</text:p>
          </table:table-cell>
          <table:table-cell table:formula="of:=&quot;(&quot;&amp;IF([.F77]=&quot;&quot;; &quot;null&quot;; &quot;'&quot;&amp;[.F77]&amp;&quot;'&quot;)&amp;&quot;, '&quot;&amp;[.A77]&amp;&quot;', '&quot;&amp;[.D77]&amp;&quot;', &quot;&amp;IF([.E77]=&quot;&quot;; &quot;null&quot;; &quot;'&quot;&amp;[.E77]&amp;&quot;'&quot;)&amp;&quot;, '$2y$10$Gk8wFNiU.5h7FKga.ptnmuTri1hN8xYCq1uSeiDqbXJtgZ4T/LAvm', 1, &quot;&amp;[.C77]&amp;&quot;, '{}'::jsonb,     '{}'::jsonb,     '{}'::jsonb,     '{}'::jsonb,     true), &quot;" office:value-type="string" office:string-value="('Costa Neto', 'Delmari Silvestre Costa Neto', '0710985276', null, '$2y$10$Gk8wFNiU.5h7FKga.ptnmuTri1hN8xYCq1uSeiDqbXJtgZ4T/LAvm', 1, 4, '{}'::jsonb,     '{}'::jsonb,     '{}'::jsonb,     '{}'::jsonb,     true), " calcext:value-type="string">
            <text:p>('Costa Neto', 'Delmari Silvestre Costa Neto', '0710985276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éssica Ravena Santiago Gois</text:p>
          </table:table-cell>
          <table:table-cell table:formula="of:=IFERROR(VLOOKUP([.A78];[$Planilha3.$A$1:$Planilha3.$C$201];3;0); VLOOKUP([.A78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05666777</text:p>
          </table:table-cell>
          <table:table-cell/>
          <table:table-cell office:value-type="string" calcext:value-type="string">
            <text:p>Ravena</text:p>
          </table:table-cell>
          <table:table-cell table:formula="of:=&quot;(&quot;&amp;IF([.F78]=&quot;&quot;; &quot;null&quot;; &quot;'&quot;&amp;[.F78]&amp;&quot;'&quot;)&amp;&quot;, '&quot;&amp;[.A78]&amp;&quot;', '&quot;&amp;[.D78]&amp;&quot;', &quot;&amp;IF([.E78]=&quot;&quot;; &quot;null&quot;; &quot;'&quot;&amp;[.E78]&amp;&quot;'&quot;)&amp;&quot;, '$2y$10$Gk8wFNiU.5h7FKga.ptnmuTri1hN8xYCq1uSeiDqbXJtgZ4T/LAvm', 1, &quot;&amp;[.C78]&amp;&quot;, '{}'::jsonb,     '{}'::jsonb,     '{}'::jsonb,     '{}'::jsonb,     true), &quot;" office:value-type="string" office:string-value="('Ravena', 'Jéssica Ravena Santiago Gois', '0405666777', null, '$2y$10$Gk8wFNiU.5h7FKga.ptnmuTri1hN8xYCq1uSeiDqbXJtgZ4T/LAvm', 1, 4, '{}'::jsonb,     '{}'::jsonb,     '{}'::jsonb,     '{}'::jsonb,     true), " calcext:value-type="string">
            <text:p>('Ravena', 'Jéssica Ravena Santiago Gois', '0405666777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Wagner Rodolfo De Araujo</text:p>
          </table:table-cell>
          <table:table-cell table:formula="of:=IFERROR(VLOOKUP([.A79];[$Planilha3.$A$1:$Planilha3.$C$201];3;0); VLOOKUP([.A79];[$militares.$A$2:$militares.$G$217];2;0))" office:value-type="string" office:string-value="3º Sgt SvTT" calcext:value-type="string">
            <text:p>3º Sgt Sv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2014174</text:p>
          </table:table-cell>
          <table:table-cell/>
          <table:table-cell office:value-type="string" calcext:value-type="string">
            <text:p>Wagner</text:p>
          </table:table-cell>
          <table:table-cell table:formula="of:=&quot;(&quot;&amp;IF([.F79]=&quot;&quot;; &quot;null&quot;; &quot;'&quot;&amp;[.F79]&amp;&quot;'&quot;)&amp;&quot;, '&quot;&amp;[.A79]&amp;&quot;', '&quot;&amp;[.D79]&amp;&quot;', &quot;&amp;IF([.E79]=&quot;&quot;; &quot;null&quot;; &quot;'&quot;&amp;[.E79]&amp;&quot;'&quot;)&amp;&quot;, '$2y$10$Gk8wFNiU.5h7FKga.ptnmuTri1hN8xYCq1uSeiDqbXJtgZ4T/LAvm', 1, &quot;&amp;[.C79]&amp;&quot;, '{}'::jsonb,     '{}'::jsonb,     '{}'::jsonb,     '{}'::jsonb,     true), &quot;" office:value-type="string" office:string-value="('Wagner', 'Wagner Rodolfo De Araujo', '0712014174', null, '$2y$10$Gk8wFNiU.5h7FKga.ptnmuTri1hN8xYCq1uSeiDqbXJtgZ4T/LAvm', 1, 4, '{}'::jsonb,     '{}'::jsonb,     '{}'::jsonb,     '{}'::jsonb,     true), " calcext:value-type="string">
            <text:p>('Wagner', 'Wagner Rodolfo De Araujo', '0712014174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ltair Medeiros Dos Santos Venancio</text:p>
          </table:table-cell>
          <table:table-cell table:formula="of:=IFERROR(VLOOKUP([.A80];[$Planilha3.$A$1:$Planilha3.$C$201];3;0); VLOOKUP([.A80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25407674</text:p>
          </table:table-cell>
          <table:table-cell/>
          <table:table-cell office:value-type="string" calcext:value-type="string">
            <text:p>Venâncio</text:p>
          </table:table-cell>
          <table:table-cell table:formula="of:=&quot;(&quot;&amp;IF([.F80]=&quot;&quot;; &quot;null&quot;; &quot;'&quot;&amp;[.F80]&amp;&quot;'&quot;)&amp;&quot;, '&quot;&amp;[.A80]&amp;&quot;', '&quot;&amp;[.D80]&amp;&quot;', &quot;&amp;IF([.E80]=&quot;&quot;; &quot;null&quot;; &quot;'&quot;&amp;[.E80]&amp;&quot;'&quot;)&amp;&quot;, '$2y$10$Gk8wFNiU.5h7FKga.ptnmuTri1hN8xYCq1uSeiDqbXJtgZ4T/LAvm', 1, &quot;&amp;[.C80]&amp;&quot;, '{}'::jsonb,     '{}'::jsonb,     '{}'::jsonb,     '{}'::jsonb,     true), &quot;" office:value-type="string" office:string-value="('Venâncio', 'Altair Medeiros Dos Santos Venancio', '0325407674', null, '$2y$10$Gk8wFNiU.5h7FKga.ptnmuTri1hN8xYCq1uSeiDqbXJtgZ4T/LAvm', 1, 4, '{}'::jsonb,     '{}'::jsonb,     '{}'::jsonb,     '{}'::jsonb,     true), " calcext:value-type="string">
            <text:p>('Venâncio', 'Altair Medeiros Dos Santos Venancio', '0325407674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Fellipe De Alcantara Silva</text:p>
          </table:table-cell>
          <table:table-cell table:formula="of:=IFERROR(VLOOKUP([.A81];[$Planilha3.$A$1:$Planilha3.$C$201];3;0); VLOOKUP([.A81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1528679</text:p>
          </table:table-cell>
          <table:table-cell/>
          <table:table-cell office:value-type="string" calcext:value-type="string">
            <text:p>Alcântara</text:p>
          </table:table-cell>
          <table:table-cell table:formula="of:=&quot;(&quot;&amp;IF([.F81]=&quot;&quot;; &quot;null&quot;; &quot;'&quot;&amp;[.F81]&amp;&quot;'&quot;)&amp;&quot;, '&quot;&amp;[.A81]&amp;&quot;', '&quot;&amp;[.D81]&amp;&quot;', &quot;&amp;IF([.E81]=&quot;&quot;; &quot;null&quot;; &quot;'&quot;&amp;[.E81]&amp;&quot;'&quot;)&amp;&quot;, '$2y$10$Gk8wFNiU.5h7FKga.ptnmuTri1hN8xYCq1uSeiDqbXJtgZ4T/LAvm', 1, &quot;&amp;[.C81]&amp;&quot;, '{}'::jsonb,     '{}'::jsonb,     '{}'::jsonb,     '{}'::jsonb,     true), &quot;" office:value-type="string" office:string-value="('Alcântara', 'Fellipe De Alcantara Silva', '0711528679', null, '$2y$10$Gk8wFNiU.5h7FKga.ptnmuTri1hN8xYCq1uSeiDqbXJtgZ4T/LAvm', 1, 4, '{}'::jsonb,     '{}'::jsonb,     '{}'::jsonb,     '{}'::jsonb,     true), " calcext:value-type="string">
            <text:p>('Alcântara', 'Fellipe De Alcantara Silva', '07115286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Vinicius Henrique Diniz Rezende</text:p>
          </table:table-cell>
          <table:table-cell table:formula="of:=IFERROR(VLOOKUP([.A82];[$Planilha3.$A$1:$Planilha3.$C$201];3;0); VLOOKUP([.A82];[$militares.$A$2:$militares.$G$217];2;0))" office:value-type="string" office:string-value="3º Sgt Topo" calcext:value-type="string">
            <text:p>3º Sgt Top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9267472</text:p>
          </table:table-cell>
          <table:table-cell/>
          <table:table-cell office:value-type="string" calcext:value-type="string">
            <text:p>Rezende</text:p>
          </table:table-cell>
          <table:table-cell table:formula="of:=&quot;(&quot;&amp;IF([.F82]=&quot;&quot;; &quot;null&quot;; &quot;'&quot;&amp;[.F82]&amp;&quot;'&quot;)&amp;&quot;, '&quot;&amp;[.A82]&amp;&quot;', '&quot;&amp;[.D82]&amp;&quot;', &quot;&amp;IF([.E82]=&quot;&quot;; &quot;null&quot;; &quot;'&quot;&amp;[.E82]&amp;&quot;'&quot;)&amp;&quot;, '$2y$10$Gk8wFNiU.5h7FKga.ptnmuTri1hN8xYCq1uSeiDqbXJtgZ4T/LAvm', 1, &quot;&amp;[.C82]&amp;&quot;, '{}'::jsonb,     '{}'::jsonb,     '{}'::jsonb,     '{}'::jsonb,     true), &quot;" office:value-type="string" office:string-value="('Rezende', 'Vinicius Henrique Diniz Rezende', '1119267472', null, '$2y$10$Gk8wFNiU.5h7FKga.ptnmuTri1hN8xYCq1uSeiDqbXJtgZ4T/LAvm', 1, 4, '{}'::jsonb,     '{}'::jsonb,     '{}'::jsonb,     '{}'::jsonb,     true), " calcext:value-type="string">
            <text:p>('Rezende', 'Vinicius Henrique Diniz Rezende', '1119267472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aio Henrique Batista Da Silva</text:p>
          </table:table-cell>
          <table:table-cell table:formula="of:=IFERROR(VLOOKUP([.A83];[$Planilha3.$A$1:$Planilha3.$C$201];3;0); VLOOKUP([.A83];[$militares.$A$2:$militares.$G$217];2;0))" office:value-type="string" office:string-value="3º Sgt SvTT" calcext:value-type="string">
            <text:p>3º Sgt Sv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2887777</text:p>
          </table:table-cell>
          <table:table-cell/>
          <table:table-cell office:value-type="string" calcext:value-type="string">
            <text:p>Caio Silva</text:p>
          </table:table-cell>
          <table:table-cell table:formula="of:=&quot;(&quot;&amp;IF([.F83]=&quot;&quot;; &quot;null&quot;; &quot;'&quot;&amp;[.F83]&amp;&quot;'&quot;)&amp;&quot;, '&quot;&amp;[.A83]&amp;&quot;', '&quot;&amp;[.D83]&amp;&quot;', &quot;&amp;IF([.E83]=&quot;&quot;; &quot;null&quot;; &quot;'&quot;&amp;[.E83]&amp;&quot;'&quot;)&amp;&quot;, '$2y$10$Gk8wFNiU.5h7FKga.ptnmuTri1hN8xYCq1uSeiDqbXJtgZ4T/LAvm', 1, &quot;&amp;[.C83]&amp;&quot;, '{}'::jsonb,     '{}'::jsonb,     '{}'::jsonb,     '{}'::jsonb,     true), &quot;" office:value-type="string" office:string-value="('Caio Silva', 'Caio Henrique Batista Da Silva', '0712887777', null, '$2y$10$Gk8wFNiU.5h7FKga.ptnmuTri1hN8xYCq1uSeiDqbXJtgZ4T/LAvm', 1, 4, '{}'::jsonb,     '{}'::jsonb,     '{}'::jsonb,     '{}'::jsonb,     true), " calcext:value-type="string">
            <text:p>('Caio Silva', 'Caio Henrique Batista Da Silva', '0712887777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Dos Santos Belem</text:p>
          </table:table-cell>
          <table:table-cell table:formula="of:=IFERROR(VLOOKUP([.A84];[$Planilha3.$A$1:$Planilha3.$C$201];3;0); VLOOKUP([.A84];[$militares.$A$2:$militares.$G$217];2;0))" office:value-type="string" office:string-value="3º Sgt SvTT" calcext:value-type="string">
            <text:p>3º Sgt Sv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3321370</text:p>
          </table:table-cell>
          <table:table-cell/>
          <table:table-cell office:value-type="string" calcext:value-type="string">
            <text:p>Belém</text:p>
          </table:table-cell>
          <table:table-cell table:formula="of:=&quot;(&quot;&amp;IF([.F84]=&quot;&quot;; &quot;null&quot;; &quot;'&quot;&amp;[.F84]&amp;&quot;'&quot;)&amp;&quot;, '&quot;&amp;[.A84]&amp;&quot;', '&quot;&amp;[.D84]&amp;&quot;', &quot;&amp;IF([.E84]=&quot;&quot;; &quot;null&quot;; &quot;'&quot;&amp;[.E84]&amp;&quot;'&quot;)&amp;&quot;, '$2y$10$Gk8wFNiU.5h7FKga.ptnmuTri1hN8xYCq1uSeiDqbXJtgZ4T/LAvm', 1, &quot;&amp;[.C84]&amp;&quot;, '{}'::jsonb,     '{}'::jsonb,     '{}'::jsonb,     '{}'::jsonb,     true), &quot;" office:value-type="string" office:string-value="('Belém', 'Thiago Dos Santos Belem', '0713321370', null, '$2y$10$Gk8wFNiU.5h7FKga.ptnmuTri1hN8xYCq1uSeiDqbXJtgZ4T/LAvm', 1, 4, '{}'::jsonb,     '{}'::jsonb,     '{}'::jsonb,     '{}'::jsonb,     true), " calcext:value-type="string">
            <text:p>('Belém', 'Thiago Dos Santos Belem', '0713321370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Italo Da Silva Santos</text:p>
          </table:table-cell>
          <table:table-cell table:formula="of:=IFERROR(VLOOKUP([.A85];[$Planilha3.$A$1:$Planilha3.$C$201];3;0); VLOOKUP([.A85];[$militares.$A$2:$militares.$G$217];2;0))" office:value-type="string" office:string-value="3º Sgt CFST - SIT/ INTENDÊNCIA" calcext:value-type="string">
            <text:p>3º Sgt CFST - SIT/ INTENDÊ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11383679</text:p>
          </table:table-cell>
          <table:table-cell/>
          <table:table-cell office:value-type="string" calcext:value-type="string">
            <text:p>Ítalo</text:p>
          </table:table-cell>
          <table:table-cell table:formula="of:=&quot;(&quot;&amp;IF([.F85]=&quot;&quot;; &quot;null&quot;; &quot;'&quot;&amp;[.F85]&amp;&quot;'&quot;)&amp;&quot;, '&quot;&amp;[.A85]&amp;&quot;', '&quot;&amp;[.D85]&amp;&quot;', &quot;&amp;IF([.E85]=&quot;&quot;; &quot;null&quot;; &quot;'&quot;&amp;[.E85]&amp;&quot;'&quot;)&amp;&quot;, '$2y$10$Gk8wFNiU.5h7FKga.ptnmuTri1hN8xYCq1uSeiDqbXJtgZ4T/LAvm', 1, &quot;&amp;[.C85]&amp;&quot;, '{}'::jsonb,     '{}'::jsonb,     '{}'::jsonb,     '{}'::jsonb,     true), &quot;" office:value-type="string" office:string-value="('Ítalo', 'Italo Da Silva Santos', '0711383679', null, '$2y$10$Gk8wFNiU.5h7FKga.ptnmuTri1hN8xYCq1uSeiDqbXJtgZ4T/LAvm', 1, 4, '{}'::jsonb,     '{}'::jsonb,     '{}'::jsonb,     '{}'::jsonb,     true), " calcext:value-type="string">
            <text:p>('Ítalo', 'Italo Da Silva Santos', '0711383679', null, '$2y$10$Gk8wFNiU.5h7FKga.ptnmuTri1hN8xYCq1uSeiDqbXJtgZ4T/LAvm', 1, 4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bdias Silva De Souza</text:p>
          </table:table-cell>
          <table:table-cell table:formula="of:=IFERROR(VLOOKUP([.A86];[$Planilha3.$A$1:$Planilha3.$C$201];3;0); VLOOKUP([.A86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7637179</text:p>
          </table:table-cell>
          <table:table-cell office:value-type="string" calcext:value-type="string">
            <text:p>11973211440</text:p>
          </table:table-cell>
          <table:table-cell office:value-type="string" calcext:value-type="string">
            <text:p>Abdias</text:p>
          </table:table-cell>
          <table:table-cell table:formula="of:=&quot;(&quot;&amp;IF([.F86]=&quot;&quot;; &quot;null&quot;; &quot;'&quot;&amp;[.F86]&amp;&quot;'&quot;)&amp;&quot;, '&quot;&amp;[.A86]&amp;&quot;', '&quot;&amp;[.D86]&amp;&quot;', &quot;&amp;IF([.E86]=&quot;&quot;; &quot;null&quot;; &quot;'&quot;&amp;[.E86]&amp;&quot;'&quot;)&amp;&quot;, '$2y$10$Gk8wFNiU.5h7FKga.ptnmuTri1hN8xYCq1uSeiDqbXJtgZ4T/LAvm', 1, &quot;&amp;[.C86]&amp;&quot;, '{}'::jsonb,     '{}'::jsonb,     '{}'::jsonb,     '{}'::jsonb,     true), &quot;" office:value-type="string" office:string-value="('Abdias', 'Abdias Silva De Souza', '0707637179', '11973211440', '$2y$10$Gk8wFNiU.5h7FKga.ptnmuTri1hN8xYCq1uSeiDqbXJtgZ4T/LAvm', 1, 3, '{}'::jsonb,     '{}'::jsonb,     '{}'::jsonb,     '{}'::jsonb,     true), " calcext:value-type="string">
            <text:p>('Abdias', 'Abdias Silva De Souza', '0707637179', '11973211440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dson Rodrigues Fernandes Campos</text:p>
          </table:table-cell>
          <table:table-cell table:formula="of:=IFERROR(VLOOKUP([.A87];[$Planilha3.$A$1:$Planilha3.$C$201];3;0); VLOOKUP([.A87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7636973</text:p>
          </table:table-cell>
          <table:table-cell office:value-type="string" calcext:value-type="string">
            <text:p>70185465404</text:p>
          </table:table-cell>
          <table:table-cell office:value-type="string" calcext:value-type="string">
            <text:p>Adson</text:p>
          </table:table-cell>
          <table:table-cell table:formula="of:=&quot;(&quot;&amp;IF([.F87]=&quot;&quot;; &quot;null&quot;; &quot;'&quot;&amp;[.F87]&amp;&quot;'&quot;)&amp;&quot;, '&quot;&amp;[.A87]&amp;&quot;', '&quot;&amp;[.D87]&amp;&quot;', &quot;&amp;IF([.E87]=&quot;&quot;; &quot;null&quot;; &quot;'&quot;&amp;[.E87]&amp;&quot;'&quot;)&amp;&quot;, '$2y$10$Gk8wFNiU.5h7FKga.ptnmuTri1hN8xYCq1uSeiDqbXJtgZ4T/LAvm', 1, &quot;&amp;[.C87]&amp;&quot;, '{}'::jsonb,     '{}'::jsonb,     '{}'::jsonb,     '{}'::jsonb,     true), &quot;" office:value-type="string" office:string-value="('Adson', 'Adson Rodrigues Fernandes Campos', '0707636973', '70185465404', '$2y$10$Gk8wFNiU.5h7FKga.ptnmuTri1hN8xYCq1uSeiDqbXJtgZ4T/LAvm', 1, 3, '{}'::jsonb,     '{}'::jsonb,     '{}'::jsonb,     '{}'::jsonb,     true), " calcext:value-type="string">
            <text:p>('Adson', 'Adson Rodrigues Fernandes Campos', '0707636973', '70185465404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niel Pinheiro De Andrade Souza</text:p>
          </table:table-cell>
          <table:table-cell table:formula="of:=IFERROR(VLOOKUP([.A88];[$Planilha3.$A$1:$Planilha3.$C$201];3;0); VLOOKUP([.A88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7633475</text:p>
          </table:table-cell>
          <table:table-cell/>
          <table:table-cell office:value-type="string" calcext:value-type="string">
            <text:p>Andrade</text:p>
          </table:table-cell>
          <table:table-cell table:formula="of:=&quot;(&quot;&amp;IF([.F88]=&quot;&quot;; &quot;null&quot;; &quot;'&quot;&amp;[.F88]&amp;&quot;'&quot;)&amp;&quot;, '&quot;&amp;[.A88]&amp;&quot;', '&quot;&amp;[.D88]&amp;&quot;', &quot;&amp;IF([.E88]=&quot;&quot;; &quot;null&quot;; &quot;'&quot;&amp;[.E88]&amp;&quot;'&quot;)&amp;&quot;, '$2y$10$Gk8wFNiU.5h7FKga.ptnmuTri1hN8xYCq1uSeiDqbXJtgZ4T/LAvm', 1, &quot;&amp;[.C88]&amp;&quot;, '{}'::jsonb,     '{}'::jsonb,     '{}'::jsonb,     '{}'::jsonb,     true), &quot;" office:value-type="string" office:string-value="('Andrade', 'Daniel Pinheiro De Andrade Souza', '0707633475', null, '$2y$10$Gk8wFNiU.5h7FKga.ptnmuTri1hN8xYCq1uSeiDqbXJtgZ4T/LAvm', 1, 3, '{}'::jsonb,     '{}'::jsonb,     '{}'::jsonb,     '{}'::jsonb,     true), " calcext:value-type="string">
            <text:p>('Andrade', 'Daniel Pinheiro De Andrade Souza', '0707633475', null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Hiago Vinicius Da Silva</text:p>
          </table:table-cell>
          <table:table-cell table:formula="of:=IFERROR(VLOOKUP([.A89];[$Planilha3.$A$1:$Planilha3.$C$201];3;0); VLOOKUP([.A89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8500376</text:p>
          </table:table-cell>
          <table:table-cell office:value-type="string" calcext:value-type="string">
            <text:p>70523028458</text:p>
          </table:table-cell>
          <table:table-cell office:value-type="string" calcext:value-type="string">
            <text:p>Hiago</text:p>
          </table:table-cell>
          <table:table-cell table:formula="of:=&quot;(&quot;&amp;IF([.F89]=&quot;&quot;; &quot;null&quot;; &quot;'&quot;&amp;[.F89]&amp;&quot;'&quot;)&amp;&quot;, '&quot;&amp;[.A89]&amp;&quot;', '&quot;&amp;[.D89]&amp;&quot;', &quot;&amp;IF([.E89]=&quot;&quot;; &quot;null&quot;; &quot;'&quot;&amp;[.E89]&amp;&quot;'&quot;)&amp;&quot;, '$2y$10$Gk8wFNiU.5h7FKga.ptnmuTri1hN8xYCq1uSeiDqbXJtgZ4T/LAvm', 1, &quot;&amp;[.C89]&amp;&quot;, '{}'::jsonb,     '{}'::jsonb,     '{}'::jsonb,     '{}'::jsonb,     true), &quot;" office:value-type="string" office:string-value="('Hiago', 'Hiago Vinicius Da Silva', '0708500376', '70523028458', '$2y$10$Gk8wFNiU.5h7FKga.ptnmuTri1hN8xYCq1uSeiDqbXJtgZ4T/LAvm', 1, 3, '{}'::jsonb,     '{}'::jsonb,     '{}'::jsonb,     '{}'::jsonb,     true), " calcext:value-type="string">
            <text:p>('Hiago', 'Hiago Vinicius Da Silva', '0708500376', '7052302845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Igor Brito Sales Souza</text:p>
          </table:table-cell>
          <table:table-cell table:formula="of:=IFERROR(VLOOKUP([.A90];[$Planilha3.$A$1:$Planilha3.$C$201];3;0); VLOOKUP([.A90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7633079</text:p>
          </table:table-cell>
          <table:table-cell office:value-type="string" calcext:value-type="string">
            <text:p>12313796426</text:p>
          </table:table-cell>
          <table:table-cell office:value-type="string" calcext:value-type="string">
            <text:p>Igor</text:p>
          </table:table-cell>
          <table:table-cell table:formula="of:=&quot;(&quot;&amp;IF([.F90]=&quot;&quot;; &quot;null&quot;; &quot;'&quot;&amp;[.F90]&amp;&quot;'&quot;)&amp;&quot;, '&quot;&amp;[.A90]&amp;&quot;', '&quot;&amp;[.D90]&amp;&quot;', &quot;&amp;IF([.E90]=&quot;&quot;; &quot;null&quot;; &quot;'&quot;&amp;[.E90]&amp;&quot;'&quot;)&amp;&quot;, '$2y$10$Gk8wFNiU.5h7FKga.ptnmuTri1hN8xYCq1uSeiDqbXJtgZ4T/LAvm', 1, &quot;&amp;[.C90]&amp;&quot;, '{}'::jsonb,     '{}'::jsonb,     '{}'::jsonb,     '{}'::jsonb,     true), &quot;" office:value-type="string" office:string-value="('Igor', 'Igor Brito Sales Souza', '0707633079', '12313796426', '$2y$10$Gk8wFNiU.5h7FKga.ptnmuTri1hN8xYCq1uSeiDqbXJtgZ4T/LAvm', 1, 3, '{}'::jsonb,     '{}'::jsonb,     '{}'::jsonb,     '{}'::jsonb,     true), " calcext:value-type="string">
            <text:p>('Igor', 'Igor Brito Sales Souza', '0707633079', '12313796426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agno Rhyquelme Santos Cunha</text:p>
          </table:table-cell>
          <table:table-cell table:formula="of:=IFERROR(VLOOKUP([.A91];[$Planilha3.$A$1:$Planilha3.$C$201];3;0); VLOOKUP([.A91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8311972</text:p>
          </table:table-cell>
          <table:table-cell office:value-type="string" calcext:value-type="string">
            <text:p>12723744400</text:p>
          </table:table-cell>
          <table:table-cell office:value-type="string" calcext:value-type="string">
            <text:p>Magno</text:p>
          </table:table-cell>
          <table:table-cell table:formula="of:=&quot;(&quot;&amp;IF([.F91]=&quot;&quot;; &quot;null&quot;; &quot;'&quot;&amp;[.F91]&amp;&quot;'&quot;)&amp;&quot;, '&quot;&amp;[.A91]&amp;&quot;', '&quot;&amp;[.D91]&amp;&quot;', &quot;&amp;IF([.E91]=&quot;&quot;; &quot;null&quot;; &quot;'&quot;&amp;[.E91]&amp;&quot;'&quot;)&amp;&quot;, '$2y$10$Gk8wFNiU.5h7FKga.ptnmuTri1hN8xYCq1uSeiDqbXJtgZ4T/LAvm', 1, &quot;&amp;[.C91]&amp;&quot;, '{}'::jsonb,     '{}'::jsonb,     '{}'::jsonb,     '{}'::jsonb,     true), &quot;" office:value-type="string" office:string-value="('Magno', 'Magno Rhyquelme Santos Cunha', '0708311972', '12723744400', '$2y$10$Gk8wFNiU.5h7FKga.ptnmuTri1hN8xYCq1uSeiDqbXJtgZ4T/LAvm', 1, 3, '{}'::jsonb,     '{}'::jsonb,     '{}'::jsonb,     '{}'::jsonb,     true), " calcext:value-type="string">
            <text:p>('Magno', 'Magno Rhyquelme Santos Cunha', '0708311972', '12723744400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Jadilson Carlos Santiago Da Silva</text:p>
          </table:table-cell>
          <table:table-cell table:formula="of:=IFERROR(VLOOKUP([.A92];[$Planilha3.$A$1:$Planilha3.$C$201];3;0); VLOOKUP([.A92];[$militares.$A$2:$militares.$G$217];2;0))" office:value-type="string" office:string-value="Cb Int" calcext:value-type="string">
            <text:p>Cb 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4775</text:p>
          </table:table-cell>
          <table:table-cell office:value-type="string" calcext:value-type="string">
            <text:p>70922964475</text:p>
          </table:table-cell>
          <table:table-cell office:value-type="string" calcext:value-type="string">
            <text:p>Jadilson</text:p>
          </table:table-cell>
          <table:table-cell table:formula="of:=&quot;(&quot;&amp;IF([.F92]=&quot;&quot;; &quot;null&quot;; &quot;'&quot;&amp;[.F92]&amp;&quot;'&quot;)&amp;&quot;, '&quot;&amp;[.A92]&amp;&quot;', '&quot;&amp;[.D92]&amp;&quot;', &quot;&amp;IF([.E92]=&quot;&quot;; &quot;null&quot;; &quot;'&quot;&amp;[.E92]&amp;&quot;'&quot;)&amp;&quot;, '$2y$10$Gk8wFNiU.5h7FKga.ptnmuTri1hN8xYCq1uSeiDqbXJtgZ4T/LAvm', 1, &quot;&amp;[.C92]&amp;&quot;, '{}'::jsonb,     '{}'::jsonb,     '{}'::jsonb,     '{}'::jsonb,     true), &quot;" office:value-type="string" office:string-value="('Jadilson', 'Jadilson Carlos Santiago Da Silva', '0710484775', '70922964475', '$2y$10$Gk8wFNiU.5h7FKga.ptnmuTri1hN8xYCq1uSeiDqbXJtgZ4T/LAvm', 1, 3, '{}'::jsonb,     '{}'::jsonb,     '{}'::jsonb,     '{}'::jsonb,     true), " calcext:value-type="string">
            <text:p>('Jadilson', 'Jadilson Carlos Santiago Da Silva', '0710484775', '70922964475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Moises Da Silva</text:p>
          </table:table-cell>
          <table:table-cell table:formula="of:=IFERROR(VLOOKUP([.A93];[$Planilha3.$A$1:$Planilha3.$C$201];3;0); VLOOKUP([.A93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9311674</text:p>
          </table:table-cell>
          <table:table-cell office:value-type="string" calcext:value-type="string">
            <text:p>71401746446</text:p>
          </table:table-cell>
          <table:table-cell office:value-type="string" calcext:value-type="string">
            <text:p>Moises</text:p>
          </table:table-cell>
          <table:table-cell table:formula="of:=&quot;(&quot;&amp;IF([.F93]=&quot;&quot;; &quot;null&quot;; &quot;'&quot;&amp;[.F93]&amp;&quot;'&quot;)&amp;&quot;, '&quot;&amp;[.A93]&amp;&quot;', '&quot;&amp;[.D93]&amp;&quot;', &quot;&amp;IF([.E93]=&quot;&quot;; &quot;null&quot;; &quot;'&quot;&amp;[.E93]&amp;&quot;'&quot;)&amp;&quot;, '$2y$10$Gk8wFNiU.5h7FKga.ptnmuTri1hN8xYCq1uSeiDqbXJtgZ4T/LAvm', 1, &quot;&amp;[.C93]&amp;&quot;, '{}'::jsonb,     '{}'::jsonb,     '{}'::jsonb,     '{}'::jsonb,     true), &quot;" office:value-type="string" office:string-value="('Moises', 'Lucas Moises Da Silva', '0709311674', '71401746446', '$2y$10$Gk8wFNiU.5h7FKga.ptnmuTri1hN8xYCq1uSeiDqbXJtgZ4T/LAvm', 1, 3, '{}'::jsonb,     '{}'::jsonb,     '{}'::jsonb,     '{}'::jsonb,     true), " calcext:value-type="string">
            <text:p>('Moises', 'Lucas Moises Da Silva', '0709311674', '71401746446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Natanael De Melo Lima</text:p>
          </table:table-cell>
          <table:table-cell table:formula="of:=IFERROR(VLOOKUP([.A94];[$Planilha3.$A$1:$Planilha3.$C$201];3;0); VLOOKUP([.A94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9310973</text:p>
          </table:table-cell>
          <table:table-cell office:value-type="string" calcext:value-type="string">
            <text:p>13300945496</text:p>
          </table:table-cell>
          <table:table-cell office:value-type="string" calcext:value-type="string">
            <text:p>Melo</text:p>
          </table:table-cell>
          <table:table-cell table:formula="of:=&quot;(&quot;&amp;IF([.F94]=&quot;&quot;; &quot;null&quot;; &quot;'&quot;&amp;[.F94]&amp;&quot;'&quot;)&amp;&quot;, '&quot;&amp;[.A94]&amp;&quot;', '&quot;&amp;[.D94]&amp;&quot;', &quot;&amp;IF([.E94]=&quot;&quot;; &quot;null&quot;; &quot;'&quot;&amp;[.E94]&amp;&quot;'&quot;)&amp;&quot;, '$2y$10$Gk8wFNiU.5h7FKga.ptnmuTri1hN8xYCq1uSeiDqbXJtgZ4T/LAvm', 1, &quot;&amp;[.C94]&amp;&quot;, '{}'::jsonb,     '{}'::jsonb,     '{}'::jsonb,     '{}'::jsonb,     true), &quot;" office:value-type="string" office:string-value="('Melo', 'Natanael De Melo Lima', '0709310973', '13300945496', '$2y$10$Gk8wFNiU.5h7FKga.ptnmuTri1hN8xYCq1uSeiDqbXJtgZ4T/LAvm', 1, 3, '{}'::jsonb,     '{}'::jsonb,     '{}'::jsonb,     '{}'::jsonb,     true), " calcext:value-type="string">
            <text:p>('Melo', 'Natanael De Melo Lima', '0709310973', '13300945496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dvirkson Galdino Pereira</text:p>
          </table:table-cell>
          <table:table-cell table:formula="of:=IFERROR(VLOOKUP([.A95];[$Planilha3.$A$1:$Planilha3.$C$201];3;0); VLOOKUP([.A95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8312772</text:p>
          </table:table-cell>
          <table:table-cell office:value-type="string" calcext:value-type="string">
            <text:p>71068012404</text:p>
          </table:table-cell>
          <table:table-cell office:value-type="string" calcext:value-type="string">
            <text:p>Pereira</text:p>
          </table:table-cell>
          <table:table-cell table:formula="of:=&quot;(&quot;&amp;IF([.F95]=&quot;&quot;; &quot;null&quot;; &quot;'&quot;&amp;[.F95]&amp;&quot;'&quot;)&amp;&quot;, '&quot;&amp;[.A95]&amp;&quot;', '&quot;&amp;[.D95]&amp;&quot;', &quot;&amp;IF([.E95]=&quot;&quot;; &quot;null&quot;; &quot;'&quot;&amp;[.E95]&amp;&quot;'&quot;)&amp;&quot;, '$2y$10$Gk8wFNiU.5h7FKga.ptnmuTri1hN8xYCq1uSeiDqbXJtgZ4T/LAvm', 1, &quot;&amp;[.C95]&amp;&quot;, '{}'::jsonb,     '{}'::jsonb,     '{}'::jsonb,     '{}'::jsonb,     true), &quot;" office:value-type="string" office:string-value="('Pereira', 'Edvirkson Galdino Pereira', '0708312772', '71068012404', '$2y$10$Gk8wFNiU.5h7FKga.ptnmuTri1hN8xYCq1uSeiDqbXJtgZ4T/LAvm', 1, 3, '{}'::jsonb,     '{}'::jsonb,     '{}'::jsonb,     '{}'::jsonb,     true), " calcext:value-type="string">
            <text:p>('Pereira', 'Edvirkson Galdino Pereira', '0708312772', '71068012404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icael Machado Da Silva</text:p>
          </table:table-cell>
          <table:table-cell table:formula="of:=IFERROR(VLOOKUP([.A96];[$Planilha3.$A$1:$Planilha3.$C$201];3;0); VLOOKUP([.A96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9311070</text:p>
          </table:table-cell>
          <table:table-cell office:value-type="string" calcext:value-type="string">
            <text:p>12542786488</text:p>
          </table:table-cell>
          <table:table-cell office:value-type="string" calcext:value-type="string">
            <text:p>Machado</text:p>
          </table:table-cell>
          <table:table-cell table:formula="of:=&quot;(&quot;&amp;IF([.F96]=&quot;&quot;; &quot;null&quot;; &quot;'&quot;&amp;[.F96]&amp;&quot;'&quot;)&amp;&quot;, '&quot;&amp;[.A96]&amp;&quot;', '&quot;&amp;[.D96]&amp;&quot;', &quot;&amp;IF([.E96]=&quot;&quot;; &quot;null&quot;; &quot;'&quot;&amp;[.E96]&amp;&quot;'&quot;)&amp;&quot;, '$2y$10$Gk8wFNiU.5h7FKga.ptnmuTri1hN8xYCq1uSeiDqbXJtgZ4T/LAvm', 1, &quot;&amp;[.C96]&amp;&quot;, '{}'::jsonb,     '{}'::jsonb,     '{}'::jsonb,     '{}'::jsonb,     true), &quot;" office:value-type="string" office:string-value="('Machado', 'Micael Machado Da Silva', '0709311070', '12542786488', '$2y$10$Gk8wFNiU.5h7FKga.ptnmuTri1hN8xYCq1uSeiDqbXJtgZ4T/LAvm', 1, 3, '{}'::jsonb,     '{}'::jsonb,     '{}'::jsonb,     '{}'::jsonb,     true), " calcext:value-type="string">
            <text:p>('Machado', 'Micael Machado Da Silva', '0709311070', '1254278648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arlos Vinicius Nascimento Silva</text:p>
          </table:table-cell>
          <table:table-cell table:formula="of:=IFERROR(VLOOKUP([.A97];[$Planilha3.$A$1:$Planilha3.$C$201];3;0); VLOOKUP([.A97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3975</text:p>
          </table:table-cell>
          <table:table-cell office:value-type="string" calcext:value-type="string">
            <text:p>71484791428</text:p>
          </table:table-cell>
          <table:table-cell office:value-type="string" calcext:value-type="string">
            <text:p>Carlos Silva</text:p>
          </table:table-cell>
          <table:table-cell table:formula="of:=&quot;(&quot;&amp;IF([.F97]=&quot;&quot;; &quot;null&quot;; &quot;'&quot;&amp;[.F97]&amp;&quot;'&quot;)&amp;&quot;, '&quot;&amp;[.A97]&amp;&quot;', '&quot;&amp;[.D97]&amp;&quot;', &quot;&amp;IF([.E97]=&quot;&quot;; &quot;null&quot;; &quot;'&quot;&amp;[.E97]&amp;&quot;'&quot;)&amp;&quot;, '$2y$10$Gk8wFNiU.5h7FKga.ptnmuTri1hN8xYCq1uSeiDqbXJtgZ4T/LAvm', 1, &quot;&amp;[.C97]&amp;&quot;, '{}'::jsonb,     '{}'::jsonb,     '{}'::jsonb,     '{}'::jsonb,     true), &quot;" office:value-type="string" office:string-value="('Carlos Silva', 'Carlos Vinicius Nascimento Silva', '0710483975', '71484791428', '$2y$10$Gk8wFNiU.5h7FKga.ptnmuTri1hN8xYCq1uSeiDqbXJtgZ4T/LAvm', 1, 3, '{}'::jsonb,     '{}'::jsonb,     '{}'::jsonb,     '{}'::jsonb,     true), " calcext:value-type="string">
            <text:p>('Carlos Silva', 'Carlos Vinicius Nascimento Silva', '0710483975', '7148479142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abriel Rodrigo Silva De Paula</text:p>
          </table:table-cell>
          <table:table-cell table:formula="of:=IFERROR(VLOOKUP([.A98];[$Planilha3.$A$1:$Planilha3.$C$201];3;0); VLOOKUP([.A98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5673</text:p>
          </table:table-cell>
          <table:table-cell office:value-type="string" calcext:value-type="string">
            <text:p>15106553440</text:p>
          </table:table-cell>
          <table:table-cell office:value-type="string" calcext:value-type="string">
            <text:p>De Paula</text:p>
          </table:table-cell>
          <table:table-cell table:formula="of:=&quot;(&quot;&amp;IF([.F98]=&quot;&quot;; &quot;null&quot;; &quot;'&quot;&amp;[.F98]&amp;&quot;'&quot;)&amp;&quot;, '&quot;&amp;[.A98]&amp;&quot;', '&quot;&amp;[.D98]&amp;&quot;', &quot;&amp;IF([.E98]=&quot;&quot;; &quot;null&quot;; &quot;'&quot;&amp;[.E98]&amp;&quot;'&quot;)&amp;&quot;, '$2y$10$Gk8wFNiU.5h7FKga.ptnmuTri1hN8xYCq1uSeiDqbXJtgZ4T/LAvm', 1, &quot;&amp;[.C98]&amp;&quot;, '{}'::jsonb,     '{}'::jsonb,     '{}'::jsonb,     '{}'::jsonb,     true), &quot;" office:value-type="string" office:string-value="('De Paula', 'Gabriel Rodrigo Silva De Paula', '0710485673', '15106553440', '$2y$10$Gk8wFNiU.5h7FKga.ptnmuTri1hN8xYCq1uSeiDqbXJtgZ4T/LAvm', 1, 3, '{}'::jsonb,     '{}'::jsonb,     '{}'::jsonb,     '{}'::jsonb,     true), " calcext:value-type="string">
            <text:p>('De Paula', 'Gabriel Rodrigo Silva De Paula', '0710485673', '15106553440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Albuquerque De Lima</text:p>
          </table:table-cell>
          <table:table-cell table:formula="of:=IFERROR(VLOOKUP([.A99];[$Planilha3.$A$1:$Planilha3.$C$201];3;0); VLOOKUP([.A99];[$militares.$A$2:$militares.$G$217];2;0))" office:value-type="string" office:string-value="Cb Mat Bel" calcext:value-type="string">
            <text:p>Cb Mat 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013475</text:p>
          </table:table-cell>
          <table:table-cell/>
          <table:table-cell office:value-type="string" calcext:value-type="string">
            <text:p>Lima</text:p>
          </table:table-cell>
          <table:table-cell table:formula="of:=&quot;(&quot;&amp;IF([.F99]=&quot;&quot;; &quot;null&quot;; &quot;'&quot;&amp;[.F99]&amp;&quot;'&quot;)&amp;&quot;, '&quot;&amp;[.A99]&amp;&quot;', '&quot;&amp;[.D99]&amp;&quot;', &quot;&amp;IF([.E99]=&quot;&quot;; &quot;null&quot;; &quot;'&quot;&amp;[.E99]&amp;&quot;'&quot;)&amp;&quot;, '$2y$10$Gk8wFNiU.5h7FKga.ptnmuTri1hN8xYCq1uSeiDqbXJtgZ4T/LAvm', 1, &quot;&amp;[.C99]&amp;&quot;, '{}'::jsonb,     '{}'::jsonb,     '{}'::jsonb,     '{}'::jsonb,     true), &quot;" office:value-type="string" office:string-value="('Lima', 'Lucas Albuquerque De Lima', '0710013475', null, '$2y$10$Gk8wFNiU.5h7FKga.ptnmuTri1hN8xYCq1uSeiDqbXJtgZ4T/LAvm', 1, 3, '{}'::jsonb,     '{}'::jsonb,     '{}'::jsonb,     '{}'::jsonb,     true), " calcext:value-type="string">
            <text:p>('Lima', 'Lucas Albuquerque De Lima', '0710013475', null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Vinicios De Santana Marques</text:p>
          </table:table-cell>
          <table:table-cell table:formula="of:=IFERROR(VLOOKUP([.A100];[$Planilha3.$A$1:$Planilha3.$C$201];3;0); VLOOKUP([.A100];[$militares.$A$2:$militares.$G$217];2;0))" office:value-type="string" office:string-value="Cb Int" calcext:value-type="string">
            <text:p>Cb 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1474</text:p>
          </table:table-cell>
          <table:table-cell office:value-type="string" calcext:value-type="string">
            <text:p>71310977488</text:p>
          </table:table-cell>
          <table:table-cell office:value-type="string" calcext:value-type="string">
            <text:p>Vinícios</text:p>
          </table:table-cell>
          <table:table-cell table:formula="of:=&quot;(&quot;&amp;IF([.F100]=&quot;&quot;; &quot;null&quot;; &quot;'&quot;&amp;[.F100]&amp;&quot;'&quot;)&amp;&quot;, '&quot;&amp;[.A100]&amp;&quot;', '&quot;&amp;[.D100]&amp;&quot;', &quot;&amp;IF([.E100]=&quot;&quot;; &quot;null&quot;; &quot;'&quot;&amp;[.E100]&amp;&quot;'&quot;)&amp;&quot;, '$2y$10$Gk8wFNiU.5h7FKga.ptnmuTri1hN8xYCq1uSeiDqbXJtgZ4T/LAvm', 1, &quot;&amp;[.C100]&amp;&quot;, '{}'::jsonb,     '{}'::jsonb,     '{}'::jsonb,     '{}'::jsonb,     true), &quot;" office:value-type="string" office:string-value="('Vinícios', 'Thiago Vinicios De Santana Marques', '0710481474', '71310977488', '$2y$10$Gk8wFNiU.5h7FKga.ptnmuTri1hN8xYCq1uSeiDqbXJtgZ4T/LAvm', 1, 3, '{}'::jsonb,     '{}'::jsonb,     '{}'::jsonb,     '{}'::jsonb,     true), " calcext:value-type="string">
            <text:p>('Vinícios', 'Thiago Vinicios De Santana Marques', '0710481474', '7131097748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Victor Marques Ferreira Dos Santos</text:p>
          </table:table-cell>
          <table:table-cell table:formula="of:=IFERROR(VLOOKUP([.A101];[$Planilha3.$A$1:$Planilha3.$C$201];3;0); VLOOKUP([.A101];[$militares.$A$2:$militares.$G$217];2;0))" office:value-type="string" office:string-value="Cb Int" calcext:value-type="string">
            <text:p>Cb 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09206973</text:p>
          </table:table-cell>
          <table:table-cell office:value-type="string" calcext:value-type="string">
            <text:p>71146968418</text:p>
          </table:table-cell>
          <table:table-cell office:value-type="string" calcext:value-type="string">
            <text:p>Marques</text:p>
          </table:table-cell>
          <table:table-cell table:formula="of:=&quot;(&quot;&amp;IF([.F101]=&quot;&quot;; &quot;null&quot;; &quot;'&quot;&amp;[.F101]&amp;&quot;'&quot;)&amp;&quot;, '&quot;&amp;[.A101]&amp;&quot;', '&quot;&amp;[.D101]&amp;&quot;', &quot;&amp;IF([.E101]=&quot;&quot;; &quot;null&quot;; &quot;'&quot;&amp;[.E101]&amp;&quot;'&quot;)&amp;&quot;, '$2y$10$Gk8wFNiU.5h7FKga.ptnmuTri1hN8xYCq1uSeiDqbXJtgZ4T/LAvm', 1, &quot;&amp;[.C101]&amp;&quot;, '{}'::jsonb,     '{}'::jsonb,     '{}'::jsonb,     '{}'::jsonb,     true), &quot;" office:value-type="string" office:string-value="('Marques', 'Victor Marques Ferreira Dos Santos', '0709206973', '71146968418', '$2y$10$Gk8wFNiU.5h7FKga.ptnmuTri1hN8xYCq1uSeiDqbXJtgZ4T/LAvm', 1, 3, '{}'::jsonb,     '{}'::jsonb,     '{}'::jsonb,     '{}'::jsonb,     true), " calcext:value-type="string">
            <text:p>('Marques', 'Victor Marques Ferreira Dos Santos', '0709206973', '71146968418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Wadson Rodrigues De Souza</text:p>
          </table:table-cell>
          <table:table-cell table:formula="of:=IFERROR(VLOOKUP([.A102];[$Planilha3.$A$1:$Planilha3.$C$201];3;0); VLOOKUP([.A102];[$militares.$A$2:$militares.$G$217];2;0))" office:value-type="string" office:string-value="Cb Eng" calcext:value-type="string">
            <text:p>Cb 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10481177</text:p>
          </table:table-cell>
          <table:table-cell office:value-type="string" calcext:value-type="string">
            <text:p>71151421499</text:p>
          </table:table-cell>
          <table:table-cell office:value-type="string" calcext:value-type="string">
            <text:p>Wadson</text:p>
          </table:table-cell>
          <table:table-cell table:formula="of:=&quot;(&quot;&amp;IF([.F102]=&quot;&quot;; &quot;null&quot;; &quot;'&quot;&amp;[.F102]&amp;&quot;'&quot;)&amp;&quot;, '&quot;&amp;[.A102]&amp;&quot;', '&quot;&amp;[.D102]&amp;&quot;', &quot;&amp;IF([.E102]=&quot;&quot;; &quot;null&quot;; &quot;'&quot;&amp;[.E102]&amp;&quot;'&quot;)&amp;&quot;, '$2y$10$Gk8wFNiU.5h7FKga.ptnmuTri1hN8xYCq1uSeiDqbXJtgZ4T/LAvm', 1, &quot;&amp;[.C102]&amp;&quot;, '{}'::jsonb,     '{}'::jsonb,     '{}'::jsonb,     '{}'::jsonb,     true), &quot;" office:value-type="string" office:string-value="('Wadson', 'Wadson Rodrigues De Souza', '0710481177', '71151421499', '$2y$10$Gk8wFNiU.5h7FKga.ptnmuTri1hN8xYCq1uSeiDqbXJtgZ4T/LAvm', 1, 3, '{}'::jsonb,     '{}'::jsonb,     '{}'::jsonb,     '{}'::jsonb,     true), " calcext:value-type="string">
            <text:p>('Wadson', 'Wadson Rodrigues De Souza', '0710481177', '71151421499', '$2y$10$Gk8wFNiU.5h7FKga.ptnmuTri1hN8xYCq1uSeiDqbXJtgZ4T/LAvm', 1, 3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Breno Washigton Soares Dos Santos</text:p>
          </table:table-cell>
          <table:table-cell table:formula="of:=IFERROR(VLOOKUP([.A103];[$Planilha3.$A$1:$Planilha3.$C$201];3;0); VLOOKUP([.A103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08384375</text:p>
          </table:table-cell>
          <table:table-cell office:value-type="string" calcext:value-type="string">
            <text:p>12870116403</text:p>
          </table:table-cell>
          <table:table-cell office:value-type="string" calcext:value-type="string">
            <text:p>Soares</text:p>
          </table:table-cell>
          <table:table-cell table:formula="of:=&quot;(&quot;&amp;IF([.F103]=&quot;&quot;; &quot;null&quot;; &quot;'&quot;&amp;[.F103]&amp;&quot;'&quot;)&amp;&quot;, '&quot;&amp;[.A103]&amp;&quot;', '&quot;&amp;[.D103]&amp;&quot;', &quot;&amp;IF([.E103]=&quot;&quot;; &quot;null&quot;; &quot;'&quot;&amp;[.E103]&amp;&quot;'&quot;)&amp;&quot;, '$2y$10$Gk8wFNiU.5h7FKga.ptnmuTri1hN8xYCq1uSeiDqbXJtgZ4T/LAvm', 1, &quot;&amp;[.C103]&amp;&quot;, '{}'::jsonb,     '{}'::jsonb,     '{}'::jsonb,     '{}'::jsonb,     true), &quot;" office:value-type="string" office:string-value="('Soares', 'Breno Washigton Soares Dos Santos', '0708384375', '12870116403', '$2y$10$Gk8wFNiU.5h7FKga.ptnmuTri1hN8xYCq1uSeiDqbXJtgZ4T/LAvm', 1, 2, '{}'::jsonb,     '{}'::jsonb,     '{}'::jsonb,     '{}'::jsonb,     true), " calcext:value-type="string">
            <text:p>('Soares', 'Breno Washigton Soares Dos Santos', '0708384375', '12870116403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rick Da Silva Lima</text:p>
          </table:table-cell>
          <table:table-cell table:formula="of:=IFERROR(VLOOKUP([.A104];[$Planilha3.$A$1:$Planilha3.$C$201];3;0); VLOOKUP([.A104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09313472</text:p>
          </table:table-cell>
          <table:table-cell office:value-type="string" calcext:value-type="string">
            <text:p>70766425495</text:p>
          </table:table-cell>
          <table:table-cell office:value-type="string" calcext:value-type="string">
            <text:p>Da Silva</text:p>
          </table:table-cell>
          <table:table-cell table:formula="of:=&quot;(&quot;&amp;IF([.F104]=&quot;&quot;; &quot;null&quot;; &quot;'&quot;&amp;[.F104]&amp;&quot;'&quot;)&amp;&quot;, '&quot;&amp;[.A104]&amp;&quot;', '&quot;&amp;[.D104]&amp;&quot;', &quot;&amp;IF([.E104]=&quot;&quot;; &quot;null&quot;; &quot;'&quot;&amp;[.E104]&amp;&quot;'&quot;)&amp;&quot;, '$2y$10$Gk8wFNiU.5h7FKga.ptnmuTri1hN8xYCq1uSeiDqbXJtgZ4T/LAvm', 1, &quot;&amp;[.C104]&amp;&quot;, '{}'::jsonb,     '{}'::jsonb,     '{}'::jsonb,     '{}'::jsonb,     true), &quot;" office:value-type="string" office:string-value="('Da Silva', 'Erick Da Silva Lima', '0709313472', '70766425495', '$2y$10$Gk8wFNiU.5h7FKga.ptnmuTri1hN8xYCq1uSeiDqbXJtgZ4T/LAvm', 1, 2, '{}'::jsonb,     '{}'::jsonb,     '{}'::jsonb,     '{}'::jsonb,     true), " calcext:value-type="string">
            <text:p>('Da Silva', 'Erick Da Silva Lima', '0709313472', '70766425495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edyson Mendes Sobreira De Albuquerque</text:p>
          </table:table-cell>
          <table:table-cell table:formula="of:=IFERROR(VLOOKUP([.A105];[$Planilha3.$A$1:$Planilha3.$C$201];3;0); VLOOKUP([.A105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4676</text:p>
          </table:table-cell>
          <table:table-cell office:value-type="string" calcext:value-type="string">
            <text:p>15405617474</text:p>
          </table:table-cell>
          <table:table-cell office:value-type="string" calcext:value-type="string">
            <text:p>Mendes</text:p>
          </table:table-cell>
          <table:table-cell table:formula="of:=&quot;(&quot;&amp;IF([.F105]=&quot;&quot;; &quot;null&quot;; &quot;'&quot;&amp;[.F105]&amp;&quot;'&quot;)&amp;&quot;, '&quot;&amp;[.A105]&amp;&quot;', '&quot;&amp;[.D105]&amp;&quot;', &quot;&amp;IF([.E105]=&quot;&quot;; &quot;null&quot;; &quot;'&quot;&amp;[.E105]&amp;&quot;'&quot;)&amp;&quot;, '$2y$10$Gk8wFNiU.5h7FKga.ptnmuTri1hN8xYCq1uSeiDqbXJtgZ4T/LAvm', 1, &quot;&amp;[.C105]&amp;&quot;, '{}'::jsonb,     '{}'::jsonb,     '{}'::jsonb,     '{}'::jsonb,     true), &quot;" office:value-type="string" office:string-value="('Mendes', 'Jedyson Mendes Sobreira De Albuquerque', '0710484676', '15405617474', '$2y$10$Gk8wFNiU.5h7FKga.ptnmuTri1hN8xYCq1uSeiDqbXJtgZ4T/LAvm', 1, 2, '{}'::jsonb,     '{}'::jsonb,     '{}'::jsonb,     '{}'::jsonb,     true), " calcext:value-type="string">
            <text:p>('Mendes', 'Jedyson Mendes Sobreira De Albuquerque', '0710484676', '15405617474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efferson Alan De Melo</text:p>
          </table:table-cell>
          <table:table-cell table:formula="of:=IFERROR(VLOOKUP([.A106];[$Planilha3.$A$1:$Planilha3.$C$201];3;0); VLOOKUP([.A106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4577</text:p>
          </table:table-cell>
          <table:table-cell office:value-type="string" calcext:value-type="string">
            <text:p>15543890460</text:p>
          </table:table-cell>
          <table:table-cell office:value-type="string" calcext:value-type="string">
            <text:p>Alan</text:p>
          </table:table-cell>
          <table:table-cell table:formula="of:=&quot;(&quot;&amp;IF([.F106]=&quot;&quot;; &quot;null&quot;; &quot;'&quot;&amp;[.F106]&amp;&quot;'&quot;)&amp;&quot;, '&quot;&amp;[.A106]&amp;&quot;', '&quot;&amp;[.D106]&amp;&quot;', &quot;&amp;IF([.E106]=&quot;&quot;; &quot;null&quot;; &quot;'&quot;&amp;[.E106]&amp;&quot;'&quot;)&amp;&quot;, '$2y$10$Gk8wFNiU.5h7FKga.ptnmuTri1hN8xYCq1uSeiDqbXJtgZ4T/LAvm', 1, &quot;&amp;[.C106]&amp;&quot;, '{}'::jsonb,     '{}'::jsonb,     '{}'::jsonb,     '{}'::jsonb,     true), &quot;" office:value-type="string" office:string-value="('Alan', 'Jefferson Alan De Melo', '0710484577', '15543890460', '$2y$10$Gk8wFNiU.5h7FKga.ptnmuTri1hN8xYCq1uSeiDqbXJtgZ4T/LAvm', 1, 2, '{}'::jsonb,     '{}'::jsonb,     '{}'::jsonb,     '{}'::jsonb,     true), " calcext:value-type="string">
            <text:p>('Alan', 'Jefferson Alan De Melo', '0710484577', '15543890460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Jeronimo Xavier</text:p>
          </table:table-cell>
          <table:table-cell table:formula="of:=IFERROR(VLOOKUP([.A107];[$Planilha3.$A$1:$Planilha3.$C$201];3;0); VLOOKUP([.A107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3074</text:p>
          </table:table-cell>
          <table:table-cell office:value-type="string" calcext:value-type="string">
            <text:p>13373888409</text:p>
          </table:table-cell>
          <table:table-cell office:value-type="string" calcext:value-type="string">
            <text:p>Jerônimo</text:p>
          </table:table-cell>
          <table:table-cell table:formula="of:=&quot;(&quot;&amp;IF([.F107]=&quot;&quot;; &quot;null&quot;; &quot;'&quot;&amp;[.F107]&amp;&quot;'&quot;)&amp;&quot;, '&quot;&amp;[.A107]&amp;&quot;', '&quot;&amp;[.D107]&amp;&quot;', &quot;&amp;IF([.E107]=&quot;&quot;; &quot;null&quot;; &quot;'&quot;&amp;[.E107]&amp;&quot;'&quot;)&amp;&quot;, '$2y$10$Gk8wFNiU.5h7FKga.ptnmuTri1hN8xYCq1uSeiDqbXJtgZ4T/LAvm', 1, &quot;&amp;[.C107]&amp;&quot;, '{}'::jsonb,     '{}'::jsonb,     '{}'::jsonb,     '{}'::jsonb,     true), &quot;" office:value-type="string" office:string-value="('Jerônimo', 'Lucas Jeronimo Xavier', '0710483074', '13373888409', '$2y$10$Gk8wFNiU.5h7FKga.ptnmuTri1hN8xYCq1uSeiDqbXJtgZ4T/LAvm', 1, 2, '{}'::jsonb,     '{}'::jsonb,     '{}'::jsonb,     '{}'::jsonb,     true), " calcext:value-type="string">
            <text:p>('Jerônimo', 'Lucas Jeronimo Xavier', '0710483074', '13373888409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Thalison Henrique Xavier De Santana</text:p>
          </table:table-cell>
          <table:table-cell table:formula="of:=IFERROR(VLOOKUP([.A108];[$Planilha3.$A$1:$Planilha3.$C$201];3;0); VLOOKUP([.A108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1672</text:p>
          </table:table-cell>
          <table:table-cell office:value-type="string" calcext:value-type="string">
            <text:p>13785477481</text:p>
          </table:table-cell>
          <table:table-cell office:value-type="string" calcext:value-type="string">
            <text:p>Thalison</text:p>
          </table:table-cell>
          <table:table-cell table:formula="of:=&quot;(&quot;&amp;IF([.F108]=&quot;&quot;; &quot;null&quot;; &quot;'&quot;&amp;[.F108]&amp;&quot;'&quot;)&amp;&quot;, '&quot;&amp;[.A108]&amp;&quot;', '&quot;&amp;[.D108]&amp;&quot;', &quot;&amp;IF([.E108]=&quot;&quot;; &quot;null&quot;; &quot;'&quot;&amp;[.E108]&amp;&quot;'&quot;)&amp;&quot;, '$2y$10$Gk8wFNiU.5h7FKga.ptnmuTri1hN8xYCq1uSeiDqbXJtgZ4T/LAvm', 1, &quot;&amp;[.C108]&amp;&quot;, '{}'::jsonb,     '{}'::jsonb,     '{}'::jsonb,     '{}'::jsonb,     true), &quot;" office:value-type="string" office:string-value="('Thalison', 'Thalison Henrique Xavier De Santana', '0710481672', '13785477481', '$2y$10$Gk8wFNiU.5h7FKga.ptnmuTri1hN8xYCq1uSeiDqbXJtgZ4T/LAvm', 1, 2, '{}'::jsonb,     '{}'::jsonb,     '{}'::jsonb,     '{}'::jsonb,     true), " calcext:value-type="string">
            <text:p>('Thalison', 'Thalison Henrique Xavier De Santana', '0710481672', '13785477481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Wallace Jose De Araujo</text:p>
          </table:table-cell>
          <table:table-cell table:formula="of:=IFERROR(VLOOKUP([.A109];[$Planilha3.$A$1:$Planilha3.$C$201];3;0); VLOOKUP([.A109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0481078</text:p>
          </table:table-cell>
          <table:table-cell office:value-type="string" calcext:value-type="string">
            <text:p>15824323410</text:p>
          </table:table-cell>
          <table:table-cell office:value-type="string" calcext:value-type="string">
            <text:p>Wallace</text:p>
          </table:table-cell>
          <table:table-cell table:formula="of:=&quot;(&quot;&amp;IF([.F109]=&quot;&quot;; &quot;null&quot;; &quot;'&quot;&amp;[.F109]&amp;&quot;'&quot;)&amp;&quot;, '&quot;&amp;[.A109]&amp;&quot;', '&quot;&amp;[.D109]&amp;&quot;', &quot;&amp;IF([.E109]=&quot;&quot;; &quot;null&quot;; &quot;'&quot;&amp;[.E109]&amp;&quot;'&quot;)&amp;&quot;, '$2y$10$Gk8wFNiU.5h7FKga.ptnmuTri1hN8xYCq1uSeiDqbXJtgZ4T/LAvm', 1, &quot;&amp;[.C109]&amp;&quot;, '{}'::jsonb,     '{}'::jsonb,     '{}'::jsonb,     '{}'::jsonb,     true), &quot;" office:value-type="string" office:string-value="('Wallace', 'Wallace Jose De Araujo', '0710481078', '15824323410', '$2y$10$Gk8wFNiU.5h7FKga.ptnmuTri1hN8xYCq1uSeiDqbXJtgZ4T/LAvm', 1, 2, '{}'::jsonb,     '{}'::jsonb,     '{}'::jsonb,     '{}'::jsonb,     true), " calcext:value-type="string">
            <text:p>('Wallace', 'Wallace Jose De Araujo', '0710481078', '15824323410'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rtur Nazario Pereira Da Silva</text:p>
          </table:table-cell>
          <table:table-cell table:formula="of:=IFERROR(VLOOKUP([.A110];[$Planilha3.$A$1:$Planilha3.$C$201];3;0); VLOOKUP([.A110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5872</text:p>
          </table:table-cell>
          <table:table-cell/>
          <table:table-cell office:value-type="string" calcext:value-type="string">
            <text:p>Nazário</text:p>
          </table:table-cell>
          <table:table-cell table:formula="of:=&quot;(&quot;&amp;IF([.F110]=&quot;&quot;; &quot;null&quot;; &quot;'&quot;&amp;[.F110]&amp;&quot;'&quot;)&amp;&quot;, '&quot;&amp;[.A110]&amp;&quot;', '&quot;&amp;[.D110]&amp;&quot;', &quot;&amp;IF([.E110]=&quot;&quot;; &quot;null&quot;; &quot;'&quot;&amp;[.E110]&amp;&quot;'&quot;)&amp;&quot;, '$2y$10$Gk8wFNiU.5h7FKga.ptnmuTri1hN8xYCq1uSeiDqbXJtgZ4T/LAvm', 1, &quot;&amp;[.C110]&amp;&quot;, '{}'::jsonb,     '{}'::jsonb,     '{}'::jsonb,     '{}'::jsonb,     true), &quot;" office:value-type="string" office:string-value="('Nazário', 'Artur Nazario Pereira Da Silva', '0711385872', null, '$2y$10$Gk8wFNiU.5h7FKga.ptnmuTri1hN8xYCq1uSeiDqbXJtgZ4T/LAvm', 1, 2, '{}'::jsonb,     '{}'::jsonb,     '{}'::jsonb,     '{}'::jsonb,     true), " calcext:value-type="string">
            <text:p>('Nazário', 'Artur Nazario Pereira Da Silva', '0711385872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Dayvid Alves Dos Santos</text:p>
          </table:table-cell>
          <table:table-cell table:formula="of:=IFERROR(VLOOKUP([.A111];[$Planilha3.$A$1:$Planilha3.$C$201];3;0); VLOOKUP([.A111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5377</text:p>
          </table:table-cell>
          <table:table-cell/>
          <table:table-cell office:value-type="string" calcext:value-type="string">
            <text:p>Alves Neto</text:p>
          </table:table-cell>
          <table:table-cell table:formula="of:=&quot;(&quot;&amp;IF([.F111]=&quot;&quot;; &quot;null&quot;; &quot;'&quot;&amp;[.F111]&amp;&quot;'&quot;)&amp;&quot;, '&quot;&amp;[.A111]&amp;&quot;', '&quot;&amp;[.D111]&amp;&quot;', &quot;&amp;IF([.E111]=&quot;&quot;; &quot;null&quot;; &quot;'&quot;&amp;[.E111]&amp;&quot;'&quot;)&amp;&quot;, '$2y$10$Gk8wFNiU.5h7FKga.ptnmuTri1hN8xYCq1uSeiDqbXJtgZ4T/LAvm', 1, &quot;&amp;[.C111]&amp;&quot;, '{}'::jsonb,     '{}'::jsonb,     '{}'::jsonb,     '{}'::jsonb,     true), &quot;" office:value-type="string" office:string-value="('Alves Neto', 'Dayvid Alves Dos Santos', '0711385377', null, '$2y$10$Gk8wFNiU.5h7FKga.ptnmuTri1hN8xYCq1uSeiDqbXJtgZ4T/LAvm', 1, 2, '{}'::jsonb,     '{}'::jsonb,     '{}'::jsonb,     '{}'::jsonb,     true), " calcext:value-type="string">
            <text:p>('Alves Neto', 'Dayvid Alves Dos Santos', '0711385377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abriel Matos Bastos</text:p>
          </table:table-cell>
          <table:table-cell table:formula="of:=IFERROR(VLOOKUP([.A112];[$Planilha3.$A$1:$Planilha3.$C$201];3;0); VLOOKUP([.A112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4271</text:p>
          </table:table-cell>
          <table:table-cell/>
          <table:table-cell office:value-type="string" calcext:value-type="string">
            <text:p>Matos</text:p>
          </table:table-cell>
          <table:table-cell table:formula="of:=&quot;(&quot;&amp;IF([.F112]=&quot;&quot;; &quot;null&quot;; &quot;'&quot;&amp;[.F112]&amp;&quot;'&quot;)&amp;&quot;, '&quot;&amp;[.A112]&amp;&quot;', '&quot;&amp;[.D112]&amp;&quot;', &quot;&amp;IF([.E112]=&quot;&quot;; &quot;null&quot;; &quot;'&quot;&amp;[.E112]&amp;&quot;'&quot;)&amp;&quot;, '$2y$10$Gk8wFNiU.5h7FKga.ptnmuTri1hN8xYCq1uSeiDqbXJtgZ4T/LAvm', 1, &quot;&amp;[.C112]&amp;&quot;, '{}'::jsonb,     '{}'::jsonb,     '{}'::jsonb,     '{}'::jsonb,     true), &quot;" office:value-type="string" office:string-value="('Matos', 'Gabriel Matos Bastos', '0711384271', null, '$2y$10$Gk8wFNiU.5h7FKga.ptnmuTri1hN8xYCq1uSeiDqbXJtgZ4T/LAvm', 1, 2, '{}'::jsonb,     '{}'::jsonb,     '{}'::jsonb,     '{}'::jsonb,     true), " calcext:value-type="string">
            <text:p>('Matos', 'Gabriel Matos Bastos', '0711384271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Italo Alves De Mendonca</text:p>
          </table:table-cell>
          <table:table-cell table:formula="of:=IFERROR(VLOOKUP([.A113];[$Planilha3.$A$1:$Planilha3.$C$201];3;0); VLOOKUP([.A113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3273</text:p>
          </table:table-cell>
          <table:table-cell table:number-columns-repeated="2"/>
          <table:table-cell table:formula="of:=&quot;(&quot;&amp;IF([.F113]=&quot;&quot;; &quot;null&quot;; &quot;'&quot;&amp;[.F113]&amp;&quot;'&quot;)&amp;&quot;, '&quot;&amp;[.A113]&amp;&quot;', '&quot;&amp;[.D113]&amp;&quot;', &quot;&amp;IF([.E113]=&quot;&quot;; &quot;null&quot;; &quot;'&quot;&amp;[.E113]&amp;&quot;'&quot;)&amp;&quot;, '$2y$10$Gk8wFNiU.5h7FKga.ptnmuTri1hN8xYCq1uSeiDqbXJtgZ4T/LAvm', 1, &quot;&amp;[.C113]&amp;&quot;, '{}'::jsonb,     '{}'::jsonb,     '{}'::jsonb,     '{}'::jsonb,     true), &quot;" office:value-type="string" office:string-value="(null, 'Joao Italo Alves De Mendonca', '0711383273', null, '$2y$10$Gk8wFNiU.5h7FKga.ptnmuTri1hN8xYCq1uSeiDqbXJtgZ4T/LAvm', 1, 2, '{}'::jsonb,     '{}'::jsonb,     '{}'::jsonb,     '{}'::jsonb,     true), " calcext:value-type="string">
            <text:p>(null, 'Joao Italo Alves De Mendonca', '0711383273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Faria Santos</text:p>
          </table:table-cell>
          <table:table-cell table:formula="of:=IFERROR(VLOOKUP([.A114];[$Planilha3.$A$1:$Planilha3.$C$201];3;0); VLOOKUP([.A114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1673</text:p>
          </table:table-cell>
          <table:table-cell/>
          <table:table-cell office:value-type="string" calcext:value-type="string">
            <text:p>Faria</text:p>
          </table:table-cell>
          <table:table-cell table:formula="of:=&quot;(&quot;&amp;IF([.F114]=&quot;&quot;; &quot;null&quot;; &quot;'&quot;&amp;[.F114]&amp;&quot;'&quot;)&amp;&quot;, '&quot;&amp;[.A114]&amp;&quot;', '&quot;&amp;[.D114]&amp;&quot;', &quot;&amp;IF([.E114]=&quot;&quot;; &quot;null&quot;; &quot;'&quot;&amp;[.E114]&amp;&quot;'&quot;)&amp;&quot;, '$2y$10$Gk8wFNiU.5h7FKga.ptnmuTri1hN8xYCq1uSeiDqbXJtgZ4T/LAvm', 1, &quot;&amp;[.C114]&amp;&quot;, '{}'::jsonb,     '{}'::jsonb,     '{}'::jsonb,     '{}'::jsonb,     true), &quot;" office:value-type="string" office:string-value="('Faria', 'Matheus Faria Santos', '0711381673', null, '$2y$10$Gk8wFNiU.5h7FKga.ptnmuTri1hN8xYCq1uSeiDqbXJtgZ4T/LAvm', 1, 2, '{}'::jsonb,     '{}'::jsonb,     '{}'::jsonb,     '{}'::jsonb,     true), " calcext:value-type="string">
            <text:p>('Faria', 'Matheus Faria Santos', '0711381673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Henrique De Lima Moutinho</text:p>
          </table:table-cell>
          <table:table-cell table:formula="of:=IFERROR(VLOOKUP([.A115];[$Planilha3.$A$1:$Planilha3.$C$201];3;0); VLOOKUP([.A115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1574</text:p>
          </table:table-cell>
          <table:table-cell/>
          <table:table-cell office:value-type="string" calcext:value-type="string">
            <text:p>Moutinho</text:p>
          </table:table-cell>
          <table:table-cell table:formula="of:=&quot;(&quot;&amp;IF([.F115]=&quot;&quot;; &quot;null&quot;; &quot;'&quot;&amp;[.F115]&amp;&quot;'&quot;)&amp;&quot;, '&quot;&amp;[.A115]&amp;&quot;', '&quot;&amp;[.D115]&amp;&quot;', &quot;&amp;IF([.E115]=&quot;&quot;; &quot;null&quot;; &quot;'&quot;&amp;[.E115]&amp;&quot;'&quot;)&amp;&quot;, '$2y$10$Gk8wFNiU.5h7FKga.ptnmuTri1hN8xYCq1uSeiDqbXJtgZ4T/LAvm', 1, &quot;&amp;[.C115]&amp;&quot;, '{}'::jsonb,     '{}'::jsonb,     '{}'::jsonb,     '{}'::jsonb,     true), &quot;" office:value-type="string" office:string-value="('Moutinho', 'Matheus Henrique De Lima Moutinho', '0711381574', null, '$2y$10$Gk8wFNiU.5h7FKga.ptnmuTri1hN8xYCq1uSeiDqbXJtgZ4T/LAvm', 1, 2, '{}'::jsonb,     '{}'::jsonb,     '{}'::jsonb,     '{}'::jsonb,     true), " calcext:value-type="string">
            <text:p>('Moutinho', 'Matheus Henrique De Lima Moutinho', '0711381574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edro Henrique Braz Masson</text:p>
          </table:table-cell>
          <table:table-cell table:formula="of:=IFERROR(VLOOKUP([.A116];[$Planilha3.$A$1:$Planilha3.$C$201];3;0); VLOOKUP([.A116];[$militares.$A$2:$militares.$G$217];2;0))" office:value-type="string" office:string-value="Sd Com" calcext:value-type="string">
            <text:p>Sd 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1381178</text:p>
          </table:table-cell>
          <table:table-cell/>
          <table:table-cell office:value-type="string" calcext:value-type="string">
            <text:p>Masson</text:p>
          </table:table-cell>
          <table:table-cell table:formula="of:=&quot;(&quot;&amp;IF([.F116]=&quot;&quot;; &quot;null&quot;; &quot;'&quot;&amp;[.F116]&amp;&quot;'&quot;)&amp;&quot;, '&quot;&amp;[.A116]&amp;&quot;', '&quot;&amp;[.D116]&amp;&quot;', &quot;&amp;IF([.E116]=&quot;&quot;; &quot;null&quot;; &quot;'&quot;&amp;[.E116]&amp;&quot;'&quot;)&amp;&quot;, '$2y$10$Gk8wFNiU.5h7FKga.ptnmuTri1hN8xYCq1uSeiDqbXJtgZ4T/LAvm', 1, &quot;&amp;[.C116]&amp;&quot;, '{}'::jsonb,     '{}'::jsonb,     '{}'::jsonb,     '{}'::jsonb,     true), &quot;" office:value-type="string" office:string-value="('Masson', 'Pedro Henrique Braz Masson', '0711381178', null, '$2y$10$Gk8wFNiU.5h7FKga.ptnmuTri1hN8xYCq1uSeiDqbXJtgZ4T/LAvm', 1, 2, '{}'::jsonb,     '{}'::jsonb,     '{}'::jsonb,     '{}'::jsonb,     true), " calcext:value-type="string">
            <text:p>('Masson', 'Pedro Henrique Braz Masson', '0711381178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dryan Lucas Silva Dos Santos</text:p>
          </table:table-cell>
          <table:table-cell table:formula="of:=IFERROR(VLOOKUP([.A117];[$Planilha3.$A$1:$Planilha3.$C$201];3;0); VLOOKUP([.A117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6179</text:p>
          </table:table-cell>
          <table:table-cell/>
          <table:table-cell office:value-type="string" calcext:value-type="string">
            <text:p>Adryan</text:p>
          </table:table-cell>
          <table:table-cell table:formula="of:=&quot;(&quot;&amp;IF([.F117]=&quot;&quot;; &quot;null&quot;; &quot;'&quot;&amp;[.F117]&amp;&quot;'&quot;)&amp;&quot;, '&quot;&amp;[.A117]&amp;&quot;', '&quot;&amp;[.D117]&amp;&quot;', &quot;&amp;IF([.E117]=&quot;&quot;; &quot;null&quot;; &quot;'&quot;&amp;[.E117]&amp;&quot;'&quot;)&amp;&quot;, '$2y$10$Gk8wFNiU.5h7FKga.ptnmuTri1hN8xYCq1uSeiDqbXJtgZ4T/LAvm', 1, &quot;&amp;[.C117]&amp;&quot;, '{}'::jsonb,     '{}'::jsonb,     '{}'::jsonb,     '{}'::jsonb,     true), &quot;" office:value-type="string" office:string-value="('Adryan', 'Adryan Lucas Silva Dos Santos', '0712356179', null, '$2y$10$Gk8wFNiU.5h7FKga.ptnmuTri1hN8xYCq1uSeiDqbXJtgZ4T/LAvm', 1, 2, '{}'::jsonb,     '{}'::jsonb,     '{}'::jsonb,     '{}'::jsonb,     true), " calcext:value-type="string">
            <text:p>('Adryan', 'Adryan Lucas Silva Dos Santos', '0712356179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aio Ruan Alves Dos Santos</text:p>
          </table:table-cell>
          <table:table-cell table:formula="of:=IFERROR(VLOOKUP([.A118];[$Planilha3.$A$1:$Planilha3.$C$201];3;0); VLOOKUP([.A118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771</text:p>
          </table:table-cell>
          <table:table-cell/>
          <table:table-cell office:value-type="string" calcext:value-type="string">
            <text:p>Ruan</text:p>
          </table:table-cell>
          <table:table-cell table:formula="of:=&quot;(&quot;&amp;IF([.F118]=&quot;&quot;; &quot;null&quot;; &quot;'&quot;&amp;[.F118]&amp;&quot;'&quot;)&amp;&quot;, '&quot;&amp;[.A118]&amp;&quot;', '&quot;&amp;[.D118]&amp;&quot;', &quot;&amp;IF([.E118]=&quot;&quot;; &quot;null&quot;; &quot;'&quot;&amp;[.E118]&amp;&quot;'&quot;)&amp;&quot;, '$2y$10$Gk8wFNiU.5h7FKga.ptnmuTri1hN8xYCq1uSeiDqbXJtgZ4T/LAvm', 1, &quot;&amp;[.C118]&amp;&quot;, '{}'::jsonb,     '{}'::jsonb,     '{}'::jsonb,     '{}'::jsonb,     true), &quot;" office:value-type="string" office:string-value="('Ruan', 'Caio Ruan Alves Dos Santos', '0712357771', null, '$2y$10$Gk8wFNiU.5h7FKga.ptnmuTri1hN8xYCq1uSeiDqbXJtgZ4T/LAvm', 1, 2, '{}'::jsonb,     '{}'::jsonb,     '{}'::jsonb,     '{}'::jsonb,     true), " calcext:value-type="string">
            <text:p>('Ruan', 'Caio Ruan Alves Dos Santos', '0712357771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abriel Machado Da Silva</text:p>
          </table:table-cell>
          <table:table-cell table:formula="of:=IFERROR(VLOOKUP([.A119];[$Planilha3.$A$1:$Planilha3.$C$201];3;0); VLOOKUP([.A119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375</text:p>
          </table:table-cell>
          <table:table-cell/>
          <table:table-cell office:value-type="string" calcext:value-type="string">
            <text:p>Gabriel</text:p>
          </table:table-cell>
          <table:table-cell table:formula="of:=&quot;(&quot;&amp;IF([.F119]=&quot;&quot;; &quot;null&quot;; &quot;'&quot;&amp;[.F119]&amp;&quot;'&quot;)&amp;&quot;, '&quot;&amp;[.A119]&amp;&quot;', '&quot;&amp;[.D119]&amp;&quot;', &quot;&amp;IF([.E119]=&quot;&quot;; &quot;null&quot;; &quot;'&quot;&amp;[.E119]&amp;&quot;'&quot;)&amp;&quot;, '$2y$10$Gk8wFNiU.5h7FKga.ptnmuTri1hN8xYCq1uSeiDqbXJtgZ4T/LAvm', 1, &quot;&amp;[.C119]&amp;&quot;, '{}'::jsonb,     '{}'::jsonb,     '{}'::jsonb,     '{}'::jsonb,     true), &quot;" office:value-type="string" office:string-value="('Gabriel', 'Gabriel Machado Da Silva', '0712357375', null, '$2y$10$Gk8wFNiU.5h7FKga.ptnmuTri1hN8xYCq1uSeiDqbXJtgZ4T/LAvm', 1, 2, '{}'::jsonb,     '{}'::jsonb,     '{}'::jsonb,     '{}'::jsonb,     true), " calcext:value-type="string">
            <text:p>('Gabriel', 'Gabriel Machado Da Silva', '0712357375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Henrique Costa Cabral Brito</text:p>
          </table:table-cell>
          <table:table-cell table:formula="of:=IFERROR(VLOOKUP([.A120];[$Planilha3.$A$1:$Planilha3.$C$201];3;0); VLOOKUP([.A120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276</text:p>
          </table:table-cell>
          <table:table-cell/>
          <table:table-cell office:value-type="string" calcext:value-type="string">
            <text:p>Cabral</text:p>
          </table:table-cell>
          <table:table-cell table:formula="of:=&quot;(&quot;&amp;IF([.F120]=&quot;&quot;; &quot;null&quot;; &quot;'&quot;&amp;[.F120]&amp;&quot;'&quot;)&amp;&quot;, '&quot;&amp;[.A120]&amp;&quot;', '&quot;&amp;[.D120]&amp;&quot;', &quot;&amp;IF([.E120]=&quot;&quot;; &quot;null&quot;; &quot;'&quot;&amp;[.E120]&amp;&quot;'&quot;)&amp;&quot;, '$2y$10$Gk8wFNiU.5h7FKga.ptnmuTri1hN8xYCq1uSeiDqbXJtgZ4T/LAvm', 1, &quot;&amp;[.C120]&amp;&quot;, '{}'::jsonb,     '{}'::jsonb,     '{}'::jsonb,     '{}'::jsonb,     true), &quot;" office:value-type="string" office:string-value="('Cabral', 'Henrique Costa Cabral Brito', '0712357276', null, '$2y$10$Gk8wFNiU.5h7FKga.ptnmuTri1hN8xYCq1uSeiDqbXJtgZ4T/LAvm', 1, 2, '{}'::jsonb,     '{}'::jsonb,     '{}'::jsonb,     '{}'::jsonb,     true), " calcext:value-type="string">
            <text:p>('Cabral', 'Henrique Costa Cabral Brito', '0712357276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Hyago Alves Batista Costa</text:p>
          </table:table-cell>
          <table:table-cell table:formula="of:=IFERROR(VLOOKUP([.A121];[$Planilha3.$A$1:$Planilha3.$C$201];3;0); VLOOKUP([.A121];[$militares.$A$2:$militares.$G$217];2;0))" office:value-type="string" office:string-value="Sd Mat Bel" calcext:value-type="string">
            <text:p>Sd Mat 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177</text:p>
          </table:table-cell>
          <table:table-cell/>
          <table:table-cell office:value-type="string" calcext:value-type="string">
            <text:p>Batista</text:p>
          </table:table-cell>
          <table:table-cell table:formula="of:=&quot;(&quot;&amp;IF([.F121]=&quot;&quot;; &quot;null&quot;; &quot;'&quot;&amp;[.F121]&amp;&quot;'&quot;)&amp;&quot;, '&quot;&amp;[.A121]&amp;&quot;', '&quot;&amp;[.D121]&amp;&quot;', &quot;&amp;IF([.E121]=&quot;&quot;; &quot;null&quot;; &quot;'&quot;&amp;[.E121]&amp;&quot;'&quot;)&amp;&quot;, '$2y$10$Gk8wFNiU.5h7FKga.ptnmuTri1hN8xYCq1uSeiDqbXJtgZ4T/LAvm', 1, &quot;&amp;[.C121]&amp;&quot;, '{}'::jsonb,     '{}'::jsonb,     '{}'::jsonb,     '{}'::jsonb,     true), &quot;" office:value-type="string" office:string-value="('Batista', 'Hyago Alves Batista Costa', '0712357177', null, '$2y$10$Gk8wFNiU.5h7FKga.ptnmuTri1hN8xYCq1uSeiDqbXJtgZ4T/LAvm', 1, 2, '{}'::jsonb,     '{}'::jsonb,     '{}'::jsonb,     '{}'::jsonb,     true), " calcext:value-type="string">
            <text:p>('Batista', 'Hyago Alves Batista Costa', '0712357177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Pedro Souza Muniz</text:p>
          </table:table-cell>
          <table:table-cell table:formula="of:=IFERROR(VLOOKUP([.A122];[$Planilha3.$A$1:$Planilha3.$C$201];3;0); VLOOKUP([.A122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4174</text:p>
          </table:table-cell>
          <table:table-cell table:number-columns-repeated="2"/>
          <table:table-cell table:formula="of:=&quot;(&quot;&amp;IF([.F122]=&quot;&quot;; &quot;null&quot;; &quot;'&quot;&amp;[.F122]&amp;&quot;'&quot;)&amp;&quot;, '&quot;&amp;[.A122]&amp;&quot;', '&quot;&amp;[.D122]&amp;&quot;', &quot;&amp;IF([.E122]=&quot;&quot;; &quot;null&quot;; &quot;'&quot;&amp;[.E122]&amp;&quot;'&quot;)&amp;&quot;, '$2y$10$Gk8wFNiU.5h7FKga.ptnmuTri1hN8xYCq1uSeiDqbXJtgZ4T/LAvm', 1, &quot;&amp;[.C122]&amp;&quot;, '{}'::jsonb,     '{}'::jsonb,     '{}'::jsonb,     '{}'::jsonb,     true), &quot;" office:value-type="string" office:string-value="(null, 'Joao Pedro Souza Muniz', '0712354174', null, '$2y$10$Gk8wFNiU.5h7FKga.ptnmuTri1hN8xYCq1uSeiDqbXJtgZ4T/LAvm', 1, 2, '{}'::jsonb,     '{}'::jsonb,     '{}'::jsonb,     '{}'::jsonb,     true), " calcext:value-type="string">
            <text:p>(null, 'Joao Pedro Souza Muniz', '0712354174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se Vinicius Firmino Bezerra</text:p>
          </table:table-cell>
          <table:table-cell table:formula="of:=IFERROR(VLOOKUP([.A123];[$Planilha3.$A$1:$Planilha3.$C$201];3;0); VLOOKUP([.A123];[$militares.$A$2:$militares.$G$217];2;0))" office:value-type="string" office:string-value="Sd Mat Bel" calcext:value-type="string">
            <text:p>Sd Mat 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7078</text:p>
          </table:table-cell>
          <table:table-cell/>
          <table:table-cell office:value-type="string" calcext:value-type="string">
            <text:p>Firmino</text:p>
          </table:table-cell>
          <table:table-cell table:formula="of:=&quot;(&quot;&amp;IF([.F123]=&quot;&quot;; &quot;null&quot;; &quot;'&quot;&amp;[.F123]&amp;&quot;'&quot;)&amp;&quot;, '&quot;&amp;[.A123]&amp;&quot;', '&quot;&amp;[.D123]&amp;&quot;', &quot;&amp;IF([.E123]=&quot;&quot;; &quot;null&quot;; &quot;'&quot;&amp;[.E123]&amp;&quot;'&quot;)&amp;&quot;, '$2y$10$Gk8wFNiU.5h7FKga.ptnmuTri1hN8xYCq1uSeiDqbXJtgZ4T/LAvm', 1, &quot;&amp;[.C123]&amp;&quot;, '{}'::jsonb,     '{}'::jsonb,     '{}'::jsonb,     '{}'::jsonb,     true), &quot;" office:value-type="string" office:string-value="('Firmino', 'Jose Vinicius Firmino Bezerra', '0712357078', null, '$2y$10$Gk8wFNiU.5h7FKga.ptnmuTri1hN8xYCq1uSeiDqbXJtgZ4T/LAvm', 1, 2, '{}'::jsonb,     '{}'::jsonb,     '{}'::jsonb,     '{}'::jsonb,     true), " calcext:value-type="string">
            <text:p>('Firmino', 'Jose Vinicius Firmino Bezerra', '0712357078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Kauan Araujo Dos Anjos</text:p>
          </table:table-cell>
          <table:table-cell table:formula="of:=IFERROR(VLOOKUP([.A124];[$Planilha3.$A$1:$Planilha3.$C$201];3;0); VLOOKUP([.A124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3572</text:p>
          </table:table-cell>
          <table:table-cell/>
          <table:table-cell office:value-type="string" calcext:value-type="string">
            <text:p>Dos Anjos</text:p>
          </table:table-cell>
          <table:table-cell table:formula="of:=&quot;(&quot;&amp;IF([.F124]=&quot;&quot;; &quot;null&quot;; &quot;'&quot;&amp;[.F124]&amp;&quot;'&quot;)&amp;&quot;, '&quot;&amp;[.A124]&amp;&quot;', '&quot;&amp;[.D124]&amp;&quot;', &quot;&amp;IF([.E124]=&quot;&quot;; &quot;null&quot;; &quot;'&quot;&amp;[.E124]&amp;&quot;'&quot;)&amp;&quot;, '$2y$10$Gk8wFNiU.5h7FKga.ptnmuTri1hN8xYCq1uSeiDqbXJtgZ4T/LAvm', 1, &quot;&amp;[.C124]&amp;&quot;, '{}'::jsonb,     '{}'::jsonb,     '{}'::jsonb,     '{}'::jsonb,     true), &quot;" office:value-type="string" office:string-value="('Dos Anjos', 'Kauan Araujo Dos Anjos', '0712353572', null, '$2y$10$Gk8wFNiU.5h7FKga.ptnmuTri1hN8xYCq1uSeiDqbXJtgZ4T/LAvm', 1, 2, '{}'::jsonb,     '{}'::jsonb,     '{}'::jsonb,     '{}'::jsonb,     true), " calcext:value-type="string">
            <text:p>('Dos Anjos', 'Kauan Araujo Dos Anjos', '0712353572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Alexandre Marques Cardoso</text:p>
          </table:table-cell>
          <table:table-cell table:formula="of:=IFERROR(VLOOKUP([.A125];[$Planilha3.$A$1:$Planilha3.$C$201];3;0); VLOOKUP([.A125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6872</text:p>
          </table:table-cell>
          <table:table-cell/>
          <table:table-cell office:value-type="string" calcext:value-type="string">
            <text:p>Cardoso</text:p>
          </table:table-cell>
          <table:table-cell table:formula="of:=&quot;(&quot;&amp;IF([.F125]=&quot;&quot;; &quot;null&quot;; &quot;'&quot;&amp;[.F125]&amp;&quot;'&quot;)&amp;&quot;, '&quot;&amp;[.A125]&amp;&quot;', '&quot;&amp;[.D125]&amp;&quot;', &quot;&amp;IF([.E125]=&quot;&quot;; &quot;null&quot;; &quot;'&quot;&amp;[.E125]&amp;&quot;'&quot;)&amp;&quot;, '$2y$10$Gk8wFNiU.5h7FKga.ptnmuTri1hN8xYCq1uSeiDqbXJtgZ4T/LAvm', 1, &quot;&amp;[.C125]&amp;&quot;, '{}'::jsonb,     '{}'::jsonb,     '{}'::jsonb,     '{}'::jsonb,     true), &quot;" office:value-type="string" office:string-value="('Cardoso', 'Lucas Alexandre Marques Cardoso', '0712356872', null, '$2y$10$Gk8wFNiU.5h7FKga.ptnmuTri1hN8xYCq1uSeiDqbXJtgZ4T/LAvm', 1, 2, '{}'::jsonb,     '{}'::jsonb,     '{}'::jsonb,     '{}'::jsonb,     true), " calcext:value-type="string">
            <text:p>('Cardoso', 'Lucas Alexandre Marques Cardoso', '0712356872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iano Gomes Da Silva Filho</text:p>
          </table:table-cell>
          <table:table-cell table:formula="of:=IFERROR(VLOOKUP([.A126];[$Planilha3.$A$1:$Planilha3.$C$201];3;0); VLOOKUP([.A126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2970</text:p>
          </table:table-cell>
          <table:table-cell/>
          <table:table-cell office:value-type="string" calcext:value-type="string">
            <text:p>Silva Filho</text:p>
          </table:table-cell>
          <table:table-cell table:formula="of:=&quot;(&quot;&amp;IF([.F126]=&quot;&quot;; &quot;null&quot;; &quot;'&quot;&amp;[.F126]&amp;&quot;'&quot;)&amp;&quot;, '&quot;&amp;[.A126]&amp;&quot;', '&quot;&amp;[.D126]&amp;&quot;', &quot;&amp;IF([.E126]=&quot;&quot;; &quot;null&quot;; &quot;'&quot;&amp;[.E126]&amp;&quot;'&quot;)&amp;&quot;, '$2y$10$Gk8wFNiU.5h7FKga.ptnmuTri1hN8xYCq1uSeiDqbXJtgZ4T/LAvm', 1, &quot;&amp;[.C126]&amp;&quot;, '{}'::jsonb,     '{}'::jsonb,     '{}'::jsonb,     '{}'::jsonb,     true), &quot;" office:value-type="string" office:string-value="('Silva Filho', 'Luciano Gomes Da Silva Filho', '0712352970', null, '$2y$10$Gk8wFNiU.5h7FKga.ptnmuTri1hN8xYCq1uSeiDqbXJtgZ4T/LAvm', 1, 2, '{}'::jsonb,     '{}'::jsonb,     '{}'::jsonb,     '{}'::jsonb,     true), " calcext:value-type="string">
            <text:p>('Silva Filho', 'Luciano Gomes Da Silva Filho', '0712352970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atheus Henrique Silva De Franca</text:p>
          </table:table-cell>
          <table:table-cell table:formula="of:=IFERROR(VLOOKUP([.A127];[$Planilha3.$A$1:$Planilha3.$C$201];3;0); VLOOKUP([.A127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2376</text:p>
          </table:table-cell>
          <table:table-cell/>
          <table:table-cell office:value-type="string" calcext:value-type="string">
            <text:p>Matheus</text:p>
          </table:table-cell>
          <table:table-cell table:formula="of:=&quot;(&quot;&amp;IF([.F127]=&quot;&quot;; &quot;null&quot;; &quot;'&quot;&amp;[.F127]&amp;&quot;'&quot;)&amp;&quot;, '&quot;&amp;[.A127]&amp;&quot;', '&quot;&amp;[.D127]&amp;&quot;', &quot;&amp;IF([.E127]=&quot;&quot;; &quot;null&quot;; &quot;'&quot;&amp;[.E127]&amp;&quot;'&quot;)&amp;&quot;, '$2y$10$Gk8wFNiU.5h7FKga.ptnmuTri1hN8xYCq1uSeiDqbXJtgZ4T/LAvm', 1, &quot;&amp;[.C127]&amp;&quot;, '{}'::jsonb,     '{}'::jsonb,     '{}'::jsonb,     '{}'::jsonb,     true), &quot;" office:value-type="string" office:string-value="('Matheus', 'Matheus Henrique Silva De Franca', '0712352376', null, '$2y$10$Gk8wFNiU.5h7FKga.ptnmuTri1hN8xYCq1uSeiDqbXJtgZ4T/LAvm', 1, 2, '{}'::jsonb,     '{}'::jsonb,     '{}'::jsonb,     '{}'::jsonb,     true), " calcext:value-type="string">
            <text:p>('Matheus', 'Matheus Henrique Silva De Franca', '0712352376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ws Gomes Juliano</text:p>
          </table:table-cell>
          <table:table-cell table:formula="of:=IFERROR(VLOOKUP([.A128];[$Planilha3.$A$1:$Planilha3.$C$201];3;0); VLOOKUP([.A128];[$militares.$A$2:$militares.$G$217];2;0))" office:value-type="string" office:string-value="Sd Sau" calcext:value-type="string">
            <text:p>Sd S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2277</text:p>
          </table:table-cell>
          <table:table-cell/>
          <table:table-cell office:value-type="string" calcext:value-type="string">
            <text:p>Juliano</text:p>
          </table:table-cell>
          <table:table-cell table:formula="of:=&quot;(&quot;&amp;IF([.F128]=&quot;&quot;; &quot;null&quot;; &quot;'&quot;&amp;[.F128]&amp;&quot;'&quot;)&amp;&quot;, '&quot;&amp;[.A128]&amp;&quot;', '&quot;&amp;[.D128]&amp;&quot;', &quot;&amp;IF([.E128]=&quot;&quot;; &quot;null&quot;; &quot;'&quot;&amp;[.E128]&amp;&quot;'&quot;)&amp;&quot;, '$2y$10$Gk8wFNiU.5h7FKga.ptnmuTri1hN8xYCq1uSeiDqbXJtgZ4T/LAvm', 1, &quot;&amp;[.C128]&amp;&quot;, '{}'::jsonb,     '{}'::jsonb,     '{}'::jsonb,     '{}'::jsonb,     true), &quot;" office:value-type="string" office:string-value="('Juliano', 'Mathews Gomes Juliano', '0712352277', null, '$2y$10$Gk8wFNiU.5h7FKga.ptnmuTri1hN8xYCq1uSeiDqbXJtgZ4T/LAvm', 1, 2, '{}'::jsonb,     '{}'::jsonb,     '{}'::jsonb,     '{}'::jsonb,     true), " calcext:value-type="string">
            <text:p>('Juliano', 'Mathews Gomes Juliano', '0712352277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enato Miguel Araujo Dos Anjos</text:p>
          </table:table-cell>
          <table:table-cell table:formula="of:=IFERROR(VLOOKUP([.A129];[$Planilha3.$A$1:$Planilha3.$C$201];3;0); VLOOKUP([.A129];[$militares.$A$2:$militares.$G$217];2;0))" office:value-type="string" office:string-value="Sd Com" calcext:value-type="string">
            <text:p>Sd 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6773</text:p>
          </table:table-cell>
          <table:table-cell/>
          <table:table-cell office:value-type="string" calcext:value-type="string">
            <text:p>Miguel</text:p>
          </table:table-cell>
          <table:table-cell table:formula="of:=&quot;(&quot;&amp;IF([.F129]=&quot;&quot;; &quot;null&quot;; &quot;'&quot;&amp;[.F129]&amp;&quot;'&quot;)&amp;&quot;, '&quot;&amp;[.A129]&amp;&quot;', '&quot;&amp;[.D129]&amp;&quot;', &quot;&amp;IF([.E129]=&quot;&quot;; &quot;null&quot;; &quot;'&quot;&amp;[.E129]&amp;&quot;'&quot;)&amp;&quot;, '$2y$10$Gk8wFNiU.5h7FKga.ptnmuTri1hN8xYCq1uSeiDqbXJtgZ4T/LAvm', 1, &quot;&amp;[.C129]&amp;&quot;, '{}'::jsonb,     '{}'::jsonb,     '{}'::jsonb,     '{}'::jsonb,     true), &quot;" office:value-type="string" office:string-value="('Miguel', 'Renato Miguel Araujo Dos Anjos', '0712356773', null, '$2y$10$Gk8wFNiU.5h7FKga.ptnmuTri1hN8xYCq1uSeiDqbXJtgZ4T/LAvm', 1, 2, '{}'::jsonb,     '{}'::jsonb,     '{}'::jsonb,     '{}'::jsonb,     true), " calcext:value-type="string">
            <text:p>('Miguel', 'Renato Miguel Araujo Dos Anjos', '0712356773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laudio Henrique Lopes Do Nascimento</text:p>
          </table:table-cell>
          <table:table-cell table:formula="of:=IFERROR(VLOOKUP([.A130];[$Planilha3.$A$1:$Planilha3.$C$201];3;0); VLOOKUP([.A130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355577</text:p>
          </table:table-cell>
          <table:table-cell/>
          <table:table-cell office:value-type="string" calcext:value-type="string">
            <text:p>Lopes</text:p>
          </table:table-cell>
          <table:table-cell table:formula="of:=&quot;(&quot;&amp;IF([.F130]=&quot;&quot;; &quot;null&quot;; &quot;'&quot;&amp;[.F130]&amp;&quot;'&quot;)&amp;&quot;, '&quot;&amp;[.A130]&amp;&quot;', '&quot;&amp;[.D130]&amp;&quot;', &quot;&amp;IF([.E130]=&quot;&quot;; &quot;null&quot;; &quot;'&quot;&amp;[.E130]&amp;&quot;'&quot;)&amp;&quot;, '$2y$10$Gk8wFNiU.5h7FKga.ptnmuTri1hN8xYCq1uSeiDqbXJtgZ4T/LAvm', 1, &quot;&amp;[.C130]&amp;&quot;, '{}'::jsonb,     '{}'::jsonb,     '{}'::jsonb,     '{}'::jsonb,     true), &quot;" office:value-type="string" office:string-value="('Lopes', 'Claudio Henrique Lopes Do Nascimento', '0712355577', null, '$2y$10$Gk8wFNiU.5h7FKga.ptnmuTri1hN8xYCq1uSeiDqbXJtgZ4T/LAvm', 1, 2, '{}'::jsonb,     '{}'::jsonb,     '{}'::jsonb,     '{}'::jsonb,     true), " calcext:value-type="string">
            <text:p>('Lopes', 'Claudio Henrique Lopes Do Nascimento', '0712355577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merson Gomes Da Silva</text:p>
          </table:table-cell>
          <table:table-cell table:formula="of:=IFERROR(VLOOKUP([.A131];[$Planilha3.$A$1:$Planilha3.$C$201];3;0); VLOOKUP([.A131];[$militares.$A$2:$militares.$G$217];2;0))" office:value-type="string" office:string-value="Sd Corn/Clar" calcext:value-type="string">
            <text:p>Sd Corn/C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87173</text:p>
          </table:table-cell>
          <table:table-cell/>
          <table:table-cell office:value-type="string" calcext:value-type="string">
            <text:p>Gomes</text:p>
          </table:table-cell>
          <table:table-cell table:formula="of:=&quot;(&quot;&amp;IF([.F131]=&quot;&quot;; &quot;null&quot;; &quot;'&quot;&amp;[.F131]&amp;&quot;'&quot;)&amp;&quot;, '&quot;&amp;[.A131]&amp;&quot;', '&quot;&amp;[.D131]&amp;&quot;', &quot;&amp;IF([.E131]=&quot;&quot;; &quot;null&quot;; &quot;'&quot;&amp;[.E131]&amp;&quot;'&quot;)&amp;&quot;, '$2y$10$Gk8wFNiU.5h7FKga.ptnmuTri1hN8xYCq1uSeiDqbXJtgZ4T/LAvm', 1, &quot;&amp;[.C131]&amp;&quot;, '{}'::jsonb,     '{}'::jsonb,     '{}'::jsonb,     '{}'::jsonb,     true), &quot;" office:value-type="string" office:string-value="('Gomes', 'Emerson Gomes Da Silva', '0712887173', null, '$2y$10$Gk8wFNiU.5h7FKga.ptnmuTri1hN8xYCq1uSeiDqbXJtgZ4T/LAvm', 1, 2, '{}'::jsonb,     '{}'::jsonb,     '{}'::jsonb,     '{}'::jsonb,     true), " calcext:value-type="string">
            <text:p>('Gomes', 'Emerson Gomes Da Silva', '0712887173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Guilherme Medeiros De Moura</text:p>
          </table:table-cell>
          <table:table-cell table:formula="of:=IFERROR(VLOOKUP([.A132];[$Planilha3.$A$1:$Planilha3.$C$201];3;0); VLOOKUP([.A132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86472</text:p>
          </table:table-cell>
          <table:table-cell/>
          <table:table-cell office:value-type="string" calcext:value-type="string">
            <text:p>Medeiros</text:p>
          </table:table-cell>
          <table:table-cell table:formula="of:=&quot;(&quot;&amp;IF([.F132]=&quot;&quot;; &quot;null&quot;; &quot;'&quot;&amp;[.F132]&amp;&quot;'&quot;)&amp;&quot;, '&quot;&amp;[.A132]&amp;&quot;', '&quot;&amp;[.D132]&amp;&quot;', &quot;&amp;IF([.E132]=&quot;&quot;; &quot;null&quot;; &quot;'&quot;&amp;[.E132]&amp;&quot;'&quot;)&amp;&quot;, '$2y$10$Gk8wFNiU.5h7FKga.ptnmuTri1hN8xYCq1uSeiDqbXJtgZ4T/LAvm', 1, &quot;&amp;[.C132]&amp;&quot;, '{}'::jsonb,     '{}'::jsonb,     '{}'::jsonb,     '{}'::jsonb,     true), &quot;" office:value-type="string" office:string-value="('Medeiros', 'Guilherme Medeiros De Moura', '0712886472', null, '$2y$10$Gk8wFNiU.5h7FKga.ptnmuTri1hN8xYCq1uSeiDqbXJtgZ4T/LAvm', 1, 2, '{}'::jsonb,     '{}'::jsonb,     '{}'::jsonb,     '{}'::jsonb,     true), " calcext:value-type="string">
            <text:p>('Medeiros', 'Guilherme Medeiros De Moura', '0712886472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Italo Caua Lopes De Moraes</text:p>
          </table:table-cell>
          <table:table-cell table:formula="of:=IFERROR(VLOOKUP([.A133];[$Planilha3.$A$1:$Planilha3.$C$201];3;0); VLOOKUP([.A133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30470</text:p>
          </table:table-cell>
          <table:table-cell/>
          <table:table-cell office:value-type="string" calcext:value-type="string">
            <text:p>Moraes</text:p>
          </table:table-cell>
          <table:table-cell table:formula="of:=&quot;(&quot;&amp;IF([.F133]=&quot;&quot;; &quot;null&quot;; &quot;'&quot;&amp;[.F133]&amp;&quot;'&quot;)&amp;&quot;, '&quot;&amp;[.A133]&amp;&quot;', '&quot;&amp;[.D133]&amp;&quot;', &quot;&amp;IF([.E133]=&quot;&quot;; &quot;null&quot;; &quot;'&quot;&amp;[.E133]&amp;&quot;'&quot;)&amp;&quot;, '$2y$10$Gk8wFNiU.5h7FKga.ptnmuTri1hN8xYCq1uSeiDqbXJtgZ4T/LAvm', 1, &quot;&amp;[.C133]&amp;&quot;, '{}'::jsonb,     '{}'::jsonb,     '{}'::jsonb,     '{}'::jsonb,     true), &quot;" office:value-type="string" office:string-value="('Moraes', 'Italo Caua Lopes De Moraes', '0712830470', null, '$2y$10$Gk8wFNiU.5h7FKga.ptnmuTri1hN8xYCq1uSeiDqbXJtgZ4T/LAvm', 1, 2, '{}'::jsonb,     '{}'::jsonb,     '{}'::jsonb,     '{}'::jsonb,     true), " calcext:value-type="string">
            <text:p>('Moraes', 'Italo Caua Lopes De Moraes', '0712830470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Marques De Maria Neto</text:p>
          </table:table-cell>
          <table:table-cell table:formula="of:=IFERROR(VLOOKUP([.A134];[$Planilha3.$A$1:$Planilha3.$C$201];3;0); VLOOKUP([.A134];[$militares.$A$2:$militares.$G$217];2;0))" office:value-type="string" office:string-value="Sd Mat Bel" calcext:value-type="string">
            <text:p>Sd Mat 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86175</text:p>
          </table:table-cell>
          <table:table-cell table:number-columns-repeated="2"/>
          <table:table-cell table:formula="of:=&quot;(&quot;&amp;IF([.F134]=&quot;&quot;; &quot;null&quot;; &quot;'&quot;&amp;[.F134]&amp;&quot;'&quot;)&amp;&quot;, '&quot;&amp;[.A134]&amp;&quot;', '&quot;&amp;[.D134]&amp;&quot;', &quot;&amp;IF([.E134]=&quot;&quot;; &quot;null&quot;; &quot;'&quot;&amp;[.E134]&amp;&quot;'&quot;)&amp;&quot;, '$2y$10$Gk8wFNiU.5h7FKga.ptnmuTri1hN8xYCq1uSeiDqbXJtgZ4T/LAvm', 1, &quot;&amp;[.C134]&amp;&quot;, '{}'::jsonb,     '{}'::jsonb,     '{}'::jsonb,     '{}'::jsonb,     true), &quot;" office:value-type="string" office:string-value="(null, 'Joao Marques De Maria Neto', '0712886175', null, '$2y$10$Gk8wFNiU.5h7FKga.ptnmuTri1hN8xYCq1uSeiDqbXJtgZ4T/LAvm', 1, 2, '{}'::jsonb,     '{}'::jsonb,     '{}'::jsonb,     '{}'::jsonb,     true), " calcext:value-type="string">
            <text:p>(null, 'Joao Marques De Maria Neto', '0712886175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Kayo Miguel Silva Dos Santos</text:p>
          </table:table-cell>
          <table:table-cell table:formula="of:=IFERROR(VLOOKUP([.A135];[$Planilha3.$A$1:$Planilha3.$C$201];3;0); VLOOKUP([.A135];[$militares.$A$2:$militares.$G$217];2;0))" office:value-type="string" office:string-value="Sd Eng" calcext:value-type="string">
            <text:p>Sd 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52375</text:p>
          </table:table-cell>
          <table:table-cell/>
          <table:table-cell office:value-type="string" calcext:value-type="string">
            <text:p>Kayo</text:p>
          </table:table-cell>
          <table:table-cell table:formula="of:=&quot;(&quot;&amp;IF([.F135]=&quot;&quot;; &quot;null&quot;; &quot;'&quot;&amp;[.F135]&amp;&quot;'&quot;)&amp;&quot;, '&quot;&amp;[.A135]&amp;&quot;', '&quot;&amp;[.D135]&amp;&quot;', &quot;&amp;IF([.E135]=&quot;&quot;; &quot;null&quot;; &quot;'&quot;&amp;[.E135]&amp;&quot;'&quot;)&amp;&quot;, '$2y$10$Gk8wFNiU.5h7FKga.ptnmuTri1hN8xYCq1uSeiDqbXJtgZ4T/LAvm', 1, &quot;&amp;[.C135]&amp;&quot;, '{}'::jsonb,     '{}'::jsonb,     '{}'::jsonb,     '{}'::jsonb,     true), &quot;" office:value-type="string" office:string-value="('Kayo', 'Kayo Miguel Silva Dos Santos', '0712852375', null, '$2y$10$Gk8wFNiU.5h7FKga.ptnmuTri1hN8xYCq1uSeiDqbXJtgZ4T/LAvm', 1, 2, '{}'::jsonb,     '{}'::jsonb,     '{}'::jsonb,     '{}'::jsonb,     true), " calcext:value-type="string">
            <text:p>('Kayo', 'Kayo Miguel Silva Dos Santos', '0712852375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aulo Eduardo Costa Da Silva</text:p>
          </table:table-cell>
          <table:table-cell table:formula="of:=IFERROR(VLOOKUP([.A136];[$Planilha3.$A$1:$Planilha3.$C$201];3;0); VLOOKUP([.A136];[$militares.$A$2:$militares.$G$217];2;0))" office:value-type="string" office:string-value="Sd Com" calcext:value-type="string">
            <text:p>Sd 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39174</text:p>
          </table:table-cell>
          <table:table-cell/>
          <table:table-cell office:value-type="string" calcext:value-type="string">
            <text:p>Costa</text:p>
          </table:table-cell>
          <table:table-cell table:formula="of:=&quot;(&quot;&amp;IF([.F136]=&quot;&quot;; &quot;null&quot;; &quot;'&quot;&amp;[.F136]&amp;&quot;'&quot;)&amp;&quot;, '&quot;&amp;[.A136]&amp;&quot;', '&quot;&amp;[.D136]&amp;&quot;', &quot;&amp;IF([.E136]=&quot;&quot;; &quot;null&quot;; &quot;'&quot;&amp;[.E136]&amp;&quot;'&quot;)&amp;&quot;, '$2y$10$Gk8wFNiU.5h7FKga.ptnmuTri1hN8xYCq1uSeiDqbXJtgZ4T/LAvm', 1, &quot;&amp;[.C136]&amp;&quot;, '{}'::jsonb,     '{}'::jsonb,     '{}'::jsonb,     '{}'::jsonb,     true), &quot;" office:value-type="string" office:string-value="('Costa', 'Paulo Eduardo Costa Da Silva', '0712839174', null, '$2y$10$Gk8wFNiU.5h7FKga.ptnmuTri1hN8xYCq1uSeiDqbXJtgZ4T/LAvm', 1, 2, '{}'::jsonb,     '{}'::jsonb,     '{}'::jsonb,     '{}'::jsonb,     true), " calcext:value-type="string">
            <text:p>('Costa', 'Paulo Eduardo Costa Da Silva', '0712839174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afael Silva De Santana</text:p>
          </table:table-cell>
          <table:table-cell table:formula="of:=IFERROR(VLOOKUP([.A137];[$Planilha3.$A$1:$Planilha3.$C$201];3;0); VLOOKUP([.A137];[$militares.$A$2:$militares.$G$217];2;0))" office:value-type="string" office:string-value="Sd Int" calcext:value-type="string">
            <text:p>Sd 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12836378</text:p>
          </table:table-cell>
          <table:table-cell/>
          <table:table-cell office:value-type="string" calcext:value-type="string">
            <text:p>Rafael</text:p>
          </table:table-cell>
          <table:table-cell table:formula="of:=&quot;(&quot;&amp;IF([.F137]=&quot;&quot;; &quot;null&quot;; &quot;'&quot;&amp;[.F137]&amp;&quot;'&quot;)&amp;&quot;, '&quot;&amp;[.A137]&amp;&quot;', '&quot;&amp;[.D137]&amp;&quot;', &quot;&amp;IF([.E137]=&quot;&quot;; &quot;null&quot;; &quot;'&quot;&amp;[.E137]&amp;&quot;'&quot;)&amp;&quot;, '$2y$10$Gk8wFNiU.5h7FKga.ptnmuTri1hN8xYCq1uSeiDqbXJtgZ4T/LAvm', 1, &quot;&amp;[.C137]&amp;&quot;, '{}'::jsonb,     '{}'::jsonb,     '{}'::jsonb,     '{}'::jsonb,     true), &quot;" office:value-type="string" office:string-value="('Rafael', 'Rafael Silva De Santana', '0712836378', null, '$2y$10$Gk8wFNiU.5h7FKga.ptnmuTri1hN8xYCq1uSeiDqbXJtgZ4T/LAvm', 1, 2, '{}'::jsonb,     '{}'::jsonb,     '{}'::jsonb,     '{}'::jsonb,     true), " calcext:value-type="string">
            <text:p>('Rafael', 'Rafael Silva De Santana', '0712836378', null, '$2y$10$Gk8wFNiU.5h7FKga.ptnmuTri1hN8xYCq1uSeiDqbXJtgZ4T/LAvm', 1, 2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llyson Venancio Da Silva</text:p>
          </table:table-cell>
          <table:table-cell table:formula="of:=IFERROR(VLOOKUP([.A138];[$Planilha3.$A$1:$Planilha3.$C$201];3;0); VLOOKUP([.A138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52479</text:p>
          </table:table-cell>
          <table:table-cell table:number-columns-repeated="2"/>
          <table:table-cell table:formula="of:=&quot;(&quot;&amp;IF([.F138]=&quot;&quot;; &quot;null&quot;; &quot;'&quot;&amp;[.F138]&amp;&quot;'&quot;)&amp;&quot;, '&quot;&amp;[.A138]&amp;&quot;', '&quot;&amp;[.D138]&amp;&quot;', &quot;&amp;IF([.E138]=&quot;&quot;; &quot;null&quot;; &quot;'&quot;&amp;[.E138]&amp;&quot;'&quot;)&amp;&quot;, '$2y$10$Gk8wFNiU.5h7FKga.ptnmuTri1hN8xYCq1uSeiDqbXJtgZ4T/LAvm', 1, &quot;&amp;[.C138]&amp;&quot;, '{}'::jsonb,     '{}'::jsonb,     '{}'::jsonb,     '{}'::jsonb,     true), &quot;" office:value-type="string" office:string-value="(null, 'Allyson Venancio Da Silva', '0708452479', null, '$2y$10$Gk8wFNiU.5h7FKga.ptnmuTri1hN8xYCq1uSeiDqbXJtgZ4T/LAvm', 1, 1, '{}'::jsonb,     '{}'::jsonb,     '{}'::jsonb,     '{}'::jsonb,     true), " calcext:value-type="string">
            <text:p>(null, 'Allyson Venancio Da Silva', '07084524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ristovao Henrique Calaca Ferreira</text:p>
          </table:table-cell>
          <table:table-cell table:formula="of:=IFERROR(VLOOKUP([.A139];[$Planilha3.$A$1:$Planilha3.$C$201];3;0); VLOOKUP([.A139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52370</text:p>
          </table:table-cell>
          <table:table-cell table:number-columns-repeated="2"/>
          <table:table-cell table:formula="of:=&quot;(&quot;&amp;IF([.F139]=&quot;&quot;; &quot;null&quot;; &quot;'&quot;&amp;[.F139]&amp;&quot;'&quot;)&amp;&quot;, '&quot;&amp;[.A139]&amp;&quot;', '&quot;&amp;[.D139]&amp;&quot;', &quot;&amp;IF([.E139]=&quot;&quot;; &quot;null&quot;; &quot;'&quot;&amp;[.E139]&amp;&quot;'&quot;)&amp;&quot;, '$2y$10$Gk8wFNiU.5h7FKga.ptnmuTri1hN8xYCq1uSeiDqbXJtgZ4T/LAvm', 1, &quot;&amp;[.C139]&amp;&quot;, '{}'::jsonb,     '{}'::jsonb,     '{}'::jsonb,     '{}'::jsonb,     true), &quot;" office:value-type="string" office:string-value="(null, 'Cristovao Henrique Calaca Ferreira', '0708452370', null, '$2y$10$Gk8wFNiU.5h7FKga.ptnmuTri1hN8xYCq1uSeiDqbXJtgZ4T/LAvm', 1, 1, '{}'::jsonb,     '{}'::jsonb,     '{}'::jsonb,     '{}'::jsonb,     true), " calcext:value-type="string">
            <text:p>(null, 'Cristovao Henrique Calaca Ferreira', '07084523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Danilo Alves Pereira</text:p>
          </table:table-cell>
          <table:table-cell table:formula="of:=IFERROR(VLOOKUP([.A140];[$Planilha3.$A$1:$Planilha3.$C$201];3;0); VLOOKUP([.A140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314075</text:p>
          </table:table-cell>
          <table:table-cell table:number-columns-repeated="2"/>
          <table:table-cell table:formula="of:=&quot;(&quot;&amp;IF([.F140]=&quot;&quot;; &quot;null&quot;; &quot;'&quot;&amp;[.F140]&amp;&quot;'&quot;)&amp;&quot;, '&quot;&amp;[.A140]&amp;&quot;', '&quot;&amp;[.D140]&amp;&quot;', &quot;&amp;IF([.E140]=&quot;&quot;; &quot;null&quot;; &quot;'&quot;&amp;[.E140]&amp;&quot;'&quot;)&amp;&quot;, '$2y$10$Gk8wFNiU.5h7FKga.ptnmuTri1hN8xYCq1uSeiDqbXJtgZ4T/LAvm', 1, &quot;&amp;[.C140]&amp;&quot;, '{}'::jsonb,     '{}'::jsonb,     '{}'::jsonb,     '{}'::jsonb,     true), &quot;" office:value-type="string" office:string-value="(null, 'Danilo Alves Pereira', '0708314075', null, '$2y$10$Gk8wFNiU.5h7FKga.ptnmuTri1hN8xYCq1uSeiDqbXJtgZ4T/LAvm', 1, 1, '{}'::jsonb,     '{}'::jsonb,     '{}'::jsonb,     '{}'::jsonb,     true), " calcext:value-type="string">
            <text:p>(null, 'Danilo Alves Pereira', '07083140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lmir De Santana Moreira</text:p>
          </table:table-cell>
          <table:table-cell table:formula="of:=IFERROR(VLOOKUP([.A141];[$Planilha3.$A$1:$Planilha3.$C$201];3;0); VLOOKUP([.A141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313978</text:p>
          </table:table-cell>
          <table:table-cell table:number-columns-repeated="2"/>
          <table:table-cell table:formula="of:=&quot;(&quot;&amp;IF([.F141]=&quot;&quot;; &quot;null&quot;; &quot;'&quot;&amp;[.F141]&amp;&quot;'&quot;)&amp;&quot;, '&quot;&amp;[.A141]&amp;&quot;', '&quot;&amp;[.D141]&amp;&quot;', &quot;&amp;IF([.E141]=&quot;&quot;; &quot;null&quot;; &quot;'&quot;&amp;[.E141]&amp;&quot;'&quot;)&amp;&quot;, '$2y$10$Gk8wFNiU.5h7FKga.ptnmuTri1hN8xYCq1uSeiDqbXJtgZ4T/LAvm', 1, &quot;&amp;[.C141]&amp;&quot;, '{}'::jsonb,     '{}'::jsonb,     '{}'::jsonb,     '{}'::jsonb,     true), &quot;" office:value-type="string" office:string-value="(null, 'Elmir De Santana Moreira', '0708313978', null, '$2y$10$Gk8wFNiU.5h7FKga.ptnmuTri1hN8xYCq1uSeiDqbXJtgZ4T/LAvm', 1, 1, '{}'::jsonb,     '{}'::jsonb,     '{}'::jsonb,     '{}'::jsonb,     true), " calcext:value-type="string">
            <text:p>(null, 'Elmir De Santana Moreira', '07083139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Vitor Rocha Da Silva</text:p>
          </table:table-cell>
          <table:table-cell table:formula="of:=IFERROR(VLOOKUP([.A142];[$Planilha3.$A$1:$Planilha3.$C$201];3;0); VLOOKUP([.A142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313572</text:p>
          </table:table-cell>
          <table:table-cell table:number-columns-repeated="2"/>
          <table:table-cell table:formula="of:=&quot;(&quot;&amp;IF([.F142]=&quot;&quot;; &quot;null&quot;; &quot;'&quot;&amp;[.F142]&amp;&quot;'&quot;)&amp;&quot;, '&quot;&amp;[.A142]&amp;&quot;', '&quot;&amp;[.D142]&amp;&quot;', &quot;&amp;IF([.E142]=&quot;&quot;; &quot;null&quot;; &quot;'&quot;&amp;[.E142]&amp;&quot;'&quot;)&amp;&quot;, '$2y$10$Gk8wFNiU.5h7FKga.ptnmuTri1hN8xYCq1uSeiDqbXJtgZ4T/LAvm', 1, &quot;&amp;[.C142]&amp;&quot;, '{}'::jsonb,     '{}'::jsonb,     '{}'::jsonb,     '{}'::jsonb,     true), &quot;" office:value-type="string" office:string-value="(null, 'Joao Vitor Rocha Da Silva', '0708313572', null, '$2y$10$Gk8wFNiU.5h7FKga.ptnmuTri1hN8xYCq1uSeiDqbXJtgZ4T/LAvm', 1, 1, '{}'::jsonb,     '{}'::jsonb,     '{}'::jsonb,     '{}'::jsonb,     true), " calcext:value-type="string">
            <text:p>(null, 'Joao Vitor Rocha Da Silva', '07083135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Tenorio De Santana Franca</text:p>
          </table:table-cell>
          <table:table-cell table:formula="of:=IFERROR(VLOOKUP([.A143];[$Planilha3.$A$1:$Planilha3.$C$201];3;0); VLOOKUP([.A143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06178</text:p>
          </table:table-cell>
          <table:table-cell table:number-columns-repeated="2"/>
          <table:table-cell table:formula="of:=&quot;(&quot;&amp;IF([.F143]=&quot;&quot;; &quot;null&quot;; &quot;'&quot;&amp;[.F143]&amp;&quot;'&quot;)&amp;&quot;, '&quot;&amp;[.A143]&amp;&quot;', '&quot;&amp;[.D143]&amp;&quot;', &quot;&amp;IF([.E143]=&quot;&quot;; &quot;null&quot;; &quot;'&quot;&amp;[.E143]&amp;&quot;'&quot;)&amp;&quot;, '$2y$10$Gk8wFNiU.5h7FKga.ptnmuTri1hN8xYCq1uSeiDqbXJtgZ4T/LAvm', 1, &quot;&amp;[.C143]&amp;&quot;, '{}'::jsonb,     '{}'::jsonb,     '{}'::jsonb,     '{}'::jsonb,     true), &quot;" office:value-type="string" office:string-value="(null, 'Lucas Tenorio De Santana Franca', '0708406178', null, '$2y$10$Gk8wFNiU.5h7FKga.ptnmuTri1hN8xYCq1uSeiDqbXJtgZ4T/LAvm', 1, 1, '{}'::jsonb,     '{}'::jsonb,     '{}'::jsonb,     '{}'::jsonb,     true), " calcext:value-type="string">
            <text:p>(null, 'Lucas Tenorio De Santana Franca', '07084061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rcilio Alexandrino Do Nascimento Junior</text:p>
          </table:table-cell>
          <table:table-cell table:formula="of:=IFERROR(VLOOKUP([.A144];[$Planilha3.$A$1:$Planilha3.$C$201];3;0); VLOOKUP([.A144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52974</text:p>
          </table:table-cell>
          <table:table-cell table:number-columns-repeated="2"/>
          <table:table-cell table:formula="of:=&quot;(&quot;&amp;IF([.F144]=&quot;&quot;; &quot;null&quot;; &quot;'&quot;&amp;[.F144]&amp;&quot;'&quot;)&amp;&quot;, '&quot;&amp;[.A144]&amp;&quot;', '&quot;&amp;[.D144]&amp;&quot;', &quot;&amp;IF([.E144]=&quot;&quot;; &quot;null&quot;; &quot;'&quot;&amp;[.E144]&amp;&quot;'&quot;)&amp;&quot;, '$2y$10$Gk8wFNiU.5h7FKga.ptnmuTri1hN8xYCq1uSeiDqbXJtgZ4T/LAvm', 1, &quot;&amp;[.C144]&amp;&quot;, '{}'::jsonb,     '{}'::jsonb,     '{}'::jsonb,     '{}'::jsonb,     true), &quot;" office:value-type="string" office:string-value="(null, 'Marcilio Alexandrino Do Nascimento Junior', '0708452974', null, '$2y$10$Gk8wFNiU.5h7FKga.ptnmuTri1hN8xYCq1uSeiDqbXJtgZ4T/LAvm', 1, 1, '{}'::jsonb,     '{}'::jsonb,     '{}'::jsonb,     '{}'::jsonb,     true), " calcext:value-type="string">
            <text:p>(null, 'Marcilio Alexandrino Do Nascimento Junior', '07084529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ilton Vinicius De Souza Santos Da Silva</text:p>
          </table:table-cell>
          <table:table-cell table:formula="of:=IFERROR(VLOOKUP([.A145];[$Planilha3.$A$1:$Planilha3.$C$201];3;0); VLOOKUP([.A145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453071</text:p>
          </table:table-cell>
          <table:table-cell table:number-columns-repeated="2"/>
          <table:table-cell table:formula="of:=&quot;(&quot;&amp;IF([.F145]=&quot;&quot;; &quot;null&quot;; &quot;'&quot;&amp;[.F145]&amp;&quot;'&quot;)&amp;&quot;, '&quot;&amp;[.A145]&amp;&quot;', '&quot;&amp;[.D145]&amp;&quot;', &quot;&amp;IF([.E145]=&quot;&quot;; &quot;null&quot;; &quot;'&quot;&amp;[.E145]&amp;&quot;'&quot;)&amp;&quot;, '$2y$10$Gk8wFNiU.5h7FKga.ptnmuTri1hN8xYCq1uSeiDqbXJtgZ4T/LAvm', 1, &quot;&amp;[.C145]&amp;&quot;, '{}'::jsonb,     '{}'::jsonb,     '{}'::jsonb,     '{}'::jsonb,     true), &quot;" office:value-type="string" office:string-value="(null, 'Milton Vinicius De Souza Santos Da Silva', '0708453071', null, '$2y$10$Gk8wFNiU.5h7FKga.ptnmuTri1hN8xYCq1uSeiDqbXJtgZ4T/LAvm', 1, 1, '{}'::jsonb,     '{}'::jsonb,     '{}'::jsonb,     '{}'::jsonb,     true), " calcext:value-type="string">
            <text:p>(null, 'Milton Vinicius De Souza Santos Da Silva', '07084530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ivanildo De Macedo Oliveira Filho</text:p>
          </table:table-cell>
          <table:table-cell table:formula="of:=IFERROR(VLOOKUP([.A146];[$Planilha3.$A$1:$Planilha3.$C$201];3;0); VLOOKUP([.A146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8314372</text:p>
          </table:table-cell>
          <table:table-cell table:number-columns-repeated="2"/>
          <table:table-cell table:formula="of:=&quot;(&quot;&amp;IF([.F146]=&quot;&quot;; &quot;null&quot;; &quot;'&quot;&amp;[.F146]&amp;&quot;'&quot;)&amp;&quot;, '&quot;&amp;[.A146]&amp;&quot;', '&quot;&amp;[.D146]&amp;&quot;', &quot;&amp;IF([.E146]=&quot;&quot;; &quot;null&quot;; &quot;'&quot;&amp;[.E146]&amp;&quot;'&quot;)&amp;&quot;, '$2y$10$Gk8wFNiU.5h7FKga.ptnmuTri1hN8xYCq1uSeiDqbXJtgZ4T/LAvm', 1, &quot;&amp;[.C146]&amp;&quot;, '{}'::jsonb,     '{}'::jsonb,     '{}'::jsonb,     '{}'::jsonb,     true), &quot;" office:value-type="string" office:string-value="(null, 'Rivanildo De Macedo Oliveira Filho', '0708314372', null, '$2y$10$Gk8wFNiU.5h7FKga.ptnmuTri1hN8xYCq1uSeiDqbXJtgZ4T/LAvm', 1, 1, '{}'::jsonb,     '{}'::jsonb,     '{}'::jsonb,     '{}'::jsonb,     true), " calcext:value-type="string">
            <text:p>(null, 'Rivanildo De Macedo Oliveira Filho', '07083143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lan Alexandre Teles Leal</text:p>
          </table:table-cell>
          <table:table-cell table:formula="of:=IFERROR(VLOOKUP([.A147];[$Planilha3.$A$1:$Planilha3.$C$201];3;0); VLOOKUP([.A147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1376</text:p>
          </table:table-cell>
          <table:table-cell/>
          <table:table-cell office:value-type="string" calcext:value-type="string">
            <text:p>Teles</text:p>
          </table:table-cell>
          <table:table-cell table:formula="of:=&quot;(&quot;&amp;IF([.F147]=&quot;&quot;; &quot;null&quot;; &quot;'&quot;&amp;[.F147]&amp;&quot;'&quot;)&amp;&quot;, '&quot;&amp;[.A147]&amp;&quot;', '&quot;&amp;[.D147]&amp;&quot;', &quot;&amp;IF([.E147]=&quot;&quot;; &quot;null&quot;; &quot;'&quot;&amp;[.E147]&amp;&quot;'&quot;)&amp;&quot;, '$2y$10$Gk8wFNiU.5h7FKga.ptnmuTri1hN8xYCq1uSeiDqbXJtgZ4T/LAvm', 1, &quot;&amp;[.C147]&amp;&quot;, '{}'::jsonb,     '{}'::jsonb,     '{}'::jsonb,     '{}'::jsonb,     true), &quot;" office:value-type="string" office:string-value="('Teles', 'Alan Alexandre Teles Leal', '0713691376', null, '$2y$10$Gk8wFNiU.5h7FKga.ptnmuTri1hN8xYCq1uSeiDqbXJtgZ4T/LAvm', 1, 1, '{}'::jsonb,     '{}'::jsonb,     '{}'::jsonb,     '{}'::jsonb,     true), " calcext:value-type="string">
            <text:p>('Teles', 'Alan Alexandre Teles Leal', '07136913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Alex Gomes Nazario Coutinho</text:p>
          </table:table-cell>
          <table:table-cell table:formula="of:=IFERROR(VLOOKUP([.A148];[$Planilha3.$A$1:$Planilha3.$C$201];3;0); VLOOKUP([.A148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1277</text:p>
          </table:table-cell>
          <table:table-cell table:number-columns-repeated="2"/>
          <table:table-cell table:formula="of:=&quot;(&quot;&amp;IF([.F148]=&quot;&quot;; &quot;null&quot;; &quot;'&quot;&amp;[.F148]&amp;&quot;'&quot;)&amp;&quot;, '&quot;&amp;[.A148]&amp;&quot;', '&quot;&amp;[.D148]&amp;&quot;', &quot;&amp;IF([.E148]=&quot;&quot;; &quot;null&quot;; &quot;'&quot;&amp;[.E148]&amp;&quot;'&quot;)&amp;&quot;, '$2y$10$Gk8wFNiU.5h7FKga.ptnmuTri1hN8xYCq1uSeiDqbXJtgZ4T/LAvm', 1, &quot;&amp;[.C148]&amp;&quot;, '{}'::jsonb,     '{}'::jsonb,     '{}'::jsonb,     '{}'::jsonb,     true), &quot;" office:value-type="string" office:string-value="(null, 'Alex Gomes Nazario Coutinho', '0713691277', null, '$2y$10$Gk8wFNiU.5h7FKga.ptnmuTri1hN8xYCq1uSeiDqbXJtgZ4T/LAvm', 1, 1, '{}'::jsonb,     '{}'::jsonb,     '{}'::jsonb,     '{}'::jsonb,     true), " calcext:value-type="string">
            <text:p>(null, 'Alex Gomes Nazario Coutinho', '07136912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Aurelino Neto Jardim De Lorena</text:p>
          </table:table-cell>
          <table:table-cell table:formula="of:=IFERROR(VLOOKUP([.A149];[$Planilha3.$A$1:$Planilha3.$C$201];3;0); VLOOKUP([.A149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1178</text:p>
          </table:table-cell>
          <table:table-cell table:number-columns-repeated="2"/>
          <table:table-cell table:formula="of:=&quot;(&quot;&amp;IF([.F149]=&quot;&quot;; &quot;null&quot;; &quot;'&quot;&amp;[.F149]&amp;&quot;'&quot;)&amp;&quot;, '&quot;&amp;[.A149]&amp;&quot;', '&quot;&amp;[.D149]&amp;&quot;', &quot;&amp;IF([.E149]=&quot;&quot;; &quot;null&quot;; &quot;'&quot;&amp;[.E149]&amp;&quot;'&quot;)&amp;&quot;, '$2y$10$Gk8wFNiU.5h7FKga.ptnmuTri1hN8xYCq1uSeiDqbXJtgZ4T/LAvm', 1, &quot;&amp;[.C149]&amp;&quot;, '{}'::jsonb,     '{}'::jsonb,     '{}'::jsonb,     '{}'::jsonb,     true), &quot;" office:value-type="string" office:string-value="(null, 'Aurelino Neto Jardim De Lorena', '0713691178', null, '$2y$10$Gk8wFNiU.5h7FKga.ptnmuTri1hN8xYCq1uSeiDqbXJtgZ4T/LAvm', 1, 1, '{}'::jsonb,     '{}'::jsonb,     '{}'::jsonb,     '{}'::jsonb,     true), " calcext:value-type="string">
            <text:p>(null, 'Aurelino Neto Jardim De Lorena', '07136911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Bruno Rafael Jose Da Silva</text:p>
          </table:table-cell>
          <table:table-cell table:formula="of:=IFERROR(VLOOKUP([.A150];[$Planilha3.$A$1:$Planilha3.$C$201];3;0); VLOOKUP([.A15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1079</text:p>
          </table:table-cell>
          <table:table-cell table:number-columns-repeated="2"/>
          <table:table-cell table:formula="of:=&quot;(&quot;&amp;IF([.F150]=&quot;&quot;; &quot;null&quot;; &quot;'&quot;&amp;[.F150]&amp;&quot;'&quot;)&amp;&quot;, '&quot;&amp;[.A150]&amp;&quot;', '&quot;&amp;[.D150]&amp;&quot;', &quot;&amp;IF([.E150]=&quot;&quot;; &quot;null&quot;; &quot;'&quot;&amp;[.E150]&amp;&quot;'&quot;)&amp;&quot;, '$2y$10$Gk8wFNiU.5h7FKga.ptnmuTri1hN8xYCq1uSeiDqbXJtgZ4T/LAvm', 1, &quot;&amp;[.C150]&amp;&quot;, '{}'::jsonb,     '{}'::jsonb,     '{}'::jsonb,     '{}'::jsonb,     true), &quot;" office:value-type="string" office:string-value="(null, 'Bruno Rafael Jose Da Silva', '0713691079', null, '$2y$10$Gk8wFNiU.5h7FKga.ptnmuTri1hN8xYCq1uSeiDqbXJtgZ4T/LAvm', 1, 1, '{}'::jsonb,     '{}'::jsonb,     '{}'::jsonb,     '{}'::jsonb,     true), " calcext:value-type="string">
            <text:p>(null, 'Bruno Rafael Jose Da Silva', '07136910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arlos Henrique Gonçalves Da Silva</text:p>
          </table:table-cell>
          <table:table-cell table:formula="of:=IFERROR(VLOOKUP([.A151];[$Planilha3.$A$1:$Planilha3.$C$201];3;0); VLOOKUP([.A15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972</text:p>
          </table:table-cell>
          <table:table-cell/>
          <table:table-cell office:value-type="string" calcext:value-type="string">
            <text:p>Gonçalves</text:p>
          </table:table-cell>
          <table:table-cell table:formula="of:=&quot;(&quot;&amp;IF([.F151]=&quot;&quot;; &quot;null&quot;; &quot;'&quot;&amp;[.F151]&amp;&quot;'&quot;)&amp;&quot;, '&quot;&amp;[.A151]&amp;&quot;', '&quot;&amp;[.D151]&amp;&quot;', &quot;&amp;IF([.E151]=&quot;&quot;; &quot;null&quot;; &quot;'&quot;&amp;[.E151]&amp;&quot;'&quot;)&amp;&quot;, '$2y$10$Gk8wFNiU.5h7FKga.ptnmuTri1hN8xYCq1uSeiDqbXJtgZ4T/LAvm', 1, &quot;&amp;[.C151]&amp;&quot;, '{}'::jsonb,     '{}'::jsonb,     '{}'::jsonb,     '{}'::jsonb,     true), &quot;" office:value-type="string" office:string-value="('Gonçalves', 'Carlos Henrique Gonçalves Da Silva', '0713690972', null, '$2y$10$Gk8wFNiU.5h7FKga.ptnmuTri1hN8xYCq1uSeiDqbXJtgZ4T/LAvm', 1, 1, '{}'::jsonb,     '{}'::jsonb,     '{}'::jsonb,     '{}'::jsonb,     true), " calcext:value-type="string">
            <text:p>('Gonçalves', 'Carlos Henrique Gonçalves Da Silva', '07136909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auã Queiroz Da Silva</text:p>
          </table:table-cell>
          <table:table-cell table:formula="of:=IFERROR(VLOOKUP([.A152];[$Planilha3.$A$1:$Planilha3.$C$201];3;0); VLOOKUP([.A152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873</text:p>
          </table:table-cell>
          <table:table-cell/>
          <table:table-cell office:value-type="string" calcext:value-type="string">
            <text:p>Queiroz</text:p>
          </table:table-cell>
          <table:table-cell table:formula="of:=&quot;(&quot;&amp;IF([.F152]=&quot;&quot;; &quot;null&quot;; &quot;'&quot;&amp;[.F152]&amp;&quot;'&quot;)&amp;&quot;, '&quot;&amp;[.A152]&amp;&quot;', '&quot;&amp;[.D152]&amp;&quot;', &quot;&amp;IF([.E152]=&quot;&quot;; &quot;null&quot;; &quot;'&quot;&amp;[.E152]&amp;&quot;'&quot;)&amp;&quot;, '$2y$10$Gk8wFNiU.5h7FKga.ptnmuTri1hN8xYCq1uSeiDqbXJtgZ4T/LAvm', 1, &quot;&amp;[.C152]&amp;&quot;, '{}'::jsonb,     '{}'::jsonb,     '{}'::jsonb,     '{}'::jsonb,     true), &quot;" office:value-type="string" office:string-value="('Queiroz', 'Cauã Queiroz Da Silva', '0713690873', null, '$2y$10$Gk8wFNiU.5h7FKga.ptnmuTri1hN8xYCq1uSeiDqbXJtgZ4T/LAvm', 1, 1, '{}'::jsonb,     '{}'::jsonb,     '{}'::jsonb,     '{}'::jsonb,     true), " calcext:value-type="string">
            <text:p>('Queiroz', 'Cauã Queiroz Da Silva', '0713690873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Clebson Barbosa Da Silva</text:p>
          </table:table-cell>
          <table:table-cell table:formula="of:=IFERROR(VLOOKUP([.A153];[$Planilha3.$A$1:$Planilha3.$C$201];3;0); VLOOKUP([.A153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970</text:p>
          </table:table-cell>
          <table:table-cell/>
          <table:table-cell office:value-type="string" calcext:value-type="string">
            <text:p>Barbosa</text:p>
          </table:table-cell>
          <table:table-cell table:formula="of:=&quot;(&quot;&amp;IF([.F153]=&quot;&quot;; &quot;null&quot;; &quot;'&quot;&amp;[.F153]&amp;&quot;'&quot;)&amp;&quot;, '&quot;&amp;[.A153]&amp;&quot;', '&quot;&amp;[.D153]&amp;&quot;', &quot;&amp;IF([.E153]=&quot;&quot;; &quot;null&quot;; &quot;'&quot;&amp;[.E153]&amp;&quot;'&quot;)&amp;&quot;, '$2y$10$Gk8wFNiU.5h7FKga.ptnmuTri1hN8xYCq1uSeiDqbXJtgZ4T/LAvm', 1, &quot;&amp;[.C153]&amp;&quot;, '{}'::jsonb,     '{}'::jsonb,     '{}'::jsonb,     '{}'::jsonb,     true), &quot;" office:value-type="string" office:string-value="('Barbosa', 'Clebson Barbosa Da Silva', '0713686970', null, '$2y$10$Gk8wFNiU.5h7FKga.ptnmuTri1hN8xYCq1uSeiDqbXJtgZ4T/LAvm', 1, 1, '{}'::jsonb,     '{}'::jsonb,     '{}'::jsonb,     '{}'::jsonb,     true), " calcext:value-type="string">
            <text:p>('Barbosa', 'Clebson Barbosa Da Silva', '07136869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Cristiano Da Silva Alves Filho</text:p>
          </table:table-cell>
          <table:table-cell table:formula="of:=IFERROR(VLOOKUP([.A154];[$Planilha3.$A$1:$Planilha3.$C$201];3;0); VLOOKUP([.A154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774</text:p>
          </table:table-cell>
          <table:table-cell/>
          <table:table-cell office:value-type="string" calcext:value-type="string">
            <text:p>Cristiano</text:p>
          </table:table-cell>
          <table:table-cell table:formula="of:=&quot;(&quot;&amp;IF([.F154]=&quot;&quot;; &quot;null&quot;; &quot;'&quot;&amp;[.F154]&amp;&quot;'&quot;)&amp;&quot;, '&quot;&amp;[.A154]&amp;&quot;', '&quot;&amp;[.D154]&amp;&quot;', &quot;&amp;IF([.E154]=&quot;&quot;; &quot;null&quot;; &quot;'&quot;&amp;[.E154]&amp;&quot;'&quot;)&amp;&quot;, '$2y$10$Gk8wFNiU.5h7FKga.ptnmuTri1hN8xYCq1uSeiDqbXJtgZ4T/LAvm', 1, &quot;&amp;[.C154]&amp;&quot;, '{}'::jsonb,     '{}'::jsonb,     '{}'::jsonb,     '{}'::jsonb,     true), &quot;" office:value-type="string" office:string-value="('Cristiano', 'Cristiano Da Silva Alves Filho', '0713690774', null, '$2y$10$Gk8wFNiU.5h7FKga.ptnmuTri1hN8xYCq1uSeiDqbXJtgZ4T/LAvm', 1, 1, '{}'::jsonb,     '{}'::jsonb,     '{}'::jsonb,     '{}'::jsonb,     true), " calcext:value-type="string">
            <text:p>('Cristiano', 'Cristiano Da Silva Alves Filho', '07136907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Dalton Antonio Pereira Da Silva</text:p>
          </table:table-cell>
          <table:table-cell table:formula="of:=IFERROR(VLOOKUP([.A155];[$Planilha3.$A$1:$Planilha3.$C$201];3;0); VLOOKUP([.A155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675</text:p>
          </table:table-cell>
          <table:table-cell table:number-columns-repeated="2"/>
          <table:table-cell table:formula="of:=&quot;(&quot;&amp;IF([.F155]=&quot;&quot;; &quot;null&quot;; &quot;'&quot;&amp;[.F155]&amp;&quot;'&quot;)&amp;&quot;, '&quot;&amp;[.A155]&amp;&quot;', '&quot;&amp;[.D155]&amp;&quot;', &quot;&amp;IF([.E155]=&quot;&quot;; &quot;null&quot;; &quot;'&quot;&amp;[.E155]&amp;&quot;'&quot;)&amp;&quot;, '$2y$10$Gk8wFNiU.5h7FKga.ptnmuTri1hN8xYCq1uSeiDqbXJtgZ4T/LAvm', 1, &quot;&amp;[.C155]&amp;&quot;, '{}'::jsonb,     '{}'::jsonb,     '{}'::jsonb,     '{}'::jsonb,     true), &quot;" office:value-type="string" office:string-value="(null, 'Dalton Antonio Pereira Da Silva', '0713690675', null, '$2y$10$Gk8wFNiU.5h7FKga.ptnmuTri1hN8xYCq1uSeiDqbXJtgZ4T/LAvm', 1, 1, '{}'::jsonb,     '{}'::jsonb,     '{}'::jsonb,     '{}'::jsonb,     true), " calcext:value-type="string">
            <text:p>(null, 'Dalton Antonio Pereira Da Silva', '07136906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Davi Francisco Da Silva</text:p>
          </table:table-cell>
          <table:table-cell table:formula="of:=IFERROR(VLOOKUP([.A156];[$Planilha3.$A$1:$Planilha3.$C$201];3;0); VLOOKUP([.A156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576</text:p>
          </table:table-cell>
          <table:table-cell/>
          <table:table-cell office:value-type="string" calcext:value-type="string">
            <text:p>Davi</text:p>
          </table:table-cell>
          <table:table-cell table:formula="of:=&quot;(&quot;&amp;IF([.F156]=&quot;&quot;; &quot;null&quot;; &quot;'&quot;&amp;[.F156]&amp;&quot;'&quot;)&amp;&quot;, '&quot;&amp;[.A156]&amp;&quot;', '&quot;&amp;[.D156]&amp;&quot;', &quot;&amp;IF([.E156]=&quot;&quot;; &quot;null&quot;; &quot;'&quot;&amp;[.E156]&amp;&quot;'&quot;)&amp;&quot;, '$2y$10$Gk8wFNiU.5h7FKga.ptnmuTri1hN8xYCq1uSeiDqbXJtgZ4T/LAvm', 1, &quot;&amp;[.C156]&amp;&quot;, '{}'::jsonb,     '{}'::jsonb,     '{}'::jsonb,     '{}'::jsonb,     true), &quot;" office:value-type="string" office:string-value="('Davi', 'Davi Francisco Da Silva', '0713690576', null, '$2y$10$Gk8wFNiU.5h7FKga.ptnmuTri1hN8xYCq1uSeiDqbXJtgZ4T/LAvm', 1, 1, '{}'::jsonb,     '{}'::jsonb,     '{}'::jsonb,     '{}'::jsonb,     true), " calcext:value-type="string">
            <text:p>('Davi', 'Davi Francisco Da Silva', '07136905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Douglas Dos Santos Barbosa</text:p>
          </table:table-cell>
          <table:table-cell table:formula="of:=IFERROR(VLOOKUP([.A157];[$Planilha3.$A$1:$Planilha3.$C$201];3;0); VLOOKUP([.A157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477</text:p>
          </table:table-cell>
          <table:table-cell/>
          <table:table-cell office:value-type="string" calcext:value-type="string">
            <text:p>Douglas</text:p>
          </table:table-cell>
          <table:table-cell table:formula="of:=&quot;(&quot;&amp;IF([.F157]=&quot;&quot;; &quot;null&quot;; &quot;'&quot;&amp;[.F157]&amp;&quot;'&quot;)&amp;&quot;, '&quot;&amp;[.A157]&amp;&quot;', '&quot;&amp;[.D157]&amp;&quot;', &quot;&amp;IF([.E157]=&quot;&quot;; &quot;null&quot;; &quot;'&quot;&amp;[.E157]&amp;&quot;'&quot;)&amp;&quot;, '$2y$10$Gk8wFNiU.5h7FKga.ptnmuTri1hN8xYCq1uSeiDqbXJtgZ4T/LAvm', 1, &quot;&amp;[.C157]&amp;&quot;, '{}'::jsonb,     '{}'::jsonb,     '{}'::jsonb,     '{}'::jsonb,     true), &quot;" office:value-type="string" office:string-value="('Douglas', 'Douglas Dos Santos Barbosa', '0713690477', null, '$2y$10$Gk8wFNiU.5h7FKga.ptnmuTri1hN8xYCq1uSeiDqbXJtgZ4T/LAvm', 1, 1, '{}'::jsonb,     '{}'::jsonb,     '{}'::jsonb,     '{}'::jsonb,     true), " calcext:value-type="string">
            <text:p>('Douglas', 'Douglas Dos Santos Barbosa', '07136904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dherval Jose Da Silva Filho</text:p>
          </table:table-cell>
          <table:table-cell table:formula="of:=IFERROR(VLOOKUP([.A158];[$Planilha3.$A$1:$Planilha3.$C$201];3;0); VLOOKUP([.A158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378</text:p>
          </table:table-cell>
          <table:table-cell/>
          <table:table-cell office:value-type="string" calcext:value-type="string">
            <text:p>Filho</text:p>
          </table:table-cell>
          <table:table-cell table:formula="of:=&quot;(&quot;&amp;IF([.F158]=&quot;&quot;; &quot;null&quot;; &quot;'&quot;&amp;[.F158]&amp;&quot;'&quot;)&amp;&quot;, '&quot;&amp;[.A158]&amp;&quot;', '&quot;&amp;[.D158]&amp;&quot;', &quot;&amp;IF([.E158]=&quot;&quot;; &quot;null&quot;; &quot;'&quot;&amp;[.E158]&amp;&quot;'&quot;)&amp;&quot;, '$2y$10$Gk8wFNiU.5h7FKga.ptnmuTri1hN8xYCq1uSeiDqbXJtgZ4T/LAvm', 1, &quot;&amp;[.C158]&amp;&quot;, '{}'::jsonb,     '{}'::jsonb,     '{}'::jsonb,     '{}'::jsonb,     true), &quot;" office:value-type="string" office:string-value="('Filho', 'Edherval Jose Da Silva Filho', '0713690378', null, '$2y$10$Gk8wFNiU.5h7FKga.ptnmuTri1hN8xYCq1uSeiDqbXJtgZ4T/LAvm', 1, 1, '{}'::jsonb,     '{}'::jsonb,     '{}'::jsonb,     '{}'::jsonb,     true), " calcext:value-type="string">
            <text:p>('Filho', 'Edherval Jose Da Silva Filho', '07136903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dson Miguel Rodrigues Silva</text:p>
          </table:table-cell>
          <table:table-cell table:formula="of:=IFERROR(VLOOKUP([.A159];[$Planilha3.$A$1:$Planilha3.$C$201];3;0); VLOOKUP([.A159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279</text:p>
          </table:table-cell>
          <table:table-cell/>
          <table:table-cell office:value-type="string" calcext:value-type="string">
            <text:p>Edson</text:p>
          </table:table-cell>
          <table:table-cell table:formula="of:=&quot;(&quot;&amp;IF([.F159]=&quot;&quot;; &quot;null&quot;; &quot;'&quot;&amp;[.F159]&amp;&quot;'&quot;)&amp;&quot;, '&quot;&amp;[.A159]&amp;&quot;', '&quot;&amp;[.D159]&amp;&quot;', &quot;&amp;IF([.E159]=&quot;&quot;; &quot;null&quot;; &quot;'&quot;&amp;[.E159]&amp;&quot;'&quot;)&amp;&quot;, '$2y$10$Gk8wFNiU.5h7FKga.ptnmuTri1hN8xYCq1uSeiDqbXJtgZ4T/LAvm', 1, &quot;&amp;[.C159]&amp;&quot;, '{}'::jsonb,     '{}'::jsonb,     '{}'::jsonb,     '{}'::jsonb,     true), &quot;" office:value-type="string" office:string-value="('Edson', 'Edson Miguel Rodrigues Silva', '0713690279', null, '$2y$10$Gk8wFNiU.5h7FKga.ptnmuTri1hN8xYCq1uSeiDqbXJtgZ4T/LAvm', 1, 1, '{}'::jsonb,     '{}'::jsonb,     '{}'::jsonb,     '{}'::jsonb,     true), " calcext:value-type="string">
            <text:p>('Edson', 'Edson Miguel Rodrigues Silva', '07136902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duardo Patrick Santos Da Silva</text:p>
          </table:table-cell>
          <table:table-cell table:formula="of:=IFERROR(VLOOKUP([.A160];[$Planilha3.$A$1:$Planilha3.$C$201];3;0); VLOOKUP([.A16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774</text:p>
          </table:table-cell>
          <table:table-cell/>
          <table:table-cell office:value-type="string" calcext:value-type="string">
            <text:p>Patrick</text:p>
          </table:table-cell>
          <table:table-cell table:formula="of:=&quot;(&quot;&amp;IF([.F160]=&quot;&quot;; &quot;null&quot;; &quot;'&quot;&amp;[.F160]&amp;&quot;'&quot;)&amp;&quot;, '&quot;&amp;[.A160]&amp;&quot;', '&quot;&amp;[.D160]&amp;&quot;', &quot;&amp;IF([.E160]=&quot;&quot;; &quot;null&quot;; &quot;'&quot;&amp;[.E160]&amp;&quot;'&quot;)&amp;&quot;, '$2y$10$Gk8wFNiU.5h7FKga.ptnmuTri1hN8xYCq1uSeiDqbXJtgZ4T/LAvm', 1, &quot;&amp;[.C160]&amp;&quot;, '{}'::jsonb,     '{}'::jsonb,     '{}'::jsonb,     '{}'::jsonb,     true), &quot;" office:value-type="string" office:string-value="('Patrick', 'Eduardo Patrick Santos Da Silva', '0713685774', null, '$2y$10$Gk8wFNiU.5h7FKga.ptnmuTri1hN8xYCq1uSeiDqbXJtgZ4T/LAvm', 1, 1, '{}'::jsonb,     '{}'::jsonb,     '{}'::jsonb,     '{}'::jsonb,     true), " calcext:value-type="string">
            <text:p>('Patrick', 'Eduardo Patrick Santos Da Silva', '07136857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manuel Da Silva Pereira</text:p>
          </table:table-cell>
          <table:table-cell table:formula="of:=IFERROR(VLOOKUP([.A161];[$Planilha3.$A$1:$Planilha3.$C$201];3;0); VLOOKUP([.A16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170</text:p>
          </table:table-cell>
          <table:table-cell/>
          <table:table-cell office:value-type="string" calcext:value-type="string">
            <text:p>Emanuel</text:p>
          </table:table-cell>
          <table:table-cell table:formula="of:=&quot;(&quot;&amp;IF([.F161]=&quot;&quot;; &quot;null&quot;; &quot;'&quot;&amp;[.F161]&amp;&quot;'&quot;)&amp;&quot;, '&quot;&amp;[.A161]&amp;&quot;', '&quot;&amp;[.D161]&amp;&quot;', &quot;&amp;IF([.E161]=&quot;&quot;; &quot;null&quot;; &quot;'&quot;&amp;[.E161]&amp;&quot;'&quot;)&amp;&quot;, '$2y$10$Gk8wFNiU.5h7FKga.ptnmuTri1hN8xYCq1uSeiDqbXJtgZ4T/LAvm', 1, &quot;&amp;[.C161]&amp;&quot;, '{}'::jsonb,     '{}'::jsonb,     '{}'::jsonb,     '{}'::jsonb,     true), &quot;" office:value-type="string" office:string-value="('Emanuel', 'Emanuel Da Silva Pereira', '0713690170', null, '$2y$10$Gk8wFNiU.5h7FKga.ptnmuTri1hN8xYCq1uSeiDqbXJtgZ4T/LAvm', 1, 1, '{}'::jsonb,     '{}'::jsonb,     '{}'::jsonb,     '{}'::jsonb,     true), " calcext:value-type="string">
            <text:p>('Emanuel', 'Emanuel Da Silva Pereira', '07136901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Eric Soares Da Silva</text:p>
          </table:table-cell>
          <table:table-cell table:formula="of:=IFERROR(VLOOKUP([.A162];[$Planilha3.$A$1:$Planilha3.$C$201];3;0); VLOOKUP([.A162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90071</text:p>
          </table:table-cell>
          <table:table-cell/>
          <table:table-cell office:value-type="string" calcext:value-type="string">
            <text:p>Eric</text:p>
          </table:table-cell>
          <table:table-cell table:formula="of:=&quot;(&quot;&amp;IF([.F162]=&quot;&quot;; &quot;null&quot;; &quot;'&quot;&amp;[.F162]&amp;&quot;'&quot;)&amp;&quot;, '&quot;&amp;[.A162]&amp;&quot;', '&quot;&amp;[.D162]&amp;&quot;', &quot;&amp;IF([.E162]=&quot;&quot;; &quot;null&quot;; &quot;'&quot;&amp;[.E162]&amp;&quot;'&quot;)&amp;&quot;, '$2y$10$Gk8wFNiU.5h7FKga.ptnmuTri1hN8xYCq1uSeiDqbXJtgZ4T/LAvm', 1, &quot;&amp;[.C162]&amp;&quot;, '{}'::jsonb,     '{}'::jsonb,     '{}'::jsonb,     '{}'::jsonb,     true), &quot;" office:value-type="string" office:string-value="('Eric', 'Eric Soares Da Silva', '0713690071', null, '$2y$10$Gk8wFNiU.5h7FKga.ptnmuTri1hN8xYCq1uSeiDqbXJtgZ4T/LAvm', 1, 1, '{}'::jsonb,     '{}'::jsonb,     '{}'::jsonb,     '{}'::jsonb,     true), " calcext:value-type="string">
            <text:p>('Eric', 'Eric Soares Da Silva', '07136900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rick Jonata Gomes Veridiano</text:p>
          </table:table-cell>
          <table:table-cell table:formula="of:=IFERROR(VLOOKUP([.A163];[$Planilha3.$A$1:$Planilha3.$C$201];3;0); VLOOKUP([.A163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974</text:p>
          </table:table-cell>
          <table:table-cell/>
          <table:table-cell office:value-type="string" calcext:value-type="string">
            <text:p>Jonata</text:p>
          </table:table-cell>
          <table:table-cell table:formula="of:=&quot;(&quot;&amp;IF([.F163]=&quot;&quot;; &quot;null&quot;; &quot;'&quot;&amp;[.F163]&amp;&quot;'&quot;)&amp;&quot;, '&quot;&amp;[.A163]&amp;&quot;', '&quot;&amp;[.D163]&amp;&quot;', &quot;&amp;IF([.E163]=&quot;&quot;; &quot;null&quot;; &quot;'&quot;&amp;[.E163]&amp;&quot;'&quot;)&amp;&quot;, '$2y$10$Gk8wFNiU.5h7FKga.ptnmuTri1hN8xYCq1uSeiDqbXJtgZ4T/LAvm', 1, &quot;&amp;[.C163]&amp;&quot;, '{}'::jsonb,     '{}'::jsonb,     '{}'::jsonb,     '{}'::jsonb,     true), &quot;" office:value-type="string" office:string-value="('Jonata', 'Erick Jonata Gomes Veridiano', '0713689974', null, '$2y$10$Gk8wFNiU.5h7FKga.ptnmuTri1hN8xYCq1uSeiDqbXJtgZ4T/LAvm', 1, 1, '{}'::jsonb,     '{}'::jsonb,     '{}'::jsonb,     '{}'::jsonb,     true), " calcext:value-type="string">
            <text:p>('Jonata', 'Erick Jonata Gomes Veridiano', '07136899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Everton Fernandes Pontes Da Silva</text:p>
          </table:table-cell>
          <table:table-cell table:formula="of:=IFERROR(VLOOKUP([.A164];[$Planilha3.$A$1:$Planilha3.$C$201];3;0); VLOOKUP([.A164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875</text:p>
          </table:table-cell>
          <table:table-cell/>
          <table:table-cell office:value-type="string" calcext:value-type="string">
            <text:p>Pontes</text:p>
          </table:table-cell>
          <table:table-cell table:formula="of:=&quot;(&quot;&amp;IF([.F164]=&quot;&quot;; &quot;null&quot;; &quot;'&quot;&amp;[.F164]&amp;&quot;'&quot;)&amp;&quot;, '&quot;&amp;[.A164]&amp;&quot;', '&quot;&amp;[.D164]&amp;&quot;', &quot;&amp;IF([.E164]=&quot;&quot;; &quot;null&quot;; &quot;'&quot;&amp;[.E164]&amp;&quot;'&quot;)&amp;&quot;, '$2y$10$Gk8wFNiU.5h7FKga.ptnmuTri1hN8xYCq1uSeiDqbXJtgZ4T/LAvm', 1, &quot;&amp;[.C164]&amp;&quot;, '{}'::jsonb,     '{}'::jsonb,     '{}'::jsonb,     '{}'::jsonb,     true), &quot;" office:value-type="string" office:string-value="('Pontes', 'Everton Fernandes Pontes Da Silva', '0713689875', null, '$2y$10$Gk8wFNiU.5h7FKga.ptnmuTri1hN8xYCq1uSeiDqbXJtgZ4T/LAvm', 1, 1, '{}'::jsonb,     '{}'::jsonb,     '{}'::jsonb,     '{}'::jsonb,     true), " calcext:value-type="string">
            <text:p>('Pontes', 'Everton Fernandes Pontes Da Silva', '07136898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abriel Vitor Silva De Souza</text:p>
          </table:table-cell>
          <table:table-cell table:formula="of:=IFERROR(VLOOKUP([.A165];[$Planilha3.$A$1:$Planilha3.$C$201];3;0); VLOOKUP([.A165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776</text:p>
          </table:table-cell>
          <table:table-cell/>
          <table:table-cell office:value-type="string" calcext:value-type="string">
            <text:p>Gabriel</text:p>
          </table:table-cell>
          <table:table-cell table:formula="of:=&quot;(&quot;&amp;IF([.F165]=&quot;&quot;; &quot;null&quot;; &quot;'&quot;&amp;[.F165]&amp;&quot;'&quot;)&amp;&quot;, '&quot;&amp;[.A165]&amp;&quot;', '&quot;&amp;[.D165]&amp;&quot;', &quot;&amp;IF([.E165]=&quot;&quot;; &quot;null&quot;; &quot;'&quot;&amp;[.E165]&amp;&quot;'&quot;)&amp;&quot;, '$2y$10$Gk8wFNiU.5h7FKga.ptnmuTri1hN8xYCq1uSeiDqbXJtgZ4T/LAvm', 1, &quot;&amp;[.C165]&amp;&quot;, '{}'::jsonb,     '{}'::jsonb,     '{}'::jsonb,     '{}'::jsonb,     true), &quot;" office:value-type="string" office:string-value="('Gabriel', 'Gabriel Vitor Silva De Souza', '0713689776', null, '$2y$10$Gk8wFNiU.5h7FKga.ptnmuTri1hN8xYCq1uSeiDqbXJtgZ4T/LAvm', 1, 1, '{}'::jsonb,     '{}'::jsonb,     '{}'::jsonb,     '{}'::jsonb,     true), " calcext:value-type="string">
            <text:p>('Gabriel', 'Gabriel Vitor Silva De Souza', '07136897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ênesis Cristiano Dos Santos</text:p>
          </table:table-cell>
          <table:table-cell table:formula="of:=IFERROR(VLOOKUP([.A166];[$Planilha3.$A$1:$Planilha3.$C$201];3;0); VLOOKUP([.A166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677</text:p>
          </table:table-cell>
          <table:table-cell/>
          <table:table-cell office:value-type="string" calcext:value-type="string">
            <text:p>Gênesis</text:p>
          </table:table-cell>
          <table:table-cell table:formula="of:=&quot;(&quot;&amp;IF([.F166]=&quot;&quot;; &quot;null&quot;; &quot;'&quot;&amp;[.F166]&amp;&quot;'&quot;)&amp;&quot;, '&quot;&amp;[.A166]&amp;&quot;', '&quot;&amp;[.D166]&amp;&quot;', &quot;&amp;IF([.E166]=&quot;&quot;; &quot;null&quot;; &quot;'&quot;&amp;[.E166]&amp;&quot;'&quot;)&amp;&quot;, '$2y$10$Gk8wFNiU.5h7FKga.ptnmuTri1hN8xYCq1uSeiDqbXJtgZ4T/LAvm', 1, &quot;&amp;[.C166]&amp;&quot;, '{}'::jsonb,     '{}'::jsonb,     '{}'::jsonb,     '{}'::jsonb,     true), &quot;" office:value-type="string" office:string-value="('Gênesis', 'Gênesis Cristiano Dos Santos', '0713689677', null, '$2y$10$Gk8wFNiU.5h7FKga.ptnmuTri1hN8xYCq1uSeiDqbXJtgZ4T/LAvm', 1, 1, '{}'::jsonb,     '{}'::jsonb,     '{}'::jsonb,     '{}'::jsonb,     true), " calcext:value-type="string">
            <text:p>('Gênesis', 'Gênesis Cristiano Dos Santos', '07136896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George Nascimento Ferreira</text:p>
          </table:table-cell>
          <table:table-cell table:formula="of:=IFERROR(VLOOKUP([.A167];[$Planilha3.$A$1:$Planilha3.$C$201];3;0); VLOOKUP([.A167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578</text:p>
          </table:table-cell>
          <table:table-cell/>
          <table:table-cell office:value-type="string" calcext:value-type="string">
            <text:p>George</text:p>
          </table:table-cell>
          <table:table-cell table:formula="of:=&quot;(&quot;&amp;IF([.F167]=&quot;&quot;; &quot;null&quot;; &quot;'&quot;&amp;[.F167]&amp;&quot;'&quot;)&amp;&quot;, '&quot;&amp;[.A167]&amp;&quot;', '&quot;&amp;[.D167]&amp;&quot;', &quot;&amp;IF([.E167]=&quot;&quot;; &quot;null&quot;; &quot;'&quot;&amp;[.E167]&amp;&quot;'&quot;)&amp;&quot;, '$2y$10$Gk8wFNiU.5h7FKga.ptnmuTri1hN8xYCq1uSeiDqbXJtgZ4T/LAvm', 1, &quot;&amp;[.C167]&amp;&quot;, '{}'::jsonb,     '{}'::jsonb,     '{}'::jsonb,     '{}'::jsonb,     true), &quot;" office:value-type="string" office:string-value="('George', 'George Nascimento Ferreira', '0713689578', null, '$2y$10$Gk8wFNiU.5h7FKga.ptnmuTri1hN8xYCq1uSeiDqbXJtgZ4T/LAvm', 1, 1, '{}'::jsonb,     '{}'::jsonb,     '{}'::jsonb,     '{}'::jsonb,     true), " calcext:value-type="string">
            <text:p>('George', 'George Nascimento Ferreira', '07136895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Igor Matheus Venceslau Moura</text:p>
          </table:table-cell>
          <table:table-cell table:formula="of:=IFERROR(VLOOKUP([.A168];[$Planilha3.$A$1:$Planilha3.$C$201];3;0); VLOOKUP([.A168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772</text:p>
          </table:table-cell>
          <table:table-cell/>
          <table:table-cell office:value-type="string" calcext:value-type="string">
            <text:p>Venceslau</text:p>
          </table:table-cell>
          <table:table-cell table:formula="of:=&quot;(&quot;&amp;IF([.F168]=&quot;&quot;; &quot;null&quot;; &quot;'&quot;&amp;[.F168]&amp;&quot;'&quot;)&amp;&quot;, '&quot;&amp;[.A168]&amp;&quot;', '&quot;&amp;[.D168]&amp;&quot;', &quot;&amp;IF([.E168]=&quot;&quot;; &quot;null&quot;; &quot;'&quot;&amp;[.E168]&amp;&quot;'&quot;)&amp;&quot;, '$2y$10$Gk8wFNiU.5h7FKga.ptnmuTri1hN8xYCq1uSeiDqbXJtgZ4T/LAvm', 1, &quot;&amp;[.C168]&amp;&quot;, '{}'::jsonb,     '{}'::jsonb,     '{}'::jsonb,     '{}'::jsonb,     true), &quot;" office:value-type="string" office:string-value="('Venceslau', 'Igor Matheus Venceslau Moura', '0713686772', null, '$2y$10$Gk8wFNiU.5h7FKga.ptnmuTri1hN8xYCq1uSeiDqbXJtgZ4T/LAvm', 1, 1, '{}'::jsonb,     '{}'::jsonb,     '{}'::jsonb,     '{}'::jsonb,     true), " calcext:value-type="string">
            <text:p>('Venceslau', 'Igor Matheus Venceslau Moura', '07136867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ackson José Freitas Galvão Da Silva</text:p>
          </table:table-cell>
          <table:table-cell table:formula="of:=IFERROR(VLOOKUP([.A169];[$Planilha3.$A$1:$Planilha3.$C$201];3;0); VLOOKUP([.A169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479</text:p>
          </table:table-cell>
          <table:table-cell/>
          <table:table-cell office:value-type="string" calcext:value-type="string">
            <text:p>Galvão</text:p>
          </table:table-cell>
          <table:table-cell table:formula="of:=&quot;(&quot;&amp;IF([.F169]=&quot;&quot;; &quot;null&quot;; &quot;'&quot;&amp;[.F169]&amp;&quot;'&quot;)&amp;&quot;, '&quot;&amp;[.A169]&amp;&quot;', '&quot;&amp;[.D169]&amp;&quot;', &quot;&amp;IF([.E169]=&quot;&quot;; &quot;null&quot;; &quot;'&quot;&amp;[.E169]&amp;&quot;'&quot;)&amp;&quot;, '$2y$10$Gk8wFNiU.5h7FKga.ptnmuTri1hN8xYCq1uSeiDqbXJtgZ4T/LAvm', 1, &quot;&amp;[.C169]&amp;&quot;, '{}'::jsonb,     '{}'::jsonb,     '{}'::jsonb,     '{}'::jsonb,     true), &quot;" office:value-type="string" office:string-value="('Galvão', 'Jackson José Freitas Galvão Da Silva', '0713689479', null, '$2y$10$Gk8wFNiU.5h7FKga.ptnmuTri1hN8xYCq1uSeiDqbXJtgZ4T/LAvm', 1, 1, '{}'::jsonb,     '{}'::jsonb,     '{}'::jsonb,     '{}'::jsonb,     true), " calcext:value-type="string">
            <text:p>('Galvão', 'Jackson José Freitas Galvão Da Silva', '07136894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ackson Keven Santos Da Cruz</text:p>
          </table:table-cell>
          <table:table-cell table:formula="of:=IFERROR(VLOOKUP([.A170];[$Planilha3.$A$1:$Planilha3.$C$201];3;0); VLOOKUP([.A17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673</text:p>
          </table:table-cell>
          <table:table-cell/>
          <table:table-cell office:value-type="string" calcext:value-type="string">
            <text:p>Cruz</text:p>
          </table:table-cell>
          <table:table-cell table:formula="of:=&quot;(&quot;&amp;IF([.F170]=&quot;&quot;; &quot;null&quot;; &quot;'&quot;&amp;[.F170]&amp;&quot;'&quot;)&amp;&quot;, '&quot;&amp;[.A170]&amp;&quot;', '&quot;&amp;[.D170]&amp;&quot;', &quot;&amp;IF([.E170]=&quot;&quot;; &quot;null&quot;; &quot;'&quot;&amp;[.E170]&amp;&quot;'&quot;)&amp;&quot;, '$2y$10$Gk8wFNiU.5h7FKga.ptnmuTri1hN8xYCq1uSeiDqbXJtgZ4T/LAvm', 1, &quot;&amp;[.C170]&amp;&quot;, '{}'::jsonb,     '{}'::jsonb,     '{}'::jsonb,     '{}'::jsonb,     true), &quot;" office:value-type="string" office:string-value="('Cruz', 'Jackson Keven Santos Da Cruz', '0713686673', null, '$2y$10$Gk8wFNiU.5h7FKga.ptnmuTri1hN8xYCq1uSeiDqbXJtgZ4T/LAvm', 1, 1, '{}'::jsonb,     '{}'::jsonb,     '{}'::jsonb,     '{}'::jsonb,     true), " calcext:value-type="string">
            <text:p>('Cruz', 'Jackson Keven Santos Da Cruz', '0713686673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adson Ramos De Santana</text:p>
          </table:table-cell>
          <table:table-cell table:formula="of:=IFERROR(VLOOKUP([.A171];[$Planilha3.$A$1:$Planilha3.$C$201];3;0); VLOOKUP([.A17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370</text:p>
          </table:table-cell>
          <table:table-cell/>
          <table:table-cell office:value-type="string" calcext:value-type="string">
            <text:p>Ramos</text:p>
          </table:table-cell>
          <table:table-cell table:formula="of:=&quot;(&quot;&amp;IF([.F171]=&quot;&quot;; &quot;null&quot;; &quot;'&quot;&amp;[.F171]&amp;&quot;'&quot;)&amp;&quot;, '&quot;&amp;[.A171]&amp;&quot;', '&quot;&amp;[.D171]&amp;&quot;', &quot;&amp;IF([.E171]=&quot;&quot;; &quot;null&quot;; &quot;'&quot;&amp;[.E171]&amp;&quot;'&quot;)&amp;&quot;, '$2y$10$Gk8wFNiU.5h7FKga.ptnmuTri1hN8xYCq1uSeiDqbXJtgZ4T/LAvm', 1, &quot;&amp;[.C171]&amp;&quot;, '{}'::jsonb,     '{}'::jsonb,     '{}'::jsonb,     '{}'::jsonb,     true), &quot;" office:value-type="string" office:string-value="('Ramos', 'Jadson Ramos De Santana', '0713689370', null, '$2y$10$Gk8wFNiU.5h7FKga.ptnmuTri1hN8xYCq1uSeiDqbXJtgZ4T/LAvm', 1, 1, '{}'::jsonb,     '{}'::jsonb,     '{}'::jsonb,     '{}'::jsonb,     true), " calcext:value-type="string">
            <text:p>('Ramos', 'Jadson Ramos De Santana', '07136893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Jean Miguel Andrade De Lima</text:p>
          </table:table-cell>
          <table:table-cell table:formula="of:=IFERROR(VLOOKUP([.A172];[$Planilha3.$A$1:$Planilha3.$C$201];3;0); VLOOKUP([.A172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271</text:p>
          </table:table-cell>
          <table:table-cell/>
          <table:table-cell office:value-type="string" calcext:value-type="string">
            <text:p>Jean</text:p>
          </table:table-cell>
          <table:table-cell table:formula="of:=&quot;(&quot;&amp;IF([.F172]=&quot;&quot;; &quot;null&quot;; &quot;'&quot;&amp;[.F172]&amp;&quot;'&quot;)&amp;&quot;, '&quot;&amp;[.A172]&amp;&quot;', '&quot;&amp;[.D172]&amp;&quot;', &quot;&amp;IF([.E172]=&quot;&quot;; &quot;null&quot;; &quot;'&quot;&amp;[.E172]&amp;&quot;'&quot;)&amp;&quot;, '$2y$10$Gk8wFNiU.5h7FKga.ptnmuTri1hN8xYCq1uSeiDqbXJtgZ4T/LAvm', 1, &quot;&amp;[.C172]&amp;&quot;, '{}'::jsonb,     '{}'::jsonb,     '{}'::jsonb,     '{}'::jsonb,     true), &quot;" office:value-type="string" office:string-value="('Jean', 'Jean Miguel Andrade De Lima', '0713689271', null, '$2y$10$Gk8wFNiU.5h7FKga.ptnmuTri1hN8xYCq1uSeiDqbXJtgZ4T/LAvm', 1, 1, '{}'::jsonb,     '{}'::jsonb,     '{}'::jsonb,     '{}'::jsonb,     true), " calcext:value-type="string">
            <text:p>('Jean', 'Jean Miguel Andrade De Lima', '07136892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o Pedro Miranda Vieira</text:p>
          </table:table-cell>
          <table:table-cell table:formula="of:=IFERROR(VLOOKUP([.A173];[$Planilha3.$A$1:$Planilha3.$C$201];3;0); VLOOKUP([.A173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574</text:p>
          </table:table-cell>
          <table:table-cell table:number-columns-repeated="2"/>
          <table:table-cell table:formula="of:=&quot;(&quot;&amp;IF([.F173]=&quot;&quot;; &quot;null&quot;; &quot;'&quot;&amp;[.F173]&amp;&quot;'&quot;)&amp;&quot;, '&quot;&amp;[.A173]&amp;&quot;', '&quot;&amp;[.D173]&amp;&quot;', &quot;&amp;IF([.E173]=&quot;&quot;; &quot;null&quot;; &quot;'&quot;&amp;[.E173]&amp;&quot;'&quot;)&amp;&quot;, '$2y$10$Gk8wFNiU.5h7FKga.ptnmuTri1hN8xYCq1uSeiDqbXJtgZ4T/LAvm', 1, &quot;&amp;[.C173]&amp;&quot;, '{}'::jsonb,     '{}'::jsonb,     '{}'::jsonb,     '{}'::jsonb,     true), &quot;" office:value-type="string" office:string-value="(null, 'Joao Pedro Miranda Vieira', '0713686574', null, '$2y$10$Gk8wFNiU.5h7FKga.ptnmuTri1hN8xYCq1uSeiDqbXJtgZ4T/LAvm', 1, 1, '{}'::jsonb,     '{}'::jsonb,     '{}'::jsonb,     '{}'::jsonb,     true), " calcext:value-type="string">
            <text:p>(null, 'Joao Pedro Miranda Vieira', '07136865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ão Victor Matos De Araújo</text:p>
          </table:table-cell>
          <table:table-cell table:formula="of:=IFERROR(VLOOKUP([.A174];[$Planilha3.$A$1:$Planilha3.$C$201];3;0); VLOOKUP([.A174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172</text:p>
          </table:table-cell>
          <table:table-cell/>
          <table:table-cell office:value-type="string" calcext:value-type="string">
            <text:p>Victor</text:p>
          </table:table-cell>
          <table:table-cell table:formula="of:=&quot;(&quot;&amp;IF([.F174]=&quot;&quot;; &quot;null&quot;; &quot;'&quot;&amp;[.F174]&amp;&quot;'&quot;)&amp;&quot;, '&quot;&amp;[.A174]&amp;&quot;', '&quot;&amp;[.D174]&amp;&quot;', &quot;&amp;IF([.E174]=&quot;&quot;; &quot;null&quot;; &quot;'&quot;&amp;[.E174]&amp;&quot;'&quot;)&amp;&quot;, '$2y$10$Gk8wFNiU.5h7FKga.ptnmuTri1hN8xYCq1uSeiDqbXJtgZ4T/LAvm', 1, &quot;&amp;[.C174]&amp;&quot;, '{}'::jsonb,     '{}'::jsonb,     '{}'::jsonb,     '{}'::jsonb,     true), &quot;" office:value-type="string" office:string-value="('Victor', 'João Victor Matos De Araújo', '0713689172', null, '$2y$10$Gk8wFNiU.5h7FKga.ptnmuTri1hN8xYCq1uSeiDqbXJtgZ4T/LAvm', 1, 1, '{}'::jsonb,     '{}'::jsonb,     '{}'::jsonb,     '{}'::jsonb,     true), " calcext:value-type="string">
            <text:p>('Victor', 'João Victor Matos De Araújo', '07136891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as Carlos Souza Reis</text:p>
          </table:table-cell>
          <table:table-cell table:formula="of:=IFERROR(VLOOKUP([.A175];[$Planilha3.$A$1:$Planilha3.$C$201];3;0); VLOOKUP([.A175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9073</text:p>
          </table:table-cell>
          <table:table-cell/>
          <table:table-cell office:value-type="string" calcext:value-type="string">
            <text:p>Reis</text:p>
          </table:table-cell>
          <table:table-cell table:formula="of:=&quot;(&quot;&amp;IF([.F175]=&quot;&quot;; &quot;null&quot;; &quot;'&quot;&amp;[.F175]&amp;&quot;'&quot;)&amp;&quot;, '&quot;&amp;[.A175]&amp;&quot;', '&quot;&amp;[.D175]&amp;&quot;', &quot;&amp;IF([.E175]=&quot;&quot;; &quot;null&quot;; &quot;'&quot;&amp;[.E175]&amp;&quot;'&quot;)&amp;&quot;, '$2y$10$Gk8wFNiU.5h7FKga.ptnmuTri1hN8xYCq1uSeiDqbXJtgZ4T/LAvm', 1, &quot;&amp;[.C175]&amp;&quot;, '{}'::jsonb,     '{}'::jsonb,     '{}'::jsonb,     '{}'::jsonb,     true), &quot;" office:value-type="string" office:string-value="('Reis', 'Joas Carlos Souza Reis', '0713689073', null, '$2y$10$Gk8wFNiU.5h7FKga.ptnmuTri1hN8xYCq1uSeiDqbXJtgZ4T/LAvm', 1, 1, '{}'::jsonb,     '{}'::jsonb,     '{}'::jsonb,     '{}'::jsonb,     true), " calcext:value-type="string">
            <text:p>('Reis', 'Joas Carlos Souza Reis', '0713689073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se Davi Da Silva</text:p>
          </table:table-cell>
          <table:table-cell table:formula="of:=IFERROR(VLOOKUP([.A176];[$Planilha3.$A$1:$Planilha3.$C$201];3;0); VLOOKUP([.A176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475</text:p>
          </table:table-cell>
          <table:table-cell/>
          <table:table-cell office:value-type="string" calcext:value-type="string">
            <text:p>Silva</text:p>
          </table:table-cell>
          <table:table-cell table:formula="of:=&quot;(&quot;&amp;IF([.F176]=&quot;&quot;; &quot;null&quot;; &quot;'&quot;&amp;[.F176]&amp;&quot;'&quot;)&amp;&quot;, '&quot;&amp;[.A176]&amp;&quot;', '&quot;&amp;[.D176]&amp;&quot;', &quot;&amp;IF([.E176]=&quot;&quot;; &quot;null&quot;; &quot;'&quot;&amp;[.E176]&amp;&quot;'&quot;)&amp;&quot;, '$2y$10$Gk8wFNiU.5h7FKga.ptnmuTri1hN8xYCq1uSeiDqbXJtgZ4T/LAvm', 1, &quot;&amp;[.C176]&amp;&quot;, '{}'::jsonb,     '{}'::jsonb,     '{}'::jsonb,     '{}'::jsonb,     true), &quot;" office:value-type="string" office:string-value="('Silva', 'Jose Davi Da Silva', '0713686475', null, '$2y$10$Gk8wFNiU.5h7FKga.ptnmuTri1hN8xYCq1uSeiDqbXJtgZ4T/LAvm', 1, 1, '{}'::jsonb,     '{}'::jsonb,     '{}'::jsonb,     '{}'::jsonb,     true), " calcext:value-type="string">
            <text:p>('Silva', 'Jose Davi Da Silva', '07136864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Jose Rodrigo Da Silva Goncalves</text:p>
          </table:table-cell>
          <table:table-cell table:formula="of:=IFERROR(VLOOKUP([.A177];[$Planilha3.$A$1:$Planilha3.$C$201];3;0); VLOOKUP([.A177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376</text:p>
          </table:table-cell>
          <table:table-cell table:number-columns-repeated="2"/>
          <table:table-cell table:formula="of:=&quot;(&quot;&amp;IF([.F177]=&quot;&quot;; &quot;null&quot;; &quot;'&quot;&amp;[.F177]&amp;&quot;'&quot;)&amp;&quot;, '&quot;&amp;[.A177]&amp;&quot;', '&quot;&amp;[.D177]&amp;&quot;', &quot;&amp;IF([.E177]=&quot;&quot;; &quot;null&quot;; &quot;'&quot;&amp;[.E177]&amp;&quot;'&quot;)&amp;&quot;, '$2y$10$Gk8wFNiU.5h7FKga.ptnmuTri1hN8xYCq1uSeiDqbXJtgZ4T/LAvm', 1, &quot;&amp;[.C177]&amp;&quot;, '{}'::jsonb,     '{}'::jsonb,     '{}'::jsonb,     '{}'::jsonb,     true), &quot;" office:value-type="string" office:string-value="(null, 'Jose Rodrigo Da Silva Goncalves', '0713686376', null, '$2y$10$Gk8wFNiU.5h7FKga.ptnmuTri1hN8xYCq1uSeiDqbXJtgZ4T/LAvm', 1, 1, '{}'::jsonb,     '{}'::jsonb,     '{}'::jsonb,     '{}'::jsonb,     true), " calcext:value-type="string">
            <text:p>(null, 'Jose Rodrigo Da Silva Goncalves', '07136863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Kauan Vinicius Neves Da Silva</text:p>
          </table:table-cell>
          <table:table-cell table:formula="of:=IFERROR(VLOOKUP([.A178];[$Planilha3.$A$1:$Planilha3.$C$201];3;0); VLOOKUP([.A178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675</text:p>
          </table:table-cell>
          <table:table-cell/>
          <table:table-cell office:value-type="string" calcext:value-type="string">
            <text:p>Neves</text:p>
          </table:table-cell>
          <table:table-cell table:formula="of:=&quot;(&quot;&amp;IF([.F178]=&quot;&quot;; &quot;null&quot;; &quot;'&quot;&amp;[.F178]&amp;&quot;'&quot;)&amp;&quot;, '&quot;&amp;[.A178]&amp;&quot;', '&quot;&amp;[.D178]&amp;&quot;', &quot;&amp;IF([.E178]=&quot;&quot;; &quot;null&quot;; &quot;'&quot;&amp;[.E178]&amp;&quot;'&quot;)&amp;&quot;, '$2y$10$Gk8wFNiU.5h7FKga.ptnmuTri1hN8xYCq1uSeiDqbXJtgZ4T/LAvm', 1, &quot;&amp;[.C178]&amp;&quot;, '{}'::jsonb,     '{}'::jsonb,     '{}'::jsonb,     '{}'::jsonb,     true), &quot;" office:value-type="string" office:string-value="('Neves', 'Kauan Vinicius Neves Da Silva', '0713685675', null, '$2y$10$Gk8wFNiU.5h7FKga.ptnmuTri1hN8xYCq1uSeiDqbXJtgZ4T/LAvm', 1, 1, '{}'::jsonb,     '{}'::jsonb,     '{}'::jsonb,     '{}'::jsonb,     true), " calcext:value-type="string">
            <text:p>('Neves', 'Kauan Vinicius Neves Da Silva', '07136856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Luan Erone Da Silva</text:p>
          </table:table-cell>
          <table:table-cell table:formula="of:=IFERROR(VLOOKUP([.A179];[$Planilha3.$A$1:$Planilha3.$C$201];3;0); VLOOKUP([.A179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277</text:p>
          </table:table-cell>
          <table:table-cell/>
          <table:table-cell office:value-type="string" calcext:value-type="string">
            <text:p>Luan</text:p>
          </table:table-cell>
          <table:table-cell table:formula="of:=&quot;(&quot;&amp;IF([.F179]=&quot;&quot;; &quot;null&quot;; &quot;'&quot;&amp;[.F179]&amp;&quot;'&quot;)&amp;&quot;, '&quot;&amp;[.A179]&amp;&quot;', '&quot;&amp;[.D179]&amp;&quot;', &quot;&amp;IF([.E179]=&quot;&quot;; &quot;null&quot;; &quot;'&quot;&amp;[.E179]&amp;&quot;'&quot;)&amp;&quot;, '$2y$10$Gk8wFNiU.5h7FKga.ptnmuTri1hN8xYCq1uSeiDqbXJtgZ4T/LAvm', 1, &quot;&amp;[.C179]&amp;&quot;, '{}'::jsonb,     '{}'::jsonb,     '{}'::jsonb,     '{}'::jsonb,     true), &quot;" office:value-type="string" office:string-value="('Luan', 'Luan Erone Da Silva', '0713686277', null, '$2y$10$Gk8wFNiU.5h7FKga.ptnmuTri1hN8xYCq1uSeiDqbXJtgZ4T/LAvm', 1, 1, '{}'::jsonb,     '{}'::jsonb,     '{}'::jsonb,     '{}'::jsonb,     true), " calcext:value-type="string">
            <text:p>('Luan', 'Luan Erone Da Silva', '07136862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cas Ezequiel Da Silva</text:p>
          </table:table-cell>
          <table:table-cell table:formula="of:=IFERROR(VLOOKUP([.A180];[$Planilha3.$A$1:$Planilha3.$C$201];3;0); VLOOKUP([.A18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178</text:p>
          </table:table-cell>
          <table:table-cell/>
          <table:table-cell office:value-type="string" calcext:value-type="string">
            <text:p>Ezequiel</text:p>
          </table:table-cell>
          <table:table-cell table:formula="of:=&quot;(&quot;&amp;IF([.F180]=&quot;&quot;; &quot;null&quot;; &quot;'&quot;&amp;[.F180]&amp;&quot;'&quot;)&amp;&quot;, '&quot;&amp;[.A180]&amp;&quot;', '&quot;&amp;[.D180]&amp;&quot;', &quot;&amp;IF([.E180]=&quot;&quot;; &quot;null&quot;; &quot;'&quot;&amp;[.E180]&amp;&quot;'&quot;)&amp;&quot;, '$2y$10$Gk8wFNiU.5h7FKga.ptnmuTri1hN8xYCq1uSeiDqbXJtgZ4T/LAvm', 1, &quot;&amp;[.C180]&amp;&quot;, '{}'::jsonb,     '{}'::jsonb,     '{}'::jsonb,     '{}'::jsonb,     true), &quot;" office:value-type="string" office:string-value="('Ezequiel', 'Lucas Ezequiel Da Silva', '0713686178', null, '$2y$10$Gk8wFNiU.5h7FKga.ptnmuTri1hN8xYCq1uSeiDqbXJtgZ4T/LAvm', 1, 1, '{}'::jsonb,     '{}'::jsonb,     '{}'::jsonb,     '{}'::jsonb,     true), " calcext:value-type="string">
            <text:p>('Ezequiel', 'Lucas Ezequiel Da Silva', '07136861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Luiz Fernando Rodrigues Cunha Cavalcanti</text:p>
          </table:table-cell>
          <table:table-cell table:formula="of:=IFERROR(VLOOKUP([.A181];[$Planilha3.$A$1:$Planilha3.$C$201];3;0); VLOOKUP([.A18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576</text:p>
          </table:table-cell>
          <table:table-cell/>
          <table:table-cell office:value-type="string" calcext:value-type="string">
            <text:p>Rodrigues</text:p>
          </table:table-cell>
          <table:table-cell table:formula="of:=&quot;(&quot;&amp;IF([.F181]=&quot;&quot;; &quot;null&quot;; &quot;'&quot;&amp;[.F181]&amp;&quot;'&quot;)&amp;&quot;, '&quot;&amp;[.A181]&amp;&quot;', '&quot;&amp;[.D181]&amp;&quot;', &quot;&amp;IF([.E181]=&quot;&quot;; &quot;null&quot;; &quot;'&quot;&amp;[.E181]&amp;&quot;'&quot;)&amp;&quot;, '$2y$10$Gk8wFNiU.5h7FKga.ptnmuTri1hN8xYCq1uSeiDqbXJtgZ4T/LAvm', 1, &quot;&amp;[.C181]&amp;&quot;, '{}'::jsonb,     '{}'::jsonb,     '{}'::jsonb,     '{}'::jsonb,     true), &quot;" office:value-type="string" office:string-value="('Rodrigues', 'Luiz Fernando Rodrigues Cunha Cavalcanti', '0713685576', null, '$2y$10$Gk8wFNiU.5h7FKga.ptnmuTri1hN8xYCq1uSeiDqbXJtgZ4T/LAvm', 1, 1, '{}'::jsonb,     '{}'::jsonb,     '{}'::jsonb,     '{}'::jsonb,     true), " calcext:value-type="string">
            <text:p>('Rodrigues', 'Luiz Fernando Rodrigues Cunha Cavalcanti', '07136855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isson Douglas Costa Da Silva</text:p>
          </table:table-cell>
          <table:table-cell table:formula="of:=IFERROR(VLOOKUP([.A182];[$Planilha3.$A$1:$Planilha3.$C$201];3;0); VLOOKUP([.A182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877</text:p>
          </table:table-cell>
          <table:table-cell/>
          <table:table-cell office:value-type="string" calcext:value-type="string">
            <text:p>Costa Silva</text:p>
          </table:table-cell>
          <table:table-cell table:formula="of:=&quot;(&quot;&amp;IF([.F182]=&quot;&quot;; &quot;null&quot;; &quot;'&quot;&amp;[.F182]&amp;&quot;'&quot;)&amp;&quot;, '&quot;&amp;[.A182]&amp;&quot;', '&quot;&amp;[.D182]&amp;&quot;', &quot;&amp;IF([.E182]=&quot;&quot;; &quot;null&quot;; &quot;'&quot;&amp;[.E182]&amp;&quot;'&quot;)&amp;&quot;, '$2y$10$Gk8wFNiU.5h7FKga.ptnmuTri1hN8xYCq1uSeiDqbXJtgZ4T/LAvm', 1, &quot;&amp;[.C182]&amp;&quot;, '{}'::jsonb,     '{}'::jsonb,     '{}'::jsonb,     '{}'::jsonb,     true), &quot;" office:value-type="string" office:string-value="('Costa Silva', 'Maisson Douglas Costa Da Silva', '0713688877', null, '$2y$10$Gk8wFNiU.5h7FKga.ptnmuTri1hN8xYCq1uSeiDqbXJtgZ4T/LAvm', 1, 1, '{}'::jsonb,     '{}'::jsonb,     '{}'::jsonb,     '{}'::jsonb,     true), " calcext:value-type="string">
            <text:p>('Costa Silva', 'Maisson Douglas Costa Da Silva', '07136888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arllon Alves De Azevedo</text:p>
          </table:table-cell>
          <table:table-cell table:formula="of:=IFERROR(VLOOKUP([.A183];[$Planilha3.$A$1:$Planilha3.$C$201];3;0); VLOOKUP([.A183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6079</text:p>
          </table:table-cell>
          <table:table-cell/>
          <table:table-cell office:value-type="string" calcext:value-type="string">
            <text:p>Marllon</text:p>
          </table:table-cell>
          <table:table-cell table:formula="of:=&quot;(&quot;&amp;IF([.F183]=&quot;&quot;; &quot;null&quot;; &quot;'&quot;&amp;[.F183]&amp;&quot;'&quot;)&amp;&quot;, '&quot;&amp;[.A183]&amp;&quot;', '&quot;&amp;[.D183]&amp;&quot;', &quot;&amp;IF([.E183]=&quot;&quot;; &quot;null&quot;; &quot;'&quot;&amp;[.E183]&amp;&quot;'&quot;)&amp;&quot;, '$2y$10$Gk8wFNiU.5h7FKga.ptnmuTri1hN8xYCq1uSeiDqbXJtgZ4T/LAvm', 1, &quot;&amp;[.C183]&amp;&quot;, '{}'::jsonb,     '{}'::jsonb,     '{}'::jsonb,     '{}'::jsonb,     true), &quot;" office:value-type="string" office:string-value="('Marllon', 'Marllon Alves De Azevedo', '0713686079', null, '$2y$10$Gk8wFNiU.5h7FKga.ptnmuTri1hN8xYCq1uSeiDqbXJtgZ4T/LAvm', 1, 1, '{}'::jsonb,     '{}'::jsonb,     '{}'::jsonb,     '{}'::jsonb,     true), " calcext:value-type="string">
            <text:p>('Marllon', 'Marllon Alves De Azevedo', '07136860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Alisson Garcia Coragem</text:p>
          </table:table-cell>
          <table:table-cell table:formula="of:=IFERROR(VLOOKUP([.A184];[$Planilha3.$A$1:$Planilha3.$C$201];3;0); VLOOKUP([.A184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778</text:p>
          </table:table-cell>
          <table:table-cell/>
          <table:table-cell office:value-type="string" calcext:value-type="string">
            <text:p>Coragem</text:p>
          </table:table-cell>
          <table:table-cell table:formula="of:=&quot;(&quot;&amp;IF([.F184]=&quot;&quot;; &quot;null&quot;; &quot;'&quot;&amp;[.F184]&amp;&quot;'&quot;)&amp;&quot;, '&quot;&amp;[.A184]&amp;&quot;', '&quot;&amp;[.D184]&amp;&quot;', &quot;&amp;IF([.E184]=&quot;&quot;; &quot;null&quot;; &quot;'&quot;&amp;[.E184]&amp;&quot;'&quot;)&amp;&quot;, '$2y$10$Gk8wFNiU.5h7FKga.ptnmuTri1hN8xYCq1uSeiDqbXJtgZ4T/LAvm', 1, &quot;&amp;[.C184]&amp;&quot;, '{}'::jsonb,     '{}'::jsonb,     '{}'::jsonb,     '{}'::jsonb,     true), &quot;" office:value-type="string" office:string-value="('Coragem', 'Matheus Alisson Garcia Coragem', '0713688778', null, '$2y$10$Gk8wFNiU.5h7FKga.ptnmuTri1hN8xYCq1uSeiDqbXJtgZ4T/LAvm', 1, 1, '{}'::jsonb,     '{}'::jsonb,     '{}'::jsonb,     '{}'::jsonb,     true), " calcext:value-type="string">
            <text:p>('Coragem', 'Matheus Alisson Garcia Coragem', '07136887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Matheus Carneiro Da Silva</text:p>
          </table:table-cell>
          <table:table-cell table:formula="of:=IFERROR(VLOOKUP([.A185];[$Planilha3.$A$1:$Planilha3.$C$201];3;0); VLOOKUP([.A185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679</text:p>
          </table:table-cell>
          <table:table-cell/>
          <table:table-cell office:value-type="string" calcext:value-type="string">
            <text:p>Carneiro</text:p>
          </table:table-cell>
          <table:table-cell table:formula="of:=&quot;(&quot;&amp;IF([.F185]=&quot;&quot;; &quot;null&quot;; &quot;'&quot;&amp;[.F185]&amp;&quot;'&quot;)&amp;&quot;, '&quot;&amp;[.A185]&amp;&quot;', '&quot;&amp;[.D185]&amp;&quot;', &quot;&amp;IF([.E185]=&quot;&quot;; &quot;null&quot;; &quot;'&quot;&amp;[.E185]&amp;&quot;'&quot;)&amp;&quot;, '$2y$10$Gk8wFNiU.5h7FKga.ptnmuTri1hN8xYCq1uSeiDqbXJtgZ4T/LAvm', 1, &quot;&amp;[.C185]&amp;&quot;, '{}'::jsonb,     '{}'::jsonb,     '{}'::jsonb,     '{}'::jsonb,     true), &quot;" office:value-type="string" office:string-value="('Carneiro', 'Matheus Carneiro Da Silva', '0713688679', null, '$2y$10$Gk8wFNiU.5h7FKga.ptnmuTri1hN8xYCq1uSeiDqbXJtgZ4T/LAvm', 1, 1, '{}'::jsonb,     '{}'::jsonb,     '{}'::jsonb,     '{}'::jsonb,     true), " calcext:value-type="string">
            <text:p>('Carneiro', 'Matheus Carneiro Da Silva', '07136886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ayke Do Nascimento Santos</text:p>
          </table:table-cell>
          <table:table-cell table:formula="of:=IFERROR(VLOOKUP([.A186];[$Planilha3.$A$1:$Planilha3.$C$201];3;0); VLOOKUP([.A186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570</text:p>
          </table:table-cell>
          <table:table-cell/>
          <table:table-cell office:value-type="string" calcext:value-type="string">
            <text:p>Mayke</text:p>
          </table:table-cell>
          <table:table-cell table:formula="of:=&quot;(&quot;&amp;IF([.F186]=&quot;&quot;; &quot;null&quot;; &quot;'&quot;&amp;[.F186]&amp;&quot;'&quot;)&amp;&quot;, '&quot;&amp;[.A186]&amp;&quot;', '&quot;&amp;[.D186]&amp;&quot;', &quot;&amp;IF([.E186]=&quot;&quot;; &quot;null&quot;; &quot;'&quot;&amp;[.E186]&amp;&quot;'&quot;)&amp;&quot;, '$2y$10$Gk8wFNiU.5h7FKga.ptnmuTri1hN8xYCq1uSeiDqbXJtgZ4T/LAvm', 1, &quot;&amp;[.C186]&amp;&quot;, '{}'::jsonb,     '{}'::jsonb,     '{}'::jsonb,     '{}'::jsonb,     true), &quot;" office:value-type="string" office:string-value="('Mayke', 'Mayke Do Nascimento Santos', '0713688570', null, '$2y$10$Gk8wFNiU.5h7FKga.ptnmuTri1hN8xYCq1uSeiDqbXJtgZ4T/LAvm', 1, 1, '{}'::jsonb,     '{}'::jsonb,     '{}'::jsonb,     '{}'::jsonb,     true), " calcext:value-type="string">
            <text:p>('Mayke', 'Mayke Do Nascimento Santos', '07136885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Mikael Francisco Soares</text:p>
          </table:table-cell>
          <table:table-cell table:formula="of:=IFERROR(VLOOKUP([.A187];[$Planilha3.$A$1:$Planilha3.$C$201];3;0); VLOOKUP([.A187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471</text:p>
          </table:table-cell>
          <table:table-cell/>
          <table:table-cell office:value-type="string" calcext:value-type="string">
            <text:p>Mikael</text:p>
          </table:table-cell>
          <table:table-cell table:formula="of:=&quot;(&quot;&amp;IF([.F187]=&quot;&quot;; &quot;null&quot;; &quot;'&quot;&amp;[.F187]&amp;&quot;'&quot;)&amp;&quot;, '&quot;&amp;[.A187]&amp;&quot;', '&quot;&amp;[.D187]&amp;&quot;', &quot;&amp;IF([.E187]=&quot;&quot;; &quot;null&quot;; &quot;'&quot;&amp;[.E187]&amp;&quot;'&quot;)&amp;&quot;, '$2y$10$Gk8wFNiU.5h7FKga.ptnmuTri1hN8xYCq1uSeiDqbXJtgZ4T/LAvm', 1, &quot;&amp;[.C187]&amp;&quot;, '{}'::jsonb,     '{}'::jsonb,     '{}'::jsonb,     '{}'::jsonb,     true), &quot;" office:value-type="string" office:string-value="('Mikael', 'Mikael Francisco Soares', '0713688471', null, '$2y$10$Gk8wFNiU.5h7FKga.ptnmuTri1hN8xYCq1uSeiDqbXJtgZ4T/LAvm', 1, 1, '{}'::jsonb,     '{}'::jsonb,     '{}'::jsonb,     '{}'::jsonb,     true), " calcext:value-type="string">
            <text:p>('Mikael', 'Mikael Francisco Soares', '07136884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Pedro Henrique Da Silva</text:p>
          </table:table-cell>
          <table:table-cell table:formula="of:=IFERROR(VLOOKUP([.A188];[$Planilha3.$A$1:$Planilha3.$C$201];3;0); VLOOKUP([.A188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372</text:p>
          </table:table-cell>
          <table:table-cell/>
          <table:table-cell office:value-type="string" calcext:value-type="string">
            <text:p>Pedro</text:p>
          </table:table-cell>
          <table:table-cell table:formula="of:=&quot;(&quot;&amp;IF([.F188]=&quot;&quot;; &quot;null&quot;; &quot;'&quot;&amp;[.F188]&amp;&quot;'&quot;)&amp;&quot;, '&quot;&amp;[.A188]&amp;&quot;', '&quot;&amp;[.D188]&amp;&quot;', &quot;&amp;IF([.E188]=&quot;&quot;; &quot;null&quot;; &quot;'&quot;&amp;[.E188]&amp;&quot;'&quot;)&amp;&quot;, '$2y$10$Gk8wFNiU.5h7FKga.ptnmuTri1hN8xYCq1uSeiDqbXJtgZ4T/LAvm', 1, &quot;&amp;[.C188]&amp;&quot;, '{}'::jsonb,     '{}'::jsonb,     '{}'::jsonb,     '{}'::jsonb,     true), &quot;" office:value-type="string" office:string-value="('Pedro', 'Pedro Henrique Da Silva', '0713688372', null, '$2y$10$Gk8wFNiU.5h7FKga.ptnmuTri1hN8xYCq1uSeiDqbXJtgZ4T/LAvm', 1, 1, '{}'::jsonb,     '{}'::jsonb,     '{}'::jsonb,     '{}'::jsonb,     true), " calcext:value-type="string">
            <text:p>('Pedro', 'Pedro Henrique Da Silva', '07136883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edro Henrique Matos De Araújo</text:p>
          </table:table-cell>
          <table:table-cell table:formula="of:=IFERROR(VLOOKUP([.A189];[$Planilha3.$A$1:$Planilha3.$C$201];3;0); VLOOKUP([.A189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174</text:p>
          </table:table-cell>
          <table:table-cell/>
          <table:table-cell office:value-type="string" calcext:value-type="string">
            <text:p>Henrique</text:p>
          </table:table-cell>
          <table:table-cell table:formula="of:=&quot;(&quot;&amp;IF([.F189]=&quot;&quot;; &quot;null&quot;; &quot;'&quot;&amp;[.F189]&amp;&quot;'&quot;)&amp;&quot;, '&quot;&amp;[.A189]&amp;&quot;', '&quot;&amp;[.D189]&amp;&quot;', &quot;&amp;IF([.E189]=&quot;&quot;; &quot;null&quot;; &quot;'&quot;&amp;[.E189]&amp;&quot;'&quot;)&amp;&quot;, '$2y$10$Gk8wFNiU.5h7FKga.ptnmuTri1hN8xYCq1uSeiDqbXJtgZ4T/LAvm', 1, &quot;&amp;[.C189]&amp;&quot;, '{}'::jsonb,     '{}'::jsonb,     '{}'::jsonb,     '{}'::jsonb,     true), &quot;" office:value-type="string" office:string-value="('Henrique', 'Pedro Henrique Matos De Araújo', '0713688174', null, '$2y$10$Gk8wFNiU.5h7FKga.ptnmuTri1hN8xYCq1uSeiDqbXJtgZ4T/LAvm', 1, 1, '{}'::jsonb,     '{}'::jsonb,     '{}'::jsonb,     '{}'::jsonb,     true), " calcext:value-type="string">
            <text:p>('Henrique', 'Pedro Henrique Matos De Araújo', '0713688174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edro Lucas Ferreira Do Nascimento</text:p>
          </table:table-cell>
          <table:table-cell table:formula="of:=IFERROR(VLOOKUP([.A190];[$Planilha3.$A$1:$Planilha3.$C$201];3;0); VLOOKUP([.A190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972</text:p>
          </table:table-cell>
          <table:table-cell/>
          <table:table-cell office:value-type="string" calcext:value-type="string">
            <text:p>Lucas</text:p>
          </table:table-cell>
          <table:table-cell table:formula="of:=&quot;(&quot;&amp;IF([.F190]=&quot;&quot;; &quot;null&quot;; &quot;'&quot;&amp;[.F190]&amp;&quot;'&quot;)&amp;&quot;, '&quot;&amp;[.A190]&amp;&quot;', '&quot;&amp;[.D190]&amp;&quot;', &quot;&amp;IF([.E190]=&quot;&quot;; &quot;null&quot;; &quot;'&quot;&amp;[.E190]&amp;&quot;'&quot;)&amp;&quot;, '$2y$10$Gk8wFNiU.5h7FKga.ptnmuTri1hN8xYCq1uSeiDqbXJtgZ4T/LAvm', 1, &quot;&amp;[.C190]&amp;&quot;, '{}'::jsonb,     '{}'::jsonb,     '{}'::jsonb,     '{}'::jsonb,     true), &quot;" office:value-type="string" office:string-value="('Lucas', 'Pedro Lucas Ferreira Do Nascimento', '0713685972', null, '$2y$10$Gk8wFNiU.5h7FKga.ptnmuTri1hN8xYCq1uSeiDqbXJtgZ4T/LAvm', 1, 1, '{}'::jsonb,     '{}'::jsonb,     '{}'::jsonb,     '{}'::jsonb,     true), " calcext:value-type="string">
            <text:p>('Lucas', 'Pedro Lucas Ferreira Do Nascimento', '0713685972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Pedro Renato Silva Costa</text:p>
          </table:table-cell>
          <table:table-cell table:formula="of:=IFERROR(VLOOKUP([.A191];[$Planilha3.$A$1:$Planilha3.$C$201];3;0); VLOOKUP([.A19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8075</text:p>
          </table:table-cell>
          <table:table-cell/>
          <table:table-cell office:value-type="string" calcext:value-type="string">
            <text:p>Renato</text:p>
          </table:table-cell>
          <table:table-cell table:formula="of:=&quot;(&quot;&amp;IF([.F191]=&quot;&quot;; &quot;null&quot;; &quot;'&quot;&amp;[.F191]&amp;&quot;'&quot;)&amp;&quot;, '&quot;&amp;[.A191]&amp;&quot;', '&quot;&amp;[.D191]&amp;&quot;', &quot;&amp;IF([.E191]=&quot;&quot;; &quot;null&quot;; &quot;'&quot;&amp;[.E191]&amp;&quot;'&quot;)&amp;&quot;, '$2y$10$Gk8wFNiU.5h7FKga.ptnmuTri1hN8xYCq1uSeiDqbXJtgZ4T/LAvm', 1, &quot;&amp;[.C191]&amp;&quot;, '{}'::jsonb,     '{}'::jsonb,     '{}'::jsonb,     '{}'::jsonb,     true), &quot;" office:value-type="string" office:string-value="('Renato', 'Pedro Renato Silva Costa', '0713688075', null, '$2y$10$Gk8wFNiU.5h7FKga.ptnmuTri1hN8xYCq1uSeiDqbXJtgZ4T/LAvm', 1, 1, '{}'::jsonb,     '{}'::jsonb,     '{}'::jsonb,     '{}'::jsonb,     true), " calcext:value-type="string">
            <text:p>('Renato', 'Pedro Renato Silva Costa', '07136880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enan De Melo Santos</text:p>
          </table:table-cell>
          <table:table-cell table:formula="of:=IFERROR(VLOOKUP([.A192];[$Planilha3.$A$1:$Planilha3.$C$201];3;0); VLOOKUP([.A192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978</text:p>
          </table:table-cell>
          <table:table-cell/>
          <table:table-cell office:value-type="string" calcext:value-type="string">
            <text:p>Renan</text:p>
          </table:table-cell>
          <table:table-cell table:formula="of:=&quot;(&quot;&amp;IF([.F192]=&quot;&quot;; &quot;null&quot;; &quot;'&quot;&amp;[.F192]&amp;&quot;'&quot;)&amp;&quot;, '&quot;&amp;[.A192]&amp;&quot;', '&quot;&amp;[.D192]&amp;&quot;', &quot;&amp;IF([.E192]=&quot;&quot;; &quot;null&quot;; &quot;'&quot;&amp;[.E192]&amp;&quot;'&quot;)&amp;&quot;, '$2y$10$Gk8wFNiU.5h7FKga.ptnmuTri1hN8xYCq1uSeiDqbXJtgZ4T/LAvm', 1, &quot;&amp;[.C192]&amp;&quot;, '{}'::jsonb,     '{}'::jsonb,     '{}'::jsonb,     '{}'::jsonb,     true), &quot;" office:value-type="string" office:string-value="('Renan', 'Renan De Melo Santos', '0713687978', null, '$2y$10$Gk8wFNiU.5h7FKga.ptnmuTri1hN8xYCq1uSeiDqbXJtgZ4T/LAvm', 1, 1, '{}'::jsonb,     '{}'::jsonb,     '{}'::jsonb,     '{}'::jsonb,     true), " calcext:value-type="string">
            <text:p>('Renan', 'Renan De Melo Santos', '07136879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odney Do Carmo</text:p>
          </table:table-cell>
          <table:table-cell table:formula="of:=IFERROR(VLOOKUP([.A193];[$Planilha3.$A$1:$Planilha3.$C$201];3;0); VLOOKUP([.A193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477</text:p>
          </table:table-cell>
          <table:table-cell/>
          <table:table-cell office:value-type="string" calcext:value-type="string">
            <text:p>Carmo</text:p>
          </table:table-cell>
          <table:table-cell table:formula="of:=&quot;(&quot;&amp;IF([.F193]=&quot;&quot;; &quot;null&quot;; &quot;'&quot;&amp;[.F193]&amp;&quot;'&quot;)&amp;&quot;, '&quot;&amp;[.A193]&amp;&quot;', '&quot;&amp;[.D193]&amp;&quot;', &quot;&amp;IF([.E193]=&quot;&quot;; &quot;null&quot;; &quot;'&quot;&amp;[.E193]&amp;&quot;'&quot;)&amp;&quot;, '$2y$10$Gk8wFNiU.5h7FKga.ptnmuTri1hN8xYCq1uSeiDqbXJtgZ4T/LAvm', 1, &quot;&amp;[.C193]&amp;&quot;, '{}'::jsonb,     '{}'::jsonb,     '{}'::jsonb,     '{}'::jsonb,     true), &quot;" office:value-type="string" office:string-value="('Carmo', 'Rodney Do Carmo', '0713685477', null, '$2y$10$Gk8wFNiU.5h7FKga.ptnmuTri1hN8xYCq1uSeiDqbXJtgZ4T/LAvm', 1, 1, '{}'::jsonb,     '{}'::jsonb,     '{}'::jsonb,     '{}'::jsonb,     true), " calcext:value-type="string">
            <text:p>('Carmo', 'Rodney Do Carmo', '07136854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odrigo Fraga De Oliveira</text:p>
          </table:table-cell>
          <table:table-cell table:formula="of:=IFERROR(VLOOKUP([.A194];[$Planilha3.$A$1:$Planilha3.$C$201];3;0); VLOOKUP([.A194];[$militares.$A$2:$militares.$G$217];2;0))" office:value-type="string" office:string-value="Sd Rcr Corn/Clar" calcext:value-type="string">
            <text:p>Sd Rcr Corn/C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879</text:p>
          </table:table-cell>
          <table:table-cell/>
          <table:table-cell office:value-type="string" calcext:value-type="string">
            <text:p>Fraga</text:p>
          </table:table-cell>
          <table:table-cell table:formula="of:=&quot;(&quot;&amp;IF([.F194]=&quot;&quot;; &quot;null&quot;; &quot;'&quot;&amp;[.F194]&amp;&quot;'&quot;)&amp;&quot;, '&quot;&amp;[.A194]&amp;&quot;', '&quot;&amp;[.D194]&amp;&quot;', &quot;&amp;IF([.E194]=&quot;&quot;; &quot;null&quot;; &quot;'&quot;&amp;[.E194]&amp;&quot;'&quot;)&amp;&quot;, '$2y$10$Gk8wFNiU.5h7FKga.ptnmuTri1hN8xYCq1uSeiDqbXJtgZ4T/LAvm', 1, &quot;&amp;[.C194]&amp;&quot;, '{}'::jsonb,     '{}'::jsonb,     '{}'::jsonb,     '{}'::jsonb,     true), &quot;" office:value-type="string" office:string-value="('Fraga', 'Rodrigo Fraga De Oliveira', '0713687879', null, '$2y$10$Gk8wFNiU.5h7FKga.ptnmuTri1hN8xYCq1uSeiDqbXJtgZ4T/LAvm', 1, 1, '{}'::jsonb,     '{}'::jsonb,     '{}'::jsonb,     '{}'::jsonb,     true), " calcext:value-type="string">
            <text:p>('Fraga', 'Rodrigo Fraga De Oliveira', '07136878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oger De Lima Leitão</text:p>
          </table:table-cell>
          <table:table-cell table:formula="of:=IFERROR(VLOOKUP([.A195];[$Planilha3.$A$1:$Planilha3.$C$201];3;0); VLOOKUP([.A195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770</text:p>
          </table:table-cell>
          <table:table-cell/>
          <table:table-cell office:value-type="string" calcext:value-type="string">
            <text:p>Roger</text:p>
          </table:table-cell>
          <table:table-cell table:formula="of:=&quot;(&quot;&amp;IF([.F195]=&quot;&quot;; &quot;null&quot;; &quot;'&quot;&amp;[.F195]&amp;&quot;'&quot;)&amp;&quot;, '&quot;&amp;[.A195]&amp;&quot;', '&quot;&amp;[.D195]&amp;&quot;', &quot;&amp;IF([.E195]=&quot;&quot;; &quot;null&quot;; &quot;'&quot;&amp;[.E195]&amp;&quot;'&quot;)&amp;&quot;, '$2y$10$Gk8wFNiU.5h7FKga.ptnmuTri1hN8xYCq1uSeiDqbXJtgZ4T/LAvm', 1, &quot;&amp;[.C195]&amp;&quot;, '{}'::jsonb,     '{}'::jsonb,     '{}'::jsonb,     '{}'::jsonb,     true), &quot;" office:value-type="string" office:string-value="('Roger', 'Roger De Lima Leitão', '0713687770', null, '$2y$10$Gk8wFNiU.5h7FKga.ptnmuTri1hN8xYCq1uSeiDqbXJtgZ4T/LAvm', 1, 1, '{}'::jsonb,     '{}'::jsonb,     '{}'::jsonb,     '{}'::jsonb,     true), " calcext:value-type="string">
            <text:p>('Roger', 'Roger De Lima Leitão', '0713687770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Ronaldo Patrocinio Soares Silva</text:p>
          </table:table-cell>
          <table:table-cell table:formula="of:=IFERROR(VLOOKUP([.A196];[$Planilha3.$A$1:$Planilha3.$C$201];3;0); VLOOKUP([.A196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671</text:p>
          </table:table-cell>
          <table:table-cell/>
          <table:table-cell office:value-type="string" calcext:value-type="string">
            <text:p>Ronaldo</text:p>
          </table:table-cell>
          <table:table-cell table:formula="of:=&quot;(&quot;&amp;IF([.F196]=&quot;&quot;; &quot;null&quot;; &quot;'&quot;&amp;[.F196]&amp;&quot;'&quot;)&amp;&quot;, '&quot;&amp;[.A196]&amp;&quot;', '&quot;&amp;[.D196]&amp;&quot;', &quot;&amp;IF([.E196]=&quot;&quot;; &quot;null&quot;; &quot;'&quot;&amp;[.E196]&amp;&quot;'&quot;)&amp;&quot;, '$2y$10$Gk8wFNiU.5h7FKga.ptnmuTri1hN8xYCq1uSeiDqbXJtgZ4T/LAvm', 1, &quot;&amp;[.C196]&amp;&quot;, '{}'::jsonb,     '{}'::jsonb,     '{}'::jsonb,     '{}'::jsonb,     true), &quot;" office:value-type="string" office:string-value="('Ronaldo', 'Ronaldo Patrocinio Soares Silva', '0713687671', null, '$2y$10$Gk8wFNiU.5h7FKga.ptnmuTri1hN8xYCq1uSeiDqbXJtgZ4T/LAvm', 1, 1, '{}'::jsonb,     '{}'::jsonb,     '{}'::jsonb,     '{}'::jsonb,     true), " calcext:value-type="string">
            <text:p>('Ronaldo', 'Ronaldo Patrocinio Soares Silva', '0713687671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Rubens Kauann Alves Braz De Oliveira</text:p>
          </table:table-cell>
          <table:table-cell table:formula="of:=IFERROR(VLOOKUP([.A197];[$Planilha3.$A$1:$Planilha3.$C$201];3;0); VLOOKUP([.A197];[$militares.$A$2:$militares.$G$217];2;0))" office:value-type="string" office:string-value="Sd Rcr Int" calcext:value-type="string">
            <text:p>Sd Rcr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02121377</text:p>
          </table:table-cell>
          <table:table-cell/>
          <table:table-cell office:value-type="string" calcext:value-type="string">
            <text:p>Braz</text:p>
          </table:table-cell>
          <table:table-cell table:formula="of:=&quot;(&quot;&amp;IF([.F197]=&quot;&quot;; &quot;null&quot;; &quot;'&quot;&amp;[.F197]&amp;&quot;'&quot;)&amp;&quot;, '&quot;&amp;[.A197]&amp;&quot;', '&quot;&amp;[.D197]&amp;&quot;', &quot;&amp;IF([.E197]=&quot;&quot;; &quot;null&quot;; &quot;'&quot;&amp;[.E197]&amp;&quot;'&quot;)&amp;&quot;, '$2y$10$Gk8wFNiU.5h7FKga.ptnmuTri1hN8xYCq1uSeiDqbXJtgZ4T/LAvm', 1, &quot;&amp;[.C197]&amp;&quot;, '{}'::jsonb,     '{}'::jsonb,     '{}'::jsonb,     '{}'::jsonb,     true), &quot;" office:value-type="string" office:string-value="('Braz', 'Rubens Kauann Alves Braz De Oliveira', '0702121377', null, '$2y$10$Gk8wFNiU.5h7FKga.ptnmuTri1hN8xYCq1uSeiDqbXJtgZ4T/LAvm', 1, 1, '{}'::jsonb,     '{}'::jsonb,     '{}'::jsonb,     '{}'::jsonb,     true), " calcext:value-type="string">
            <text:p>('Braz', 'Rubens Kauann Alves Braz De Oliveira', '0702121377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3" office:value-type="string" calcext:value-type="string">
            <text:p>Samuel Antônio Dos Santos Costa</text:p>
          </table:table-cell>
          <table:table-cell table:formula="of:=IFERROR(VLOOKUP([.A198];[$Planilha3.$A$1:$Planilha3.$C$201];3;0); VLOOKUP([.A198];[$militares.$A$2:$militares.$G$217];2;0))" office:value-type="string" office:string-value="Sd Rcr Com" calcext:value-type="string">
            <text:p>Sd Rcr 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279</text:p>
          </table:table-cell>
          <table:table-cell/>
          <table:table-cell office:value-type="string" calcext:value-type="string">
            <text:p>Samuel</text:p>
          </table:table-cell>
          <table:table-cell table:formula="of:=&quot;(&quot;&amp;IF([.F198]=&quot;&quot;; &quot;null&quot;; &quot;'&quot;&amp;[.F198]&amp;&quot;'&quot;)&amp;&quot;, '&quot;&amp;[.A198]&amp;&quot;', '&quot;&amp;[.D198]&amp;&quot;', &quot;&amp;IF([.E198]=&quot;&quot;; &quot;null&quot;; &quot;'&quot;&amp;[.E198]&amp;&quot;'&quot;)&amp;&quot;, '$2y$10$Gk8wFNiU.5h7FKga.ptnmuTri1hN8xYCq1uSeiDqbXJtgZ4T/LAvm', 1, &quot;&amp;[.C198]&amp;&quot;, '{}'::jsonb,     '{}'::jsonb,     '{}'::jsonb,     '{}'::jsonb,     true), &quot;" office:value-type="string" office:string-value="('Samuel', 'Samuel Antônio Dos Santos Costa', '0713685279', null, '$2y$10$Gk8wFNiU.5h7FKga.ptnmuTri1hN8xYCq1uSeiDqbXJtgZ4T/LAvm', 1, 1, '{}'::jsonb,     '{}'::jsonb,     '{}'::jsonb,     '{}'::jsonb,     true), " calcext:value-type="string">
            <text:p>('Samuel', 'Samuel Antônio Dos Santos Costa', '0713685279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Thiago Romilson Souza Do Nascimento</text:p>
          </table:table-cell>
          <table:table-cell table:formula="of:=IFERROR(VLOOKUP([.A199];[$Planilha3.$A$1:$Planilha3.$C$201];3;0); VLOOKUP([.A199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473</text:p>
          </table:table-cell>
          <table:table-cell/>
          <table:table-cell office:value-type="string" calcext:value-type="string">
            <text:p>Romilson</text:p>
          </table:table-cell>
          <table:table-cell table:formula="of:=&quot;(&quot;&amp;IF([.F199]=&quot;&quot;; &quot;null&quot;; &quot;'&quot;&amp;[.F199]&amp;&quot;'&quot;)&amp;&quot;, '&quot;&amp;[.A199]&amp;&quot;', '&quot;&amp;[.D199]&amp;&quot;', &quot;&amp;IF([.E199]=&quot;&quot;; &quot;null&quot;; &quot;'&quot;&amp;[.E199]&amp;&quot;'&quot;)&amp;&quot;, '$2y$10$Gk8wFNiU.5h7FKga.ptnmuTri1hN8xYCq1uSeiDqbXJtgZ4T/LAvm', 1, &quot;&amp;[.C199]&amp;&quot;, '{}'::jsonb,     '{}'::jsonb,     '{}'::jsonb,     '{}'::jsonb,     true), &quot;" office:value-type="string" office:string-value="('Romilson', 'Thiago Romilson Souza Do Nascimento', '0713687473', null, '$2y$10$Gk8wFNiU.5h7FKga.ptnmuTri1hN8xYCq1uSeiDqbXJtgZ4T/LAvm', 1, 1, '{}'::jsonb,     '{}'::jsonb,     '{}'::jsonb,     '{}'::jsonb,     true), " calcext:value-type="string">
            <text:p>('Romilson', 'Thiago Romilson Souza Do Nascimento', '0713687473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Weslley Filipi Negromonte Da Silva</text:p>
          </table:table-cell>
          <table:table-cell table:formula="of:=IFERROR(VLOOKUP([.A200];[$Planilha3.$A$1:$Planilha3.$C$201];3;0); VLOOKUP([.A200];[$militares.$A$2:$militares.$G$217];2;0))" office:value-type="string" office:string-value="Sd Rcr Com" calcext:value-type="string">
            <text:p>Sd Rcr 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275</text:p>
          </table:table-cell>
          <table:table-cell/>
          <table:table-cell office:value-type="string" calcext:value-type="string">
            <text:p>Negromonte</text:p>
          </table:table-cell>
          <table:table-cell table:formula="of:=&quot;(&quot;&amp;IF([.F200]=&quot;&quot;; &quot;null&quot;; &quot;'&quot;&amp;[.F200]&amp;&quot;'&quot;)&amp;&quot;, '&quot;&amp;[.A200]&amp;&quot;', '&quot;&amp;[.D200]&amp;&quot;', &quot;&amp;IF([.E200]=&quot;&quot;; &quot;null&quot;; &quot;'&quot;&amp;[.E200]&amp;&quot;'&quot;)&amp;&quot;, '$2y$10$Gk8wFNiU.5h7FKga.ptnmuTri1hN8xYCq1uSeiDqbXJtgZ4T/LAvm', 1, &quot;&amp;[.C200]&amp;&quot;, '{}'::jsonb,     '{}'::jsonb,     '{}'::jsonb,     '{}'::jsonb,     true), &quot;" office:value-type="string" office:string-value="('Negromonte', 'Weslley Filipi Negromonte Da Silva', '0713687275', null, '$2y$10$Gk8wFNiU.5h7FKga.ptnmuTri1hN8xYCq1uSeiDqbXJtgZ4T/LAvm', 1, 1, '{}'::jsonb,     '{}'::jsonb,     '{}'::jsonb,     '{}'::jsonb,     true), " calcext:value-type="string">
            <text:p>('Negromonte', 'Weslley Filipi Negromonte Da Silva', '0713687275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2" office:value-type="string" calcext:value-type="string">
            <text:p>Weslley Vitor Lisboa Da Silva</text:p>
          </table:table-cell>
          <table:table-cell table:formula="of:=IFERROR(VLOOKUP([.A201];[$Planilha3.$A$1:$Planilha3.$C$201];3;0); VLOOKUP([.A201];[$militares.$A$2:$militares.$G$217];2;0))" office:value-type="string" office:string-value="Sd Rcr Eng" calcext:value-type="string">
            <text:p>Sd Rcr 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7176</text:p>
          </table:table-cell>
          <table:table-cell/>
          <table:table-cell office:value-type="string" calcext:value-type="string">
            <text:p>Lisboa</text:p>
          </table:table-cell>
          <table:table-cell table:formula="of:=&quot;(&quot;&amp;IF([.F201]=&quot;&quot;; &quot;null&quot;; &quot;'&quot;&amp;[.F201]&amp;&quot;'&quot;)&amp;&quot;, '&quot;&amp;[.A201]&amp;&quot;', '&quot;&amp;[.D201]&amp;&quot;', &quot;&amp;IF([.E201]=&quot;&quot;; &quot;null&quot;; &quot;'&quot;&amp;[.E201]&amp;&quot;'&quot;)&amp;&quot;, '$2y$10$Gk8wFNiU.5h7FKga.ptnmuTri1hN8xYCq1uSeiDqbXJtgZ4T/LAvm', 1, &quot;&amp;[.C201]&amp;&quot;, '{}'::jsonb,     '{}'::jsonb,     '{}'::jsonb,     '{}'::jsonb,     true), &quot;" office:value-type="string" office:string-value="('Lisboa', 'Weslley Vitor Lisboa Da Silva', '0713687176', null, '$2y$10$Gk8wFNiU.5h7FKga.ptnmuTri1hN8xYCq1uSeiDqbXJtgZ4T/LAvm', 1, 1, '{}'::jsonb,     '{}'::jsonb,     '{}'::jsonb,     '{}'::jsonb,     true), " calcext:value-type="string">
            <text:p>('Lisboa', 'Weslley Vitor Lisboa Da Silva', '0713687176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>
          <table:table-cell table:style-name="ce4" office:value-type="string" calcext:value-type="string">
            <text:p>William Gabriel Souza Da Silva</text:p>
          </table:table-cell>
          <table:table-cell table:formula="of:=IFERROR(VLOOKUP([.A202];[$Planilha3.$A$1:$Planilha3.$C$201];3;0); VLOOKUP([.A202];[$militares.$A$2:$militares.$G$217];2;0))" office:value-type="string" office:string-value="Sd Rcr" calcext:value-type="string">
            <text:p>Sd 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685378</text:p>
          </table:table-cell>
          <table:table-cell/>
          <table:table-cell office:value-type="string" calcext:value-type="string">
            <text:p>William</text:p>
          </table:table-cell>
          <table:table-cell table:formula="of:=&quot;(&quot;&amp;IF([.F202]=&quot;&quot;; &quot;null&quot;; &quot;'&quot;&amp;[.F202]&amp;&quot;'&quot;)&amp;&quot;, '&quot;&amp;[.A202]&amp;&quot;', '&quot;&amp;[.D202]&amp;&quot;', &quot;&amp;IF([.E202]=&quot;&quot;; &quot;null&quot;; &quot;'&quot;&amp;[.E202]&amp;&quot;'&quot;)&amp;&quot;, '$2y$10$Gk8wFNiU.5h7FKga.ptnmuTri1hN8xYCq1uSeiDqbXJtgZ4T/LAvm', 1, &quot;&amp;[.C202]&amp;&quot;, '{}'::jsonb,     '{}'::jsonb,     '{}'::jsonb,     '{}'::jsonb,     true), &quot;" office:value-type="string" office:string-value="('William', 'William Gabriel Souza Da Silva', '0713685378', null, '$2y$10$Gk8wFNiU.5h7FKga.ptnmuTri1hN8xYCq1uSeiDqbXJtgZ4T/LAvm', 1, 1, '{}'::jsonb,     '{}'::jsonb,     '{}'::jsonb,     '{}'::jsonb,     true), " calcext:value-type="string">
            <text:p>('William', 'William Gabriel Souza Da Silva', '0713685378', null, '$2y$10$Gk8wFNiU.5h7FKga.ptnmuTri1hN8xYCq1uSeiDqbXJtgZ4T/LAvm', 1, 1, '{}'::jsonb, <text:s text:c="4"/>'{}'::jsonb, <text:s text:c="4"/>'{}'::jsonb, <text:s text:c="4"/>'{}'::jsonb, <text:s text:c="4"/>true), </text:p>
          </table:table-cell>
          <table:table-cell/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anilha3" table:style-name="ta1">
        <table:table-column table:style-name="co18" table:default-cell-style-name="ce7"/>
        <table:table-column table:style-name="co24" table:default-cell-style-name="ce7"/>
        <table:table-column table:style-name="co25" table:default-cell-style-name="ce7"/>
        <table:table-row table:style-name="ro1">
          <table:table-cell office:value-type="string" calcext:value-type="string">
            <text:p>CARLOS YOSHIO MORITA</text:p>
          </table:table-cell>
          <table:table-cell office:value-type="float" office:value="1275403135" calcext:value-type="float">
            <text:p>1275403135</text:p>
          </table:table-cell>
          <table:table-cell office:value-type="string" calcext:value-type="string">
            <text:p>Cel QEM</text:p>
          </table:table-cell>
        </table:table-row>
        <table:table-row table:style-name="ro1">
          <table:table-cell table:style-name="ce3" office:value-type="string" calcext:value-type="string">
            <text:p>AUGUSTO TOSCANO ESPÍNOLA NETO</text:p>
          </table:table-cell>
          <table:table-cell office:value-type="float" office:value="131796641" calcext:value-type="float">
            <text:p>131796641</text:p>
          </table:table-cell>
          <table:table-cell office:value-type="string" calcext:value-type="string">
            <text:p>Maj Eng</text:p>
          </table:table-cell>
        </table:table-row>
        <table:table-row table:style-name="ro1">
          <table:table-cell table:style-name="ce3" office:value-type="string" calcext:value-type="string">
            <text:p>FRANCK ROSA DA SILVA</text:p>
          </table:table-cell>
          <table:table-cell office:value-type="float" office:value="100940451" calcext:value-type="float">
            <text:p>100940451</text:p>
          </table:table-cell>
          <table:table-cell office:value-type="string" calcext:value-type="string">
            <text:p>Maj QEM</text:p>
          </table:table-cell>
        </table:table-row>
        <table:table-row table:style-name="ro1">
          <table:table-cell table:style-name="ce3" office:value-type="string" calcext:value-type="string">
            <text:p>ELISA RUZICKA ZORN</text:p>
          </table:table-cell>
          <table:table-cell office:value-type="float" office:value="119500759" calcext:value-type="float">
            <text:p>119500759</text:p>
          </table:table-cell>
          <table:table-cell office:value-type="string" calcext:value-type="string">
            <text:p>Maj QEM</text:p>
          </table:table-cell>
        </table:table-row>
        <table:table-row table:style-name="ro1">
          <table:table-cell office:value-type="string" calcext:value-type="string">
            <text:p>TIAGO PRUDENCIO SILVANO</text:p>
          </table:table-cell>
          <table:table-cell office:value-type="float" office:value="116270554" calcext:value-type="float">
            <text:p>116270554</text:p>
          </table:table-cell>
          <table:table-cell office:value-type="string" calcext:value-type="string">
            <text:p>Cap QEM</text:p>
          </table:table-cell>
        </table:table-row>
        <table:table-row table:style-name="ro1">
          <table:table-cell office:value-type="string" calcext:value-type="string">
            <text:p>ÁTILA PEREIRA RICARTE</text:p>
          </table:table-cell>
          <table:table-cell office:value-type="float" office:value="101187474" calcext:value-type="float">
            <text:p>101187474</text:p>
          </table:table-cell>
          <table:table-cell office:value-type="string" calcext:value-type="string">
            <text:p>Cap QEM</text:p>
          </table:table-cell>
        </table:table-row>
        <table:table-row table:style-name="ro1">
          <table:table-cell office:value-type="string" calcext:value-type="string">
            <text:p>LUCAS LAGO DE LIMA</text:p>
          </table:table-cell>
          <table:table-cell office:value-type="float" office:value="101175479" calcext:value-type="float">
            <text:p>101175479</text:p>
          </table:table-cell>
          <table:table-cell office:value-type="string" calcext:value-type="string">
            <text:p>Cap QEM</text:p>
          </table:table-cell>
        </table:table-row>
        <table:table-row table:style-name="ro1">
          <table:table-cell office:value-type="string" calcext:value-type="string">
            <text:p>DANIEL CAVALCANTI BUARQUE MOREIRA</text:p>
          </table:table-cell>
          <table:table-cell office:value-type="float" office:value="107844979" calcext:value-type="float">
            <text:p>107844979</text:p>
          </table:table-cell>
          <table:table-cell office:value-type="string" calcext:value-type="string">
            <text:p>Cap QEM</text:p>
          </table:table-cell>
        </table:table-row>
        <table:table-row table:style-name="ro1">
          <table:table-cell office:value-type="string" calcext:value-type="string">
            <text:p>DACÍ ARAÚJO DE AZEVEDO</text:p>
          </table:table-cell>
          <table:table-cell office:value-type="float" office:value="112026745" calcext:value-type="float">
            <text:p>112026745</text:p>
          </table:table-cell>
          <table:table-cell office:value-type="string" calcext:value-type="string">
            <text:p>Cap QAO-Mnt Com</text:p>
          </table:table-cell>
        </table:table-row>
        <table:table-row table:style-name="ro1">
          <table:table-cell table:style-name="ce3" office:value-type="string" calcext:value-type="string">
            <text:p>GEOVÁ ALVES DA SILVA</text:p>
          </table:table-cell>
          <table:table-cell office:value-type="float" office:value="112031943" calcext:value-type="float">
            <text:p>112031943</text:p>
          </table:table-cell>
          <table:table-cell office:value-type="string" calcext:value-type="string">
            <text:p>Cap QAO-Topo</text:p>
          </table:table-cell>
        </table:table-row>
        <table:table-row table:style-name="ro1">
          <table:table-cell office:value-type="string" calcext:value-type="string">
            <text:p>REINALDO MAURO MAIA</text:p>
          </table:table-cell>
          <table:table-cell office:value-type="float" office:value="112044243" calcext:value-type="float">
            <text:p>112044243</text:p>
          </table:table-cell>
          <table:table-cell office:value-type="string" calcext:value-type="string">
            <text:p>Cap QAO-Topo</text:p>
          </table:table-cell>
        </table:table-row>
        <table:table-row table:style-name="ro1">
          <table:table-cell table:style-name="ce3" office:value-type="string" calcext:value-type="string">
            <text:p>FRANCISCO CLÁUDIO ALMEIDA DA SILVA JÚNIOR</text:p>
          </table:table-cell>
          <table:table-cell office:value-type="float" office:value="110886777" calcext:value-type="float">
            <text:p>110886777</text:p>
          </table:table-cell>
          <table:table-cell office:value-type="string" calcext:value-type="string">
            <text:p>Cap QEM</text:p>
          </table:table-cell>
        </table:table-row>
        <table:table-row table:style-name="ro2">
          <table:table-cell office:value-type="string" calcext:value-type="string">
            <text:p>JOÃO VICTOR <text:span text:style-name="T1">TAVARES</text:span> RODRIGUES <text:span text:style-name="T1">PAZ</text:span></text:p>
          </table:table-cell>
          <table:table-cell office:value-type="float" office:value="110886074" calcext:value-type="float">
            <text:p>110886074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office:value-type="string" calcext:value-type="string">
            <text:p>MATHEUS <text:span text:style-name="T1">CAMPOS</text:span> FERRAZ</text:p>
          </table:table-cell>
          <table:table-cell office:value-type="float" office:value="114035470" calcext:value-type="float">
            <text:p>114035470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office:value-type="string" calcext:value-type="string">
            <text:p>FELIPE <text:span text:style-name="T1">YAMAMOTO</text:span> FERREIRA AGUIAR</text:p>
          </table:table-cell>
          <table:table-cell office:value-type="float" office:value="115494775" calcext:value-type="float">
            <text:p>115494775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table:style-name="ce3" office:value-type="string" calcext:value-type="string">
            <text:p>ARTHUR<text:span text:style-name="T2"> DE ANDRADE RODRIGUES SANTOS</text:span></text:p>
          </table:table-cell>
          <table:table-cell office:value-type="float" office:value="117728972" calcext:value-type="float">
            <text:p>117728972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table:style-name="ce3" office:value-type="string" calcext:value-type="string">
            <text:p>DANILO<text:span text:style-name="T2"> ROMEU FARIAS DE SOUZA</text:span></text:p>
          </table:table-cell>
          <table:table-cell office:value-type="float" office:value="115495178" calcext:value-type="float">
            <text:p>115495178</text:p>
          </table:table-cell>
          <table:table-cell office:value-type="string" calcext:value-type="string">
            <text:p>1º Ten QEM</text:p>
          </table:table-cell>
        </table:table-row>
        <table:table-row table:style-name="ro1">
          <table:table-cell office:value-type="string" calcext:value-type="string">
            <text:p>DANIEL MASAAKI NOJIMA</text:p>
          </table:table-cell>
          <table:table-cell office:value-type="float" office:value="119221778" calcext:value-type="float">
            <text:p>119221778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table:style-name="ce3" office:value-type="string" calcext:value-type="string">
            <text:p>REGINALDO<text:span text:style-name="T2"> PEREIRA DA SILVA FILHO</text:span></text:p>
          </table:table-cell>
          <table:table-cell office:value-type="float" office:value="119063279" calcext:value-type="float">
            <text:p>119063279</text:p>
          </table:table-cell>
          <table:table-cell office:value-type="string" calcext:value-type="string">
            <text:p>1º Ten QEM</text:p>
          </table:table-cell>
        </table:table-row>
        <table:table-row table:style-name="ro2">
          <table:table-cell table:style-name="ce3" office:value-type="string" calcext:value-type="string">
            <text:p>JEFTER <text:span text:style-name="T2">ANDRE DA SILVA DOS SANTOS</text:span></text:p>
          </table:table-cell>
          <table:table-cell office:value-type="float" office:value="706812377" calcext:value-type="float">
            <text:p>706812377</text:p>
          </table:table-cell>
          <table:table-cell office:value-type="string" calcext:value-type="string">
            <text:p>1º Ten Tmpr</text:p>
          </table:table-cell>
        </table:table-row>
        <table:table-row table:style-name="ro1">
          <table:table-cell office:value-type="string" calcext:value-type="string">
            <text:p>MARCOS CHRISTOPHER DE SOUSA MARTINS</text:p>
          </table:table-cell>
          <table:table-cell office:value-type="float" office:value="711020479" calcext:value-type="float">
            <text:p>711020479</text:p>
          </table:table-cell>
          <table:table-cell office:value-type="string" calcext:value-type="string">
            <text:p>2º Ten Tmpr</text:p>
          </table:table-cell>
        </table:table-row>
        <table:table-row table:style-name="ro1">
          <table:table-cell table:style-name="ce3" office:value-type="string" calcext:value-type="string">
            <text:p>ISRAEL DE MELO CAVALCANTI</text:p>
          </table:table-cell>
          <table:table-cell office:value-type="float" office:value="114627847" calcext:value-type="float">
            <text:p>114627847</text:p>
          </table:table-cell>
          <table:table-cell office:value-type="string" calcext:value-type="string">
            <text:p>2º Ten QAO-Topo</text:p>
          </table:table-cell>
        </table:table-row>
        <table:table-row table:style-name="ro1">
          <table:table-cell office:value-type="string" calcext:value-type="string">
            <text:p>IVALDO CAMARA CAMPOS JUNIOR</text:p>
          </table:table-cell>
          <table:table-cell office:value-type="float" office:value="114644040" calcext:value-type="float">
            <text:p>114644040</text:p>
          </table:table-cell>
          <table:table-cell office:value-type="string" calcext:value-type="string">
            <text:p>2º Ten QAO-Topo</text:p>
          </table:table-cell>
        </table:table-row>
        <table:table-row table:style-name="ro1">
          <table:table-cell office:value-type="string" calcext:value-type="string">
            <text:p>GUILHERME DUARTE MUNIZ POSSIDIO MARQUES</text:p>
          </table:table-cell>
          <table:table-cell office:value-type="float" office:value="713315778" calcext:value-type="float">
            <text:p>713315778</text:p>
          </table:table-cell>
          <table:table-cell office:value-type="string" calcext:value-type="string">
            <text:p>2º Ten Tmpr</text:p>
          </table:table-cell>
        </table:table-row>
        <table:table-row table:style-name="ro2">
          <table:table-cell table:style-name="ce3" office:value-type="string" calcext:value-type="string">
            <text:p>JULIANE <text:span text:style-name="T2">PEREIRA CABRAL DE FREITAS</text:span></text:p>
          </table:table-cell>
          <table:table-cell office:value-type="float" office:value="1102713177" calcext:value-type="float">
            <text:p>1102713177</text:p>
          </table:table-cell>
          <table:table-cell office:value-type="string" calcext:value-type="string">
            <text:p>2º Ten SvTT</text:p>
          </table:table-cell>
        </table:table-row>
        <table:table-row table:style-name="ro1">
          <table:table-cell office:value-type="string" calcext:value-type="string">
            <text:p>ANDRÉ FREIRE TABOSA</text:p>
          </table:table-cell>
          <table:table-cell office:value-type="float" office:value="196022834" calcext:value-type="float">
            <text:p>196022834</text:p>
          </table:table-cell>
          <table:table-cell office:value-type="string" calcext:value-type="string">
            <text:p>S Ten Topo</text:p>
          </table:table-cell>
        </table:table-row>
        <table:table-row table:style-name="ro2">
          <table:table-cell table:style-name="ce3" office:value-type="string" calcext:value-type="string">
            <text:p>JONAS <text:span text:style-name="T2">WEINERT DE CAMPOS</text:span></text:p>
          </table:table-cell>
          <table:table-cell office:value-type="float" office:value="332181148" calcext:value-type="float">
            <text:p>332181148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office:value-type="string" calcext:value-type="string">
            <text:p>SEVERINO ALVES NETO</text:p>
          </table:table-cell>
          <table:table-cell office:value-type="float" office:value="130101447" calcext:value-type="float">
            <text:p>130101447</text:p>
          </table:table-cell>
          <table:table-cell office:value-type="string" calcext:value-type="string">
            <text:p>S Ten Topo</text:p>
          </table:table-cell>
        </table:table-row>
        <table:table-row table:style-name="ro2">
          <table:table-cell table:style-name="ce3" office:value-type="string" calcext:value-type="string">
            <text:p>ALEXSANDRO <text:span text:style-name="T2">SOARES DE ALBUQUERQUE</text:span></text:p>
          </table:table-cell>
          <table:table-cell office:value-type="float" office:value="130041841" calcext:value-type="float">
            <text:p>130041841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office:value-type="string" calcext:value-type="string">
            <text:p>JOÃO EVANGELISTA DOS SANTOS BATISTA</text:p>
          </table:table-cell>
          <table:table-cell office:value-type="float" office:value="1240433944" calcext:value-type="float">
            <text:p>1240433944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office:value-type="string" calcext:value-type="string">
            <text:p>MARIVALDO PEREIRA DO NASCIMENTO</text:p>
          </table:table-cell>
          <table:table-cell office:value-type="float" office:value="737307843" calcext:value-type="float">
            <text:p>737307843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table:style-name="ce3" office:value-type="string" calcext:value-type="string">
            <text:p>LEONARDO NUNES DA SILVA</text:p>
          </table:table-cell>
          <table:table-cell office:value-type="float" office:value="131843849" calcext:value-type="float">
            <text:p>131843849</text:p>
          </table:table-cell>
          <table:table-cell office:value-type="string" calcext:value-type="string">
            <text:p>S Ten Topo</text:p>
          </table:table-cell>
        </table:table-row>
        <table:table-row table:style-name="ro1">
          <table:table-cell office:value-type="string" calcext:value-type="string">
            <text:p>PAULO ROBERTO DE SOUZA ALVES</text:p>
          </table:table-cell>
          <table:table-cell office:value-type="float" office:value="130035140" calcext:value-type="float">
            <text:p>130035140</text:p>
          </table:table-cell>
          <table:table-cell office:value-type="string" calcext:value-type="string">
            <text:p>S Ten Mat Bel</text:p>
          </table:table-cell>
        </table:table-row>
        <table:table-row table:style-name="ro2">
          <table:table-cell table:style-name="ce3" office:value-type="string" calcext:value-type="string">
            <text:p>DIEGO IVISON<text:span text:style-name="T2"> SILVA DE LIMA</text:span></text:p>
          </table:table-cell>
          <table:table-cell office:value-type="float" office:value="101969855" calcext:value-type="float">
            <text:p>101969855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BRENO <text:span text:style-name="T2">MARCELO VALENÇA BANDEIRA</text:span></text:p>
          </table:table-cell>
          <table:table-cell office:value-type="float" office:value="101970655" calcext:value-type="float">
            <text:p>101970655</text:p>
          </table:table-cell>
          <table:table-cell office:value-type="string" calcext:value-type="string">
            <text:p>1º Sgt Topo</text:p>
          </table:table-cell>
        </table:table-row>
        <table:table-row table:style-name="ro1">
          <table:table-cell office:value-type="string" calcext:value-type="string">
            <text:p>FÁBIO HENRIQUE SANTOS DO VALE</text:p>
          </table:table-cell>
          <table:table-cell office:value-type="float" office:value="100734359" calcext:value-type="float">
            <text:p>100734359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RAONI <text:span text:style-name="T2">CELESTINO DE ABREU</text:span></text:p>
          </table:table-cell>
          <table:table-cell office:value-type="float" office:value="100734458" calcext:value-type="float">
            <text:p>100734458</text:p>
          </table:table-cell>
          <table:table-cell office:value-type="string" calcext:value-type="string">
            <text:p>1º Sgt Topo</text:p>
          </table:table-cell>
        </table:table-row>
        <table:table-row table:style-name="ro1">
          <table:table-cell office:value-type="string" calcext:value-type="string">
            <text:p>EMANUEL DELANO PINHEIRO ALMEIDA</text:p>
          </table:table-cell>
          <table:table-cell office:value-type="float" office:value="114855950" calcext:value-type="float">
            <text:p>114855950</text:p>
          </table:table-cell>
          <table:table-cell office:value-type="string" calcext:value-type="string">
            <text:p>1º Sgt Int</text:p>
          </table:table-cell>
        </table:table-row>
        <table:table-row table:style-name="ro1">
          <table:table-cell office:value-type="string" calcext:value-type="string">
            <text:p>THOMAS JEFFERSON PASCHUAL</text:p>
          </table:table-cell>
          <table:table-cell office:value-type="float" office:value="114873755" calcext:value-type="float">
            <text:p>114873755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CHARLES <text:span text:style-name="T2">EDMILSON CAETANO ALVES DE ASSIS</text:span></text:p>
          </table:table-cell>
          <table:table-cell office:value-type="float" office:value="115843856" calcext:value-type="float">
            <text:p>115843856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THIAGO RAMOS <text:span text:style-name="T2">DA SILVA</text:span></text:p>
          </table:table-cell>
          <table:table-cell office:value-type="float" office:value="115846859" calcext:value-type="float">
            <text:p>115846859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AUGUSTO <text:span text:style-name="T2">CÉSAR</text:span> <text:span text:style-name="T2">VALERIANO DOS SANTOS</text:span></text:p>
          </table:table-cell>
          <table:table-cell office:value-type="float" office:value="117406959" calcext:value-type="float">
            <text:p>117406959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WELLINGTON ARAUJO <text:span text:style-name="T2">DO AMARAL</text:span></text:p>
          </table:table-cell>
          <table:table-cell office:value-type="float" office:value="117460550" calcext:value-type="float">
            <text:p>117460550</text:p>
          </table:table-cell>
          <table:table-cell office:value-type="string" calcext:value-type="string">
            <text:p>1º Sgt Topo</text:p>
          </table:table-cell>
        </table:table-row>
        <table:table-row table:style-name="ro2">
          <table:table-cell table:style-name="ce3" office:value-type="string" calcext:value-type="string">
            <text:p>JOEL <text:span text:style-name="T2">BORGES DOS PASSOS</text:span></text:p>
          </table:table-cell>
          <table:table-cell office:value-type="float" office:value="118564657" calcext:value-type="float">
            <text:p>118564657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JOSE NILO GOMES DE SOUZA</text:p>
          </table:table-cell>
          <table:table-cell office:value-type="float" office:value="100006378" calcext:value-type="float">
            <text:p>100006378</text:p>
          </table:table-cell>
          <table:table-cell office:value-type="string" calcext:value-type="string">
            <text:p>2º Sgt Topo</text:p>
          </table:table-cell>
        </table:table-row>
        <table:table-row table:style-name="ro2">
          <table:table-cell table:style-name="ce3" office:value-type="string" calcext:value-type="string">
            <text:p>MÜLLER <text:span text:style-name="T2">DA SILVA SANTOS</text:span></text:p>
          </table:table-cell>
          <table:table-cell office:value-type="float" office:value="100006774" calcext:value-type="float">
            <text:p>100006774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THIAGO ARRUDA SILVA</text:p>
          </table:table-cell>
          <table:table-cell office:value-type="float" office:value="100014877" calcext:value-type="float">
            <text:p>100014877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ANDERSON MIGUEL VIEIRA DE ANDRADE</text:p>
          </table:table-cell>
          <table:table-cell office:value-type="float" office:value="102408473" calcext:value-type="float">
            <text:p>102408473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BRUNO JOSE PEREIRA</text:p>
          </table:table-cell>
          <table:table-cell office:value-type="float" office:value="102409778" calcext:value-type="float">
            <text:p>102409778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CLEBSON DA SILVA LIMA NASCIMENTO</text:p>
          </table:table-cell>
          <table:table-cell office:value-type="float" office:value="102409679" calcext:value-type="float">
            <text:p>102409679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THIAGO CESAR DA SILVA RAMOS</text:p>
          </table:table-cell>
          <table:table-cell office:value-type="float" office:value="102408671" calcext:value-type="float">
            <text:p>102408671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ANDERSON HENRIQUE MAGALHAES DE SOUZA</text:p>
          </table:table-cell>
          <table:table-cell office:value-type="float" office:value="700800477" calcext:value-type="float">
            <text:p>700800477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MARCOS BATISTA DA SILVA JÚNIOR</text:p>
          </table:table-cell>
          <table:table-cell office:value-type="float" office:value="700849375" calcext:value-type="float">
            <text:p>700849375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RAONI BARROS DE SOUSA</text:p>
          </table:table-cell>
          <table:table-cell office:value-type="float" office:value="701900656" calcext:value-type="float">
            <text:p>701900656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RICARDO JORGE SOARES DE ALBUQUERQUE FILHO</text:p>
          </table:table-cell>
          <table:table-cell office:value-type="float" office:value="800495178" calcext:value-type="float">
            <text:p>800495178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RÔMULO PEREIRA RODRIGUES</text:p>
          </table:table-cell>
          <table:table-cell office:value-type="float" office:value="700873375" calcext:value-type="float">
            <text:p>700873375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ENIO JOSÉ VERAS NETO</text:p>
          </table:table-cell>
          <table:table-cell office:value-type="float" office:value="701987174" calcext:value-type="float">
            <text:p>701987174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FERNANDO DE SOUZA MENDES</text:p>
          </table:table-cell>
          <table:table-cell office:value-type="float" office:value="502929375" calcext:value-type="float">
            <text:p>502929375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OSVALDO PINHEIRO NETO BASTOS</text:p>
          </table:table-cell>
          <table:table-cell office:value-type="float" office:value="502922776" calcext:value-type="float">
            <text:p>502922776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JOÃO WICTOR AMORIM MAIA SILVA</text:p>
          </table:table-cell>
          <table:table-cell office:value-type="float" office:value="1001481975" calcext:value-type="float">
            <text:p>1001481975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WELLISON FRANCISCO DA CRUZ SILVA</text:p>
          </table:table-cell>
          <table:table-cell office:value-type="float" office:value="1100452471" calcext:value-type="float">
            <text:p>1100452471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GUILHERME RODRIGO CAVALCANTI SANTOS</text:p>
          </table:table-cell>
          <table:table-cell office:value-type="float" office:value="704927474" calcext:value-type="float">
            <text:p>704927474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JOSIEL NEGRÃO BRITO PEREIRA</text:p>
          </table:table-cell>
          <table:table-cell office:value-type="float" office:value="704926278" calcext:value-type="float">
            <text:p>704926278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PIETRO ANGELO DE LIMA TAVARES</text:p>
          </table:table-cell>
          <table:table-cell office:value-type="float" office:value="704924679" calcext:value-type="float">
            <text:p>704924679</text:p>
          </table:table-cell>
          <table:table-cell office:value-type="string" calcext:value-type="string">
            <text:p>2º Sgt Int</text:p>
          </table:table-cell>
        </table:table-row>
        <table:table-row table:style-name="ro1">
          <table:table-cell office:value-type="string" calcext:value-type="string">
            <text:p>DAVI AMARAL DE MOURA</text:p>
          </table:table-cell>
          <table:table-cell office:value-type="float" office:value="802535476" calcext:value-type="float">
            <text:p>802535476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IRLAN PEREIRA DE SOUZA</text:p>
          </table:table-cell>
          <table:table-cell office:value-type="float" office:value="802525378" calcext:value-type="float">
            <text:p>802525378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office:value-type="string" calcext:value-type="string">
            <text:p>MARCILIO CARDOSO GARCIA FILHO</text:p>
          </table:table-cell>
          <table:table-cell office:value-type="float" office:value="705883874" calcext:value-type="float">
            <text:p>705883874</text:p>
          </table:table-cell>
          <table:table-cell office:value-type="string" calcext:value-type="string">
            <text:p>2º Sgt Topo</text:p>
          </table:table-cell>
        </table:table-row>
        <table:table-row table:style-name="ro1">
          <table:table-cell table:style-name="ce3" office:value-type="string" calcext:value-type="string">
            <text:p>CAIO CÉSAR DA SILVA</text:p>
          </table:table-cell>
          <table:table-cell office:value-type="float" office:value="707000675" calcext:value-type="float">
            <text:p>707000675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MATHEUS DOMINGOS REBÔLO</text:p>
          </table:table-cell>
          <table:table-cell office:value-type="float" office:value="706997079" calcext:value-type="float">
            <text:p>706997079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table:style-name="ce3" office:value-type="string" calcext:value-type="string">
            <text:p>SAMUEL SILVA DE LIMA</text:p>
          </table:table-cell>
          <table:table-cell office:value-type="float" office:value="701943979" calcext:value-type="float">
            <text:p>701943979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GLAUBER LEOCÁDIO DA SILVA</text:p>
          </table:table-cell>
          <table:table-cell office:value-type="float" office:value="702644279" calcext:value-type="float">
            <text:p>702644279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PAULO HENRIQUE LEAL DE ALMEIDA PAIVA</text:p>
          </table:table-cell>
          <table:table-cell office:value-type="float" office:value="1113995870" calcext:value-type="float">
            <text:p>1113995870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HYELTON JORGE SANTANA DA SILVA</text:p>
          </table:table-cell>
          <table:table-cell office:value-type="float" office:value="709074777" calcext:value-type="float">
            <text:p>709074777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JOÃO PEDRO DA SILVA DOS SANTOS PERES</text:p>
          </table:table-cell>
          <table:table-cell office:value-type="float" office:value="404974875" calcext:value-type="float">
            <text:p>404974875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KELLY DA COSTA PERES DOS SANTOS</text:p>
          </table:table-cell>
          <table:table-cell office:value-type="float" office:value="301566253" calcext:value-type="float">
            <text:p>301566253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DELMARI SILVESTRE COSTA NETO</text:p>
          </table:table-cell>
          <table:table-cell office:value-type="float" office:value="710985276" calcext:value-type="float">
            <text:p>710985276</text:p>
          </table:table-cell>
          <table:table-cell office:value-type="string" calcext:value-type="string">
            <text:p>3º Sgt SvTT</text:p>
          </table:table-cell>
        </table:table-row>
        <table:table-row table:style-name="ro1">
          <table:table-cell office:value-type="string" calcext:value-type="string">
            <text:p>JÉSSICA RAVENA SANTIAGO GOIS</text:p>
          </table:table-cell>
          <table:table-cell office:value-type="float" office:value="405666777" calcext:value-type="float">
            <text:p>405666777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table:style-name="ce3" office:value-type="string" calcext:value-type="string">
            <text:p>WAGNER RODOLFO DE ARAUJO</text:p>
          </table:table-cell>
          <table:table-cell office:value-type="float" office:value="712014174" calcext:value-type="float">
            <text:p>712014174</text:p>
          </table:table-cell>
          <table:table-cell office:value-type="string" calcext:value-type="string">
            <text:p>3º Sgt SvTT</text:p>
          </table:table-cell>
        </table:table-row>
        <table:table-row table:style-name="ro1">
          <table:table-cell office:value-type="string" calcext:value-type="string">
            <text:p>ALTAIR MEDEIROS DOS SANTOS VENANCIO</text:p>
          </table:table-cell>
          <table:table-cell office:value-type="float" office:value="325407674" calcext:value-type="float">
            <text:p>325407674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FELLIPE DE ALCANTARA SILVA</text:p>
          </table:table-cell>
          <table:table-cell office:value-type="float" office:value="711528679" calcext:value-type="float">
            <text:p>711528679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office:value-type="string" calcext:value-type="string">
            <text:p>VINICIUS HENRIQUE DINIZ REZENDE</text:p>
          </table:table-cell>
          <table:table-cell office:value-type="float" office:value="1119267472" calcext:value-type="float">
            <text:p>1119267472</text:p>
          </table:table-cell>
          <table:table-cell office:value-type="string" calcext:value-type="string">
            <text:p>3º Sgt Topo</text:p>
          </table:table-cell>
        </table:table-row>
        <table:table-row table:style-name="ro1">
          <table:table-cell table:style-name="ce3" office:value-type="string" calcext:value-type="string">
            <text:p>CAIO HENRIQUE BATISTA DA SILVA</text:p>
          </table:table-cell>
          <table:table-cell office:value-type="float" office:value="712887777" calcext:value-type="float">
            <text:p>712887777</text:p>
          </table:table-cell>
          <table:table-cell office:value-type="string" calcext:value-type="string">
            <text:p>3º Sgt SvTT</text:p>
          </table:table-cell>
        </table:table-row>
        <table:table-row table:style-name="ro1">
          <table:table-cell office:value-type="string" calcext:value-type="string">
            <text:p>THIAGO DOS SANTOS BELEM</text:p>
          </table:table-cell>
          <table:table-cell office:value-type="float" office:value="713321370" calcext:value-type="float">
            <text:p>713321370</text:p>
          </table:table-cell>
          <table:table-cell office:value-type="string" calcext:value-type="string">
            <text:p>3º Sgt SvTT</text:p>
          </table:table-cell>
        </table:table-row>
        <table:table-row table:style-name="ro1">
          <table:table-cell table:style-name="ce3" office:value-type="string" calcext:value-type="string">
            <text:p>ITALO DA SILVA SANTOS</text:p>
          </table:table-cell>
          <table:table-cell office:value-type="float" office:value="711383679" calcext:value-type="float">
            <text:p>711383679</text:p>
          </table:table-cell>
          <table:table-cell office:value-type="string" calcext:value-type="string">
            <text:p>3º Sgt CFST - SIT/ INTENDÊNCIA</text:p>
          </table:table-cell>
        </table:table-row>
        <table:table-row table:style-name="ro1">
          <table:table-cell table:style-name="ce3" office:value-type="string" calcext:value-type="string">
            <text:p>ABDIAS SILVA DE SOUZA</text:p>
          </table:table-cell>
          <table:table-cell office:value-type="float" office:value="707637179" calcext:value-type="float">
            <text:p>707637179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ADSON RODRIGUES FERNANDES CAMPOS</text:p>
          </table:table-cell>
          <table:table-cell office:value-type="float" office:value="707636973" calcext:value-type="float">
            <text:p>707636973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DANIEL PINHEIRO DE ANDRADE SOUZA</text:p>
          </table:table-cell>
          <table:table-cell office:value-type="float" office:value="707633475" calcext:value-type="float">
            <text:p>707633475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HIAGO VINICIUS DA SILVA</text:p>
          </table:table-cell>
          <table:table-cell office:value-type="float" office:value="708500376" calcext:value-type="float">
            <text:p>708500376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IGOR BRITO SALES SOUZA</text:p>
          </table:table-cell>
          <table:table-cell office:value-type="float" office:value="707633079" calcext:value-type="float">
            <text:p>707633079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MAGNO RHYQUELME SANTOS CUNHA</text:p>
          </table:table-cell>
          <table:table-cell office:value-type="float" office:value="708311972" calcext:value-type="float">
            <text:p>708311972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JADILSON CARLOS SANTIAGO DA SILVA</text:p>
          </table:table-cell>
          <table:table-cell office:value-type="float" office:value="710484775" calcext:value-type="float">
            <text:p>710484775</text:p>
          </table:table-cell>
          <table:table-cell office:value-type="string" calcext:value-type="string">
            <text:p>Cb Int</text:p>
          </table:table-cell>
        </table:table-row>
        <table:table-row table:style-name="ro1">
          <table:table-cell office:value-type="string" calcext:value-type="string">
            <text:p>LUCAS MOISES DA SILVA</text:p>
          </table:table-cell>
          <table:table-cell office:value-type="float" office:value="709311674" calcext:value-type="float">
            <text:p>709311674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NATANAEL DE MELO LIMA</text:p>
          </table:table-cell>
          <table:table-cell office:value-type="float" office:value="709310973" calcext:value-type="float">
            <text:p>709310973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EDVIRKSON GALDINO PEREIRA</text:p>
          </table:table-cell>
          <table:table-cell office:value-type="float" office:value="708312772" calcext:value-type="float">
            <text:p>708312772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MICAEL MACHADO DA SILVA</text:p>
          </table:table-cell>
          <table:table-cell office:value-type="float" office:value="709311070" calcext:value-type="float">
            <text:p>709311070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table:style-name="ce3" office:value-type="string" calcext:value-type="string">
            <text:p>CARLOS VINICIUS NASCIMENTO SILVA</text:p>
          </table:table-cell>
          <table:table-cell office:value-type="float" office:value="710483975" calcext:value-type="float">
            <text:p>710483975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GABRIEL RODRIGO SILVA DE PAULA</text:p>
          </table:table-cell>
          <table:table-cell office:value-type="float" office:value="710485673" calcext:value-type="float">
            <text:p>710485673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LUCAS ALBUQUERQUE DE LIMA</text:p>
          </table:table-cell>
          <table:table-cell office:value-type="float" office:value="710013475" calcext:value-type="float">
            <text:p>710013475</text:p>
          </table:table-cell>
          <table:table-cell office:value-type="string" calcext:value-type="string">
            <text:p>Cb Mat Bel</text:p>
          </table:table-cell>
        </table:table-row>
        <table:table-row table:style-name="ro1">
          <table:table-cell office:value-type="string" calcext:value-type="string">
            <text:p>THIAGO VINICIOS DE SANTANA MARQUES</text:p>
          </table:table-cell>
          <table:table-cell office:value-type="float" office:value="710481474" calcext:value-type="float">
            <text:p>710481474</text:p>
          </table:table-cell>
          <table:table-cell office:value-type="string" calcext:value-type="string">
            <text:p>Cb Int</text:p>
          </table:table-cell>
        </table:table-row>
        <table:table-row table:style-name="ro1">
          <table:table-cell office:value-type="string" calcext:value-type="string">
            <text:p>VICTOR MARQUES FERREIRA DOS SANTOS</text:p>
          </table:table-cell>
          <table:table-cell office:value-type="float" office:value="709206973" calcext:value-type="float">
            <text:p>709206973</text:p>
          </table:table-cell>
          <table:table-cell office:value-type="string" calcext:value-type="string">
            <text:p>Cb Int</text:p>
          </table:table-cell>
        </table:table-row>
        <table:table-row table:style-name="ro1">
          <table:table-cell table:style-name="ce3" office:value-type="string" calcext:value-type="string">
            <text:p>WADSON RODRIGUES DE SOUZA</text:p>
          </table:table-cell>
          <table:table-cell office:value-type="float" office:value="710481177" calcext:value-type="float">
            <text:p>710481177</text:p>
          </table:table-cell>
          <table:table-cell office:value-type="string" calcext:value-type="string">
            <text:p>Cb Eng</text:p>
          </table:table-cell>
        </table:table-row>
        <table:table-row table:style-name="ro1">
          <table:table-cell office:value-type="string" calcext:value-type="string">
            <text:p>BRENO WASHIGTON SOARES DOS SANTOS</text:p>
          </table:table-cell>
          <table:table-cell office:value-type="float" office:value="708384375" calcext:value-type="float">
            <text:p>708384375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ERICK DA SILVA LIMA</text:p>
          </table:table-cell>
          <table:table-cell office:value-type="float" office:value="709313472" calcext:value-type="float">
            <text:p>709313472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office:value-type="string" calcext:value-type="string">
            <text:p>JEDYSON MENDES SOBREIRA DE ALBUQUERQUE</text:p>
          </table:table-cell>
          <table:table-cell office:value-type="float" office:value="710484676" calcext:value-type="float">
            <text:p>710484676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JEFFERSON ALAN DE MELO</text:p>
          </table:table-cell>
          <table:table-cell office:value-type="float" office:value="710484577" calcext:value-type="float">
            <text:p>710484577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LUCAS JERONIMO XAVIER</text:p>
          </table:table-cell>
          <table:table-cell office:value-type="float" office:value="710483074" calcext:value-type="float">
            <text:p>710483074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table:style-name="ce3" office:value-type="string" calcext:value-type="string">
            <text:p>THALISON HENRIQUE XAVIER DE SANTANA</text:p>
          </table:table-cell>
          <table:table-cell office:value-type="float" office:value="710481672" calcext:value-type="float">
            <text:p>710481672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table:style-name="ce3" office:value-type="string" calcext:value-type="string">
            <text:p>WALLACE JOSE DE ARAUJO</text:p>
          </table:table-cell>
          <table:table-cell office:value-type="float" office:value="710481078" calcext:value-type="float">
            <text:p>710481078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ARTUR NAZARIO PEREIRA DA SILVA</text:p>
          </table:table-cell>
          <table:table-cell office:value-type="float" office:value="711385872" calcext:value-type="float">
            <text:p>711385872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office:value-type="string" calcext:value-type="string">
            <text:p>DAYVID ALVES DOS SANTOS</text:p>
          </table:table-cell>
          <table:table-cell office:value-type="float" office:value="711385377" calcext:value-type="float">
            <text:p>711385377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GABRIEL MATOS BASTOS</text:p>
          </table:table-cell>
          <table:table-cell office:value-type="float" office:value="711384271" calcext:value-type="float">
            <text:p>711384271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JOAO ITALO ALVES DE MENDONCA</text:p>
          </table:table-cell>
          <table:table-cell office:value-type="float" office:value="711383273" calcext:value-type="float">
            <text:p>711383273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MATHEUS FARIA SANTOS</text:p>
          </table:table-cell>
          <table:table-cell office:value-type="float" office:value="711381673" calcext:value-type="float">
            <text:p>711381673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MATHEUS HENRIQUE DE LIMA MOUTINHO</text:p>
          </table:table-cell>
          <table:table-cell office:value-type="float" office:value="711381574" calcext:value-type="float">
            <text:p>711381574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PEDRO HENRIQUE BRAZ MASSON</text:p>
          </table:table-cell>
          <table:table-cell office:value-type="float" office:value="711381178" calcext:value-type="float">
            <text:p>711381178</text:p>
          </table:table-cell>
          <table:table-cell office:value-type="string" calcext:value-type="string">
            <text:p>Sd Com</text:p>
          </table:table-cell>
        </table:table-row>
        <table:table-row table:style-name="ro1">
          <table:table-cell table:style-name="ce3" office:value-type="string" calcext:value-type="string">
            <text:p>ADRYAN LUCAS SILVA DOS SANTOS</text:p>
          </table:table-cell>
          <table:table-cell office:value-type="float" office:value="712356179" calcext:value-type="float">
            <text:p>712356179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CAIO RUAN ALVES DOS SANTOS</text:p>
          </table:table-cell>
          <table:table-cell office:value-type="float" office:value="712357771" calcext:value-type="float">
            <text:p>712357771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table:style-name="ce3" office:value-type="string" calcext:value-type="string">
            <text:p>GABRIEL MACHADO DA SILVA</text:p>
          </table:table-cell>
          <table:table-cell office:value-type="float" office:value="712357375" calcext:value-type="float">
            <text:p>712357375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HENRIQUE COSTA CABRAL BRITO</text:p>
          </table:table-cell>
          <table:table-cell office:value-type="float" office:value="712357276" calcext:value-type="float">
            <text:p>712357276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HYAGO ALVES BATISTA COSTA</text:p>
          </table:table-cell>
          <table:table-cell office:value-type="float" office:value="712357177" calcext:value-type="float">
            <text:p>712357177</text:p>
          </table:table-cell>
          <table:table-cell office:value-type="string" calcext:value-type="string">
            <text:p>Sd Mat Bel</text:p>
          </table:table-cell>
        </table:table-row>
        <table:table-row table:style-name="ro1">
          <table:table-cell office:value-type="string" calcext:value-type="string">
            <text:p>JOAO PEDRO SOUZA MUNIZ</text:p>
          </table:table-cell>
          <table:table-cell office:value-type="float" office:value="712354174" calcext:value-type="float">
            <text:p>712354174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JOSE VINICIUS FIRMINO BEZERRA</text:p>
          </table:table-cell>
          <table:table-cell office:value-type="float" office:value="712357078" calcext:value-type="float">
            <text:p>712357078</text:p>
          </table:table-cell>
          <table:table-cell office:value-type="string" calcext:value-type="string">
            <text:p>Sd Mat Bel</text:p>
          </table:table-cell>
        </table:table-row>
        <table:table-row table:style-name="ro1">
          <table:table-cell office:value-type="string" calcext:value-type="string">
            <text:p>KAUAN ARAUJO DOS ANJOS</text:p>
          </table:table-cell>
          <table:table-cell office:value-type="float" office:value="712353572" calcext:value-type="float">
            <text:p>712353572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office:value-type="string" calcext:value-type="string">
            <text:p>LUCAS ALEXANDRE MARQUES CARDOSO</text:p>
          </table:table-cell>
          <table:table-cell office:value-type="float" office:value="712356872" calcext:value-type="float">
            <text:p>712356872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LUCIANO GOMES DA SILVA FILHO</text:p>
          </table:table-cell>
          <table:table-cell office:value-type="float" office:value="712352970" calcext:value-type="float">
            <text:p>712352970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table:style-name="ce3" office:value-type="string" calcext:value-type="string">
            <text:p>MATHEUS HENRIQUE SILVA DE FRANCA</text:p>
          </table:table-cell>
          <table:table-cell office:value-type="float" office:value="712352376" calcext:value-type="float">
            <text:p>712352376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MATHEWS GOMES JULIANO</text:p>
          </table:table-cell>
          <table:table-cell office:value-type="float" office:value="712352277" calcext:value-type="float">
            <text:p>712352277</text:p>
          </table:table-cell>
          <table:table-cell office:value-type="string" calcext:value-type="string">
            <text:p>Sd Sau</text:p>
          </table:table-cell>
        </table:table-row>
        <table:table-row table:style-name="ro1">
          <table:table-cell office:value-type="string" calcext:value-type="string">
            <text:p>RENATO MIGUEL ARAUJO DOS ANJOS</text:p>
          </table:table-cell>
          <table:table-cell office:value-type="float" office:value="712356773" calcext:value-type="float">
            <text:p>712356773</text:p>
          </table:table-cell>
          <table:table-cell office:value-type="string" calcext:value-type="string">
            <text:p>Sd Com</text:p>
          </table:table-cell>
        </table:table-row>
        <table:table-row table:style-name="ro1">
          <table:table-cell office:value-type="string" calcext:value-type="string">
            <text:p>CLAUDIO HENRIQUE LOPES DO NASCIMENTO</text:p>
          </table:table-cell>
          <table:table-cell office:value-type="float" office:value="712355577" calcext:value-type="float">
            <text:p>712355577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EMERSON GOMES DA SILVA</text:p>
          </table:table-cell>
          <table:table-cell office:value-type="float" office:value="712887173" calcext:value-type="float">
            <text:p>712887173</text:p>
          </table:table-cell>
          <table:table-cell office:value-type="string" calcext:value-type="string">
            <text:p>Sd Corn/Clar</text:p>
          </table:table-cell>
        </table:table-row>
        <table:table-row table:style-name="ro1">
          <table:table-cell office:value-type="string" calcext:value-type="string">
            <text:p>GUILHERME MEDEIROS DE MOURA</text:p>
          </table:table-cell>
          <table:table-cell office:value-type="float" office:value="712886472" calcext:value-type="float">
            <text:p>712886472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ITALO CAUA LOPES DE MORAES</text:p>
          </table:table-cell>
          <table:table-cell office:value-type="float" office:value="712830470" calcext:value-type="float">
            <text:p>712830470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JOAO MARQUES DE MARIA NETO</text:p>
          </table:table-cell>
          <table:table-cell office:value-type="float" office:value="712886175" calcext:value-type="float">
            <text:p>712886175</text:p>
          </table:table-cell>
          <table:table-cell office:value-type="string" calcext:value-type="string">
            <text:p>Sd Mat Bel</text:p>
          </table:table-cell>
        </table:table-row>
        <table:table-row table:style-name="ro1">
          <table:table-cell table:style-name="ce3" office:value-type="string" calcext:value-type="string">
            <text:p>KAYO MIGUEL SILVA DOS SANTOS</text:p>
          </table:table-cell>
          <table:table-cell office:value-type="float" office:value="712852375" calcext:value-type="float">
            <text:p>712852375</text:p>
          </table:table-cell>
          <table:table-cell office:value-type="string" calcext:value-type="string">
            <text:p>Sd Eng</text:p>
          </table:table-cell>
        </table:table-row>
        <table:table-row table:style-name="ro1">
          <table:table-cell office:value-type="string" calcext:value-type="string">
            <text:p>PAULO EDUARDO COSTA DA SILVA</text:p>
          </table:table-cell>
          <table:table-cell office:value-type="float" office:value="712839174" calcext:value-type="float">
            <text:p>712839174</text:p>
          </table:table-cell>
          <table:table-cell office:value-type="string" calcext:value-type="string">
            <text:p>Sd Com</text:p>
          </table:table-cell>
        </table:table-row>
        <table:table-row table:style-name="ro1">
          <table:table-cell table:style-name="ce3" office:value-type="string" calcext:value-type="string">
            <text:p>RAFAEL SILVA DE SANTANA</text:p>
          </table:table-cell>
          <table:table-cell office:value-type="float" office:value="712836378" calcext:value-type="float">
            <text:p>712836378</text:p>
          </table:table-cell>
          <table:table-cell office:value-type="string" calcext:value-type="string">
            <text:p>Sd Int</text:p>
          </table:table-cell>
        </table:table-row>
        <table:table-row table:style-name="ro1">
          <table:table-cell office:value-type="string" calcext:value-type="string">
            <text:p>ALLYSON VENANCIO DA SILVA</text:p>
          </table:table-cell>
          <table:table-cell office:value-type="float" office:value="708452479" calcext:value-type="float">
            <text:p>708452479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CRISTOVAO HENRIQUE CALACA FERREIRA</text:p>
          </table:table-cell>
          <table:table-cell office:value-type="float" office:value="708452370" calcext:value-type="float">
            <text:p>708452370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table:style-name="ce3" office:value-type="string" calcext:value-type="string">
            <text:p>DANILO ALVES PEREIRA</text:p>
          </table:table-cell>
          <table:table-cell office:value-type="float" office:value="708314075" calcext:value-type="float">
            <text:p>708314075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ELMIR DE SANTANA MOREIRA</text:p>
          </table:table-cell>
          <table:table-cell office:value-type="float" office:value="708313978" calcext:value-type="float">
            <text:p>708313978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JOAO VITOR ROCHA DA SILVA</text:p>
          </table:table-cell>
          <table:table-cell office:value-type="float" office:value="708313572" calcext:value-type="float">
            <text:p>708313572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LUCAS TENORIO DE SANTANA FRANCA</text:p>
          </table:table-cell>
          <table:table-cell office:value-type="float" office:value="708406178" calcext:value-type="float">
            <text:p>708406178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MARCILIO ALEXANDRINO DO NASCIMENTO JUNIOR</text:p>
          </table:table-cell>
          <table:table-cell office:value-type="float" office:value="708452974" calcext:value-type="float">
            <text:p>708452974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table:style-name="ce3" office:value-type="string" calcext:value-type="string">
            <text:p>MILTON VINICIUS DE SOUZA SANTOS DA SILVA</text:p>
          </table:table-cell>
          <table:table-cell office:value-type="float" office:value="708453071" calcext:value-type="float">
            <text:p>708453071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table:style-name="ce3" office:value-type="string" calcext:value-type="string">
            <text:p>RIVANILDO DE MACEDO OLIVEIRA FILHO</text:p>
          </table:table-cell>
          <table:table-cell office:value-type="float" office:value="708314372" calcext:value-type="float">
            <text:p>708314372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ALAN ALEXANDRE TELES LEAL</text:p>
          </table:table-cell>
          <table:table-cell office:value-type="float" office:value="713691376" calcext:value-type="float">
            <text:p>713691376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ALEX GOMES NAZARIO COUTINHO</text:p>
          </table:table-cell>
          <table:table-cell office:value-type="float" office:value="713691277" calcext:value-type="float">
            <text:p>713691277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AURELINO NETO JARDIM DE LORENA</text:p>
          </table:table-cell>
          <table:table-cell office:value-type="float" office:value="713691178" calcext:value-type="float">
            <text:p>7136911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BRUNO RAFAEL JOSE DA SILVA</text:p>
          </table:table-cell>
          <table:table-cell office:value-type="float" office:value="713691079" calcext:value-type="float">
            <text:p>713691079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CARLOS HENRIQUE GONÇALVES DA SILVA</text:p>
          </table:table-cell>
          <table:table-cell office:value-type="float" office:value="713690972" calcext:value-type="float">
            <text:p>713690972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CAUÃ QUEIROZ DA SILVA</text:p>
          </table:table-cell>
          <table:table-cell office:value-type="float" office:value="713690873" calcext:value-type="float">
            <text:p>713690873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CLEBSON BARBOSA DA SILVA</text:p>
          </table:table-cell>
          <table:table-cell office:value-type="float" office:value="713686970" calcext:value-type="float">
            <text:p>713686970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CRISTIANO DA SILVA ALVES FILHO</text:p>
          </table:table-cell>
          <table:table-cell office:value-type="float" office:value="713690774" calcext:value-type="float">
            <text:p>713690774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DALTON ANTONIO PEREIRA DA SILVA</text:p>
          </table:table-cell>
          <table:table-cell office:value-type="float" office:value="713690675" calcext:value-type="float">
            <text:p>713690675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DAVI FRANCISCO DA SILVA</text:p>
          </table:table-cell>
          <table:table-cell office:value-type="float" office:value="713690576" calcext:value-type="float">
            <text:p>713690576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DOUGLAS DOS SANTOS BARBOSA</text:p>
          </table:table-cell>
          <table:table-cell office:value-type="float" office:value="713690477" calcext:value-type="float">
            <text:p>713690477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EDHERVAL JOSE DA SILVA FILHO</text:p>
          </table:table-cell>
          <table:table-cell office:value-type="float" office:value="713690378" calcext:value-type="float">
            <text:p>7136903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EDSON MIGUEL RODRIGUES SILVA</text:p>
          </table:table-cell>
          <table:table-cell office:value-type="float" office:value="713690279" calcext:value-type="float">
            <text:p>713690279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EDUARDO PATRICK SANTOS DA SILVA</text:p>
          </table:table-cell>
          <table:table-cell office:value-type="float" office:value="713685774" calcext:value-type="float">
            <text:p>713685774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EMANUEL DA SILVA PEREIRA</text:p>
          </table:table-cell>
          <table:table-cell office:value-type="float" office:value="713690170" calcext:value-type="float">
            <text:p>713690170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ERIC SOARES DA SILVA</text:p>
          </table:table-cell>
          <table:table-cell office:value-type="float" office:value="713690071" calcext:value-type="float">
            <text:p>713690071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ERICK JONATA GOMES VERIDIANO</text:p>
          </table:table-cell>
          <table:table-cell office:value-type="float" office:value="713689974" calcext:value-type="float">
            <text:p>713689974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EVERTON FERNANDES PONTES DA SILVA</text:p>
          </table:table-cell>
          <table:table-cell office:value-type="float" office:value="713689875" calcext:value-type="float">
            <text:p>713689875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GABRIEL VITOR SILVA DE SOUZA</text:p>
          </table:table-cell>
          <table:table-cell office:value-type="float" office:value="713689776" calcext:value-type="float">
            <text:p>713689776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GÊNESIS CRISTIANO DOS SANTOS</text:p>
          </table:table-cell>
          <table:table-cell office:value-type="float" office:value="713689677" calcext:value-type="float">
            <text:p>713689677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GEORGE NASCIMENTO FERREIRA</text:p>
          </table:table-cell>
          <table:table-cell office:value-type="float" office:value="713689578" calcext:value-type="float">
            <text:p>7136895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IGOR MATHEUS VENCESLAU MOURA</text:p>
          </table:table-cell>
          <table:table-cell office:value-type="float" office:value="713686772" calcext:value-type="float">
            <text:p>713686772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JACKSON JOSÉ FREITAS GALVÃO DA SILVA</text:p>
          </table:table-cell>
          <table:table-cell office:value-type="float" office:value="713689479" calcext:value-type="float">
            <text:p>713689479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ACKSON KEVEN SANTOS DA CRUZ</text:p>
          </table:table-cell>
          <table:table-cell office:value-type="float" office:value="713686673" calcext:value-type="float">
            <text:p>713686673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ADSON RAMOS DE SANTANA</text:p>
          </table:table-cell>
          <table:table-cell office:value-type="float" office:value="713689370" calcext:value-type="float">
            <text:p>713689370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JEAN MIGUEL ANDRADE DE LIMA</text:p>
          </table:table-cell>
          <table:table-cell office:value-type="float" office:value="713689271" calcext:value-type="float">
            <text:p>713689271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AO PEDRO MIRANDA VIEIRA</text:p>
          </table:table-cell>
          <table:table-cell office:value-type="float" office:value="713686574" calcext:value-type="float">
            <text:p>713686574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ÃO VICTOR MATOS DE ARAÚJO</text:p>
          </table:table-cell>
          <table:table-cell office:value-type="float" office:value="713689172" calcext:value-type="float">
            <text:p>713689172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AS CARLOS SOUZA REIS</text:p>
          </table:table-cell>
          <table:table-cell office:value-type="float" office:value="713689073" calcext:value-type="float">
            <text:p>713689073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SE DAVI DA SILVA</text:p>
          </table:table-cell>
          <table:table-cell office:value-type="float" office:value="713686475" calcext:value-type="float">
            <text:p>713686475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JOSE RODRIGO DA SILVA GONCALVES</text:p>
          </table:table-cell>
          <table:table-cell office:value-type="float" office:value="713686376" calcext:value-type="float">
            <text:p>713686376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KAUAN VINICIUS NEVES DA SILVA</text:p>
          </table:table-cell>
          <table:table-cell office:value-type="float" office:value="713685675" calcext:value-type="float">
            <text:p>713685675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LUAN ERONE DA SILVA</text:p>
          </table:table-cell>
          <table:table-cell office:value-type="float" office:value="713686277" calcext:value-type="float">
            <text:p>713686277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LUCAS EZEQUIEL DA SILVA</text:p>
          </table:table-cell>
          <table:table-cell office:value-type="float" office:value="713686178" calcext:value-type="float">
            <text:p>7136861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LUIZ FERNANDO RODRIGUES CUNHA CAVALCANTI</text:p>
          </table:table-cell>
          <table:table-cell office:value-type="float" office:value="713685576" calcext:value-type="float">
            <text:p>713685576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MAISSON DOUGLAS COSTA DA SILVA</text:p>
          </table:table-cell>
          <table:table-cell office:value-type="float" office:value="713688877" calcext:value-type="float">
            <text:p>713688877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MARLLON ALVES DE AZEVEDO</text:p>
          </table:table-cell>
          <table:table-cell office:value-type="float" office:value="713686079" calcext:value-type="float">
            <text:p>713686079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MATHEUS ALISSON GARCIA CORAGEM</text:p>
          </table:table-cell>
          <table:table-cell office:value-type="float" office:value="713688778" calcext:value-type="float">
            <text:p>713688778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MATHEUS CARNEIRO DA SILVA</text:p>
          </table:table-cell>
          <table:table-cell office:value-type="float" office:value="713688679" calcext:value-type="float">
            <text:p>713688679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MAYKE DO NASCIMENTO SANTOS</text:p>
          </table:table-cell>
          <table:table-cell office:value-type="float" office:value="713688570" calcext:value-type="float">
            <text:p>713688570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MIKAEL FRANCISCO SOARES</text:p>
          </table:table-cell>
          <table:table-cell office:value-type="float" office:value="713688471" calcext:value-type="float">
            <text:p>713688471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PEDRO HENRIQUE DA SILVA</text:p>
          </table:table-cell>
          <table:table-cell office:value-type="float" office:value="713688372" calcext:value-type="float">
            <text:p>713688372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PEDRO HENRIQUE MATOS DE ARAÚJO</text:p>
          </table:table-cell>
          <table:table-cell office:value-type="float" office:value="713688174" calcext:value-type="float">
            <text:p>713688174</text:p>
          </table:table-cell>
          <table:table-cell office:value-type="string" calcext:value-type="string">
            <text:p>Sd Rcr</text:p>
          </table:table-cell>
        </table:table-row>
        <table:table-row table:style-name="ro1">
          <table:table-cell office:value-type="string" calcext:value-type="string">
            <text:p>PEDRO LUCAS FERREIRA DO NASCIMENTO</text:p>
          </table:table-cell>
          <table:table-cell office:value-type="float" office:value="713685972" calcext:value-type="float">
            <text:p>713685972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PEDRO RENATO SILVA COSTA</text:p>
          </table:table-cell>
          <table:table-cell office:value-type="float" office:value="713688075" calcext:value-type="float">
            <text:p>713688075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3" office:value-type="string" calcext:value-type="string">
            <text:p>RENAN DE MELO SANTOS</text:p>
          </table:table-cell>
          <table:table-cell office:value-type="float" office:value="713687978" calcext:value-type="float">
            <text:p>713687978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RODNEY DO CARMO</text:p>
          </table:table-cell>
          <table:table-cell office:value-type="float" office:value="713685477" calcext:value-type="float">
            <text:p>713685477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RODRIGO FRAGA DE OLIVEIRA</text:p>
          </table:table-cell>
          <table:table-cell office:value-type="float" office:value="713687879" calcext:value-type="float">
            <text:p>713687879</text:p>
          </table:table-cell>
          <table:table-cell office:value-type="string" calcext:value-type="string">
            <text:p>Sd Rcr Corn/Clar</text:p>
          </table:table-cell>
        </table:table-row>
        <table:table-row table:style-name="ro1">
          <table:table-cell table:style-name="ce3" office:value-type="string" calcext:value-type="string">
            <text:p>ROGER DE LIMA LEITÃO</text:p>
          </table:table-cell>
          <table:table-cell office:value-type="float" office:value="713687770" calcext:value-type="float">
            <text:p>713687770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RONALDO PATROCINIO SOARES SILVA</text:p>
          </table:table-cell>
          <table:table-cell office:value-type="float" office:value="713687671" calcext:value-type="float">
            <text:p>713687671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office:value-type="string" calcext:value-type="string">
            <text:p>RUBENS KAUANN ALVES BRAZ DE OLIVEIRA</text:p>
          </table:table-cell>
          <table:table-cell office:value-type="float" office:value="702121377" calcext:value-type="float">
            <text:p>702121377</text:p>
          </table:table-cell>
          <table:table-cell office:value-type="string" calcext:value-type="string">
            <text:p>Sd Rcr Int</text:p>
          </table:table-cell>
        </table:table-row>
        <table:table-row table:style-name="ro1">
          <table:table-cell table:style-name="ce3" office:value-type="string" calcext:value-type="string">
            <text:p>SAMUEL ANTÔNIO DOS SANTOS COSTA</text:p>
          </table:table-cell>
          <table:table-cell office:value-type="float" office:value="713685279" calcext:value-type="float">
            <text:p>713685279</text:p>
          </table:table-cell>
          <table:table-cell office:value-type="string" calcext:value-type="string">
            <text:p>Sd Rcr Com</text:p>
          </table:table-cell>
        </table:table-row>
        <table:table-row table:style-name="ro1">
          <table:table-cell office:value-type="string" calcext:value-type="string">
            <text:p>THIAGO ROMILSON SOUZA DO NASCIMENTO</text:p>
          </table:table-cell>
          <table:table-cell office:value-type="float" office:value="713687473" calcext:value-type="float">
            <text:p>713687473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office:value-type="string" calcext:value-type="string">
            <text:p>WESLLEY FILIPI NEGROMONTE DA SILVA</text:p>
          </table:table-cell>
          <table:table-cell office:value-type="float" office:value="713687275" calcext:value-type="float">
            <text:p>713687275</text:p>
          </table:table-cell>
          <table:table-cell office:value-type="string" calcext:value-type="string">
            <text:p>Sd Rcr Com</text:p>
          </table:table-cell>
        </table:table-row>
        <table:table-row table:style-name="ro1">
          <table:table-cell office:value-type="string" calcext:value-type="string">
            <text:p>WESLLEY VITOR LISBOA DA SILVA</text:p>
          </table:table-cell>
          <table:table-cell office:value-type="float" office:value="713687176" calcext:value-type="float">
            <text:p>713687176</text:p>
          </table:table-cell>
          <table:table-cell office:value-type="string" calcext:value-type="string">
            <text:p>Sd Rcr Eng</text:p>
          </table:table-cell>
        </table:table-row>
        <table:table-row table:style-name="ro1">
          <table:table-cell table:style-name="ce4" office:value-type="string" calcext:value-type="string">
            <text:p>WILLIAM GABRIEL SOUZA DA SILVA</text:p>
          </table:table-cell>
          <table:table-cell table:style-name="ce6" office:value-type="float" office:value="713685378" calcext:value-type="float">
            <text:p>713685378</text:p>
          </table:table-cell>
          <table:table-cell table:style-name="ce6" office:value-type="string" calcext:value-type="string">
            <text:p>Sd Rcr</text:p>
          </table:table-cell>
        </table:table-row>
      </table:table>
      <table:table table:name="Planilha4" table:style-name="ta1"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e de Guerra</text:p>
          </table:table-cell>
          <table:table-cell office:value-type="string" calcext:value-type="string">
            <text:p>Posto</text:p>
          </table:table-cell>
        </table:table-row>
        <table:table-row table:style-name="ro1">
          <table:table-cell office:value-type="string" calcext:value-type="string">
            <text:p>CARLOS YOSHIO MORITA</text:p>
          </table:table-cell>
          <table:table-cell office:value-type="string" calcext:value-type="string">
            <text:p>MORITA</text:p>
          </table:table-cell>
          <table:table-cell office:value-type="string" calcext:value-type="string">
            <text:p>Cel</text:p>
          </table:table-cell>
        </table:table-row>
        <table:table-row table:style-name="ro1">
          <table:table-cell office:value-type="string" calcext:value-type="string">
            <text:p>AUGUSTO TOSCANO ESPÍNOLA NETO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Maj</text:p>
          </table:table-cell>
        </table:table-row>
        <table:table-row table:style-name="ro1">
          <table:table-cell office:value-type="string" calcext:value-type="string">
            <text:p>FRANCK ROSA DA SILVA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Maj</text:p>
          </table:table-cell>
        </table:table-row>
        <table:table-row table:style-name="ro1">
          <table:table-cell office:value-type="string" calcext:value-type="string">
            <text:p>ELISA RUZICKA ZORN</text:p>
          </table:table-cell>
          <table:table-cell office:value-type="string" calcext:value-type="string">
            <text:p>ELISA ZORN</text:p>
          </table:table-cell>
          <table:table-cell office:value-type="string" calcext:value-type="string">
            <text:p>Maj</text:p>
          </table:table-cell>
        </table:table-row>
        <table:table-row table:style-name="ro1">
          <table:table-cell office:value-type="string" calcext:value-type="string">
            <text:p>OTHON AMORIM BARBOSA</text:p>
          </table:table-cell>
          <table:table-cell office:value-type="string" calcext:value-type="string">
            <text:p>OTHON</text:p>
          </table:table-cell>
          <table:table-cell office:value-type="string" calcext:value-type="string">
            <text:p>Cap R1</text:p>
          </table:table-cell>
        </table:table-row>
        <table:table-row table:style-name="ro1">
          <table:table-cell office:value-type="string" calcext:value-type="string">
            <text:p>DANIEL CAVALCANTI BUARQUE MOREIRA</text:p>
          </table:table-cell>
          <table:table-cell office:value-type="string" calcext:value-type="string">
            <text:p>BUARQUE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TIAGO PRUDENCIO SILVANO</text:p>
          </table:table-cell>
          <table:table-cell office:value-type="string" calcext:value-type="string">
            <text:p>PRUDÊNCIO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ÁTILA PEREIRA RICARTE</text:p>
          </table:table-cell>
          <table:table-cell office:value-type="string" calcext:value-type="string">
            <text:p>ÁTILA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LUCAS LAGO DE LIMA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GEOVÁ ALVES DA SILVA</text:p>
          </table:table-cell>
          <table:table-cell office:value-type="string" calcext:value-type="string">
            <text:p>GEOVÁ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DACI ARAÚJO DE AZEVEDO</text:p>
          </table:table-cell>
          <table:table-cell office:value-type="string" calcext:value-type="string">
            <text:p>AZEVEDO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REINALDO MAURO MAIA</text:p>
          </table:table-cell>
          <table:table-cell office:value-type="string" calcext:value-type="string">
            <text:p>MAURO MAIA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FRANCISCO CLÁUDIO ALMEIDA DA SILVA JÚNIOR</text:p>
          </table:table-cell>
          <table:table-cell office:value-type="string" calcext:value-type="string">
            <text:p>FRANCISCO CLÁUDIO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string" calcext:value-type="string">
            <text:p>JOÃO VICTOR TAVARES RODRIGUES PAZ</text:p>
          </table:table-cell>
          <table:table-cell office:value-type="string" calcext:value-type="string">
            <text:p>TAVARES PAZ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MATHEUS CAMPOS FERRAZ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FELIPE YAMAMOTO FERREIRA AGUIAR</text:p>
          </table:table-cell>
          <table:table-cell office:value-type="string" calcext:value-type="string">
            <text:p>YAMAMOTO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DANILO ROMEU FARIAS DE SOUZA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ARTHUR DE ANDRADE RODRIGUES SANTOS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DANIEL MASAAKI NOJIMA</text:p>
          </table:table-cell>
          <table:table-cell office:value-type="string" calcext:value-type="string">
            <text:p>NOJIMA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REGINALDO PEREIRA DA SILVA FILHO</text:p>
          </table:table-cell>
          <table:table-cell office:value-type="string" calcext:value-type="string">
            <text:p>REGINALDO SILVA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JAIME GUILHERME LOUREIRO BREDA</text:p>
          </table:table-cell>
          <table:table-cell/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JEFTER ANDRÉ DA SILVA DOS SANTOS</text:p>
          </table:table-cell>
          <table:table-cell office:value-type="string" calcext:value-type="string">
            <text:p>JEFTER</text:p>
          </table:table-cell>
          <table:table-cell office:value-type="string" calcext:value-type="string">
            <text:p>1º Ten</text:p>
          </table:table-cell>
        </table:table-row>
        <table:table-row table:style-name="ro1">
          <table:table-cell office:value-type="string" calcext:value-type="string">
            <text:p>MARCOS CHRISTOPHER DE SOUSA MARTIN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ISRAEL DE MELO CAVALCANT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IVALDO CÂMARA CAMPOS JÚNIOR</text:p>
          </table:table-cell>
          <table:table-cell office:value-type="string" calcext:value-type="string">
            <text:p>CAMPOS JÚNIOR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JULIANE PEREIRA CABRAL DE FREITAS</text:p>
          </table:table-cell>
          <table:table-cell office:value-type="string" calcext:value-type="string">
            <text:p>JULIANE CABRAL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GUILHERME DUARTE MUNIZ POSSIDIO MARQUES</text:p>
          </table:table-cell>
          <table:table-cell office:value-type="string" calcext:value-type="string">
            <text:p>POSSIDIO</text:p>
          </table:table-cell>
          <table:table-cell office:value-type="string" calcext:value-type="string">
            <text:p>2º Ten</text:p>
          </table:table-cell>
        </table:table-row>
        <table:table-row table:style-name="ro1">
          <table:table-cell office:value-type="string" calcext:value-type="string">
            <text:p>ANDRÉ FREIRE TABOSA</text:p>
          </table:table-cell>
          <table:table-cell office:value-type="string" calcext:value-type="string">
            <text:p>FREIRE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JONAS WEINERT CAMPOS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SEVERINO ALVES NETO</text:p>
          </table:table-cell>
          <table:table-cell office:value-type="string" calcext:value-type="string">
            <text:p>ALVES NETO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ALEXSANDRO SOARES DE ALBUQUERQUE</text:p>
          </table:table-cell>
          <table:table-cell office:value-type="string" calcext:value-type="string">
            <text:p>ALEXSANDRO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JUAREZ RIBEIRO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JOÃO EVANGELISTA DOS SANTOS BATISTA</text:p>
          </table:table-cell>
          <table:table-cell office:value-type="string" calcext:value-type="string">
            <text:p>EVANGELISTA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MARIVALDO PEREIRA DO NASCIMENTO</text:p>
          </table:table-cell>
          <table:table-cell office:value-type="string" calcext:value-type="string">
            <text:p>NASCIMENTO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LEONARDO NUNES DA SILV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PAULO ROBERTO DE SOUZA ALVES</text:p>
          </table:table-cell>
          <table:table-cell office:value-type="string" calcext:value-type="string">
            <text:p>SOUZA ALVES</text:p>
          </table:table-cell>
          <table:table-cell office:value-type="string" calcext:value-type="string">
            <text:p>S Ten</text:p>
          </table:table-cell>
        </table:table-row>
        <table:table-row table:style-name="ro1">
          <table:table-cell office:value-type="string" calcext:value-type="string">
            <text:p>DIEGO IVISON SILVA DE LIMA</text:p>
          </table:table-cell>
          <table:table-cell office:value-type="string" calcext:value-type="string">
            <text:p>DIEGO IVISON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BRENO MARCELO VALENÇA BANDEIRA</text:p>
          </table:table-cell>
          <table:table-cell office:value-type="string" calcext:value-type="string">
            <text:p>BRENO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FÁBIO HENRIQUE SANTOS DO VALE</text:p>
          </table:table-cell>
          <table:table-cell office:value-type="string" calcext:value-type="string">
            <text:p>DO VALE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RAONI CELESTINO DE ABREU</text:p>
          </table:table-cell>
          <table:table-cell office:value-type="string" calcext:value-type="string">
            <text:p>RAONI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EMANUEL DELANO PINHEIRO ALMEIDA</text:p>
          </table:table-cell>
          <table:table-cell office:value-type="string" calcext:value-type="string">
            <text:p>DELANO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THOMAS JEFFERSON PASCHUAL</text:p>
          </table:table-cell>
          <table:table-cell office:value-type="string" calcext:value-type="string">
            <text:p>PASCHUAL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NIVALDO FRANCISCO SANTOS JUNIOR</text:p>
          </table:table-cell>
          <table:table-cell/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CHARLES EDMILSON CAETANO ALVES DE ASS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THIAGO RAMOS DA SILVA</text:p>
          </table:table-cell>
          <table:table-cell office:value-type="string" calcext:value-type="string">
            <text:p>THIAGO RAMOS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WELLINGTON ARAÚJO DO AMARAL</text:p>
          </table:table-cell>
          <table:table-cell office:value-type="string" calcext:value-type="string">
            <text:p>WELLINGTON ARAÚJO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AUGUSTO CÉSAR VALERIANO DOS SANTOS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1º Sgt</text:p>
          </table:table-cell>
        </table:table-row>
        <table:table-row table:style-name="ro1">
          <table:table-cell office:value-type="string" calcext:value-type="string">
            <text:p>JOSÉ ROBERTO SOARES DA SILVA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2º Sgt R1</text:p>
          </table:table-cell>
        </table:table-row>
        <table:table-row table:style-name="ro1">
          <table:table-cell office:value-type="string" calcext:value-type="string">
            <text:p>JOEL BORGES DOS PASSO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THIAGO ARRUDA SILVA</text:p>
          </table:table-cell>
          <table:table-cell office:value-type="string" calcext:value-type="string">
            <text:p>ARRUD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JOSÉ NILO GOMES DE SOUZA</text:p>
          </table:table-cell>
          <table:table-cell office:value-type="string" calcext:value-type="string">
            <text:p>NILO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MÜLLER DA SILVA SANTOS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BRUNO JOSÉ PEREIRA</text:p>
          </table:table-cell>
          <table:table-cell office:value-type="string" calcext:value-type="string">
            <text:p>BRUNO JOSÉ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CLEBSON DA SILVA LIMA NASCIMENTO</text:p>
          </table:table-cell>
          <table:table-cell office:value-type="string" calcext:value-type="string">
            <text:p>CLEBSON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THIAGO CÉSAR DA SILVA RAMOS</text:p>
          </table:table-cell>
          <table:table-cell office:value-type="string" calcext:value-type="string">
            <text:p>CÉSAR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ANDERSON MIGUEL VIEIRA DE ANDRADE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MARCOS BATISTA DA SILVA JÚNIOR</text:p>
          </table:table-cell>
          <table:table-cell office:value-type="string" calcext:value-type="string">
            <text:p>MARCOS BATIST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ANDERSON HENRIQUE MAGALHÃES DE SOUZA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RÔMULO PEREIRA RODRIGUES</text:p>
          </table:table-cell>
          <table:table-cell office:value-type="string" calcext:value-type="string">
            <text:p>RÔMULO PEREIR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RAONI BARROS DE SOUSA</text:p>
          </table:table-cell>
          <table:table-cell office:value-type="string" calcext:value-type="string">
            <text:p>RAONI BARROS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RICARDO JORGE SOARES DE ALBUQUERQUE FILH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ENIO JOSÉ VERAS NETO</text:p>
          </table:table-cell>
          <table:table-cell office:value-type="string" calcext:value-type="string">
            <text:p>ENIO VERAS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OSVALDO PINHEIRO NETO BASTOS</text:p>
          </table:table-cell>
          <table:table-cell office:value-type="string" calcext:value-type="string">
            <text:p>OSVALDO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FERNANDO DE SOUZA MENDES</text:p>
          </table:table-cell>
          <table:table-cell office:value-type="string" calcext:value-type="string">
            <text:p>SOUZA MENDES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JOÃO WICTOR AMORIM MAIA SILVA</text:p>
          </table:table-cell>
          <table:table-cell office:value-type="string" calcext:value-type="string">
            <text:p>WICTOR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WELLISON FRANCISCO DA CRUZ SILVA</text:p>
          </table:table-cell>
          <table:table-cell office:value-type="string" calcext:value-type="string">
            <text:p>WELLISON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JOSIEL NEGRÃO BRITO PEREIRA</text:p>
          </table:table-cell>
          <table:table-cell office:value-type="string" calcext:value-type="string">
            <text:p>JOSIEL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GUILHERME RODRIGO CAVALCANTI SANTOS</text:p>
          </table:table-cell>
          <table:table-cell office:value-type="string" calcext:value-type="string">
            <text:p>CAVALCANTI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PIETRO ÂNGELO DE LIMA TAVARES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IRLAN PEREIRA DE SOUZA</text:p>
          </table:table-cell>
          <table:table-cell office:value-type="string" calcext:value-type="string">
            <text:p>IRLAN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MARCÍLIO CARDOSO GARCIA FILH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DAVI AMARAL DE MOURA</text:p>
          </table:table-cell>
          <table:table-cell office:value-type="string" calcext:value-type="string">
            <text:p>D MOURA</text:p>
          </table:table-cell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ELTON SOUZA DE OLIVEIRA</text:p>
          </table:table-cell>
          <table:table-cell/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THIAGO VICENTE DA SILVA PESSOA</text:p>
          </table:table-cell>
          <table:table-cell/>
          <table:table-cell office:value-type="string" calcext:value-type="string">
            <text:p>2º Sgt</text:p>
          </table:table-cell>
        </table:table-row>
        <table:table-row table:style-name="ro1">
          <table:table-cell office:value-type="string" calcext:value-type="string">
            <text:p>MATHEUS DOMINGOS REBOLO</text:p>
          </table:table-cell>
          <table:table-cell office:value-type="string" calcext:value-type="string">
            <text:p>REBOL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CAIO CÉSAR DA SILVA</text:p>
          </table:table-cell>
          <table:table-cell office:value-type="string" calcext:value-type="string">
            <text:p>CAIO CÉSAR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SAMUEL SILVA DE LIMA</text:p>
          </table:table-cell>
          <table:table-cell office:value-type="string" calcext:value-type="string">
            <text:p>SAMUEL SILV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GLAUBER LEOCÁDIO DA SILVA</text:p>
          </table:table-cell>
          <table:table-cell office:value-type="string" calcext:value-type="string">
            <text:p>LEOCÁDI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PAULO HENRIQUE LEAL DE ALMEIDA PAIVA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JOÃO PEDRO DA SILVA DOS SANTOS PERES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KELLY DA COSTA PERES DOS SANTOS</text:p>
          </table:table-cell>
          <table:table-cell office:value-type="string" calcext:value-type="string">
            <text:p>PERES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HYELTON JORGE SANTANA DA SILVA</text:p>
          </table:table-cell>
          <table:table-cell office:value-type="string" calcext:value-type="string">
            <text:p>JORGE SILV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DELMARI SILVESTRE COSTA NETO</text:p>
          </table:table-cell>
          <table:table-cell office:value-type="string" calcext:value-type="string">
            <text:p>COSTA NET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JÉSSICA RAVENA SANTIAGO GOIS</text:p>
          </table:table-cell>
          <table:table-cell office:value-type="string" calcext:value-type="string">
            <text:p>RAVEN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WAGNER RODOLFO DE ARAUJO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ALTAIR MEDEIROS DOS SANTOS VENÂNCIO</text:p>
          </table:table-cell>
          <table:table-cell office:value-type="string" calcext:value-type="string">
            <text:p>VENÂNCI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FELLIPE DE ALCÂNTARA SILVA</text:p>
          </table:table-cell>
          <table:table-cell office:value-type="string" calcext:value-type="string">
            <text:p>ALCÂNTAR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VINICIUS HENRIQUE DINIZ REZENDE</text:p>
          </table:table-cell>
          <table:table-cell office:value-type="string" calcext:value-type="string">
            <text:p>REZENDE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ÍTALO DA SILVA SANTOS</text:p>
          </table:table-cell>
          <table:table-cell office:value-type="string" calcext:value-type="string">
            <text:p>ÍTALO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CAIO HENRIQUE BATISTA DA SILVA</text:p>
          </table:table-cell>
          <table:table-cell office:value-type="string" calcext:value-type="string">
            <text:p>CAIO SILVA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THIAGO DOS SANTOS BELÉM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JOÃO PEDRO SA DE SOUZA</text:p>
          </table:table-cell>
          <table:table-cell/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LIBNI RODRIGUES LIRA ROCHA</text:p>
          </table:table-cell>
          <table:table-cell office:value-type="string" calcext:value-type="string">
            <text:p>LIBNI </text:p>
          </table:table-cell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CLARA COSTA DA SILVA GOMES</text:p>
          </table:table-cell>
          <table:table-cell/>
          <table:table-cell office:value-type="string" calcext:value-type="string">
            <text:p>3º Sgt</text:p>
          </table:table-cell>
        </table:table-row>
        <table:table-row table:style-name="ro1">
          <table:table-cell office:value-type="string" calcext:value-type="string">
            <text:p>ABDIAS SILVA DE SOUZA</text:p>
          </table:table-cell>
          <table:table-cell office:value-type="string" calcext:value-type="string">
            <text:p>ABDIAS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ADSON RODRIGUES FERNANDES CAMPOS</text:p>
          </table:table-cell>
          <table:table-cell office:value-type="string" calcext:value-type="string">
            <text:p>ADSON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DANIEL PINHEIRO DE ANDRADE SOUZA</text:p>
          </table:table-cell>
          <table:table-cell office:value-type="string" calcext:value-type="string">
            <text:p>ANDRADE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IGOR BRITO SALES SOUZA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EDVIRKSON GALDINO PEREIRA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HIAGO VINÍCIUS DA SILVA</text:p>
          </table:table-cell>
          <table:table-cell office:value-type="string" calcext:value-type="string">
            <text:p>HIAGO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MAGNO RHYQUELME SANTOS CUNHA</text:p>
          </table:table-cell>
          <table:table-cell office:value-type="string" calcext:value-type="string">
            <text:p>MAGNO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LUCAS MOISÉS DA SILV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MICAEL MACHADO DA SILVA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NATANAEL DE MELO LIMA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JADILSON CARLOS SANTIAGO DA SILVA</text:p>
          </table:table-cell>
          <table:table-cell office:value-type="string" calcext:value-type="string">
            <text:p>JADILSON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VICTOR MARQUES FERREIRA DOS SANTOS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CARLOS VINÍCIUS NASCIMENTO SILVA</text:p>
          </table:table-cell>
          <table:table-cell office:value-type="string" calcext:value-type="string">
            <text:p>CARLOS SILVA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GABRIEL RODRIGO SILVA DE PAULA</text:p>
          </table:table-cell>
          <table:table-cell office:value-type="string" calcext:value-type="string">
            <text:p>DE PAULA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LUCAS ALBUQUERQUE DE LIM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THIAGO VINICIOS DE SANTANA MARQUES</text:p>
          </table:table-cell>
          <table:table-cell office:value-type="string" calcext:value-type="string">
            <text:p>VINÍCIOS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WADSON RODRIGUES DE SOUZA</text:p>
          </table:table-cell>
          <table:table-cell office:value-type="string" calcext:value-type="string">
            <text:p>WADSON</text:p>
          </table:table-cell>
          <table:table-cell office:value-type="string" calcext:value-type="string">
            <text:p>Cb EP</text:p>
          </table:table-cell>
        </table:table-row>
        <table:table-row table:style-name="ro1">
          <table:table-cell office:value-type="string" calcext:value-type="string">
            <text:p>BRENO WASHINGTON SOARES DOS SANTOS</text:p>
          </table:table-cell>
          <table:table-cell office:value-type="string" calcext:value-type="string">
            <text:p>SOAR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ERICK DA SILVA LIMA</text:p>
          </table:table-cell>
          <table:table-cell office:value-type="string" calcext:value-type="string">
            <text:p>DA SILV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THALISON HENRIQUE XAVIER DE SANTANA</text:p>
          </table:table-cell>
          <table:table-cell office:value-type="string" calcext:value-type="string">
            <text:p>THALISO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WALLACE JOSÉ DE ARAÚJO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EFFERSON ALAN DE MEL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EDYSON MENDES SOBREIRA DE ALBUQUERQUE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LUCAS JERONIMO XAVIER</text:p>
          </table:table-cell>
          <table:table-cell office:value-type="string" calcext:value-type="string">
            <text:p>JERÔNIM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ARTUR NAZÁRIO PEREIRA DA SILVA</text:p>
          </table:table-cell>
          <table:table-cell office:value-type="string" calcext:value-type="string">
            <text:p>NAZÁRI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DAYVID ALVES DOS SANTOS</text:p>
          </table:table-cell>
          <table:table-cell office:value-type="string" calcext:value-type="string">
            <text:p>ALVES NET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GABRIEL MATOS BASTOS</text:p>
          </table:table-cell>
          <table:table-cell office:value-type="string" calcext:value-type="string">
            <text:p>MATO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OÃO ÍTALO ALVES DE MENDONÇA</text:p>
          </table:table-cell>
          <table:table-cell office:value-type="string" calcext:value-type="string">
            <text:p>MENDONÇ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MATHEUS FARIA SANTOS</text:p>
          </table:table-cell>
          <table:table-cell office:value-type="string" calcext:value-type="string">
            <text:p>FARI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MATHEUS HENRIQUE DE LIMA MOUTINHO</text:p>
          </table:table-cell>
          <table:table-cell office:value-type="string" calcext:value-type="string">
            <text:p>MOUTINH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PEDRO HENRIQUE BRAZ MASSON</text:p>
          </table:table-cell>
          <table:table-cell office:value-type="string" calcext:value-type="string">
            <text:p>MASSO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ADRYAN LUCAS SILVA DOS SANTOS</text:p>
          </table:table-cell>
          <table:table-cell office:value-type="string" calcext:value-type="string">
            <text:p>ADRYA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CAIO RUAN ALVES DOS SANTOS</text:p>
          </table:table-cell>
          <table:table-cell office:value-type="string" calcext:value-type="string">
            <text:p>RUAN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CLAUDIO HENRIQUE LOPES DO NASCIMENTO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GABRIEL MACHADO DA SILV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HENRIQUE COSTA CABRAL BRITO</text:p>
          </table:table-cell>
          <table:table-cell office:value-type="string" calcext:value-type="string">
            <text:p>CABRAL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HYAGO ALVES BATISTA COSTA</text:p>
          </table:table-cell>
          <table:table-cell office:value-type="string" calcext:value-type="string">
            <text:p>BATIST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OÃO PEDRO SOUZA MUNIZ</text:p>
          </table:table-cell>
          <table:table-cell office:value-type="string" calcext:value-type="string">
            <text:p>MUNIZ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OSE VINICIUS FIRMINO BEZERRA</text:p>
          </table:table-cell>
          <table:table-cell office:value-type="string" calcext:value-type="string">
            <text:p>FIRMIN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KAUAN ARAUJO DOS ANJOS</text:p>
          </table:table-cell>
          <table:table-cell office:value-type="string" calcext:value-type="string">
            <text:p>DOS ANJO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LUCAS ALEXANDRE MARQUES CARDOSO</text:p>
          </table:table-cell>
          <table:table-cell office:value-type="string" calcext:value-type="string">
            <text:p>CARDOS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LUCIANO GOMES DA SILVA FILHO</text:p>
          </table:table-cell>
          <table:table-cell office:value-type="string" calcext:value-type="string">
            <text:p>SILVA FILH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MATHEUS HENRIQUE SILVA DE FRANCA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MATHEWS GOMES JULIANO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RENATO MIGUEL ARAUJO DOS ANJO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EMERSON GOMES DA SILVA</text:p>
          </table:table-cell>
          <table:table-cell office:value-type="string" calcext:value-type="string">
            <text:p>GOM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GUILHERME MEDEIROS DE MOURA</text:p>
          </table:table-cell>
          <table:table-cell office:value-type="string" calcext:value-type="string">
            <text:p>MEDEIRO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ITALO CAUA LOPES DE MORAES</text:p>
          </table:table-cell>
          <table:table-cell office:value-type="string" calcext:value-type="string">
            <text:p>MORA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JOÃO MARQUES DE MARIA NETO</text:p>
          </table:table-cell>
          <table:table-cell office:value-type="string" calcext:value-type="string">
            <text:p>JOÃO MARQUES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KAYO MIGUEL SILVA DOS SANTOS</text:p>
          </table:table-cell>
          <table:table-cell office:value-type="string" calcext:value-type="string">
            <text:p>KAYO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PAULO EDUARDO COSTA DA SILV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RAFAEL SILVA DE SANTAN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Sd EP</text:p>
          </table:table-cell>
        </table:table-row>
        <table:table-row table:style-name="ro1">
          <table:table-cell office:value-type="string" calcext:value-type="string">
            <text:p>ALAN ALEXANDRE TELES LEAL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ALEX GOMES NAZÁRIO COUTINHO</text:p>
          </table:table-cell>
          <table:table-cell office:value-type="string" calcext:value-type="string">
            <text:p>COUTINH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BRUNO RAFAEL JOSÉ DA SILV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CARLOS HENRIQUE GONÇALVES DA SILVA</text:p>
          </table:table-cell>
          <table:table-cell office:value-type="string" calcext:value-type="string">
            <text:p>GONÇALV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CAUÃ QUEIROZ DA SILVA</text:p>
          </table:table-cell>
          <table:table-cell office:value-type="string" calcext:value-type="string">
            <text:p>QUEIROZ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CLEBSON BARBOSA DA SILVA</text:p>
          </table:table-cell>
          <table:table-cell office:value-type="string" calcext:value-type="string">
            <text:p>BARBOS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CRISTIANO DA SILVA ALVES FILHO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DALTON ANTÔNIO PEREIRA DA SILVA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DAVI FRANCISCO DA SILVA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DOUGLAS DOS SANTOS BARBOS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DHERVAL JOSE DA SILVA FILHO</text:p>
          </table:table-cell>
          <table:table-cell office:value-type="string" calcext:value-type="string">
            <text:p>FILH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DSON MIGUEL RODRIGUES SILVA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DUARDO PATRICK SANTOS DA SILV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MANUEL DA SILVA PEREIRA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RIC SOARES DA SILVA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RICK JONATA GOMES VERIDIANO</text:p>
          </table:table-cell>
          <table:table-cell office:value-type="string" calcext:value-type="string">
            <text:p>JONAT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EVERTON FERNANDES PONTES DA SILVA</text:p>
          </table:table-cell>
          <table:table-cell office:value-type="string" calcext:value-type="string">
            <text:p>PONT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GABRIEL VITOR SILVA DE SOUZ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GÊNESIS CRISTIANO DOS SANTOS</text:p>
          </table:table-cell>
          <table:table-cell office:value-type="string" calcext:value-type="string">
            <text:p>GÊNESI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GEORGE NASCIMENTO FERREIRA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IGOR MATHEUS VENCESLAU MOURA</text:p>
          </table:table-cell>
          <table:table-cell office:value-type="string" calcext:value-type="string">
            <text:p>VENCESLAU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ACKSON JOSÉ FREITAS GALVÃO DA SILVA</text:p>
          </table:table-cell>
          <table:table-cell office:value-type="string" calcext:value-type="string">
            <text:p>GALVÃ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ACKSON KEVEN SANTOS DA CRUZ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ADSON RAMOS DE SANTAN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EAN MIGUEL ANDRADE DE LIM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ÃO PEDRO MIRANDA VIEIR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ÃO VICTOR MATOS DE ARAÚJO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AS CARLOS SOUZA REIS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SE DAVI DA SILVA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SE RODRIGO DA SILVA GONÇALVES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KAUAN VINICIUS NEVES DA SILVA</text:p>
          </table:table-cell>
          <table:table-cell office:value-type="string" calcext:value-type="string">
            <text:p>NEV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LUAN ERONE DA SILVA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LUCAS EZEQUIEL DA SILVA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LUIZ FERNANDO RODRIGUES CUNHA CAVALCANTI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ISSON DOUGLAS COSTA DA SILVA</text:p>
          </table:table-cell>
          <table:table-cell office:value-type="string" calcext:value-type="string">
            <text:p>COSTA SILV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RLLON ALVES DE AZEVEDO</text:p>
          </table:table-cell>
          <table:table-cell office:value-type="string" calcext:value-type="string">
            <text:p>MARLLO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THEUS ALISSON GARCIA CORAGEM</text:p>
          </table:table-cell>
          <table:table-cell office:value-type="string" calcext:value-type="string">
            <text:p>CORAGEM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THEUS CARNEIRO DA SILVA</text:p>
          </table:table-cell>
          <table:table-cell office:value-type="string" calcext:value-type="string">
            <text:p>CARNEIR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AYKE DO NASCIMENTO SANTOS</text:p>
          </table:table-cell>
          <table:table-cell office:value-type="string" calcext:value-type="string">
            <text:p>MAYKE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MIKAEL FRANCISCO SOARES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PEDRO HENRIQUE DA SILVA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PEDRO HENRIQUE MATOS DE ARAÚJO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PEDRO LUCAS FERREIRA DO NASCIMENTO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PEDRO RENATO SILVA COSTA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ENAN DE MELO SANTOS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ODNEY DO CARMO</text:p>
          </table:table-cell>
          <table:table-cell office:value-type="string" calcext:value-type="string">
            <text:p>CARM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ODRIGO FRAGA DE OLIVEIRA</text:p>
          </table:table-cell>
          <table:table-cell office:value-type="string" calcext:value-type="string">
            <text:p>FRAG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OGER DE LIMA LEITÃO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ONALDO PATROCINIO SOARES SILV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RUBENS KAUANN ALVES BRAZ DE OLIVEIR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SAMUEL ANTÔNIO DOS SANTOS COST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THIAGO ROMILSON SOUZA DO NASCIMENTO</text:p>
          </table:table-cell>
          <table:table-cell office:value-type="string" calcext:value-type="string">
            <text:p>ROMILSON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WESLLEY FILIPI NEGROMONTE DA SILVA</text:p>
          </table:table-cell>
          <table:table-cell office:value-type="string" calcext:value-type="string">
            <text:p>NEGROMONTE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WESLLEY VITOR LISBO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WILLIAM GABRIEL SOUZA DA SILVA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d EV</text:p>
          </table:table-cell>
        </table:table-row>
        <table:table-row table:style-name="ro1">
          <table:table-cell office:value-type="string" calcext:value-type="string">
            <text:p>JOÃO JOSÉ DE LIMA FILHO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JOAQUIM ANDRÉ ALVES DA SILVA</text:p>
          </table:table-cell>
          <table:table-cell office:value-type="string" calcext:value-type="string">
            <text:p>JOAQUIM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JOSÉ EVERALDO DE BRITO LEITE</text:p>
          </table:table-cell>
          <table:table-cell office:value-type="string" calcext:value-type="string">
            <text:p>EVERALDO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JOSÉ FRANCISCO BALBINO FILHO</text:p>
          </table:table-cell>
          <table:table-cell office:value-type="string" calcext:value-type="string">
            <text:p>BALBINO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JOSÉ HENRIQUE CAMPELO SOBRAL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LENITA MUNIZ DA SILVA</text:p>
          </table:table-cell>
          <table:table-cell office:value-type="string" calcext:value-type="string">
            <text:p>LENIT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LUIZ CARLOS DOS SANTO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MARIA DAS GRAÇAS CAVALCANTI DE MELO</text:p>
          </table:table-cell>
          <table:table-cell office:value-type="string" calcext:value-type="string">
            <text:p>GRAÇAS MELO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RITA DE CÁSSIA ALMEIDA DA SILVA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ILVANA FERRAZ MACHADO</text:p>
          </table:table-cell>
          <table:table-cell office:value-type="string" calcext:value-type="string">
            <text:p>SILVANA</text:p>
          </table:table-cell>
          <table:table-cell office:value-type="string" calcext:value-type="string">
            <text:p>SC</text:p>
          </table:table-cell>
        </table:table-row>
      </table:table>
      <table:table table:name="Planilha5" table:style-name="ta1">
        <table:table-column table:style-name="co28" table:default-cell-style-name="ce2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nome guerr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</table:table-row>
        <table:table-row table:style-name="ro3" table:visibility="filter">
          <table:table-cell office:value-type="string" calcext:value-type="string">
            <text:p>201 – Marllon</text:p>
          </table:table-cell>
          <table:table-cell table:formula="of:=LEFT([.A2];3)" office:value-type="string" office:string-value="201" calcext:value-type="string">
            <text:p>201</text:p>
          </table:table-cell>
          <table:table-cell table:formula="of:=SEARCH(&quot;#&quot;;[.A2]&amp;&quot;#&quot;)" office:value-type="float" office:value="14" calcext:value-type="float">
            <text:p>14</text:p>
          </table:table-cell>
          <table:table-cell table:formula="of:=RIGHT([.A2];[.C2]-7)" office:value-type="string" office:string-value="Marllon" calcext:value-type="string">
            <text:p>Marllon</text:p>
          </table:table-cell>
          <table:table-cell table:formula="of:=&quot;update usuarios set nome_guerra = '&quot;&amp;[.B2]&amp;&quot; &quot;&amp;[.D2]&amp;&quot;' where nome_guerra = '&quot;&amp;[.D2]&amp;&quot;' and id_patente = 1;&quot;" office:value-type="string" office:string-value="update usuarios set nome_guerra = '201 Marllon' where nome_guerra = 'Marllon' and id_patente = 1;" calcext:value-type="string">
            <text:p>update usuarios set nome_guerra = '201 Marllon' where nome_guerra = 'Marllon' and id_patente = 1;</text:p>
          </table:table-cell>
          <table:table-cell table:formula="of:=VLOOKUP([.B2]&amp;&quot; &quot;&amp;[.D2];[$Planilha6.$B$1:.$C$65];2;0)" office:value-type="string" office:string-value="Marllon Alves De Azevedo" calcext:value-type="string">
            <text:p>Marllon Alves De Azevedo</text:p>
          </table:table-cell>
          <table:table-cell/>
        </table:table-row>
        <table:table-row table:style-name="ro3" table:visibility="filter">
          <table:table-cell office:value-type="string" calcext:value-type="string">
            <text:p>202 – Eric</text:p>
          </table:table-cell>
          <table:table-cell table:formula="of:=LEFT([.A3];3)" office:value-type="string" office:string-value="202" calcext:value-type="string">
            <text:p>202</text:p>
          </table:table-cell>
          <table:table-cell table:formula="of:=SEARCH(&quot;#&quot;;[.A3]&amp;&quot;#&quot;)" office:value-type="float" office:value="11" calcext:value-type="float">
            <text:p>11</text:p>
          </table:table-cell>
          <table:table-cell table:formula="of:=RIGHT([.A3];[.C3]-7)" office:value-type="string" office:string-value="Eric" calcext:value-type="string">
            <text:p>Eric</text:p>
          </table:table-cell>
          <table:table-cell table:formula="of:=&quot;update usuarios set nome_guerra = '&quot;&amp;[.B3]&amp;&quot; &quot;&amp;[.D3]&amp;&quot;' where nome_guerra = '&quot;&amp;[.D3]&amp;&quot;' and id_patente = 1;&quot;" office:value-type="string" office:string-value="update usuarios set nome_guerra = '202 Eric' where nome_guerra = 'Eric' and id_patente = 1;" calcext:value-type="string">
            <text:p>update usuarios set nome_guerra = '202 Eric' where nome_guerra = 'Eric' and id_patente = 1;</text:p>
          </table:table-cell>
          <table:table-cell table:formula="of:=VLOOKUP([.B3]&amp;&quot; &quot;&amp;[.D3];[$Planilha6.$B$1:.$C$65];2;0)" office:value-type="string" office:string-value="Eric Soares Da Silva" calcext:value-type="string">
            <text:p>Eric Soares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03 – Pedro</text:p>
          </table:table-cell>
          <table:table-cell table:formula="of:=LEFT([.A4];3)" office:value-type="string" office:string-value="203" calcext:value-type="string">
            <text:p>203</text:p>
          </table:table-cell>
          <table:table-cell table:formula="of:=SEARCH(&quot;#&quot;;[.A4]&amp;&quot;#&quot;)" office:value-type="float" office:value="12" calcext:value-type="float">
            <text:p>12</text:p>
          </table:table-cell>
          <table:table-cell table:formula="of:=RIGHT([.A4];[.C4]-7)" office:value-type="string" office:string-value="Pedro" calcext:value-type="string">
            <text:p>Pedro</text:p>
          </table:table-cell>
          <table:table-cell table:formula="of:=&quot;update usuarios set nome_guerra = '&quot;&amp;[.B4]&amp;&quot; &quot;&amp;[.D4]&amp;&quot;' where nome_guerra = '&quot;&amp;[.D4]&amp;&quot;' and id_patente = 1;&quot;" office:value-type="string" office:string-value="update usuarios set nome_guerra = '203 Pedro' where nome_guerra = 'Pedro' and id_patente = 1;" calcext:value-type="string">
            <text:p>update usuarios set nome_guerra = '203 Pedro' where nome_guerra = 'Pedro' and id_patente = 1;</text:p>
          </table:table-cell>
          <table:table-cell table:formula="of:=VLOOKUP([.B4]&amp;&quot; &quot;&amp;[.D4];[$Planilha6.$B$1:.$C$65];2;0)" office:value-type="string" office:string-value="Pedro Henrique Da Silva" calcext:value-type="string">
            <text:p>Pedro Henrique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04 – Lucas</text:p>
          </table:table-cell>
          <table:table-cell table:formula="of:=LEFT([.A5];3)" office:value-type="string" office:string-value="204" calcext:value-type="string">
            <text:p>204</text:p>
          </table:table-cell>
          <table:table-cell table:formula="of:=SEARCH(&quot;#&quot;;[.A5]&amp;&quot;#&quot;)" office:value-type="float" office:value="12" calcext:value-type="float">
            <text:p>12</text:p>
          </table:table-cell>
          <table:table-cell table:formula="of:=RIGHT([.A5];[.C5]-7)" office:value-type="string" office:string-value="Lucas" calcext:value-type="string">
            <text:p>Lucas</text:p>
          </table:table-cell>
          <table:table-cell table:formula="of:=&quot;update usuarios set nome_guerra = '&quot;&amp;[.B5]&amp;&quot; &quot;&amp;[.D5]&amp;&quot;' where nome_guerra = '&quot;&amp;[.D5]&amp;&quot;' and id_patente = 1;&quot;" office:value-type="string" office:string-value="update usuarios set nome_guerra = '204 Lucas' where nome_guerra = 'Lucas' and id_patente = 1;" calcext:value-type="string">
            <text:p>update usuarios set nome_guerra = '204 Lucas' where nome_guerra = 'Lucas' and id_patente = 1;</text:p>
          </table:table-cell>
          <table:table-cell table:formula="of:=VLOOKUP([.B5]&amp;&quot; &quot;&amp;[.D5];[$Planilha6.$B$1:.$C$65];2;0)" office:value-type="string" office:string-value="Pedro Lucas Ferreira Do Nascimento" calcext:value-type="string">
            <text:p>Pedro Lucas Ferreira Do Nascimento</text:p>
          </table:table-cell>
          <table:table-cell/>
        </table:table-row>
        <table:table-row table:style-name="ro3" table:visibility="filter">
          <table:table-cell office:value-type="string" calcext:value-type="string">
            <text:p>205 – George</text:p>
          </table:table-cell>
          <table:table-cell table:formula="of:=LEFT([.A6];3)" office:value-type="string" office:string-value="205" calcext:value-type="string">
            <text:p>205</text:p>
          </table:table-cell>
          <table:table-cell table:formula="of:=SEARCH(&quot;#&quot;;[.A6]&amp;&quot;#&quot;)" office:value-type="float" office:value="13" calcext:value-type="float">
            <text:p>13</text:p>
          </table:table-cell>
          <table:table-cell table:formula="of:=RIGHT([.A6];[.C6]-7)" office:value-type="string" office:string-value="George" calcext:value-type="string">
            <text:p>George</text:p>
          </table:table-cell>
          <table:table-cell table:formula="of:=&quot;update usuarios set nome_guerra = '&quot;&amp;[.B6]&amp;&quot; &quot;&amp;[.D6]&amp;&quot;' where nome_guerra = '&quot;&amp;[.D6]&amp;&quot;' and id_patente = 1;&quot;" office:value-type="string" office:string-value="update usuarios set nome_guerra = '205 George' where nome_guerra = 'George' and id_patente = 1;" calcext:value-type="string">
            <text:p>update usuarios set nome_guerra = '205 George' where nome_guerra = 'George' and id_patente = 1;</text:p>
          </table:table-cell>
          <table:table-cell table:formula="of:=VLOOKUP([.B6]&amp;&quot; &quot;&amp;[.D6];[$Planilha6.$B$1:.$C$65];2;0)" office:value-type="string" office:string-value="George Nascimento Ferreira" calcext:value-type="string">
            <text:p>George Nascimento Ferreira</text:p>
          </table:table-cell>
          <table:table-cell/>
        </table:table-row>
        <table:table-row table:style-name="ro3" table:visibility="filter">
          <table:table-cell office:value-type="string" calcext:value-type="string">
            <text:p>206 – Bruno Rafael</text:p>
          </table:table-cell>
          <table:table-cell table:formula="of:=LEFT([.A7];3)" office:value-type="string" office:string-value="206" calcext:value-type="string">
            <text:p>206</text:p>
          </table:table-cell>
          <table:table-cell table:formula="of:=SEARCH(&quot;#&quot;;[.A7]&amp;&quot;#&quot;)" office:value-type="float" office:value="19" calcext:value-type="float">
            <text:p>19</text:p>
          </table:table-cell>
          <table:table-cell table:formula="of:=RIGHT([.A7];[.C7]-7)" office:value-type="string" office:string-value="Bruno Rafael" calcext:value-type="string">
            <text:p>Bruno Rafael</text:p>
          </table:table-cell>
          <table:table-cell table:formula="of:=&quot;update usuarios set nome_guerra = '&quot;&amp;[.B7]&amp;&quot; &quot;&amp;[.D7]&amp;&quot;' where nome_guerra = '&quot;&amp;[.D7]&amp;&quot;' and id_patente = 1;&quot;" office:value-type="string" office:string-value="update usuarios set nome_guerra = '206 Bruno Rafael' where nome_guerra = 'Bruno Rafael' and id_patente = 1;" calcext:value-type="string">
            <text:p>update usuarios set nome_guerra = '206 Bruno Rafael' where nome_guerra = 'Bruno Rafael' and id_patente = 1;</text:p>
          </table:table-cell>
          <table:table-cell table:formula="of:=VLOOKUP([.B7]&amp;&quot; &quot;&amp;[.D7];[$Planilha6.$B$1:.$C$65];2;0)" office:value-type="string" office:string-value="" calcext:value-type="error">
            <text:p>#N/DISP</text:p>
          </table:table-cell>
          <table:table-cell office:value-type="float" office:value="327" calcext:value-type="float">
            <text:p>327</text:p>
          </table:table-cell>
        </table:table-row>
        <table:table-row table:style-name="ro3" table:visibility="filter">
          <table:table-cell office:value-type="string" calcext:value-type="string">
            <text:p>207 – Negromonte</text:p>
          </table:table-cell>
          <table:table-cell table:formula="of:=LEFT([.A8];3)" office:value-type="string" office:string-value="207" calcext:value-type="string">
            <text:p>207</text:p>
          </table:table-cell>
          <table:table-cell table:formula="of:=SEARCH(&quot;#&quot;;[.A8]&amp;&quot;#&quot;)" office:value-type="float" office:value="17" calcext:value-type="float">
            <text:p>17</text:p>
          </table:table-cell>
          <table:table-cell table:formula="of:=RIGHT([.A8];[.C8]-7)" office:value-type="string" office:string-value="Negromonte" calcext:value-type="string">
            <text:p>Negromonte</text:p>
          </table:table-cell>
          <table:table-cell table:formula="of:=&quot;update usuarios set nome_guerra = '&quot;&amp;[.B8]&amp;&quot; &quot;&amp;[.D8]&amp;&quot;' where nome_guerra = '&quot;&amp;[.D8]&amp;&quot;' and id_patente = 1;&quot;" office:value-type="string" office:string-value="update usuarios set nome_guerra = '207 Negromonte' where nome_guerra = 'Negromonte' and id_patente = 1;" calcext:value-type="string">
            <text:p>update usuarios set nome_guerra = '207 Negromonte' where nome_guerra = 'Negromonte' and id_patente = 1;</text:p>
          </table:table-cell>
          <table:table-cell table:formula="of:=VLOOKUP([.B8]&amp;&quot; &quot;&amp;[.D8];[$Planilha6.$B$1:.$C$65];2;0)" office:value-type="string" office:string-value="Weslley Filipi Negromonte Da Silva" calcext:value-type="string">
            <text:p>Weslley Filipi Negromonte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08 – Gênesis</text:p>
          </table:table-cell>
          <table:table-cell table:formula="of:=LEFT([.A9];3)" office:value-type="string" office:string-value="208" calcext:value-type="string">
            <text:p>208</text:p>
          </table:table-cell>
          <table:table-cell table:formula="of:=SEARCH(&quot;#&quot;;[.A9]&amp;&quot;#&quot;)" office:value-type="float" office:value="14" calcext:value-type="float">
            <text:p>14</text:p>
          </table:table-cell>
          <table:table-cell table:formula="of:=RIGHT([.A9];[.C9]-7)" office:value-type="string" office:string-value="Gênesis" calcext:value-type="string">
            <text:p>Gênesis</text:p>
          </table:table-cell>
          <table:table-cell table:formula="of:=&quot;update usuarios set nome_guerra = '&quot;&amp;[.B9]&amp;&quot; &quot;&amp;[.D9]&amp;&quot;' where nome_guerra = '&quot;&amp;[.D9]&amp;&quot;' and id_patente = 1;&quot;" office:value-type="string" office:string-value="update usuarios set nome_guerra = '208 Gênesis' where nome_guerra = 'Gênesis' and id_patente = 1;" calcext:value-type="string">
            <text:p>update usuarios set nome_guerra = '208 Gênesis' where nome_guerra = 'Gênesis' and id_patente = 1;</text:p>
          </table:table-cell>
          <table:table-cell table:formula="of:=VLOOKUP([.B9]&amp;&quot; &quot;&amp;[.D9];[$Planilha6.$B$1:.$C$65];2;0)" office:value-type="string" office:string-value="Gênesis Cristiano Dos Santos" calcext:value-type="string">
            <text:p>Gênesis Cristiano Dos Santos</text:p>
          </table:table-cell>
          <table:table-cell/>
        </table:table-row>
        <table:table-row table:style-name="ro3" table:visibility="filter">
          <table:table-cell office:value-type="string" calcext:value-type="string">
            <text:p>209 – Fraga</text:p>
          </table:table-cell>
          <table:table-cell table:formula="of:=LEFT([.A10];3)" office:value-type="string" office:string-value="209" calcext:value-type="string">
            <text:p>209</text:p>
          </table:table-cell>
          <table:table-cell table:formula="of:=SEARCH(&quot;#&quot;;[.A10]&amp;&quot;#&quot;)" office:value-type="float" office:value="12" calcext:value-type="float">
            <text:p>12</text:p>
          </table:table-cell>
          <table:table-cell table:formula="of:=RIGHT([.A10];[.C10]-7)" office:value-type="string" office:string-value="Fraga" calcext:value-type="string">
            <text:p>Fraga</text:p>
          </table:table-cell>
          <table:table-cell table:formula="of:=&quot;update usuarios set nome_guerra = '&quot;&amp;[.B10]&amp;&quot; &quot;&amp;[.D10]&amp;&quot;' where nome_guerra = '&quot;&amp;[.D10]&amp;&quot;' and id_patente = 1;&quot;" office:value-type="string" office:string-value="update usuarios set nome_guerra = '209 Fraga' where nome_guerra = 'Fraga' and id_patente = 1;" calcext:value-type="string">
            <text:p>update usuarios set nome_guerra = '209 Fraga' where nome_guerra = 'Fraga' and id_patente = 1;</text:p>
          </table:table-cell>
          <table:table-cell table:formula="of:=VLOOKUP([.B10]&amp;&quot; &quot;&amp;[.D10];[$Planilha6.$B$1:.$C$65];2;0)" office:value-type="string" office:string-value="Rodrigo Fraga De Oliveira" calcext:value-type="string">
            <text:p>Rodrigo Fraga De Oliveira</text:p>
          </table:table-cell>
          <table:table-cell/>
        </table:table-row>
        <table:table-row table:style-name="ro3" table:visibility="filter">
          <table:table-cell office:value-type="string" calcext:value-type="string">
            <text:p>210 – Douglas</text:p>
          </table:table-cell>
          <table:table-cell table:formula="of:=LEFT([.A11];3)" office:value-type="string" office:string-value="210" calcext:value-type="string">
            <text:p>210</text:p>
          </table:table-cell>
          <table:table-cell table:formula="of:=SEARCH(&quot;#&quot;;[.A11]&amp;&quot;#&quot;)" office:value-type="float" office:value="14" calcext:value-type="float">
            <text:p>14</text:p>
          </table:table-cell>
          <table:table-cell table:formula="of:=RIGHT([.A11];[.C11]-7)" office:value-type="string" office:string-value="Douglas" calcext:value-type="string">
            <text:p>Douglas</text:p>
          </table:table-cell>
          <table:table-cell table:formula="of:=&quot;update usuarios set nome_guerra = '&quot;&amp;[.B11]&amp;&quot; &quot;&amp;[.D11]&amp;&quot;' where nome_guerra = '&quot;&amp;[.D11]&amp;&quot;' and id_patente = 1;&quot;" office:value-type="string" office:string-value="update usuarios set nome_guerra = '210 Douglas' where nome_guerra = 'Douglas' and id_patente = 1;" calcext:value-type="string">
            <text:p>update usuarios set nome_guerra = '210 Douglas' where nome_guerra = 'Douglas' and id_patente = 1;</text:p>
          </table:table-cell>
          <table:table-cell table:formula="of:=VLOOKUP([.B11]&amp;&quot; &quot;&amp;[.D11];[$Planilha6.$B$1:.$C$65];2;0)" office:value-type="string" office:string-value="Douglas Dos Santos Barbosa" calcext:value-type="string">
            <text:p>Douglas Dos Santos Barbosa</text:p>
          </table:table-cell>
          <table:table-cell/>
        </table:table-row>
        <table:table-row table:style-name="ro3" table:visibility="filter">
          <table:table-cell office:value-type="string" calcext:value-type="string">
            <text:p>211 – Dalton</text:p>
          </table:table-cell>
          <table:table-cell table:formula="of:=LEFT([.A12];3)" office:value-type="string" office:string-value="211" calcext:value-type="string">
            <text:p>211</text:p>
          </table:table-cell>
          <table:table-cell table:formula="of:=SEARCH(&quot;#&quot;;[.A12]&amp;&quot;#&quot;)" office:value-type="float" office:value="13" calcext:value-type="float">
            <text:p>13</text:p>
          </table:table-cell>
          <table:table-cell table:formula="of:=RIGHT([.A12];[.C12]-7)" office:value-type="string" office:string-value="Dalton" calcext:value-type="string">
            <text:p>Dalton</text:p>
          </table:table-cell>
          <table:table-cell table:formula="of:=&quot;update usuarios set nome_guerra = '&quot;&amp;[.B12]&amp;&quot; &quot;&amp;[.D12]&amp;&quot;' where nome_guerra = '&quot;&amp;[.D12]&amp;&quot;' and id_patente = 1;&quot;" office:value-type="string" office:string-value="update usuarios set nome_guerra = '211 Dalton' where nome_guerra = 'Dalton' and id_patente = 1;" calcext:value-type="string">
            <text:p>update usuarios set nome_guerra = '211 Dalton' where nome_guerra = 'Dalton' and id_patente = 1;</text:p>
          </table:table-cell>
          <table:table-cell table:formula="of:=VLOOKUP([.B12]&amp;&quot; &quot;&amp;[.D12];[$Planilha6.$B$1:.$C$65];2;0)" office:value-type="string" office:string-value="" calcext:value-type="error">
            <text:p>#N/DISP</text:p>
          </table:table-cell>
          <table:table-cell office:value-type="float" office:value="332" calcext:value-type="float">
            <text:p>332</text:p>
          </table:table-cell>
        </table:table-row>
        <table:table-row table:style-name="ro3" table:visibility="filter">
          <table:table-cell office:value-type="string" calcext:value-type="string">
            <text:p>212 – Romilson</text:p>
          </table:table-cell>
          <table:table-cell table:formula="of:=LEFT([.A13];3)" office:value-type="string" office:string-value="212" calcext:value-type="string">
            <text:p>212</text:p>
          </table:table-cell>
          <table:table-cell table:formula="of:=SEARCH(&quot;#&quot;;[.A13]&amp;&quot;#&quot;)" office:value-type="float" office:value="15" calcext:value-type="float">
            <text:p>15</text:p>
          </table:table-cell>
          <table:table-cell table:formula="of:=RIGHT([.A13];[.C13]-7)" office:value-type="string" office:string-value="Romilson" calcext:value-type="string">
            <text:p>Romilson</text:p>
          </table:table-cell>
          <table:table-cell table:formula="of:=&quot;update usuarios set nome_guerra = '&quot;&amp;[.B13]&amp;&quot; &quot;&amp;[.D13]&amp;&quot;' where nome_guerra = '&quot;&amp;[.D13]&amp;&quot;' and id_patente = 1;&quot;" office:value-type="string" office:string-value="update usuarios set nome_guerra = '212 Romilson' where nome_guerra = 'Romilson' and id_patente = 1;" calcext:value-type="string">
            <text:p>update usuarios set nome_guerra = '212 Romilson' where nome_guerra = 'Romilson' and id_patente = 1;</text:p>
          </table:table-cell>
          <table:table-cell table:formula="of:=VLOOKUP([.B13]&amp;&quot; &quot;&amp;[.D13];[$Planilha6.$B$1:.$C$65];2;0)" office:value-type="string" office:string-value="Thiago Romilson Souza Do Nascimento" calcext:value-type="string">
            <text:p>Thiago Romilson Souza Do Nascimento</text:p>
          </table:table-cell>
          <table:table-cell/>
        </table:table-row>
        <table:table-row table:style-name="ro3" table:visibility="filter">
          <table:table-cell office:value-type="string" calcext:value-type="string">
            <text:p>213 – Rodrigues</text:p>
          </table:table-cell>
          <table:table-cell table:formula="of:=LEFT([.A14];3)" office:value-type="string" office:string-value="213" calcext:value-type="string">
            <text:p>213</text:p>
          </table:table-cell>
          <table:table-cell table:formula="of:=SEARCH(&quot;#&quot;;[.A14]&amp;&quot;#&quot;)" office:value-type="float" office:value="16" calcext:value-type="float">
            <text:p>16</text:p>
          </table:table-cell>
          <table:table-cell table:formula="of:=RIGHT([.A14];[.C14]-7)" office:value-type="string" office:string-value="Rodrigues" calcext:value-type="string">
            <text:p>Rodrigues</text:p>
          </table:table-cell>
          <table:table-cell table:formula="of:=&quot;update usuarios set nome_guerra = '&quot;&amp;[.B14]&amp;&quot; &quot;&amp;[.D14]&amp;&quot;' where nome_guerra = '&quot;&amp;[.D14]&amp;&quot;' and id_patente = 1;&quot;" office:value-type="string" office:string-value="update usuarios set nome_guerra = '213 Rodrigues' where nome_guerra = 'Rodrigues' and id_patente = 1;" calcext:value-type="string">
            <text:p>update usuarios set nome_guerra = '213 Rodrigues' where nome_guerra = 'Rodrigues' and id_patente = 1;</text:p>
          </table:table-cell>
          <table:table-cell table:formula="of:=VLOOKUP([.B14]&amp;&quot; &quot;&amp;[.D14];[$Planilha6.$B$1:.$C$65];2;0)" office:value-type="string" office:string-value="Luiz Fernando Rodrigues Cunha Cavalcanti" calcext:value-type="string">
            <text:p>Luiz Fernando Rodrigues Cunha Cavalcanti</text:p>
          </table:table-cell>
          <table:table-cell/>
        </table:table-row>
        <table:table-row table:style-name="ro3" table:visibility="filter">
          <table:table-cell office:value-type="string" calcext:value-type="string">
            <text:p>214 – Carneiro</text:p>
          </table:table-cell>
          <table:table-cell table:formula="of:=LEFT([.A15];3)" office:value-type="string" office:string-value="214" calcext:value-type="string">
            <text:p>214</text:p>
          </table:table-cell>
          <table:table-cell table:formula="of:=SEARCH(&quot;#&quot;;[.A15]&amp;&quot;#&quot;)" office:value-type="float" office:value="15" calcext:value-type="float">
            <text:p>15</text:p>
          </table:table-cell>
          <table:table-cell table:formula="of:=RIGHT([.A15];[.C15]-7)" office:value-type="string" office:string-value="Carneiro" calcext:value-type="string">
            <text:p>Carneiro</text:p>
          </table:table-cell>
          <table:table-cell table:formula="of:=&quot;update usuarios set nome_guerra = '&quot;&amp;[.B15]&amp;&quot; &quot;&amp;[.D15]&amp;&quot;' where nome_guerra = '&quot;&amp;[.D15]&amp;&quot;' and id_patente = 1;&quot;" office:value-type="string" office:string-value="update usuarios set nome_guerra = '214 Carneiro' where nome_guerra = 'Carneiro' and id_patente = 1;" calcext:value-type="string">
            <text:p>update usuarios set nome_guerra = '214 Carneiro' where nome_guerra = 'Carneiro' and id_patente = 1;</text:p>
          </table:table-cell>
          <table:table-cell table:formula="of:=VLOOKUP([.B15]&amp;&quot; &quot;&amp;[.D15];[$Planilha6.$B$1:.$C$65];2;0)" office:value-type="string" office:string-value="Matheus Carneiro Da Silva" calcext:value-type="string">
            <text:p>Matheus Carneiro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15 – Queiroz</text:p>
          </table:table-cell>
          <table:table-cell table:formula="of:=LEFT([.A16];3)" office:value-type="string" office:string-value="215" calcext:value-type="string">
            <text:p>215</text:p>
          </table:table-cell>
          <table:table-cell table:formula="of:=SEARCH(&quot;#&quot;;[.A16]&amp;&quot;#&quot;)" office:value-type="float" office:value="14" calcext:value-type="float">
            <text:p>14</text:p>
          </table:table-cell>
          <table:table-cell table:formula="of:=RIGHT([.A16];[.C16]-7)" office:value-type="string" office:string-value="Queiroz" calcext:value-type="string">
            <text:p>Queiroz</text:p>
          </table:table-cell>
          <table:table-cell table:formula="of:=&quot;update usuarios set nome_guerra = '&quot;&amp;[.B16]&amp;&quot; &quot;&amp;[.D16]&amp;&quot;' where nome_guerra = '&quot;&amp;[.D16]&amp;&quot;' and id_patente = 1;&quot;" office:value-type="string" office:string-value="update usuarios set nome_guerra = '215 Queiroz' where nome_guerra = 'Queiroz' and id_patente = 1;" calcext:value-type="string">
            <text:p>update usuarios set nome_guerra = '215 Queiroz' where nome_guerra = 'Queiroz' and id_patente = 1;</text:p>
          </table:table-cell>
          <table:table-cell table:formula="of:=VLOOKUP([.B16]&amp;&quot; &quot;&amp;[.D16];[$Planilha6.$B$1:.$C$65];2;0)" office:value-type="string" office:string-value="Cauã Queiroz Da Silva" calcext:value-type="string">
            <text:p>Cauã Queiroz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16 – Carmo</text:p>
          </table:table-cell>
          <table:table-cell table:formula="of:=LEFT([.A17];3)" office:value-type="string" office:string-value="216" calcext:value-type="string">
            <text:p>216</text:p>
          </table:table-cell>
          <table:table-cell table:formula="of:=SEARCH(&quot;#&quot;;[.A17]&amp;&quot;#&quot;)" office:value-type="float" office:value="12" calcext:value-type="float">
            <text:p>12</text:p>
          </table:table-cell>
          <table:table-cell table:formula="of:=RIGHT([.A17];[.C17]-7)" office:value-type="string" office:string-value="Carmo" calcext:value-type="string">
            <text:p>Carmo</text:p>
          </table:table-cell>
          <table:table-cell table:formula="of:=&quot;update usuarios set nome_guerra = '&quot;&amp;[.B17]&amp;&quot; &quot;&amp;[.D17]&amp;&quot;' where nome_guerra = '&quot;&amp;[.D17]&amp;&quot;' and id_patente = 1;&quot;" office:value-type="string" office:string-value="update usuarios set nome_guerra = '216 Carmo' where nome_guerra = 'Carmo' and id_patente = 1;" calcext:value-type="string">
            <text:p>update usuarios set nome_guerra = '216 Carmo' where nome_guerra = 'Carmo' and id_patente = 1;</text:p>
          </table:table-cell>
          <table:table-cell table:formula="of:=VLOOKUP([.B17]&amp;&quot; &quot;&amp;[.D17];[$Planilha6.$B$1:.$C$65];2;0)" office:value-type="string" office:string-value="Rodney Do Carmo" calcext:value-type="string">
            <text:p>Rodney Do Carmo</text:p>
          </table:table-cell>
          <table:table-cell/>
        </table:table-row>
        <table:table-row table:style-name="ro3" table:visibility="filter">
          <table:table-cell office:value-type="string" calcext:value-type="string">
            <text:p>217 – Ramos</text:p>
          </table:table-cell>
          <table:table-cell table:formula="of:=LEFT([.A18];3)" office:value-type="string" office:string-value="217" calcext:value-type="string">
            <text:p>217</text:p>
          </table:table-cell>
          <table:table-cell table:formula="of:=SEARCH(&quot;#&quot;;[.A18]&amp;&quot;#&quot;)" office:value-type="float" office:value="12" calcext:value-type="float">
            <text:p>12</text:p>
          </table:table-cell>
          <table:table-cell table:formula="of:=RIGHT([.A18];[.C18]-7)" office:value-type="string" office:string-value="Ramos" calcext:value-type="string">
            <text:p>Ramos</text:p>
          </table:table-cell>
          <table:table-cell table:formula="of:=&quot;update usuarios set nome_guerra = '&quot;&amp;[.B18]&amp;&quot; &quot;&amp;[.D18]&amp;&quot;' where nome_guerra = '&quot;&amp;[.D18]&amp;&quot;' and id_patente = 1;&quot;" office:value-type="string" office:string-value="update usuarios set nome_guerra = '217 Ramos' where nome_guerra = 'Ramos' and id_patente = 1;" calcext:value-type="string">
            <text:p>update usuarios set nome_guerra = '217 Ramos' where nome_guerra = 'Ramos' and id_patente = 1;</text:p>
          </table:table-cell>
          <table:table-cell table:formula="of:=VLOOKUP([.B18]&amp;&quot; &quot;&amp;[.D18];[$Planilha6.$B$1:.$C$65];2;0)" office:value-type="string" office:string-value="Jadson Ramos De Santana" calcext:value-type="string">
            <text:p>Jadson Ramos De Santana</text:p>
          </table:table-cell>
          <table:table-cell/>
        </table:table-row>
        <table:table-row table:style-name="ro3" table:visibility="filter">
          <table:table-cell office:value-type="string" calcext:value-type="string">
            <text:p>218 – Renan</text:p>
          </table:table-cell>
          <table:table-cell table:formula="of:=LEFT([.A19];3)" office:value-type="string" office:string-value="218" calcext:value-type="string">
            <text:p>218</text:p>
          </table:table-cell>
          <table:table-cell table:formula="of:=SEARCH(&quot;#&quot;;[.A19]&amp;&quot;#&quot;)" office:value-type="float" office:value="12" calcext:value-type="float">
            <text:p>12</text:p>
          </table:table-cell>
          <table:table-cell table:formula="of:=RIGHT([.A19];[.C19]-7)" office:value-type="string" office:string-value="Renan" calcext:value-type="string">
            <text:p>Renan</text:p>
          </table:table-cell>
          <table:table-cell table:formula="of:=&quot;update usuarios set nome_guerra = '&quot;&amp;[.B19]&amp;&quot; &quot;&amp;[.D19]&amp;&quot;' where nome_guerra = '&quot;&amp;[.D19]&amp;&quot;' and id_patente = 1;&quot;" office:value-type="string" office:string-value="update usuarios set nome_guerra = '218 Renan' where nome_guerra = 'Renan' and id_patente = 1;" calcext:value-type="string">
            <text:p>update usuarios set nome_guerra = '218 Renan' where nome_guerra = 'Renan' and id_patente = 1;</text:p>
          </table:table-cell>
          <table:table-cell table:formula="of:=VLOOKUP([.B19]&amp;&quot; &quot;&amp;[.D19];[$Planilha6.$B$1:.$C$65];2;0)" office:value-type="string" office:string-value="Renan De Melo Santos" calcext:value-type="string">
            <text:p>Renan De Melo Santos</text:p>
          </table:table-cell>
          <table:table-cell/>
        </table:table-row>
        <table:table-row table:style-name="ro3">
          <table:table-cell office:value-type="string" calcext:value-type="string">
            <text:p>219 – Feliciano</text:p>
          </table:table-cell>
          <table:table-cell table:formula="of:=LEFT([.A20];3)" office:value-type="string" office:string-value="219" calcext:value-type="string">
            <text:p>219</text:p>
          </table:table-cell>
          <table:table-cell table:formula="of:=SEARCH(&quot;#&quot;;[.A20]&amp;&quot;#&quot;)" office:value-type="float" office:value="16" calcext:value-type="float">
            <text:p>16</text:p>
          </table:table-cell>
          <table:table-cell table:formula="of:=RIGHT([.A20];[.C20]-7)" office:value-type="string" office:string-value="Feliciano" calcext:value-type="string">
            <text:p>Feliciano</text:p>
          </table:table-cell>
          <table:table-cell table:formula="of:=&quot;update usuarios set nome_guerra = '&quot;&amp;[.B20]&amp;&quot; &quot;&amp;[.D20]&amp;&quot;' where nome_guerra = '&quot;&amp;[.D20]&amp;&quot;' and id_patente = 1;&quot;" office:value-type="string" office:string-value="update usuarios set nome_guerra = '219 Feliciano' where nome_guerra = 'Feliciano' and id_patente = 1;" calcext:value-type="string">
            <text:p>update usuarios set nome_guerra = '219 Feliciano' where nome_guerra = 'Feliciano' and id_patente = 1;</text:p>
          </table:table-cell>
          <table:table-cell table:formula="of:=VLOOKUP([.B20]&amp;&quot; &quot;&amp;[.D20];[$Planilha6.$B$1:.$C$65];2;0)" office:value-type="string" office:string-value="" calcext:value-type="error">
            <text:p>#N/DISP</text:p>
          </table:table-cell>
          <table:table-cell office:value-type="string" calcext:value-type="string">
            <text:p>EMBORA</text:p>
          </table:table-cell>
        </table:table-row>
        <table:table-row table:style-name="ro3" table:visibility="filter">
          <table:table-cell office:value-type="string" calcext:value-type="string">
            <text:p>220 – Emanuel</text:p>
          </table:table-cell>
          <table:table-cell table:formula="of:=LEFT([.A21];3)" office:value-type="string" office:string-value="220" calcext:value-type="string">
            <text:p>220</text:p>
          </table:table-cell>
          <table:table-cell table:formula="of:=SEARCH(&quot;#&quot;;[.A21]&amp;&quot;#&quot;)" office:value-type="float" office:value="14" calcext:value-type="float">
            <text:p>14</text:p>
          </table:table-cell>
          <table:table-cell table:formula="of:=RIGHT([.A21];[.C21]-7)" office:value-type="string" office:string-value="Emanuel" calcext:value-type="string">
            <text:p>Emanuel</text:p>
          </table:table-cell>
          <table:table-cell table:formula="of:=&quot;update usuarios set nome_guerra = '&quot;&amp;[.B21]&amp;&quot; &quot;&amp;[.D21]&amp;&quot;' where nome_guerra = '&quot;&amp;[.D21]&amp;&quot;' and id_patente = 1;&quot;" office:value-type="string" office:string-value="update usuarios set nome_guerra = '220 Emanuel' where nome_guerra = 'Emanuel' and id_patente = 1;" calcext:value-type="string">
            <text:p>update usuarios set nome_guerra = '220 Emanuel' where nome_guerra = 'Emanuel' and id_patente = 1;</text:p>
          </table:table-cell>
          <table:table-cell table:formula="of:=VLOOKUP([.B21]&amp;&quot; &quot;&amp;[.D21];[$Planilha6.$B$1:.$C$65];2;0)" office:value-type="string" office:string-value="Emanuel Da Silva Pereira" calcext:value-type="string">
            <text:p>Emanuel Da Silva Pereira</text:p>
          </table:table-cell>
          <table:table-cell/>
        </table:table-row>
        <table:table-row table:style-name="ro3">
          <table:table-cell office:value-type="string" calcext:value-type="string">
            <text:p>221 – Carvalhe</text:p>
          </table:table-cell>
          <table:table-cell table:formula="of:=LEFT([.A22];3)" office:value-type="string" office:string-value="221" calcext:value-type="string">
            <text:p>221</text:p>
          </table:table-cell>
          <table:table-cell table:formula="of:=SEARCH(&quot;#&quot;;[.A22]&amp;&quot;#&quot;)" office:value-type="float" office:value="15" calcext:value-type="float">
            <text:p>15</text:p>
          </table:table-cell>
          <table:table-cell table:formula="of:=RIGHT([.A22];[.C22]-7)" office:value-type="string" office:string-value="Carvalhe" calcext:value-type="string">
            <text:p>Carvalhe</text:p>
          </table:table-cell>
          <table:table-cell table:formula="of:=&quot;update usuarios set nome_guerra = '&quot;&amp;[.B22]&amp;&quot; &quot;&amp;[.D22]&amp;&quot;' where nome_guerra = '&quot;&amp;[.D22]&amp;&quot;' and id_patente = 1;&quot;" office:value-type="string" office:string-value="update usuarios set nome_guerra = '221 Carvalhe' where nome_guerra = 'Carvalhe' and id_patente = 1;" calcext:value-type="string">
            <text:p>update usuarios set nome_guerra = '221 Carvalhe' where nome_guerra = 'Carvalhe' and id_patente = 1;</text:p>
          </table:table-cell>
          <table:table-cell table:formula="of:=VLOOKUP([.B22]&amp;&quot; &quot;&amp;[.D22];[$Planilha6.$B$1:.$C$65];2;0)" office:value-type="string" office:string-value="" calcext:value-type="error">
            <text:p>#N/DISP</text:p>
          </table:table-cell>
          <table:table-cell office:value-type="string" calcext:value-type="string">
            <text:p>EMBORA</text:p>
          </table:table-cell>
        </table:table-row>
        <table:table-row table:style-name="ro3" table:visibility="filter">
          <table:table-cell office:value-type="string" calcext:value-type="string">
            <text:p>222 – Gabriel</text:p>
          </table:table-cell>
          <table:table-cell table:formula="of:=LEFT([.A23];3)" office:value-type="string" office:string-value="222" calcext:value-type="string">
            <text:p>222</text:p>
          </table:table-cell>
          <table:table-cell table:formula="of:=SEARCH(&quot;#&quot;;[.A23]&amp;&quot;#&quot;)" office:value-type="float" office:value="14" calcext:value-type="float">
            <text:p>14</text:p>
          </table:table-cell>
          <table:table-cell table:formula="of:=RIGHT([.A23];[.C23]-7)" office:value-type="string" office:string-value="Gabriel" calcext:value-type="string">
            <text:p>Gabriel</text:p>
          </table:table-cell>
          <table:table-cell table:formula="of:=&quot;update usuarios set nome_guerra = '&quot;&amp;[.B23]&amp;&quot; &quot;&amp;[.D23]&amp;&quot;' where nome_guerra = '&quot;&amp;[.D23]&amp;&quot;' and id_patente = 1;&quot;" office:value-type="string" office:string-value="update usuarios set nome_guerra = '222 Gabriel' where nome_guerra = 'Gabriel' and id_patente = 1;" calcext:value-type="string">
            <text:p>update usuarios set nome_guerra = '222 Gabriel' where nome_guerra = 'Gabriel' and id_patente = 1;</text:p>
          </table:table-cell>
          <table:table-cell table:formula="of:=VLOOKUP([.B23]&amp;&quot; &quot;&amp;[.D23];[$Planilha6.$B$1:.$C$65];2;0)" office:value-type="string" office:string-value="Gabriel Vitor Silva De Souza" calcext:value-type="string">
            <text:p>Gabriel Vitor Silva De Souza</text:p>
          </table:table-cell>
          <table:table-cell/>
        </table:table-row>
        <table:table-row table:style-name="ro3" table:visibility="filter">
          <table:table-cell office:value-type="string" calcext:value-type="string">
            <text:p>223 – Roger</text:p>
          </table:table-cell>
          <table:table-cell table:formula="of:=LEFT([.A24];3)" office:value-type="string" office:string-value="223" calcext:value-type="string">
            <text:p>223</text:p>
          </table:table-cell>
          <table:table-cell table:formula="of:=SEARCH(&quot;#&quot;;[.A24]&amp;&quot;#&quot;)" office:value-type="float" office:value="12" calcext:value-type="float">
            <text:p>12</text:p>
          </table:table-cell>
          <table:table-cell table:formula="of:=RIGHT([.A24];[.C24]-7)" office:value-type="string" office:string-value="Roger" calcext:value-type="string">
            <text:p>Roger</text:p>
          </table:table-cell>
          <table:table-cell table:formula="of:=&quot;update usuarios set nome_guerra = '&quot;&amp;[.B24]&amp;&quot; &quot;&amp;[.D24]&amp;&quot;' where nome_guerra = '&quot;&amp;[.D24]&amp;&quot;' and id_patente = 1;&quot;" office:value-type="string" office:string-value="update usuarios set nome_guerra = '223 Roger' where nome_guerra = 'Roger' and id_patente = 1;" calcext:value-type="string">
            <text:p>update usuarios set nome_guerra = '223 Roger' where nome_guerra = 'Roger' and id_patente = 1;</text:p>
          </table:table-cell>
          <table:table-cell table:formula="of:=VLOOKUP([.B24]&amp;&quot; &quot;&amp;[.D24];[$Planilha6.$B$1:.$C$65];2;0)" office:value-type="string" office:string-value="Roger De Lima Leitão" calcext:value-type="string">
            <text:p>Roger De Lima Leitão</text:p>
          </table:table-cell>
          <table:table-cell/>
        </table:table-row>
        <table:table-row table:style-name="ro3" table:visibility="filter">
          <table:table-cell office:value-type="string" calcext:value-type="string">
            <text:p>224 – Reis</text:p>
          </table:table-cell>
          <table:table-cell table:formula="of:=LEFT([.A25];3)" office:value-type="string" office:string-value="224" calcext:value-type="string">
            <text:p>224</text:p>
          </table:table-cell>
          <table:table-cell table:formula="of:=SEARCH(&quot;#&quot;;[.A25]&amp;&quot;#&quot;)" office:value-type="float" office:value="11" calcext:value-type="float">
            <text:p>11</text:p>
          </table:table-cell>
          <table:table-cell table:formula="of:=RIGHT([.A25];[.C25]-7)" office:value-type="string" office:string-value="Reis" calcext:value-type="string">
            <text:p>Reis</text:p>
          </table:table-cell>
          <table:table-cell table:formula="of:=&quot;update usuarios set nome_guerra = '&quot;&amp;[.B25]&amp;&quot; &quot;&amp;[.D25]&amp;&quot;' where nome_guerra = '&quot;&amp;[.D25]&amp;&quot;' and id_patente = 1;&quot;" office:value-type="string" office:string-value="update usuarios set nome_guerra = '224 Reis' where nome_guerra = 'Reis' and id_patente = 1;" calcext:value-type="string">
            <text:p>update usuarios set nome_guerra = '224 Reis' where nome_guerra = 'Reis' and id_patente = 1;</text:p>
          </table:table-cell>
          <table:table-cell table:formula="of:=VLOOKUP([.B25]&amp;&quot; &quot;&amp;[.D25];[$Planilha6.$B$1:.$C$65];2;0)" office:value-type="string" office:string-value="Joas Carlos Souza Reis" calcext:value-type="string">
            <text:p>Joas Carlos Souza Reis</text:p>
          </table:table-cell>
          <table:table-cell/>
        </table:table-row>
        <table:table-row table:style-name="ro3" table:visibility="filter">
          <table:table-cell office:value-type="string" calcext:value-type="string">
            <text:p>225 – Braz</text:p>
          </table:table-cell>
          <table:table-cell table:formula="of:=LEFT([.A26];3)" office:value-type="string" office:string-value="225" calcext:value-type="string">
            <text:p>225</text:p>
          </table:table-cell>
          <table:table-cell table:formula="of:=SEARCH(&quot;#&quot;;[.A26]&amp;&quot;#&quot;)" office:value-type="float" office:value="11" calcext:value-type="float">
            <text:p>11</text:p>
          </table:table-cell>
          <table:table-cell table:formula="of:=RIGHT([.A26];[.C26]-7)" office:value-type="string" office:string-value="Braz" calcext:value-type="string">
            <text:p>Braz</text:p>
          </table:table-cell>
          <table:table-cell table:formula="of:=&quot;update usuarios set nome_guerra = '&quot;&amp;[.B26]&amp;&quot; &quot;&amp;[.D26]&amp;&quot;' where nome_guerra = '&quot;&amp;[.D26]&amp;&quot;' and id_patente = 1;&quot;" office:value-type="string" office:string-value="update usuarios set nome_guerra = '225 Braz' where nome_guerra = 'Braz' and id_patente = 1;" calcext:value-type="string">
            <text:p>update usuarios set nome_guerra = '225 Braz' where nome_guerra = 'Braz' and id_patente = 1;</text:p>
          </table:table-cell>
          <table:table-cell table:formula="of:=VLOOKUP([.B26]&amp;&quot; &quot;&amp;[.D26];[$Planilha6.$B$1:.$C$65];2;0)" office:value-type="string" office:string-value="Rubens Kauann Alves Braz De Oliveira" calcext:value-type="string">
            <text:p>Rubens Kauann Alves Braz De Oliveira</text:p>
          </table:table-cell>
          <table:table-cell/>
        </table:table-row>
        <table:table-row table:style-name="ro3">
          <table:table-cell office:value-type="string" calcext:value-type="string">
            <text:p>226 – R. Alves</text:p>
          </table:table-cell>
          <table:table-cell table:formula="of:=LEFT([.A27];3)" office:value-type="string" office:string-value="226" calcext:value-type="string">
            <text:p>226</text:p>
          </table:table-cell>
          <table:table-cell table:formula="of:=SEARCH(&quot;#&quot;;[.A27]&amp;&quot;#&quot;)" office:value-type="float" office:value="15" calcext:value-type="float">
            <text:p>15</text:p>
          </table:table-cell>
          <table:table-cell table:formula="of:=RIGHT([.A27];[.C27]-7)" office:value-type="string" office:string-value="R. Alves" calcext:value-type="string">
            <text:p>R. Alves</text:p>
          </table:table-cell>
          <table:table-cell table:formula="of:=&quot;update usuarios set nome_guerra = '&quot;&amp;[.B27]&amp;&quot; &quot;&amp;[.D27]&amp;&quot;' where nome_guerra = '&quot;&amp;[.D27]&amp;&quot;' and id_patente = 1;&quot;" office:value-type="string" office:string-value="update usuarios set nome_guerra = '226 R. Alves' where nome_guerra = 'R. Alves' and id_patente = 1;" calcext:value-type="string">
            <text:p>update usuarios set nome_guerra = '226 R. Alves' where nome_guerra = 'R. Alves' and id_patente = 1;</text:p>
          </table:table-cell>
          <table:table-cell table:formula="of:=VLOOKUP([.B27]&amp;&quot; &quot;&amp;[.D27];[$Planilha6.$B$1:.$C$65];2;0)" office:value-type="string" office:string-value="" calcext:value-type="error">
            <text:p>#N/DISP</text:p>
          </table:table-cell>
          <table:table-cell office:value-type="string" calcext:value-type="string">
            <text:p>EMBORA</text:p>
          </table:table-cell>
        </table:table-row>
        <table:table-row table:style-name="ro3" table:visibility="filter">
          <table:table-cell office:value-type="string" calcext:value-type="string">
            <text:p>227 – Ezequiel</text:p>
          </table:table-cell>
          <table:table-cell table:formula="of:=LEFT([.A28];3)" office:value-type="string" office:string-value="227" calcext:value-type="string">
            <text:p>227</text:p>
          </table:table-cell>
          <table:table-cell table:formula="of:=SEARCH(&quot;#&quot;;[.A28]&amp;&quot;#&quot;)" office:value-type="float" office:value="15" calcext:value-type="float">
            <text:p>15</text:p>
          </table:table-cell>
          <table:table-cell table:formula="of:=RIGHT([.A28];[.C28]-7)" office:value-type="string" office:string-value="Ezequiel" calcext:value-type="string">
            <text:p>Ezequiel</text:p>
          </table:table-cell>
          <table:table-cell table:formula="of:=&quot;update usuarios set nome_guerra = '&quot;&amp;[.B28]&amp;&quot; &quot;&amp;[.D28]&amp;&quot;' where nome_guerra = '&quot;&amp;[.D28]&amp;&quot;' and id_patente = 1;&quot;" office:value-type="string" office:string-value="update usuarios set nome_guerra = '227 Ezequiel' where nome_guerra = 'Ezequiel' and id_patente = 1;" calcext:value-type="string">
            <text:p>update usuarios set nome_guerra = '227 Ezequiel' where nome_guerra = 'Ezequiel' and id_patente = 1;</text:p>
          </table:table-cell>
          <table:table-cell table:formula="of:=VLOOKUP([.B28]&amp;&quot; &quot;&amp;[.D28];[$Planilha6.$B$1:.$C$65];2;0)" office:value-type="string" office:string-value="Lucas Ezequiel Da Silva" calcext:value-type="string">
            <text:p>Lucas Ezequiel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28 – Costa da Silva</text:p>
          </table:table-cell>
          <table:table-cell table:formula="of:=LEFT([.A29];3)" office:value-type="string" office:string-value="228" calcext:value-type="string">
            <text:p>228</text:p>
          </table:table-cell>
          <table:table-cell table:formula="of:=SEARCH(&quot;#&quot;;[.A29]&amp;&quot;#&quot;)" office:value-type="float" office:value="21" calcext:value-type="float">
            <text:p>21</text:p>
          </table:table-cell>
          <table:table-cell table:formula="of:=RIGHT([.A29];[.C29]-7)" office:value-type="string" office:string-value="Costa da Silva" calcext:value-type="string">
            <text:p>Costa da Silva</text:p>
          </table:table-cell>
          <table:table-cell table:formula="of:=&quot;update usuarios set nome_guerra = '&quot;&amp;[.B29]&amp;&quot; &quot;&amp;[.D29]&amp;&quot;' where nome_guerra = '&quot;&amp;[.D29]&amp;&quot;' and id_patente = 1;&quot;" office:value-type="string" office:string-value="update usuarios set nome_guerra = '228 Costa da Silva' where nome_guerra = 'Costa da Silva' and id_patente = 1;" calcext:value-type="string">
            <text:p>update usuarios set nome_guerra = '228 Costa da Silva' where nome_guerra = 'Costa da Silva' and id_patente = 1;</text:p>
          </table:table-cell>
          <table:table-cell table:formula="of:=VLOOKUP([.B29]&amp;&quot; &quot;&amp;[.D29];[$Planilha6.$B$1:.$C$65];2;0)" office:value-type="string" office:string-value="" calcext:value-type="error">
            <text:p>#N/DISP</text:p>
          </table:table-cell>
          <table:table-cell/>
        </table:table-row>
        <table:table-row table:style-name="ro3" table:visibility="filter">
          <table:table-cell office:value-type="string" calcext:value-type="string">
            <text:p>229 – Ferreira</text:p>
          </table:table-cell>
          <table:table-cell table:formula="of:=LEFT([.A30];3)" office:value-type="string" office:string-value="229" calcext:value-type="string">
            <text:p>229</text:p>
          </table:table-cell>
          <table:table-cell table:formula="of:=SEARCH(&quot;#&quot;;[.A30]&amp;&quot;#&quot;)" office:value-type="float" office:value="15" calcext:value-type="float">
            <text:p>15</text:p>
          </table:table-cell>
          <table:table-cell table:formula="of:=RIGHT([.A30];[.C30]-7)" office:value-type="string" office:string-value="Ferreira" calcext:value-type="string">
            <text:p>Ferreira</text:p>
          </table:table-cell>
          <table:table-cell table:formula="of:=&quot;update usuarios set nome_guerra = '&quot;&amp;[.B30]&amp;&quot; &quot;&amp;[.D30]&amp;&quot;' where nome_guerra = '&quot;&amp;[.D30]&amp;&quot;' and id_patente = 1;&quot;" office:value-type="string" office:string-value="update usuarios set nome_guerra = '229 Ferreira' where nome_guerra = 'Ferreira' and id_patente = 1;" calcext:value-type="string">
            <text:p>update usuarios set nome_guerra = '229 Ferreira' where nome_guerra = 'Ferreira' and id_patente = 1;</text:p>
          </table:table-cell>
          <table:table-cell table:formula="of:=VLOOKUP([.B30]&amp;&quot; &quot;&amp;[.D30];[$Planilha6.$B$1:.$C$65];2;0)" office:value-type="string" office:string-value="" calcext:value-type="error">
            <text:p>#N/DISP</text:p>
          </table:table-cell>
          <table:table-cell office:value-type="float" office:value="316" calcext:value-type="float">
            <text:p>316</text:p>
          </table:table-cell>
        </table:table-row>
        <table:table-row table:style-name="ro3" table:visibility="filter">
          <table:table-cell office:value-type="string" calcext:value-type="string">
            <text:p>230 – Coragem</text:p>
          </table:table-cell>
          <table:table-cell table:formula="of:=LEFT([.A31];3)" office:value-type="string" office:string-value="230" calcext:value-type="string">
            <text:p>230</text:p>
          </table:table-cell>
          <table:table-cell table:formula="of:=SEARCH(&quot;#&quot;;[.A31]&amp;&quot;#&quot;)" office:value-type="float" office:value="14" calcext:value-type="float">
            <text:p>14</text:p>
          </table:table-cell>
          <table:table-cell table:formula="of:=RIGHT([.A31];[.C31]-7)" office:value-type="string" office:string-value="Coragem" calcext:value-type="string">
            <text:p>Coragem</text:p>
          </table:table-cell>
          <table:table-cell table:formula="of:=&quot;update usuarios set nome_guerra = '&quot;&amp;[.B31]&amp;&quot; &quot;&amp;[.D31]&amp;&quot;' where nome_guerra = '&quot;&amp;[.D31]&amp;&quot;' and id_patente = 1;&quot;" office:value-type="string" office:string-value="update usuarios set nome_guerra = '230 Coragem' where nome_guerra = 'Coragem' and id_patente = 1;" calcext:value-type="string">
            <text:p>update usuarios set nome_guerra = '230 Coragem' where nome_guerra = 'Coragem' and id_patente = 1;</text:p>
          </table:table-cell>
          <table:table-cell table:formula="of:=VLOOKUP([.B31]&amp;&quot; &quot;&amp;[.D31];[$Planilha6.$B$1:.$C$65];2;0)" office:value-type="string" office:string-value="Matheus Alisson Garcia Coragem" calcext:value-type="string">
            <text:p>Matheus Alisson Garcia Coragem</text:p>
          </table:table-cell>
          <table:table-cell/>
        </table:table-row>
        <table:table-row table:style-name="ro3" table:visibility="filter">
          <table:table-cell office:value-type="string" calcext:value-type="string">
            <text:p>231 – Venceslau</text:p>
          </table:table-cell>
          <table:table-cell table:formula="of:=LEFT([.A32];3)" office:value-type="string" office:string-value="231" calcext:value-type="string">
            <text:p>231</text:p>
          </table:table-cell>
          <table:table-cell table:formula="of:=SEARCH(&quot;#&quot;;[.A32]&amp;&quot;#&quot;)" office:value-type="float" office:value="16" calcext:value-type="float">
            <text:p>16</text:p>
          </table:table-cell>
          <table:table-cell table:formula="of:=RIGHT([.A32];[.C32]-7)" office:value-type="string" office:string-value="Venceslau" calcext:value-type="string">
            <text:p>Venceslau</text:p>
          </table:table-cell>
          <table:table-cell table:formula="of:=&quot;update usuarios set nome_guerra = '&quot;&amp;[.B32]&amp;&quot; &quot;&amp;[.D32]&amp;&quot;' where nome_guerra = '&quot;&amp;[.D32]&amp;&quot;' and id_patente = 1;&quot;" office:value-type="string" office:string-value="update usuarios set nome_guerra = '231 Venceslau' where nome_guerra = 'Venceslau' and id_patente = 1;" calcext:value-type="string">
            <text:p>update usuarios set nome_guerra = '231 Venceslau' where nome_guerra = 'Venceslau' and id_patente = 1;</text:p>
          </table:table-cell>
          <table:table-cell table:formula="of:=VLOOKUP([.B32]&amp;&quot; &quot;&amp;[.D32];[$Planilha6.$B$1:.$C$65];2;0)" office:value-type="string" office:string-value="Igor Matheus Venceslau Moura" calcext:value-type="string">
            <text:p>Igor Matheus Venceslau Moura</text:p>
          </table:table-cell>
          <table:table-cell/>
        </table:table-row>
        <table:table-row table:style-name="ro3" table:visibility="filter">
          <table:table-cell office:value-type="string" calcext:value-type="string">
            <text:p>232 – Rodrigo</text:p>
          </table:table-cell>
          <table:table-cell table:formula="of:=LEFT([.A33];3)" office:value-type="string" office:string-value="232" calcext:value-type="string">
            <text:p>232</text:p>
          </table:table-cell>
          <table:table-cell table:formula="of:=SEARCH(&quot;#&quot;;[.A33]&amp;&quot;#&quot;)" office:value-type="float" office:value="14" calcext:value-type="float">
            <text:p>14</text:p>
          </table:table-cell>
          <table:table-cell table:formula="of:=RIGHT([.A33];[.C33]-7)" office:value-type="string" office:string-value="Rodrigo" calcext:value-type="string">
            <text:p>Rodrigo</text:p>
          </table:table-cell>
          <table:table-cell table:formula="of:=&quot;update usuarios set nome_guerra = '&quot;&amp;[.B33]&amp;&quot; &quot;&amp;[.D33]&amp;&quot;' where nome_guerra = '&quot;&amp;[.D33]&amp;&quot;' and id_patente = 1;&quot;" office:value-type="string" office:string-value="update usuarios set nome_guerra = '232 Rodrigo' where nome_guerra = 'Rodrigo' and id_patente = 1;" calcext:value-type="string">
            <text:p>update usuarios set nome_guerra = '232 Rodrigo' where nome_guerra = 'Rodrigo' and id_patente = 1;</text:p>
          </table:table-cell>
          <table:table-cell table:formula="of:=VLOOKUP([.B33]&amp;&quot; &quot;&amp;[.D33];[$Planilha6.$B$1:.$C$65];2;0)" office:value-type="string" office:string-value="" calcext:value-type="error">
            <text:p>#N/DISP</text:p>
          </table:table-cell>
          <table:table-cell office:value-type="float" office:value="354" calcext:value-type="float">
            <text:p>354</text:p>
          </table:table-cell>
        </table:table-row>
        <table:table-row table:style-name="ro3" table:visibility="filter">
          <table:table-cell office:value-type="string" calcext:value-type="string">
            <text:p>233 – Miranda</text:p>
          </table:table-cell>
          <table:table-cell table:formula="of:=LEFT([.A34];3)" office:value-type="string" office:string-value="233" calcext:value-type="string">
            <text:p>233</text:p>
          </table:table-cell>
          <table:table-cell table:formula="of:=SEARCH(&quot;#&quot;;[.A34]&amp;&quot;#&quot;)" office:value-type="float" office:value="14" calcext:value-type="float">
            <text:p>14</text:p>
          </table:table-cell>
          <table:table-cell table:formula="of:=RIGHT([.A34];[.C34]-7)" office:value-type="string" office:string-value="Miranda" calcext:value-type="string">
            <text:p>Miranda</text:p>
          </table:table-cell>
          <table:table-cell table:formula="of:=&quot;update usuarios set nome_guerra = '&quot;&amp;[.B34]&amp;&quot; &quot;&amp;[.D34]&amp;&quot;' where nome_guerra = '&quot;&amp;[.D34]&amp;&quot;' and id_patente = 1;&quot;" office:value-type="string" office:string-value="update usuarios set nome_guerra = '233 Miranda' where nome_guerra = 'Miranda' and id_patente = 1;" calcext:value-type="string">
            <text:p>update usuarios set nome_guerra = '233 Miranda' where nome_guerra = 'Miranda' and id_patente = 1;</text:p>
          </table:table-cell>
          <table:table-cell table:formula="of:=VLOOKUP([.B34]&amp;&quot; &quot;&amp;[.D34];[$Planilha6.$B$1:.$C$65];2;0)" office:value-type="string" office:string-value="" calcext:value-type="error">
            <text:p>#N/DISP</text:p>
          </table:table-cell>
          <table:table-cell office:value-type="float" office:value="350" calcext:value-type="float">
            <text:p>350</text:p>
          </table:table-cell>
        </table:table-row>
        <table:table-row table:style-name="ro3" table:visibility="filter">
          <table:table-cell office:value-type="string" calcext:value-type="string">
            <text:p>234 – Henrique</text:p>
          </table:table-cell>
          <table:table-cell table:formula="of:=LEFT([.A35];3)" office:value-type="string" office:string-value="234" calcext:value-type="string">
            <text:p>234</text:p>
          </table:table-cell>
          <table:table-cell table:formula="of:=SEARCH(&quot;#&quot;;[.A35]&amp;&quot;#&quot;)" office:value-type="float" office:value="15" calcext:value-type="float">
            <text:p>15</text:p>
          </table:table-cell>
          <table:table-cell table:formula="of:=RIGHT([.A35];[.C35]-7)" office:value-type="string" office:string-value="Henrique" calcext:value-type="string">
            <text:p>Henrique</text:p>
          </table:table-cell>
          <table:table-cell table:formula="of:=&quot;update usuarios set nome_guerra = '&quot;&amp;[.B35]&amp;&quot; &quot;&amp;[.D35]&amp;&quot;' where nome_guerra = '&quot;&amp;[.D35]&amp;&quot;' and id_patente = 1;&quot;" office:value-type="string" office:string-value="update usuarios set nome_guerra = '234 Henrique' where nome_guerra = 'Henrique' and id_patente = 1;" calcext:value-type="string">
            <text:p>update usuarios set nome_guerra = '234 Henrique' where nome_guerra = 'Henrique' and id_patente = 1;</text:p>
          </table:table-cell>
          <table:table-cell table:formula="of:=VLOOKUP([.B35]&amp;&quot; &quot;&amp;[.D35];[$Planilha6.$B$1:.$C$65];2;0)" office:value-type="string" office:string-value="Pedro Henrique Matos De Araújo" calcext:value-type="string">
            <text:p>Pedro Henrique Matos De Araújo</text:p>
          </table:table-cell>
          <table:table-cell/>
        </table:table-row>
        <table:table-row table:style-name="ro3" table:visibility="filter">
          <table:table-cell office:value-type="string" calcext:value-type="string">
            <text:p>235 – Victor</text:p>
          </table:table-cell>
          <table:table-cell table:formula="of:=LEFT([.A36];3)" office:value-type="string" office:string-value="235" calcext:value-type="string">
            <text:p>235</text:p>
          </table:table-cell>
          <table:table-cell table:formula="of:=SEARCH(&quot;#&quot;;[.A36]&amp;&quot;#&quot;)" office:value-type="float" office:value="13" calcext:value-type="float">
            <text:p>13</text:p>
          </table:table-cell>
          <table:table-cell table:formula="of:=RIGHT([.A36];[.C36]-7)" office:value-type="string" office:string-value="Victor" calcext:value-type="string">
            <text:p>Victor</text:p>
          </table:table-cell>
          <table:table-cell table:formula="of:=&quot;update usuarios set nome_guerra = '&quot;&amp;[.B36]&amp;&quot; &quot;&amp;[.D36]&amp;&quot;' where nome_guerra = '&quot;&amp;[.D36]&amp;&quot;' and id_patente = 1;&quot;" office:value-type="string" office:string-value="update usuarios set nome_guerra = '235 Victor' where nome_guerra = 'Victor' and id_patente = 1;" calcext:value-type="string">
            <text:p>update usuarios set nome_guerra = '235 Victor' where nome_guerra = 'Victor' and id_patente = 1;</text:p>
          </table:table-cell>
          <table:table-cell table:formula="of:=VLOOKUP([.B36]&amp;&quot; &quot;&amp;[.D36];[$Planilha6.$B$1:.$C$65];2;0)" office:value-type="string" office:string-value="João Victor Matos De Araújo" calcext:value-type="string">
            <text:p>João Victor Matos De Araújo</text:p>
          </table:table-cell>
          <table:table-cell/>
        </table:table-row>
        <table:table-row table:style-name="ro3" table:visibility="filter">
          <table:table-cell office:value-type="string" calcext:value-type="string">
            <text:p>236 – Samuel</text:p>
          </table:table-cell>
          <table:table-cell table:formula="of:=LEFT([.A37];3)" office:value-type="string" office:string-value="236" calcext:value-type="string">
            <text:p>236</text:p>
          </table:table-cell>
          <table:table-cell table:formula="of:=SEARCH(&quot;#&quot;;[.A37]&amp;&quot;#&quot;)" office:value-type="float" office:value="13" calcext:value-type="float">
            <text:p>13</text:p>
          </table:table-cell>
          <table:table-cell table:formula="of:=RIGHT([.A37];[.C37]-7)" office:value-type="string" office:string-value="Samuel" calcext:value-type="string">
            <text:p>Samuel</text:p>
          </table:table-cell>
          <table:table-cell table:formula="of:=&quot;update usuarios set nome_guerra = '&quot;&amp;[.B37]&amp;&quot; &quot;&amp;[.D37]&amp;&quot;' where nome_guerra = '&quot;&amp;[.D37]&amp;&quot;' and id_patente = 1;&quot;" office:value-type="string" office:string-value="update usuarios set nome_guerra = '236 Samuel' where nome_guerra = 'Samuel' and id_patente = 1;" calcext:value-type="string">
            <text:p>update usuarios set nome_guerra = '236 Samuel' where nome_guerra = 'Samuel' and id_patente = 1;</text:p>
          </table:table-cell>
          <table:table-cell table:formula="of:=VLOOKUP([.B37]&amp;&quot; &quot;&amp;[.D37];[$Planilha6.$B$1:.$C$65];2;0)" office:value-type="string" office:string-value="Samuel Antônio Dos Santos Costa" calcext:value-type="string">
            <text:p>Samuel Antônio Dos Santos Costa</text:p>
          </table:table-cell>
          <table:table-cell/>
        </table:table-row>
        <table:table-row table:style-name="ro3" table:visibility="filter">
          <table:table-cell office:value-type="string" calcext:value-type="string">
            <text:p>237 – Edson</text:p>
          </table:table-cell>
          <table:table-cell table:formula="of:=LEFT([.A38];3)" office:value-type="string" office:string-value="237" calcext:value-type="string">
            <text:p>237</text:p>
          </table:table-cell>
          <table:table-cell table:formula="of:=SEARCH(&quot;#&quot;;[.A38]&amp;&quot;#&quot;)" office:value-type="float" office:value="12" calcext:value-type="float">
            <text:p>12</text:p>
          </table:table-cell>
          <table:table-cell table:formula="of:=RIGHT([.A38];[.C38]-7)" office:value-type="string" office:string-value="Edson" calcext:value-type="string">
            <text:p>Edson</text:p>
          </table:table-cell>
          <table:table-cell table:formula="of:=&quot;update usuarios set nome_guerra = '&quot;&amp;[.B38]&amp;&quot; &quot;&amp;[.D38]&amp;&quot;' where nome_guerra = '&quot;&amp;[.D38]&amp;&quot;' and id_patente = 1;&quot;" office:value-type="string" office:string-value="update usuarios set nome_guerra = '237 Edson' where nome_guerra = 'Edson' and id_patente = 1;" calcext:value-type="string">
            <text:p>update usuarios set nome_guerra = '237 Edson' where nome_guerra = 'Edson' and id_patente = 1;</text:p>
          </table:table-cell>
          <table:table-cell table:formula="of:=VLOOKUP([.B38]&amp;&quot; &quot;&amp;[.D38];[$Planilha6.$B$1:.$C$65];2;0)" office:value-type="string" office:string-value="Edson Miguel Rodrigues Silva" calcext:value-type="string">
            <text:p>Edson Miguel Rodrigues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38 – Silva</text:p>
          </table:table-cell>
          <table:table-cell table:formula="of:=LEFT([.A39];3)" office:value-type="string" office:string-value="238" calcext:value-type="string">
            <text:p>238</text:p>
          </table:table-cell>
          <table:table-cell table:formula="of:=SEARCH(&quot;#&quot;;[.A39]&amp;&quot;#&quot;)" office:value-type="float" office:value="12" calcext:value-type="float">
            <text:p>12</text:p>
          </table:table-cell>
          <table:table-cell table:formula="of:=RIGHT([.A39];[.C39]-7)" office:value-type="string" office:string-value="Silva" calcext:value-type="string">
            <text:p>Silva</text:p>
          </table:table-cell>
          <table:table-cell table:formula="of:=&quot;update usuarios set nome_guerra = '&quot;&amp;[.B39]&amp;&quot; &quot;&amp;[.D39]&amp;&quot;' where nome_guerra = '&quot;&amp;[.D39]&amp;&quot;' and id_patente = 1;&quot;" office:value-type="string" office:string-value="update usuarios set nome_guerra = '238 Silva' where nome_guerra = 'Silva' and id_patente = 1;" calcext:value-type="string">
            <text:p>update usuarios set nome_guerra = '238 Silva' where nome_guerra = 'Silva' and id_patente = 1;</text:p>
          </table:table-cell>
          <table:table-cell table:formula="of:=VLOOKUP([.B39]&amp;&quot; &quot;&amp;[.D39];[$Planilha6.$B$1:.$C$65];2;0)" office:value-type="string" office:string-value="Jose Davi Da Silva" calcext:value-type="string">
            <text:p>Jose Davi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39 – Patrick</text:p>
          </table:table-cell>
          <table:table-cell table:formula="of:=LEFT([.A40];3)" office:value-type="string" office:string-value="239" calcext:value-type="string">
            <text:p>239</text:p>
          </table:table-cell>
          <table:table-cell table:formula="of:=SEARCH(&quot;#&quot;;[.A40]&amp;&quot;#&quot;)" office:value-type="float" office:value="14" calcext:value-type="float">
            <text:p>14</text:p>
          </table:table-cell>
          <table:table-cell table:formula="of:=RIGHT([.A40];[.C40]-7)" office:value-type="string" office:string-value="Patrick" calcext:value-type="string">
            <text:p>Patrick</text:p>
          </table:table-cell>
          <table:table-cell table:formula="of:=&quot;update usuarios set nome_guerra = '&quot;&amp;[.B40]&amp;&quot; &quot;&amp;[.D40]&amp;&quot;' where nome_guerra = '&quot;&amp;[.D40]&amp;&quot;' and id_patente = 1;&quot;" office:value-type="string" office:string-value="update usuarios set nome_guerra = '239 Patrick' where nome_guerra = 'Patrick' and id_patente = 1;" calcext:value-type="string">
            <text:p>update usuarios set nome_guerra = '239 Patrick' where nome_guerra = 'Patrick' and id_patente = 1;</text:p>
          </table:table-cell>
          <table:table-cell table:formula="of:=VLOOKUP([.B40]&amp;&quot; &quot;&amp;[.D40];[$Planilha6.$B$1:.$C$65];2;0)" office:value-type="string" office:string-value="Eduardo Patrick Santos Da Silva" calcext:value-type="string">
            <text:p>Eduardo Patrick Santos Da Silva</text:p>
          </table:table-cell>
          <table:table-cell/>
        </table:table-row>
        <table:table-row table:style-name="ro3">
          <table:table-cell office:value-type="string" calcext:value-type="string">
            <text:p>240 – Thiago</text:p>
          </table:table-cell>
          <table:table-cell table:formula="of:=LEFT([.A41];3)" office:value-type="string" office:string-value="240" calcext:value-type="string">
            <text:p>240</text:p>
          </table:table-cell>
          <table:table-cell table:formula="of:=SEARCH(&quot;#&quot;;[.A41]&amp;&quot;#&quot;)" office:value-type="float" office:value="13" calcext:value-type="float">
            <text:p>13</text:p>
          </table:table-cell>
          <table:table-cell table:formula="of:=RIGHT([.A41];[.C41]-7)" office:value-type="string" office:string-value="Thiago" calcext:value-type="string">
            <text:p>Thiago</text:p>
          </table:table-cell>
          <table:table-cell table:formula="of:=&quot;update usuarios set nome_guerra = '&quot;&amp;[.B41]&amp;&quot; &quot;&amp;[.D41]&amp;&quot;' where nome_guerra = '&quot;&amp;[.D41]&amp;&quot;' and id_patente = 1;&quot;" office:value-type="string" office:string-value="update usuarios set nome_guerra = '240 Thiago' where nome_guerra = 'Thiago' and id_patente = 1;" calcext:value-type="string">
            <text:p>update usuarios set nome_guerra = '240 Thiago' where nome_guerra = 'Thiago' and id_patente = 1;</text:p>
          </table:table-cell>
          <table:table-cell table:formula="of:=VLOOKUP([.B41]&amp;&quot; &quot;&amp;[.D41];[$Planilha6.$B$1:.$C$65];2;0)" office:value-type="string" office:string-value="" calcext:value-type="error">
            <text:p>#N/DISP</text:p>
          </table:table-cell>
          <table:table-cell office:value-type="string" calcext:value-type="string">
            <text:p>EMBORA</text:p>
          </table:table-cell>
        </table:table-row>
        <table:table-row table:style-name="ro3" table:visibility="filter">
          <table:table-cell office:value-type="string" calcext:value-type="string">
            <text:p>241 – Cruz</text:p>
          </table:table-cell>
          <table:table-cell table:formula="of:=LEFT([.A42];3)" office:value-type="string" office:string-value="241" calcext:value-type="string">
            <text:p>241</text:p>
          </table:table-cell>
          <table:table-cell table:formula="of:=SEARCH(&quot;#&quot;;[.A42]&amp;&quot;#&quot;)" office:value-type="float" office:value="11" calcext:value-type="float">
            <text:p>11</text:p>
          </table:table-cell>
          <table:table-cell table:formula="of:=RIGHT([.A42];[.C42]-7)" office:value-type="string" office:string-value="Cruz" calcext:value-type="string">
            <text:p>Cruz</text:p>
          </table:table-cell>
          <table:table-cell table:formula="of:=&quot;update usuarios set nome_guerra = '&quot;&amp;[.B42]&amp;&quot; &quot;&amp;[.D42]&amp;&quot;' where nome_guerra = '&quot;&amp;[.D42]&amp;&quot;' and id_patente = 1;&quot;" office:value-type="string" office:string-value="update usuarios set nome_guerra = '241 Cruz' where nome_guerra = 'Cruz' and id_patente = 1;" calcext:value-type="string">
            <text:p>update usuarios set nome_guerra = '241 Cruz' where nome_guerra = 'Cruz' and id_patente = 1;</text:p>
          </table:table-cell>
          <table:table-cell table:formula="of:=VLOOKUP([.B42]&amp;&quot; &quot;&amp;[.D42];[$Planilha6.$B$1:.$C$65];2;0)" office:value-type="string" office:string-value="Jackson Keven Santos Da Cruz" calcext:value-type="string">
            <text:p>Jackson Keven Santos Da Cruz</text:p>
          </table:table-cell>
          <table:table-cell/>
        </table:table-row>
        <table:table-row table:style-name="ro3" table:visibility="filter">
          <table:table-cell office:value-type="string" calcext:value-type="string">
            <text:p>242 – Coutinho</text:p>
          </table:table-cell>
          <table:table-cell table:formula="of:=LEFT([.A43];3)" office:value-type="string" office:string-value="242" calcext:value-type="string">
            <text:p>242</text:p>
          </table:table-cell>
          <table:table-cell table:formula="of:=SEARCH(&quot;#&quot;;[.A43]&amp;&quot;#&quot;)" office:value-type="float" office:value="15" calcext:value-type="float">
            <text:p>15</text:p>
          </table:table-cell>
          <table:table-cell table:formula="of:=RIGHT([.A43];[.C43]-7)" office:value-type="string" office:string-value="Coutinho" calcext:value-type="string">
            <text:p>Coutinho</text:p>
          </table:table-cell>
          <table:table-cell table:formula="of:=&quot;update usuarios set nome_guerra = '&quot;&amp;[.B43]&amp;&quot; &quot;&amp;[.D43]&amp;&quot;' where nome_guerra = '&quot;&amp;[.D43]&amp;&quot;' and id_patente = 1;&quot;" office:value-type="string" office:string-value="update usuarios set nome_guerra = '242 Coutinho' where nome_guerra = 'Coutinho' and id_patente = 1;" calcext:value-type="string">
            <text:p>update usuarios set nome_guerra = '242 Coutinho' where nome_guerra = 'Coutinho' and id_patente = 1;</text:p>
          </table:table-cell>
          <table:table-cell table:formula="of:=VLOOKUP([.B43]&amp;&quot; &quot;&amp;[.D43];[$Planilha6.$B$1:.$C$65];2;0)" office:value-type="string" office:string-value="" calcext:value-type="error">
            <text:p>#N/DISP</text:p>
          </table:table-cell>
          <table:table-cell office:value-type="float" office:value="325" calcext:value-type="float">
            <text:p>325</text:p>
          </table:table-cell>
        </table:table-row>
        <table:table-row table:style-name="ro3" table:visibility="filter">
          <table:table-cell office:value-type="string" calcext:value-type="string">
            <text:p>243 – Mayke</text:p>
          </table:table-cell>
          <table:table-cell table:formula="of:=LEFT([.A44];3)" office:value-type="string" office:string-value="243" calcext:value-type="string">
            <text:p>243</text:p>
          </table:table-cell>
          <table:table-cell table:formula="of:=SEARCH(&quot;#&quot;;[.A44]&amp;&quot;#&quot;)" office:value-type="float" office:value="12" calcext:value-type="float">
            <text:p>12</text:p>
          </table:table-cell>
          <table:table-cell table:formula="of:=RIGHT([.A44];[.C44]-7)" office:value-type="string" office:string-value="Mayke" calcext:value-type="string">
            <text:p>Mayke</text:p>
          </table:table-cell>
          <table:table-cell table:formula="of:=&quot;update usuarios set nome_guerra = '&quot;&amp;[.B44]&amp;&quot; &quot;&amp;[.D44]&amp;&quot;' where nome_guerra = '&quot;&amp;[.D44]&amp;&quot;' and id_patente = 1;&quot;" office:value-type="string" office:string-value="update usuarios set nome_guerra = '243 Mayke' where nome_guerra = 'Mayke' and id_patente = 1;" calcext:value-type="string">
            <text:p>update usuarios set nome_guerra = '243 Mayke' where nome_guerra = 'Mayke' and id_patente = 1;</text:p>
          </table:table-cell>
          <table:table-cell table:formula="of:=VLOOKUP([.B44]&amp;&quot; &quot;&amp;[.D44];[$Planilha6.$B$1:.$C$65];2;0)" office:value-type="string" office:string-value="Mayke Do Nascimento Santos" calcext:value-type="string">
            <text:p>Mayke Do Nascimento Santos</text:p>
          </table:table-cell>
          <table:table-cell/>
        </table:table-row>
        <table:table-row table:style-name="ro3" table:visibility="filter">
          <table:table-cell office:value-type="string" calcext:value-type="string">
            <text:p>244 – Mikael</text:p>
          </table:table-cell>
          <table:table-cell table:formula="of:=LEFT([.A45];3)" office:value-type="string" office:string-value="244" calcext:value-type="string">
            <text:p>244</text:p>
          </table:table-cell>
          <table:table-cell table:formula="of:=SEARCH(&quot;#&quot;;[.A45]&amp;&quot;#&quot;)" office:value-type="float" office:value="13" calcext:value-type="float">
            <text:p>13</text:p>
          </table:table-cell>
          <table:table-cell table:formula="of:=RIGHT([.A45];[.C45]-7)" office:value-type="string" office:string-value="Mikael" calcext:value-type="string">
            <text:p>Mikael</text:p>
          </table:table-cell>
          <table:table-cell table:formula="of:=&quot;update usuarios set nome_guerra = '&quot;&amp;[.B45]&amp;&quot; &quot;&amp;[.D45]&amp;&quot;' where nome_guerra = '&quot;&amp;[.D45]&amp;&quot;' and id_patente = 1;&quot;" office:value-type="string" office:string-value="update usuarios set nome_guerra = '244 Mikael' where nome_guerra = 'Mikael' and id_patente = 1;" calcext:value-type="string">
            <text:p>update usuarios set nome_guerra = '244 Mikael' where nome_guerra = 'Mikael' and id_patente = 1;</text:p>
          </table:table-cell>
          <table:table-cell table:formula="of:=VLOOKUP([.B45]&amp;&quot; &quot;&amp;[.D45];[$Planilha6.$B$1:.$C$65];2;0)" office:value-type="string" office:string-value="Mikael Francisco Soares" calcext:value-type="string">
            <text:p>Mikael Francisco Soares</text:p>
          </table:table-cell>
          <table:table-cell/>
        </table:table-row>
        <table:table-row table:style-name="ro3" table:visibility="filter">
          <table:table-cell office:value-type="string" calcext:value-type="string">
            <text:p>245 – Ronaldo</text:p>
          </table:table-cell>
          <table:table-cell table:formula="of:=LEFT([.A46];3)" office:value-type="string" office:string-value="245" calcext:value-type="string">
            <text:p>245</text:p>
          </table:table-cell>
          <table:table-cell table:formula="of:=SEARCH(&quot;#&quot;;[.A46]&amp;&quot;#&quot;)" office:value-type="float" office:value="14" calcext:value-type="float">
            <text:p>14</text:p>
          </table:table-cell>
          <table:table-cell table:formula="of:=RIGHT([.A46];[.C46]-7)" office:value-type="string" office:string-value="Ronaldo" calcext:value-type="string">
            <text:p>Ronaldo</text:p>
          </table:table-cell>
          <table:table-cell table:formula="of:=&quot;update usuarios set nome_guerra = '&quot;&amp;[.B46]&amp;&quot; &quot;&amp;[.D46]&amp;&quot;' where nome_guerra = '&quot;&amp;[.D46]&amp;&quot;' and id_patente = 1;&quot;" office:value-type="string" office:string-value="update usuarios set nome_guerra = '245 Ronaldo' where nome_guerra = 'Ronaldo' and id_patente = 1;" calcext:value-type="string">
            <text:p>update usuarios set nome_guerra = '245 Ronaldo' where nome_guerra = 'Ronaldo' and id_patente = 1;</text:p>
          </table:table-cell>
          <table:table-cell table:formula="of:=VLOOKUP([.B46]&amp;&quot; &quot;&amp;[.D46];[$Planilha6.$B$1:.$C$65];2;0)" office:value-type="string" office:string-value="Ronaldo Patrocinio Soares Silva" calcext:value-type="string">
            <text:p>Ronaldo Patrocinio Soares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46 – Jonata</text:p>
          </table:table-cell>
          <table:table-cell table:formula="of:=LEFT([.A47];3)" office:value-type="string" office:string-value="246" calcext:value-type="string">
            <text:p>246</text:p>
          </table:table-cell>
          <table:table-cell table:formula="of:=SEARCH(&quot;#&quot;;[.A47]&amp;&quot;#&quot;)" office:value-type="float" office:value="13" calcext:value-type="float">
            <text:p>13</text:p>
          </table:table-cell>
          <table:table-cell table:formula="of:=RIGHT([.A47];[.C47]-7)" office:value-type="string" office:string-value="Jonata" calcext:value-type="string">
            <text:p>Jonata</text:p>
          </table:table-cell>
          <table:table-cell table:formula="of:=&quot;update usuarios set nome_guerra = '&quot;&amp;[.B47]&amp;&quot; &quot;&amp;[.D47]&amp;&quot;' where nome_guerra = '&quot;&amp;[.D47]&amp;&quot;' and id_patente = 1;&quot;" office:value-type="string" office:string-value="update usuarios set nome_guerra = '246 Jonata' where nome_guerra = 'Jonata' and id_patente = 1;" calcext:value-type="string">
            <text:p>update usuarios set nome_guerra = '246 Jonata' where nome_guerra = 'Jonata' and id_patente = 1;</text:p>
          </table:table-cell>
          <table:table-cell table:formula="of:=VLOOKUP([.B47]&amp;&quot; &quot;&amp;[.D47];[$Planilha6.$B$1:.$C$65];2;0)" office:value-type="string" office:string-value="Erick Jonata Gomes Veridiano" calcext:value-type="string">
            <text:p>Erick Jonata Gomes Veridiano</text:p>
          </table:table-cell>
          <table:table-cell/>
        </table:table-row>
        <table:table-row table:style-name="ro3" table:visibility="filter">
          <table:table-cell office:value-type="string" calcext:value-type="string">
            <text:p>247 – Galvão</text:p>
          </table:table-cell>
          <table:table-cell table:formula="of:=LEFT([.A48];3)" office:value-type="string" office:string-value="247" calcext:value-type="string">
            <text:p>247</text:p>
          </table:table-cell>
          <table:table-cell table:formula="of:=SEARCH(&quot;#&quot;;[.A48]&amp;&quot;#&quot;)" office:value-type="float" office:value="13" calcext:value-type="float">
            <text:p>13</text:p>
          </table:table-cell>
          <table:table-cell table:formula="of:=RIGHT([.A48];[.C48]-7)" office:value-type="string" office:string-value="Galvão" calcext:value-type="string">
            <text:p>Galvão</text:p>
          </table:table-cell>
          <table:table-cell table:formula="of:=&quot;update usuarios set nome_guerra = '&quot;&amp;[.B48]&amp;&quot; &quot;&amp;[.D48]&amp;&quot;' where nome_guerra = '&quot;&amp;[.D48]&amp;&quot;' and id_patente = 1;&quot;" office:value-type="string" office:string-value="update usuarios set nome_guerra = '247 Galvão' where nome_guerra = 'Galvão' and id_patente = 1;" calcext:value-type="string">
            <text:p>update usuarios set nome_guerra = '247 Galvão' where nome_guerra = 'Galvão' and id_patente = 1;</text:p>
          </table:table-cell>
          <table:table-cell table:formula="of:=VLOOKUP([.B48]&amp;&quot; &quot;&amp;[.D48];[$Planilha6.$B$1:.$C$65];2;0)" office:value-type="string" office:string-value="Jackson José Freitas Galvão Da Silva" calcext:value-type="string">
            <text:p>Jackson José Freitas Galvão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48 – Cristiano</text:p>
          </table:table-cell>
          <table:table-cell table:formula="of:=LEFT([.A49];3)" office:value-type="string" office:string-value="248" calcext:value-type="string">
            <text:p>248</text:p>
          </table:table-cell>
          <table:table-cell table:formula="of:=SEARCH(&quot;#&quot;;[.A49]&amp;&quot;#&quot;)" office:value-type="float" office:value="16" calcext:value-type="float">
            <text:p>16</text:p>
          </table:table-cell>
          <table:table-cell table:formula="of:=RIGHT([.A49];[.C49]-7)" office:value-type="string" office:string-value="Cristiano" calcext:value-type="string">
            <text:p>Cristiano</text:p>
          </table:table-cell>
          <table:table-cell table:formula="of:=&quot;update usuarios set nome_guerra = '&quot;&amp;[.B49]&amp;&quot; &quot;&amp;[.D49]&amp;&quot;' where nome_guerra = '&quot;&amp;[.D49]&amp;&quot;' and id_patente = 1;&quot;" office:value-type="string" office:string-value="update usuarios set nome_guerra = '248 Cristiano' where nome_guerra = 'Cristiano' and id_patente = 1;" calcext:value-type="string">
            <text:p>update usuarios set nome_guerra = '248 Cristiano' where nome_guerra = 'Cristiano' and id_patente = 1;</text:p>
          </table:table-cell>
          <table:table-cell table:formula="of:=VLOOKUP([.B49]&amp;&quot; &quot;&amp;[.D49];[$Planilha6.$B$1:.$C$65];2;0)" office:value-type="string" office:string-value="Cristiano Da Silva Alves Filho" calcext:value-type="string">
            <text:p>Cristiano Da Silva Alves Filho</text:p>
          </table:table-cell>
          <table:table-cell/>
        </table:table-row>
        <table:table-row table:style-name="ro3">
          <table:table-cell office:value-type="string" calcext:value-type="string">
            <text:p>249 – Fernando</text:p>
          </table:table-cell>
          <table:table-cell table:formula="of:=LEFT([.A50];3)" office:value-type="string" office:string-value="249" calcext:value-type="string">
            <text:p>249</text:p>
          </table:table-cell>
          <table:table-cell table:formula="of:=SEARCH(&quot;#&quot;;[.A50]&amp;&quot;#&quot;)" office:value-type="float" office:value="15" calcext:value-type="float">
            <text:p>15</text:p>
          </table:table-cell>
          <table:table-cell table:formula="of:=RIGHT([.A50];[.C50]-7)" office:value-type="string" office:string-value="Fernando" calcext:value-type="string">
            <text:p>Fernando</text:p>
          </table:table-cell>
          <table:table-cell table:formula="of:=&quot;update usuarios set nome_guerra = '&quot;&amp;[.B50]&amp;&quot; &quot;&amp;[.D50]&amp;&quot;' where nome_guerra = '&quot;&amp;[.D50]&amp;&quot;' and id_patente = 1;&quot;" office:value-type="string" office:string-value="update usuarios set nome_guerra = '249 Fernando' where nome_guerra = 'Fernando' and id_patente = 1;" calcext:value-type="string">
            <text:p>update usuarios set nome_guerra = '249 Fernando' where nome_guerra = 'Fernando' and id_patente = 1;</text:p>
          </table:table-cell>
          <table:table-cell table:formula="of:=VLOOKUP([.B50]&amp;&quot; &quot;&amp;[.D50];[$Planilha6.$B$1:.$C$65];2;0)" office:value-type="string" office:string-value="" calcext:value-type="error">
            <text:p>#N/DISP</text:p>
          </table:table-cell>
          <table:table-cell office:value-type="string" calcext:value-type="string">
            <text:p>EMBORA</text:p>
          </table:table-cell>
        </table:table-row>
        <table:table-row table:style-name="ro3" table:visibility="filter">
          <table:table-cell office:value-type="string" calcext:value-type="string">
            <text:p>250 – Davi</text:p>
          </table:table-cell>
          <table:table-cell table:formula="of:=LEFT([.A51];3)" office:value-type="string" office:string-value="250" calcext:value-type="string">
            <text:p>250</text:p>
          </table:table-cell>
          <table:table-cell table:formula="of:=SEARCH(&quot;#&quot;;[.A51]&amp;&quot;#&quot;)" office:value-type="float" office:value="11" calcext:value-type="float">
            <text:p>11</text:p>
          </table:table-cell>
          <table:table-cell table:formula="of:=RIGHT([.A51];[.C51]-7)" office:value-type="string" office:string-value="Davi" calcext:value-type="string">
            <text:p>Davi</text:p>
          </table:table-cell>
          <table:table-cell table:formula="of:=&quot;update usuarios set nome_guerra = '&quot;&amp;[.B51]&amp;&quot; &quot;&amp;[.D51]&amp;&quot;' where nome_guerra = '&quot;&amp;[.D51]&amp;&quot;' and id_patente = 1;&quot;" office:value-type="string" office:string-value="update usuarios set nome_guerra = '250 Davi' where nome_guerra = 'Davi' and id_patente = 1;" calcext:value-type="string">
            <text:p>update usuarios set nome_guerra = '250 Davi' where nome_guerra = 'Davi' and id_patente = 1;</text:p>
          </table:table-cell>
          <table:table-cell table:formula="of:=VLOOKUP([.B51]&amp;&quot; &quot;&amp;[.D51];[$Planilha6.$B$1:.$C$65];2;0)" office:value-type="string" office:string-value="Davi Francisco Da Silva" calcext:value-type="string">
            <text:p>Davi Francisco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51 – Neves</text:p>
          </table:table-cell>
          <table:table-cell table:formula="of:=LEFT([.A52];3)" office:value-type="string" office:string-value="251" calcext:value-type="string">
            <text:p>251</text:p>
          </table:table-cell>
          <table:table-cell table:formula="of:=SEARCH(&quot;#&quot;;[.A52]&amp;&quot;#&quot;)" office:value-type="float" office:value="12" calcext:value-type="float">
            <text:p>12</text:p>
          </table:table-cell>
          <table:table-cell table:formula="of:=RIGHT([.A52];[.C52]-7)" office:value-type="string" office:string-value="Neves" calcext:value-type="string">
            <text:p>Neves</text:p>
          </table:table-cell>
          <table:table-cell table:formula="of:=&quot;update usuarios set nome_guerra = '&quot;&amp;[.B52]&amp;&quot; &quot;&amp;[.D52]&amp;&quot;' where nome_guerra = '&quot;&amp;[.D52]&amp;&quot;' and id_patente = 1;&quot;" office:value-type="string" office:string-value="update usuarios set nome_guerra = '251 Neves' where nome_guerra = 'Neves' and id_patente = 1;" calcext:value-type="string">
            <text:p>update usuarios set nome_guerra = '251 Neves' where nome_guerra = 'Neves' and id_patente = 1;</text:p>
          </table:table-cell>
          <table:table-cell table:formula="of:=VLOOKUP([.B52]&amp;&quot; &quot;&amp;[.D52];[$Planilha6.$B$1:.$C$65];2;0)" office:value-type="string" office:string-value="Kauan Vinicius Neves Da Silva" calcext:value-type="string">
            <text:p>Kauan Vinicius Neves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52 – Barbosa</text:p>
          </table:table-cell>
          <table:table-cell table:formula="of:=LEFT([.A53];3)" office:value-type="string" office:string-value="252" calcext:value-type="string">
            <text:p>252</text:p>
          </table:table-cell>
          <table:table-cell table:formula="of:=SEARCH(&quot;#&quot;;[.A53]&amp;&quot;#&quot;)" office:value-type="float" office:value="14" calcext:value-type="float">
            <text:p>14</text:p>
          </table:table-cell>
          <table:table-cell table:formula="of:=RIGHT([.A53];[.C53]-7)" office:value-type="string" office:string-value="Barbosa" calcext:value-type="string">
            <text:p>Barbosa</text:p>
          </table:table-cell>
          <table:table-cell table:formula="of:=&quot;update usuarios set nome_guerra = '&quot;&amp;[.B53]&amp;&quot; &quot;&amp;[.D53]&amp;&quot;' where nome_guerra = '&quot;&amp;[.D53]&amp;&quot;' and id_patente = 1;&quot;" office:value-type="string" office:string-value="update usuarios set nome_guerra = '252 Barbosa' where nome_guerra = 'Barbosa' and id_patente = 1;" calcext:value-type="string">
            <text:p>update usuarios set nome_guerra = '252 Barbosa' where nome_guerra = 'Barbosa' and id_patente = 1;</text:p>
          </table:table-cell>
          <table:table-cell table:formula="of:=VLOOKUP([.B53]&amp;&quot; &quot;&amp;[.D53];[$Planilha6.$B$1:.$C$65];2;0)" office:value-type="string" office:string-value="Clebson Barbosa Da Silva" calcext:value-type="string">
            <text:p>Clebson Barbosa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53 – Luan</text:p>
          </table:table-cell>
          <table:table-cell table:formula="of:=LEFT([.A54];3)" office:value-type="string" office:string-value="253" calcext:value-type="string">
            <text:p>253</text:p>
          </table:table-cell>
          <table:table-cell table:formula="of:=SEARCH(&quot;#&quot;;[.A54]&amp;&quot;#&quot;)" office:value-type="float" office:value="11" calcext:value-type="float">
            <text:p>11</text:p>
          </table:table-cell>
          <table:table-cell table:formula="of:=RIGHT([.A54];[.C54]-7)" office:value-type="string" office:string-value="Luan" calcext:value-type="string">
            <text:p>Luan</text:p>
          </table:table-cell>
          <table:table-cell table:formula="of:=&quot;update usuarios set nome_guerra = '&quot;&amp;[.B54]&amp;&quot; &quot;&amp;[.D54]&amp;&quot;' where nome_guerra = '&quot;&amp;[.D54]&amp;&quot;' and id_patente = 1;&quot;" office:value-type="string" office:string-value="update usuarios set nome_guerra = '253 Luan' where nome_guerra = 'Luan' and id_patente = 1;" calcext:value-type="string">
            <text:p>update usuarios set nome_guerra = '253 Luan' where nome_guerra = 'Luan' and id_patente = 1;</text:p>
          </table:table-cell>
          <table:table-cell table:formula="of:=VLOOKUP([.B54]&amp;&quot; &quot;&amp;[.D54];[$Planilha6.$B$1:.$C$65];2;0)" office:value-type="string" office:string-value="Luan Erone Da Silva" calcext:value-type="string">
            <text:p>Luan Erone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54 – Gonçalves</text:p>
          </table:table-cell>
          <table:table-cell table:formula="of:=LEFT([.A55];3)" office:value-type="string" office:string-value="254" calcext:value-type="string">
            <text:p>254</text:p>
          </table:table-cell>
          <table:table-cell table:formula="of:=SEARCH(&quot;#&quot;;[.A55]&amp;&quot;#&quot;)" office:value-type="float" office:value="16" calcext:value-type="float">
            <text:p>16</text:p>
          </table:table-cell>
          <table:table-cell table:formula="of:=RIGHT([.A55];[.C55]-7)" office:value-type="string" office:string-value="Gonçalves" calcext:value-type="string">
            <text:p>Gonçalves</text:p>
          </table:table-cell>
          <table:table-cell table:formula="of:=&quot;update usuarios set nome_guerra = '&quot;&amp;[.B55]&amp;&quot; &quot;&amp;[.D55]&amp;&quot;' where nome_guerra = '&quot;&amp;[.D55]&amp;&quot;' and id_patente = 1;&quot;" office:value-type="string" office:string-value="update usuarios set nome_guerra = '254 Gonçalves' where nome_guerra = 'Gonçalves' and id_patente = 1;" calcext:value-type="string">
            <text:p>update usuarios set nome_guerra = '254 Gonçalves' where nome_guerra = 'Gonçalves' and id_patente = 1;</text:p>
          </table:table-cell>
          <table:table-cell table:formula="of:=VLOOKUP([.B55]&amp;&quot; &quot;&amp;[.D55];[$Planilha6.$B$1:.$C$65];2;0)" office:value-type="string" office:string-value="Carlos Henrique Gonçalves Da Silva" calcext:value-type="string">
            <text:p>Carlos Henrique Gonçalves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55 – Filho</text:p>
          </table:table-cell>
          <table:table-cell table:formula="of:=LEFT([.A56];3)" office:value-type="string" office:string-value="255" calcext:value-type="string">
            <text:p>255</text:p>
          </table:table-cell>
          <table:table-cell table:formula="of:=SEARCH(&quot;#&quot;;[.A56]&amp;&quot;#&quot;)" office:value-type="float" office:value="12" calcext:value-type="float">
            <text:p>12</text:p>
          </table:table-cell>
          <table:table-cell table:formula="of:=RIGHT([.A56];[.C56]-7)" office:value-type="string" office:string-value="Filho" calcext:value-type="string">
            <text:p>Filho</text:p>
          </table:table-cell>
          <table:table-cell table:formula="of:=&quot;update usuarios set nome_guerra = '&quot;&amp;[.B56]&amp;&quot; &quot;&amp;[.D56]&amp;&quot;' where nome_guerra = '&quot;&amp;[.D56]&amp;&quot;' and id_patente = 1;&quot;" office:value-type="string" office:string-value="update usuarios set nome_guerra = '255 Filho' where nome_guerra = 'Filho' and id_patente = 1;" calcext:value-type="string">
            <text:p>update usuarios set nome_guerra = '255 Filho' where nome_guerra = 'Filho' and id_patente = 1;</text:p>
          </table:table-cell>
          <table:table-cell table:formula="of:=VLOOKUP([.B56]&amp;&quot; &quot;&amp;[.D56];[$Planilha6.$B$1:.$C$65];2;0)" office:value-type="string" office:string-value="Edherval Jose Da Silva Filho" calcext:value-type="string">
            <text:p>Edherval Jose Da Silva Filho</text:p>
          </table:table-cell>
          <table:table-cell/>
        </table:table-row>
        <table:table-row table:style-name="ro3" table:visibility="filter">
          <table:table-cell office:value-type="string" calcext:value-type="string">
            <text:p>256 – Teles</text:p>
          </table:table-cell>
          <table:table-cell table:formula="of:=LEFT([.A57];3)" office:value-type="string" office:string-value="256" calcext:value-type="string">
            <text:p>256</text:p>
          </table:table-cell>
          <table:table-cell table:formula="of:=SEARCH(&quot;#&quot;;[.A57]&amp;&quot;#&quot;)" office:value-type="float" office:value="12" calcext:value-type="float">
            <text:p>12</text:p>
          </table:table-cell>
          <table:table-cell table:formula="of:=RIGHT([.A57];[.C57]-7)" office:value-type="string" office:string-value="Teles" calcext:value-type="string">
            <text:p>Teles</text:p>
          </table:table-cell>
          <table:table-cell table:formula="of:=&quot;update usuarios set nome_guerra = '&quot;&amp;[.B57]&amp;&quot; &quot;&amp;[.D57]&amp;&quot;' where nome_guerra = '&quot;&amp;[.D57]&amp;&quot;' and id_patente = 1;&quot;" office:value-type="string" office:string-value="update usuarios set nome_guerra = '256 Teles' where nome_guerra = 'Teles' and id_patente = 1;" calcext:value-type="string">
            <text:p>update usuarios set nome_guerra = '256 Teles' where nome_guerra = 'Teles' and id_patente = 1;</text:p>
          </table:table-cell>
          <table:table-cell table:formula="of:=VLOOKUP([.B57]&amp;&quot; &quot;&amp;[.D57];[$Planilha6.$B$1:.$C$65];2;0)" office:value-type="string" office:string-value="Alan Alexandre Teles Leal" calcext:value-type="string">
            <text:p>Alan Alexandre Teles Leal</text:p>
          </table:table-cell>
          <table:table-cell/>
        </table:table-row>
        <table:table-row table:style-name="ro3" table:visibility="filter">
          <table:table-cell office:value-type="string" calcext:value-type="string">
            <text:p>257 – Lisboa</text:p>
          </table:table-cell>
          <table:table-cell table:formula="of:=LEFT([.A58];3)" office:value-type="string" office:string-value="257" calcext:value-type="string">
            <text:p>257</text:p>
          </table:table-cell>
          <table:table-cell table:formula="of:=SEARCH(&quot;#&quot;;[.A58]&amp;&quot;#&quot;)" office:value-type="float" office:value="13" calcext:value-type="float">
            <text:p>13</text:p>
          </table:table-cell>
          <table:table-cell table:formula="of:=RIGHT([.A58];[.C58]-7)" office:value-type="string" office:string-value="Lisboa" calcext:value-type="string">
            <text:p>Lisboa</text:p>
          </table:table-cell>
          <table:table-cell table:formula="of:=&quot;update usuarios set nome_guerra = '&quot;&amp;[.B58]&amp;&quot; &quot;&amp;[.D58]&amp;&quot;' where nome_guerra = '&quot;&amp;[.D58]&amp;&quot;' and id_patente = 1;&quot;" office:value-type="string" office:string-value="update usuarios set nome_guerra = '257 Lisboa' where nome_guerra = 'Lisboa' and id_patente = 1;" calcext:value-type="string">
            <text:p>update usuarios set nome_guerra = '257 Lisboa' where nome_guerra = 'Lisboa' and id_patente = 1;</text:p>
          </table:table-cell>
          <table:table-cell table:formula="of:=VLOOKUP([.B58]&amp;&quot; &quot;&amp;[.D58];[$Planilha6.$B$1:.$C$65];2;0)" office:value-type="string" office:string-value="Weslley Vitor Lisboa Da Silva" calcext:value-type="string">
            <text:p>Weslley Vitor Lisboa Da Silva</text:p>
          </table:table-cell>
          <table:table-cell/>
        </table:table-row>
        <table:table-row table:style-name="ro3" table:visibility="filter">
          <table:table-cell office:value-type="string" calcext:value-type="string">
            <text:p>258 – Renato</text:p>
          </table:table-cell>
          <table:table-cell table:formula="of:=LEFT([.A59];3)" office:value-type="string" office:string-value="258" calcext:value-type="string">
            <text:p>258</text:p>
          </table:table-cell>
          <table:table-cell table:formula="of:=SEARCH(&quot;#&quot;;[.A59]&amp;&quot;#&quot;)" office:value-type="float" office:value="13" calcext:value-type="float">
            <text:p>13</text:p>
          </table:table-cell>
          <table:table-cell table:formula="of:=RIGHT([.A59];[.C59]-7)" office:value-type="string" office:string-value="Renato" calcext:value-type="string">
            <text:p>Renato</text:p>
          </table:table-cell>
          <table:table-cell table:formula="of:=&quot;update usuarios set nome_guerra = '&quot;&amp;[.B59]&amp;&quot; &quot;&amp;[.D59]&amp;&quot;' where nome_guerra = '&quot;&amp;[.D59]&amp;&quot;' and id_patente = 1;&quot;" office:value-type="string" office:string-value="update usuarios set nome_guerra = '258 Renato' where nome_guerra = 'Renato' and id_patente = 1;" calcext:value-type="string">
            <text:p>update usuarios set nome_guerra = '258 Renato' where nome_guerra = 'Renato' and id_patente = 1;</text:p>
          </table:table-cell>
          <table:table-cell table:formula="of:=VLOOKUP([.B59]&amp;&quot; &quot;&amp;[.D59];[$Planilha6.$B$1:.$C$65];2;0)" office:value-type="string" office:string-value="Pedro Renato Silva Costa" calcext:value-type="string">
            <text:p>Pedro Renato Silva Costa</text:p>
          </table:table-cell>
          <table:table-cell/>
        </table:table-row>
        <table:table-row table:style-name="ro3" table:visibility="filter">
          <table:table-cell office:value-type="string" calcext:value-type="string">
            <text:p>259 – Jean</text:p>
          </table:table-cell>
          <table:table-cell table:formula="of:=LEFT([.A60];3)" office:value-type="string" office:string-value="259" calcext:value-type="string">
            <text:p>259</text:p>
          </table:table-cell>
          <table:table-cell table:formula="of:=SEARCH(&quot;#&quot;;[.A60]&amp;&quot;#&quot;)" office:value-type="float" office:value="11" calcext:value-type="float">
            <text:p>11</text:p>
          </table:table-cell>
          <table:table-cell table:formula="of:=RIGHT([.A60];[.C60]-7)" office:value-type="string" office:string-value="Jean" calcext:value-type="string">
            <text:p>Jean</text:p>
          </table:table-cell>
          <table:table-cell table:formula="of:=&quot;update usuarios set nome_guerra = '&quot;&amp;[.B60]&amp;&quot; &quot;&amp;[.D60]&amp;&quot;' where nome_guerra = '&quot;&amp;[.D60]&amp;&quot;' and id_patente = 1;&quot;" office:value-type="string" office:string-value="update usuarios set nome_guerra = '259 Jean' where nome_guerra = 'Jean' and id_patente = 1;" calcext:value-type="string">
            <text:p>update usuarios set nome_guerra = '259 Jean' where nome_guerra = 'Jean' and id_patente = 1;</text:p>
          </table:table-cell>
          <table:table-cell table:formula="of:=VLOOKUP([.B60]&amp;&quot; &quot;&amp;[.D60];[$Planilha6.$B$1:.$C$65];2;0)" office:value-type="string" office:string-value="Jean Miguel Andrade De Lima" calcext:value-type="string">
            <text:p>Jean Miguel Andrade De Lima</text:p>
          </table:table-cell>
          <table:table-cell/>
        </table:table-row>
        <table:table-row table:style-name="ro3" table:visibility="filter">
          <table:table-cell office:value-type="string" calcext:value-type="string">
            <text:p>260 – Aurelino</text:p>
          </table:table-cell>
          <table:table-cell table:formula="of:=LEFT([.A61];3)" office:value-type="string" office:string-value="260" calcext:value-type="string">
            <text:p>260</text:p>
          </table:table-cell>
          <table:table-cell table:formula="of:=SEARCH(&quot;#&quot;;[.A61]&amp;&quot;#&quot;)" office:value-type="float" office:value="15" calcext:value-type="float">
            <text:p>15</text:p>
          </table:table-cell>
          <table:table-cell table:formula="of:=RIGHT([.A61];[.C61]-7)" office:value-type="string" office:string-value="Aurelino" calcext:value-type="string">
            <text:p>Aurelino</text:p>
          </table:table-cell>
          <table:table-cell table:formula="of:=&quot;update usuarios set nome_guerra = '&quot;&amp;[.B61]&amp;&quot; &quot;&amp;[.D61]&amp;&quot;' where nome_guerra = '&quot;&amp;[.D61]&amp;&quot;' and id_patente = 1;&quot;" office:value-type="string" office:string-value="update usuarios set nome_guerra = '260 Aurelino' where nome_guerra = 'Aurelino' and id_patente = 1;" calcext:value-type="string">
            <text:p>update usuarios set nome_guerra = '260 Aurelino' where nome_guerra = 'Aurelino' and id_patente = 1;</text:p>
          </table:table-cell>
          <table:table-cell table:formula="of:=VLOOKUP([.B61]&amp;&quot; &quot;&amp;[.D61];[$Planilha6.$B$1:.$C$65];2;0)" office:value-type="string" office:string-value="" calcext:value-type="error">
            <text:p>#N/DISP</text:p>
          </table:table-cell>
          <table:table-cell office:value-type="float" office:value="326" calcext:value-type="float">
            <text:p>326</text:p>
          </table:table-cell>
        </table:table-row>
        <table:table-row table:style-name="ro3">
          <table:table-cell table:number-columns-repeated="7"/>
        </table:table-row>
        <table:table-row table:style-name="ro3" table:visibility="filter">
          <table:table-cell office:value-type="string" calcext:value-type="string">
            <text:p>262 – Pontes</text:p>
          </table:table-cell>
          <table:table-cell table:formula="of:=LEFT([.A63];3)" office:value-type="string" office:string-value="262" calcext:value-type="string">
            <text:p>262</text:p>
          </table:table-cell>
          <table:table-cell table:formula="of:=SEARCH(&quot;#&quot;;[.A63]&amp;&quot;#&quot;)" office:value-type="float" office:value="13" calcext:value-type="float">
            <text:p>13</text:p>
          </table:table-cell>
          <table:table-cell table:formula="of:=RIGHT([.A63];[.C63]-7)" office:value-type="string" office:string-value="Pontes" calcext:value-type="string">
            <text:p>Pontes</text:p>
          </table:table-cell>
          <table:table-cell table:formula="of:=&quot;update usuarios set nome_guerra = '&quot;&amp;[.B63]&amp;&quot; &quot;&amp;[.D63]&amp;&quot;' where nome_guerra = '&quot;&amp;[.D63]&amp;&quot;' and id_patente = 1;&quot;" office:value-type="string" office:string-value="update usuarios set nome_guerra = '262 Pontes' where nome_guerra = 'Pontes' and id_patente = 1;" calcext:value-type="string">
            <text:p>update usuarios set nome_guerra = '262 Pontes' where nome_guerra = 'Pontes' and id_patente = 1;</text:p>
          </table:table-cell>
          <table:table-cell table:formula="of:=VLOOKUP([.B63]&amp;&quot; &quot;&amp;[.D63];[$Planilha6.$B$1:.$C$65];2;0)" office:value-type="string" office:string-value="Everton Fernandes Pontes Da Silva" calcext:value-type="string">
            <text:p>Everton Fernandes Pontes Da Silva</text:p>
          </table:table-cell>
          <table:table-cell/>
        </table:table-row>
      </table:table>
      <table:table table:name="Planilha6" table:style-name="ta1"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Alex Gomes Nazario Coutinho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Allyson Venancio Da Silv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Aurelino Neto Jardim De Lorena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Bruno Rafael Jose Da Silv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Cristovao Henrique Calaca Ferreir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Dalton Antonio Pereira Da Silv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Danilo Alves Pereir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Elmir De Santana Moreir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Joao Pedro Miranda Vieir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Joao Vitor Rocha Da Silv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Jose Rodrigo Da Silva Goncalve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ucas Tenorio De Santana Franc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Marcilio Alexandrino Do Nascimento Junior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Milton Vinicius De Souza Santos Da Silv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ivanildo De Macedo Oliveira Filh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illiam Gabriel Souza Da Silv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osta Silva</text:p>
          </table:table-cell>
          <table:table-cell office:value-type="string" calcext:value-type="string">
            <text:p>Maisson Douglas Costa Da Silv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62 Pontes</text:p>
          </table:table-cell>
          <table:table-cell office:value-type="string" calcext:value-type="string">
            <text:p>Everton Fernandes Pontes Da Silv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59 Jean</text:p>
          </table:table-cell>
          <table:table-cell office:value-type="string" calcext:value-type="string">
            <text:p>Jean Miguel Andrade De Lim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58 Renato</text:p>
          </table:table-cell>
          <table:table-cell office:value-type="string" calcext:value-type="string">
            <text:p>Pedro Renato Silva Costa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57 Lisboa</text:p>
          </table:table-cell>
          <table:table-cell office:value-type="string" calcext:value-type="string">
            <text:p>Weslley Vitor Lisboa Da Silv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56 Teles</text:p>
          </table:table-cell>
          <table:table-cell office:value-type="string" calcext:value-type="string">
            <text:p>Alan Alexandre Teles Lea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55 Filho</text:p>
          </table:table-cell>
          <table:table-cell office:value-type="string" calcext:value-type="string">
            <text:p>Edherval Jose Da Silva Filh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54 Gonçalves</text:p>
          </table:table-cell>
          <table:table-cell office:value-type="string" calcext:value-type="string">
            <text:p>Carlos Henrique Gonçalves Da Silv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53 Luan</text:p>
          </table:table-cell>
          <table:table-cell office:value-type="string" calcext:value-type="string">
            <text:p>Luan Erone Da Silv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52 Barbosa</text:p>
          </table:table-cell>
          <table:table-cell office:value-type="string" calcext:value-type="string">
            <text:p>Clebson Barbosa Da Silv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51 Neves</text:p>
          </table:table-cell>
          <table:table-cell office:value-type="string" calcext:value-type="string">
            <text:p>Kauan Vinicius Neves Da Silv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50 Davi</text:p>
          </table:table-cell>
          <table:table-cell office:value-type="string" calcext:value-type="string">
            <text:p>Davi Francisco Da Silv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48 Cristiano</text:p>
          </table:table-cell>
          <table:table-cell office:value-type="string" calcext:value-type="string">
            <text:p>Cristiano Da Silva Alves Filh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47 Galvão</text:p>
          </table:table-cell>
          <table:table-cell office:value-type="string" calcext:value-type="string">
            <text:p>Jackson José Freitas Galvão Da Silv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46 Jonata</text:p>
          </table:table-cell>
          <table:table-cell office:value-type="string" calcext:value-type="string">
            <text:p>Erick Jonata Gomes Veridiano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45 Ronaldo</text:p>
          </table:table-cell>
          <table:table-cell office:value-type="string" calcext:value-type="string">
            <text:p>Ronaldo Patrocinio Soares Silv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44 Mikael</text:p>
          </table:table-cell>
          <table:table-cell office:value-type="string" calcext:value-type="string">
            <text:p>Mikael Francisco Soare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43 Mayke</text:p>
          </table:table-cell>
          <table:table-cell office:value-type="string" calcext:value-type="string">
            <text:p>Mayke Do Nascimento Santo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41 Cruz</text:p>
          </table:table-cell>
          <table:table-cell office:value-type="string" calcext:value-type="string">
            <text:p>Jackson Keven Santos Da Cruz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39 Patrick</text:p>
          </table:table-cell>
          <table:table-cell office:value-type="string" calcext:value-type="string">
            <text:p>Eduardo Patrick Santos Da Silva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38 Silva</text:p>
          </table:table-cell>
          <table:table-cell office:value-type="string" calcext:value-type="string">
            <text:p>Jose Davi Da Silv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37 Edson</text:p>
          </table:table-cell>
          <table:table-cell office:value-type="string" calcext:value-type="string">
            <text:p>Edson Miguel Rodrigues Silv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36 Samuel</text:p>
          </table:table-cell>
          <table:table-cell office:value-type="string" calcext:value-type="string">
            <text:p>Samuel Antônio Dos Santos Cost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35 Victor</text:p>
          </table:table-cell>
          <table:table-cell office:value-type="string" calcext:value-type="string">
            <text:p>João Victor Matos De Araújo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34 Henrique</text:p>
          </table:table-cell>
          <table:table-cell office:value-type="string" calcext:value-type="string">
            <text:p>Pedro Henrique Matos De Araúj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31 Venceslau</text:p>
          </table:table-cell>
          <table:table-cell office:value-type="string" calcext:value-type="string">
            <text:p>Igor Matheus Venceslau Mour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30 Coragem</text:p>
          </table:table-cell>
          <table:table-cell office:value-type="string" calcext:value-type="string">
            <text:p>Matheus Alisson Garcia Coragem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27 Ezequiel</text:p>
          </table:table-cell>
          <table:table-cell office:value-type="string" calcext:value-type="string">
            <text:p>Lucas Ezequiel Da Silva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25 Braz</text:p>
          </table:table-cell>
          <table:table-cell office:value-type="string" calcext:value-type="string">
            <text:p>Rubens Kauann Alves Braz De Oliveira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24 Reis</text:p>
          </table:table-cell>
          <table:table-cell office:value-type="string" calcext:value-type="string">
            <text:p>Joas Carlos Souza Rei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23 Roger</text:p>
          </table:table-cell>
          <table:table-cell office:value-type="string" calcext:value-type="string">
            <text:p>Roger De Lima Leitã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22 Gabriel</text:p>
          </table:table-cell>
          <table:table-cell office:value-type="string" calcext:value-type="string">
            <text:p>Gabriel Vitor Silva De Souz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20 Emanuel</text:p>
          </table:table-cell>
          <table:table-cell office:value-type="string" calcext:value-type="string">
            <text:p>Emanuel Da Silva Pereir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18 Renan</text:p>
          </table:table-cell>
          <table:table-cell office:value-type="string" calcext:value-type="string">
            <text:p>Renan De Melo Santo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17 Ramos</text:p>
          </table:table-cell>
          <table:table-cell office:value-type="string" calcext:value-type="string">
            <text:p>Jadson Ramos De Santana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16 Carmo</text:p>
          </table:table-cell>
          <table:table-cell office:value-type="string" calcext:value-type="string">
            <text:p>Rodney Do Carm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15 Queiroz</text:p>
          </table:table-cell>
          <table:table-cell office:value-type="string" calcext:value-type="string">
            <text:p>Cauã Queiroz Da Silva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14 Carneiro</text:p>
          </table:table-cell>
          <table:table-cell office:value-type="string" calcext:value-type="string">
            <text:p>Matheus Carneiro Da Silva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13 Rodrigues</text:p>
          </table:table-cell>
          <table:table-cell office:value-type="string" calcext:value-type="string">
            <text:p>Luiz Fernando Rodrigues Cunha Cavalcanti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12 Romilson</text:p>
          </table:table-cell>
          <table:table-cell office:value-type="string" calcext:value-type="string">
            <text:p>Thiago Romilson Souza Do Nasciment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10 Douglas</text:p>
          </table:table-cell>
          <table:table-cell office:value-type="string" calcext:value-type="string">
            <text:p>Douglas Dos Santos Barbosa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9 Fraga</text:p>
          </table:table-cell>
          <table:table-cell office:value-type="string" calcext:value-type="string">
            <text:p>Rodrigo Fraga De Oliveir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8 Gênesis</text:p>
          </table:table-cell>
          <table:table-cell office:value-type="string" calcext:value-type="string">
            <text:p>Gênesis Cristiano Dos Santos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7 Negromonte</text:p>
          </table:table-cell>
          <table:table-cell office:value-type="string" calcext:value-type="string">
            <text:p>Weslley Filipi Negromonte Da Silv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5 George</text:p>
          </table:table-cell>
          <table:table-cell office:value-type="string" calcext:value-type="string">
            <text:p>George Nascimento Ferreir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4 Lucas</text:p>
          </table:table-cell>
          <table:table-cell office:value-type="string" calcext:value-type="string">
            <text:p>Pedro Lucas Ferreira Do Nascimento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3 Pedro</text:p>
          </table:table-cell>
          <table:table-cell office:value-type="string" calcext:value-type="string">
            <text:p>Pedro Henrique Da Silv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2 Eric</text:p>
          </table:table-cell>
          <table:table-cell office:value-type="string" calcext:value-type="string">
            <text:p>Eric Soares Da Silv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1 Marllon</text:p>
          </table:table-cell>
          <table:table-cell office:value-type="string" calcext:value-type="string">
            <text:p>Marllon Alves De Azevedo</text:p>
          </table:table-cell>
        </table:table-row>
      </table:table>
      <table:named-expressions/>
      <table:database-ranges>
        <table:database-range table:name="__Anonymous_Sheet_DB__1" table:target-range-address="Planilha2.A1:Planilha2.F202" table:display-filter-buttons="true" table:orientation="column"/>
        <table:database-range table:name="__Anonymous_Sheet_DB__4" table:target-range-address="Planilha5.B1:Planilha5.G61" table:display-filter-buttons="true">
          <table:filter>
            <table:filter-and>
              <table:filter-condition table:field-number="4" table:value="#N/DISP" table:operator="="/>
              <table:filter-condition table:field-number="5" table:value="EMBOR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verdana" svg:font-family="verdana"/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10"/>
    </number:number-style>
    <number:number-style style:name="N108">
      <number:number number:decimal-places="0" number:min-decimal-places="0" number:min-integer-digits="1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10:40:19.24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1-13T11:28:06.747000000</dc:date>
    <meta:editing-duration>PT4H51M21S</meta:editing-duration>
    <meta:editing-cycles>17</meta:editing-cycles>
    <meta:generator>LibreOffice/7.1.2.2$Windows_X86_64 LibreOffice_project/8a45595d069ef5570103caea1b71cc9d82b2aae4</meta:generator>
    <meta:document-statistic meta:table-count="6" meta:cell-count="5159" meta:object-count="0"/>
  </office:meta>
</office:document-meta>
</file>